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A1" style:family="table-cell">
      <style:table-cell-properties fo:padding="0.097cm" fo:border="0.5pt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2.17cm"/>
    </style:style>
    <style:style style:name="Таблица2.B" style:family="table-column">
      <style:table-column-properties style:column-width="2.672cm"/>
    </style:style>
    <style:style style:name="Таблица2.C" style:family="table-column">
      <style:table-column-properties style:column-width="2.725cm"/>
    </style:style>
    <style:style style:name="Таблица2.D" style:family="table-column">
      <style:table-column-properties style:column-width="1.217cm"/>
    </style:style>
    <style:style style:name="Таблица2.E" style:family="table-column">
      <style:table-column-properties style:column-width="2.302cm"/>
    </style:style>
    <style:style style:name="Таблица2.F" style:family="table-column">
      <style:table-column-properties style:column-width="2.039cm"/>
    </style:style>
    <style:style style:name="Таблица2.G" style:family="table-column">
      <style:table-column-properties style:column-width="2.141cm"/>
    </style:style>
    <style:style style:name="Таблица2.H" style:family="table-column">
      <style:table-column-properties style:column-width="1.693cm"/>
    </style:style>
    <style:style style:name="Таблица2.A1" style:family="table-cell">
      <style:table-cell-properties fo:background-color="#d9d9d9" fo:padding="0.176cm" fo:border="0.05pt solid #000000" style:writing-mode="lr-tb">
        <style:background-image/>
      </style:table-cell-properties>
    </style:style>
    <style:style style:name="Таблица2.A2" style:family="table-cell">
      <style:table-cell-properties fo:padding="0.176cm" fo:border="0.05pt solid #000000" style:writing-mode="lr-tb"/>
    </style:style>
    <style:style style:name="Таблица2.B2" style:family="table-cell">
      <style:table-cell-properties fo:padding="0.176cm" fo:border="0.05pt solid #000000" style:writing-mode="lr-tb"/>
    </style:style>
    <style:style style:name="Таблица2.C2" style:family="table-cell">
      <style:table-cell-properties fo:padding="0.176cm" fo:border="0.05pt solid #000000" style:writing-mode="lr-tb"/>
    </style:style>
    <style:style style:name="Таблица2.D2" style:family="table-cell">
      <style:table-cell-properties fo:padding="0.176cm" fo:border="0.05pt solid #000000" style:writing-mode="lr-tb"/>
    </style:style>
    <style:style style:name="Таблица2.E2" style:family="table-cell">
      <style:table-cell-properties fo:padding="0.176cm" fo:border="0.05pt solid #000000" style:writing-mode="lr-tb"/>
    </style:style>
    <style:style style:name="Таблица2.F2" style:family="table-cell">
      <style:table-cell-properties fo:padding="0.176cm" fo:border="0.05pt solid #000000" style:writing-mode="lr-tb"/>
    </style:style>
    <style:style style:name="Таблица2.G2" style:family="table-cell">
      <style:table-cell-properties fo:padding="0.176cm" fo:border="0.05pt solid #000000" style:writing-mode="lr-tb"/>
    </style:style>
    <style:style style:name="Таблица2.H2" style:family="table-cell">
      <style:table-cell-properties fo:padding="0.176cm" fo:border="0.05pt solid #000000" style:writing-mode="lr-tb"/>
    </style:style>
    <style:style style:name="Таблица2.A3" style:family="table-cell">
      <style:table-cell-properties fo:padding="0.176cm" fo:border="0.05pt solid #000000" style:writing-mode="lr-tb"/>
    </style:style>
    <style:style style:name="Таблица2.B3" style:family="table-cell">
      <style:table-cell-properties fo:padding="0.176cm" fo:border="0.05pt solid #000000" style:writing-mode="lr-tb"/>
    </style:style>
    <style:style style:name="Таблица2.C3" style:family="table-cell">
      <style:table-cell-properties fo:padding="0.176cm" fo:border="0.05pt solid #000000" style:writing-mode="lr-tb"/>
    </style:style>
    <style:style style:name="Таблица2.D3" style:family="table-cell">
      <style:table-cell-properties fo:padding="0.176cm" fo:border="0.05pt solid #000000" style:writing-mode="lr-tb"/>
    </style:style>
    <style:style style:name="Таблица2.E3" style:family="table-cell">
      <style:table-cell-properties fo:padding="0.176cm" fo:border="0.05pt solid #000000" style:writing-mode="lr-tb"/>
    </style:style>
    <style:style style:name="Таблица2.F3" style:family="table-cell">
      <style:table-cell-properties fo:padding="0.176cm" fo:border="0.05pt solid #000000" style:writing-mode="lr-tb"/>
    </style:style>
    <style:style style:name="Таблица2.G3" style:family="table-cell">
      <style:table-cell-properties fo:padding="0.176cm" fo:border="0.05pt solid #000000" style:writing-mode="lr-tb"/>
    </style:style>
    <style:style style:name="Таблица2.H3" style:family="table-cell">
      <style:table-cell-properties fo:padding="0.176cm" fo:border="0.05pt solid #000000" style:writing-mode="lr-tb"/>
    </style:style>
    <style:style style:name="Таблица2.A4" style:family="table-cell">
      <style:table-cell-properties fo:padding="0.176cm" fo:border="0.05pt solid #000000" style:writing-mode="lr-tb"/>
    </style:style>
    <style:style style:name="Таблица2.B4" style:family="table-cell">
      <style:table-cell-properties fo:padding="0.176cm" fo:border="0.05pt solid #000000" style:writing-mode="lr-tb"/>
    </style:style>
    <style:style style:name="Таблица2.C4" style:family="table-cell">
      <style:table-cell-properties fo:padding="0.176cm" fo:border="0.05pt solid #000000" style:writing-mode="lr-tb"/>
    </style:style>
    <style:style style:name="Таблица2.D4" style:family="table-cell">
      <style:table-cell-properties fo:padding="0.176cm" fo:border="0.05pt solid #000000" style:writing-mode="lr-tb"/>
    </style:style>
    <style:style style:name="Таблица2.E4" style:family="table-cell">
      <style:table-cell-properties fo:padding="0.176cm" fo:border="0.05pt solid #000000" style:writing-mode="lr-tb"/>
    </style:style>
    <style:style style:name="Таблица2.F4" style:family="table-cell">
      <style:table-cell-properties fo:padding="0.176cm" fo:border="0.05pt solid #000000" style:writing-mode="lr-tb"/>
    </style:style>
    <style:style style:name="Таблица2.G4" style:family="table-cell">
      <style:table-cell-properties fo:padding="0.176cm" fo:border="0.05pt solid #000000" style:writing-mode="lr-tb"/>
    </style:style>
    <style:style style:name="Таблица2.H4" style:family="table-cell">
      <style:table-cell-properties fo:padding="0.176cm" fo:border="0.05pt solid #000000" style:writing-mode="lr-tb"/>
    </style:style>
    <style:style style:name="Таблица2.A5" style:family="table-cell">
      <style:table-cell-properties fo:padding="0.176cm" fo:border="0.05pt solid #000000" style:writing-mode="lr-tb"/>
    </style:style>
    <style:style style:name="Таблица2.B5" style:family="table-cell">
      <style:table-cell-properties fo:padding="0.176cm" fo:border="0.05pt solid #000000" style:writing-mode="lr-tb"/>
    </style:style>
    <style:style style:name="Таблица2.C5" style:family="table-cell">
      <style:table-cell-properties fo:padding="0.176cm" fo:border="0.05pt solid #000000" style:writing-mode="lr-tb"/>
    </style:style>
    <style:style style:name="Таблица2.D5" style:family="table-cell">
      <style:table-cell-properties fo:padding="0.176cm" fo:border="0.05pt solid #000000" style:writing-mode="lr-tb"/>
    </style:style>
    <style:style style:name="Таблица2.E5" style:family="table-cell">
      <style:table-cell-properties fo:padding="0.176cm" fo:border="0.05pt solid #000000" style:writing-mode="lr-tb"/>
    </style:style>
    <style:style style:name="Таблица2.F5" style:family="table-cell">
      <style:table-cell-properties fo:padding="0.176cm" fo:border="0.05pt solid #000000" style:writing-mode="lr-tb"/>
    </style:style>
    <style:style style:name="Таблица2.G5" style:family="table-cell">
      <style:table-cell-properties fo:padding="0.176cm" fo:border="0.05pt solid #000000" style:writing-mode="lr-tb"/>
    </style:style>
    <style:style style:name="Таблица2.H5" style:family="table-cell">
      <style:table-cell-properties fo:padding="0.176cm" fo:border="0.05pt solid #000000" style:writing-mode="lr-tb"/>
    </style:style>
    <style:style style:name="Таблица2.A6" style:family="table-cell">
      <style:table-cell-properties fo:padding="0.176cm" fo:border="0.05pt solid #000000" style:writing-mode="lr-tb"/>
    </style:style>
    <style:style style:name="Таблица2.B6" style:family="table-cell">
      <style:table-cell-properties fo:padding="0.176cm" fo:border="0.05pt solid #000000" style:writing-mode="lr-tb"/>
    </style:style>
    <style:style style:name="Таблица2.C6" style:family="table-cell">
      <style:table-cell-properties fo:padding="0.176cm" fo:border="0.05pt solid #000000" style:writing-mode="lr-tb"/>
    </style:style>
    <style:style style:name="Таблица2.D6" style:family="table-cell">
      <style:table-cell-properties fo:padding="0.176cm" fo:border="0.05pt solid #000000" style:writing-mode="lr-tb"/>
    </style:style>
    <style:style style:name="Таблица2.E6" style:family="table-cell">
      <style:table-cell-properties fo:padding="0.176cm" fo:border="0.05pt solid #000000" style:writing-mode="lr-tb"/>
    </style:style>
    <style:style style:name="Таблица2.F6" style:family="table-cell">
      <style:table-cell-properties fo:padding="0.176cm" fo:border="0.05pt solid #000000" style:writing-mode="lr-tb"/>
    </style:style>
    <style:style style:name="Таблица2.G6" style:family="table-cell">
      <style:table-cell-properties fo:padding="0.176cm" fo:border="0.05pt solid #000000" style:writing-mode="lr-tb"/>
    </style:style>
    <style:style style:name="Таблица2.H6" style:family="table-cell">
      <style:table-cell-properties fo:padding="0.176cm" fo:border="0.05pt solid #000000" style:writing-mode="lr-tb"/>
    </style:style>
    <style:style style:name="Таблица2.A7" style:family="table-cell">
      <style:table-cell-properties fo:padding="0.176cm" fo:border="0.05pt solid #000000" style:writing-mode="lr-tb"/>
    </style:style>
    <style:style style:name="Таблица2.B7" style:family="table-cell">
      <style:table-cell-properties fo:padding="0.176cm" fo:border="0.05pt solid #000000" style:writing-mode="lr-tb"/>
    </style:style>
    <style:style style:name="Таблица2.C7" style:family="table-cell">
      <style:table-cell-properties fo:padding="0.176cm" fo:border="0.05pt solid #000000" style:writing-mode="lr-tb"/>
    </style:style>
    <style:style style:name="Таблица2.D7" style:family="table-cell">
      <style:table-cell-properties fo:padding="0.176cm" fo:border="0.05pt solid #000000" style:writing-mode="lr-tb"/>
    </style:style>
    <style:style style:name="Таблица2.E7" style:family="table-cell">
      <style:table-cell-properties fo:padding="0.176cm" fo:border="0.05pt solid #000000" style:writing-mode="lr-tb"/>
    </style:style>
    <style:style style:name="Таблица2.F7" style:family="table-cell">
      <style:table-cell-properties fo:padding="0.176cm" fo:border="0.05pt solid #000000" style:writing-mode="lr-tb"/>
    </style:style>
    <style:style style:name="Таблица2.G7" style:family="table-cell">
      <style:table-cell-properties fo:padding="0.176cm" fo:border="0.05pt solid #000000" style:writing-mode="lr-tb"/>
    </style:style>
    <style:style style:name="Таблица2.H7" style:family="table-cell">
      <style:table-cell-properties fo:padding="0.176cm" fo:border="0.05pt solid #000000" style:writing-mode="lr-tb"/>
    </style:style>
    <style:style style:name="Таблица2.A8" style:family="table-cell">
      <style:table-cell-properties fo:padding="0.176cm" fo:border="0.05pt solid #000000" style:writing-mode="lr-tb"/>
    </style:style>
    <style:style style:name="Таблица2.B8" style:family="table-cell">
      <style:table-cell-properties fo:padding="0.176cm" fo:border="0.05pt solid #000000" style:writing-mode="lr-tb"/>
    </style:style>
    <style:style style:name="Таблица2.C8" style:family="table-cell">
      <style:table-cell-properties fo:padding="0.176cm" fo:border="0.05pt solid #000000" style:writing-mode="lr-tb"/>
    </style:style>
    <style:style style:name="Таблица2.D8" style:family="table-cell">
      <style:table-cell-properties fo:padding="0.176cm" fo:border="0.05pt solid #000000" style:writing-mode="lr-tb"/>
    </style:style>
    <style:style style:name="Таблица2.E8" style:family="table-cell">
      <style:table-cell-properties fo:padding="0.176cm" fo:border="0.05pt solid #000000" style:writing-mode="lr-tb"/>
    </style:style>
    <style:style style:name="Таблица2.F8" style:family="table-cell">
      <style:table-cell-properties fo:padding="0.176cm" fo:border="0.05pt solid #000000" style:writing-mode="lr-tb"/>
    </style:style>
    <style:style style:name="Таблица2.G8" style:family="table-cell">
      <style:table-cell-properties fo:padding="0.176cm" fo:border="0.05pt solid #000000" style:writing-mode="lr-tb"/>
    </style:style>
    <style:style style:name="Таблица2.H8" style:family="table-cell">
      <style:table-cell-properties fo:padding="0.176cm" fo:border="0.05pt solid #000000" style:writing-mode="lr-tb"/>
    </style:style>
    <style:style style:name="Таблица2.A9" style:family="table-cell">
      <style:table-cell-properties fo:padding="0.176cm" fo:border="0.05pt solid #000000" style:writing-mode="lr-tb"/>
    </style:style>
    <style:style style:name="Таблица2.B9" style:family="table-cell">
      <style:table-cell-properties fo:padding="0.176cm" fo:border="0.05pt solid #000000" style:writing-mode="lr-tb"/>
    </style:style>
    <style:style style:name="Таблица2.C9" style:family="table-cell">
      <style:table-cell-properties fo:padding="0.176cm" fo:border="0.05pt solid #000000" style:writing-mode="lr-tb"/>
    </style:style>
    <style:style style:name="Таблица2.D9" style:family="table-cell">
      <style:table-cell-properties fo:padding="0.176cm" fo:border="0.05pt solid #000000" style:writing-mode="lr-tb"/>
    </style:style>
    <style:style style:name="Таблица2.E9" style:family="table-cell">
      <style:table-cell-properties fo:padding="0.176cm" fo:border="0.05pt solid #000000" style:writing-mode="lr-tb"/>
    </style:style>
    <style:style style:name="Таблица2.F9" style:family="table-cell">
      <style:table-cell-properties fo:padding="0.176cm" fo:border="0.05pt solid #000000" style:writing-mode="lr-tb"/>
    </style:style>
    <style:style style:name="Таблица2.G9" style:family="table-cell">
      <style:table-cell-properties fo:padding="0.176cm" fo:border="0.05pt solid #000000" style:writing-mode="lr-tb"/>
    </style:style>
    <style:style style:name="Таблица2.H9" style:family="table-cell">
      <style:table-cell-properties fo:padding="0.176cm" fo:border="0.05pt solid #000000" style:writing-mode="lr-tb"/>
    </style:style>
    <style:style style:name="Таблица2.A10" style:family="table-cell">
      <style:table-cell-properties fo:padding="0.176cm" fo:border="0.05pt solid #000000" style:writing-mode="lr-tb"/>
    </style:style>
    <style:style style:name="Таблица2.B10" style:family="table-cell">
      <style:table-cell-properties fo:padding="0.176cm" fo:border="0.05pt solid #000000" style:writing-mode="lr-tb"/>
    </style:style>
    <style:style style:name="Таблица2.C10" style:family="table-cell">
      <style:table-cell-properties fo:padding="0.176cm" fo:border="0.05pt solid #000000" style:writing-mode="lr-tb"/>
    </style:style>
    <style:style style:name="Таблица2.D10" style:family="table-cell">
      <style:table-cell-properties fo:padding="0.176cm" fo:border="0.05pt solid #000000" style:writing-mode="lr-tb"/>
    </style:style>
    <style:style style:name="Таблица2.E10" style:family="table-cell">
      <style:table-cell-properties fo:padding="0.176cm" fo:border="0.05pt solid #000000" style:writing-mode="lr-tb"/>
    </style:style>
    <style:style style:name="Таблица2.F10" style:family="table-cell">
      <style:table-cell-properties fo:padding="0.176cm" fo:border="0.05pt solid #000000" style:writing-mode="lr-tb"/>
    </style:style>
    <style:style style:name="Таблица2.G10" style:family="table-cell">
      <style:table-cell-properties fo:padding="0.176cm" fo:border="0.05pt solid #000000" style:writing-mode="lr-tb"/>
    </style:style>
    <style:style style:name="Таблица2.H10" style:family="table-cell">
      <style:table-cell-properties fo:padding="0.176cm" fo:border="0.05pt solid #000000" style:writing-mode="lr-tb"/>
    </style:style>
    <style:style style:name="Таблица2.A11" style:family="table-cell">
      <style:table-cell-properties fo:padding="0.176cm" fo:border="0.05pt solid #000000" style:writing-mode="lr-tb"/>
    </style:style>
    <style:style style:name="Таблица2.B11" style:family="table-cell">
      <style:table-cell-properties fo:padding="0.176cm" fo:border="0.05pt solid #000000" style:writing-mode="lr-tb"/>
    </style:style>
    <style:style style:name="Таблица2.C11" style:family="table-cell">
      <style:table-cell-properties fo:padding="0.176cm" fo:border="0.05pt solid #000000" style:writing-mode="lr-tb"/>
    </style:style>
    <style:style style:name="Таблица2.D11" style:family="table-cell">
      <style:table-cell-properties fo:padding="0.176cm" fo:border="0.05pt solid #000000" style:writing-mode="lr-tb"/>
    </style:style>
    <style:style style:name="Таблица2.E11" style:family="table-cell">
      <style:table-cell-properties fo:padding="0.176cm" fo:border="0.05pt solid #000000" style:writing-mode="lr-tb"/>
    </style:style>
    <style:style style:name="Таблица2.F11" style:family="table-cell">
      <style:table-cell-properties fo:padding="0.176cm" fo:border="0.05pt solid #000000" style:writing-mode="lr-tb"/>
    </style:style>
    <style:style style:name="Таблица2.G11" style:family="table-cell">
      <style:table-cell-properties fo:padding="0.176cm" fo:border="0.05pt solid #000000" style:writing-mode="lr-tb"/>
    </style:style>
    <style:style style:name="Таблица2.H11" style:family="table-cell">
      <style:table-cell-properties fo:padding="0.176cm" fo:border="0.05pt solid #000000" style:writing-mode="lr-tb"/>
    </style:style>
    <style:style style:name="Таблица2.A12" style:family="table-cell">
      <style:table-cell-properties fo:padding="0.176cm" fo:border="0.05pt solid #000000" style:writing-mode="lr-tb"/>
    </style:style>
    <style:style style:name="Таблица2.B12" style:family="table-cell">
      <style:table-cell-properties fo:padding="0.176cm" fo:border="0.05pt solid #000000" style:writing-mode="lr-tb"/>
    </style:style>
    <style:style style:name="Таблица2.C12" style:family="table-cell">
      <style:table-cell-properties fo:padding="0.176cm" fo:border="0.05pt solid #000000" style:writing-mode="lr-tb"/>
    </style:style>
    <style:style style:name="Таблица2.D12" style:family="table-cell">
      <style:table-cell-properties fo:padding="0.176cm" fo:border="0.05pt solid #000000" style:writing-mode="lr-tb"/>
    </style:style>
    <style:style style:name="Таблица2.E12" style:family="table-cell">
      <style:table-cell-properties fo:padding="0.176cm" fo:border="0.05pt solid #000000" style:writing-mode="lr-tb"/>
    </style:style>
    <style:style style:name="Таблица2.F12" style:family="table-cell">
      <style:table-cell-properties fo:padding="0.176cm" fo:border="0.05pt solid #000000" style:writing-mode="lr-tb"/>
    </style:style>
    <style:style style:name="Таблица2.G12" style:family="table-cell">
      <style:table-cell-properties fo:padding="0.176cm" fo:border="0.05pt solid #000000" style:writing-mode="lr-tb"/>
    </style:style>
    <style:style style:name="Таблица2.H12" style:family="table-cell">
      <style:table-cell-properties fo:padding="0.176cm" fo:border="0.05pt solid #000000" style:writing-mode="lr-tb"/>
    </style:style>
    <style:style style:name="Таблица2.A13" style:family="table-cell">
      <style:table-cell-properties fo:padding="0.176cm" fo:border="0.05pt solid #000000" style:writing-mode="lr-tb"/>
    </style:style>
    <style:style style:name="Таблица2.B13" style:family="table-cell">
      <style:table-cell-properties fo:padding="0.176cm" fo:border="0.05pt solid #000000" style:writing-mode="lr-tb"/>
    </style:style>
    <style:style style:name="Таблица2.C13" style:family="table-cell">
      <style:table-cell-properties fo:padding="0.176cm" fo:border="0.05pt solid #000000" style:writing-mode="lr-tb"/>
    </style:style>
    <style:style style:name="Таблица2.D13" style:family="table-cell">
      <style:table-cell-properties fo:padding="0.176cm" fo:border="0.05pt solid #000000" style:writing-mode="lr-tb"/>
    </style:style>
    <style:style style:name="Таблица2.E13" style:family="table-cell">
      <style:table-cell-properties fo:padding="0.176cm" fo:border="0.05pt solid #000000" style:writing-mode="lr-tb"/>
    </style:style>
    <style:style style:name="Таблица2.F13" style:family="table-cell">
      <style:table-cell-properties fo:padding="0.176cm" fo:border="0.05pt solid #000000" style:writing-mode="lr-tb"/>
    </style:style>
    <style:style style:name="Таблица2.G13" style:family="table-cell">
      <style:table-cell-properties fo:padding="0.176cm" fo:border="0.05pt solid #000000" style:writing-mode="lr-tb"/>
    </style:style>
    <style:style style:name="Таблица2.H13" style:family="table-cell">
      <style:table-cell-properties fo:padding="0.176cm" fo:border="0.05pt solid #000000" style:writing-mode="lr-tb"/>
    </style:style>
    <style:style style:name="Таблица2.A14" style:family="table-cell">
      <style:table-cell-properties fo:padding="0.176cm" fo:border="0.05pt solid #000000" style:writing-mode="lr-tb"/>
    </style:style>
    <style:style style:name="Таблица2.B14" style:family="table-cell">
      <style:table-cell-properties fo:padding="0.176cm" fo:border="0.05pt solid #000000" style:writing-mode="lr-tb"/>
    </style:style>
    <style:style style:name="Таблица2.C14" style:family="table-cell">
      <style:table-cell-properties fo:padding="0.176cm" fo:border="0.05pt solid #000000" style:writing-mode="lr-tb"/>
    </style:style>
    <style:style style:name="Таблица2.D14" style:family="table-cell">
      <style:table-cell-properties fo:padding="0.176cm" fo:border="0.05pt solid #000000" style:writing-mode="lr-tb"/>
    </style:style>
    <style:style style:name="Таблица2.E14" style:family="table-cell">
      <style:table-cell-properties fo:padding="0.176cm" fo:border="0.05pt solid #000000" style:writing-mode="lr-tb"/>
    </style:style>
    <style:style style:name="Таблица2.F14" style:family="table-cell">
      <style:table-cell-properties fo:padding="0.176cm" fo:border="0.05pt solid #000000" style:writing-mode="lr-tb"/>
    </style:style>
    <style:style style:name="Таблица2.G14" style:family="table-cell">
      <style:table-cell-properties fo:padding="0.176cm" fo:border="0.05pt solid #000000" style:writing-mode="lr-tb"/>
    </style:style>
    <style:style style:name="Таблица2.H14" style:family="table-cell">
      <style:table-cell-properties fo:padding="0.176cm" fo:border="0.05pt solid #000000" style:writing-mode="lr-tb"/>
    </style:style>
    <style:style style:name="Таблица2.A15" style:family="table-cell">
      <style:table-cell-properties fo:padding="0.176cm" fo:border="0.05pt solid #000000" style:writing-mode="lr-tb"/>
    </style:style>
    <style:style style:name="Таблица2.B15" style:family="table-cell">
      <style:table-cell-properties fo:padding="0.176cm" fo:border="0.05pt solid #000000" style:writing-mode="lr-tb"/>
    </style:style>
    <style:style style:name="Таблица2.C15" style:family="table-cell">
      <style:table-cell-properties fo:padding="0.176cm" fo:border="0.05pt solid #000000" style:writing-mode="lr-tb"/>
    </style:style>
    <style:style style:name="Таблица2.D15" style:family="table-cell">
      <style:table-cell-properties fo:padding="0.176cm" fo:border="0.05pt solid #000000" style:writing-mode="lr-tb"/>
    </style:style>
    <style:style style:name="Таблица2.E15" style:family="table-cell">
      <style:table-cell-properties fo:padding="0.176cm" fo:border="0.05pt solid #000000" style:writing-mode="lr-tb"/>
    </style:style>
    <style:style style:name="Таблица2.F15" style:family="table-cell">
      <style:table-cell-properties fo:padding="0.176cm" fo:border="0.05pt solid #000000" style:writing-mode="lr-tb"/>
    </style:style>
    <style:style style:name="Таблица2.G15" style:family="table-cell">
      <style:table-cell-properties fo:padding="0.176cm" fo:border="0.05pt solid #000000" style:writing-mode="lr-tb"/>
    </style:style>
    <style:style style:name="Таблица2.H15" style:family="table-cell">
      <style:table-cell-properties fo:padding="0.176cm" fo:border="0.05pt solid #000000" style:writing-mode="lr-tb"/>
    </style:style>
    <style:style style:name="Таблица2.A16" style:family="table-cell">
      <style:table-cell-properties fo:padding="0.176cm" fo:border="0.05pt solid #000000" style:writing-mode="lr-tb"/>
    </style:style>
    <style:style style:name="Таблица2.B16" style:family="table-cell">
      <style:table-cell-properties fo:padding="0.176cm" fo:border="0.05pt solid #000000" style:writing-mode="lr-tb"/>
    </style:style>
    <style:style style:name="Таблица2.C16" style:family="table-cell">
      <style:table-cell-properties fo:padding="0.176cm" fo:border="0.05pt solid #000000" style:writing-mode="lr-tb"/>
    </style:style>
    <style:style style:name="Таблица2.D16" style:family="table-cell">
      <style:table-cell-properties fo:padding="0.176cm" fo:border="0.05pt solid #000000" style:writing-mode="lr-tb"/>
    </style:style>
    <style:style style:name="Таблица2.E16" style:family="table-cell">
      <style:table-cell-properties fo:padding="0.176cm" fo:border="0.05pt solid #000000" style:writing-mode="lr-tb"/>
    </style:style>
    <style:style style:name="Таблица2.F16" style:family="table-cell">
      <style:table-cell-properties fo:padding="0.176cm" fo:border="0.05pt solid #000000" style:writing-mode="lr-tb"/>
    </style:style>
    <style:style style:name="Таблица2.G16" style:family="table-cell">
      <style:table-cell-properties fo:padding="0.176cm" fo:border="0.05pt solid #000000" style:writing-mode="lr-tb"/>
    </style:style>
    <style:style style:name="Таблица2.H16" style:family="table-cell">
      <style:table-cell-properties fo:padding="0.176cm" fo:border="0.05pt solid #000000" style:writing-mode="lr-tb"/>
    </style:style>
    <style:style style:name="Таблица2.A17" style:family="table-cell">
      <style:table-cell-properties fo:padding="0.176cm" fo:border="0.05pt solid #000000" style:writing-mode="lr-tb"/>
    </style:style>
    <style:style style:name="Таблица2.B17" style:family="table-cell">
      <style:table-cell-properties fo:padding="0.176cm" fo:border="0.05pt solid #000000" style:writing-mode="lr-tb"/>
    </style:style>
    <style:style style:name="Таблица2.C17" style:family="table-cell">
      <style:table-cell-properties fo:padding="0.176cm" fo:border="0.05pt solid #000000" style:writing-mode="lr-tb"/>
    </style:style>
    <style:style style:name="Таблица2.D17" style:family="table-cell">
      <style:table-cell-properties fo:padding="0.176cm" fo:border="0.05pt solid #000000" style:writing-mode="lr-tb"/>
    </style:style>
    <style:style style:name="Таблица2.E17" style:family="table-cell">
      <style:table-cell-properties fo:padding="0.176cm" fo:border="0.05pt solid #000000" style:writing-mode="lr-tb"/>
    </style:style>
    <style:style style:name="Таблица2.F17" style:family="table-cell">
      <style:table-cell-properties fo:padding="0.176cm" fo:border="0.05pt solid #000000" style:writing-mode="lr-tb"/>
    </style:style>
    <style:style style:name="Таблица2.G17" style:family="table-cell">
      <style:table-cell-properties fo:padding="0.176cm" fo:border="0.05pt solid #000000" style:writing-mode="lr-tb"/>
    </style:style>
    <style:style style:name="Таблица2.H17" style:family="table-cell">
      <style:table-cell-properties fo:padding="0.176cm" fo:border="0.05pt solid #000000" style:writing-mode="lr-tb"/>
    </style:style>
    <style:style style:name="Таблица2.A18" style:family="table-cell">
      <style:table-cell-properties fo:padding="0.176cm" fo:border="0.05pt solid #000000" style:writing-mode="lr-tb"/>
    </style:style>
    <style:style style:name="Таблица2.B18" style:family="table-cell">
      <style:table-cell-properties fo:padding="0.176cm" fo:border="0.05pt solid #000000" style:writing-mode="lr-tb"/>
    </style:style>
    <style:style style:name="Таблица2.C18" style:family="table-cell">
      <style:table-cell-properties fo:padding="0.176cm" fo:border="0.05pt solid #000000" style:writing-mode="lr-tb"/>
    </style:style>
    <style:style style:name="Таблица2.D18" style:family="table-cell">
      <style:table-cell-properties fo:padding="0.176cm" fo:border="0.05pt solid #000000" style:writing-mode="lr-tb"/>
    </style:style>
    <style:style style:name="Таблица2.E18" style:family="table-cell">
      <style:table-cell-properties fo:padding="0.176cm" fo:border="0.05pt solid #000000" style:writing-mode="lr-tb"/>
    </style:style>
    <style:style style:name="Таблица2.F18" style:family="table-cell">
      <style:table-cell-properties fo:padding="0.176cm" fo:border="0.05pt solid #000000" style:writing-mode="lr-tb"/>
    </style:style>
    <style:style style:name="Таблица2.G18" style:family="table-cell">
      <style:table-cell-properties fo:padding="0.176cm" fo:border="0.05pt solid #000000" style:writing-mode="lr-tb"/>
    </style:style>
    <style:style style:name="Таблица2.H18" style:family="table-cell">
      <style:table-cell-properties fo:padding="0.176cm" fo:border="0.05pt solid #000000" style:writing-mode="lr-tb"/>
    </style:style>
    <style:style style:name="Таблица2.A19" style:family="table-cell">
      <style:table-cell-properties fo:padding="0.176cm" fo:border="0.05pt solid #000000" style:writing-mode="lr-tb"/>
    </style:style>
    <style:style style:name="Таблица2.B19" style:family="table-cell">
      <style:table-cell-properties fo:padding="0.176cm" fo:border="0.05pt solid #000000" style:writing-mode="lr-tb"/>
    </style:style>
    <style:style style:name="Таблица2.C19" style:family="table-cell">
      <style:table-cell-properties fo:padding="0.176cm" fo:border="0.05pt solid #000000" style:writing-mode="lr-tb"/>
    </style:style>
    <style:style style:name="Таблица2.D19" style:family="table-cell">
      <style:table-cell-properties fo:padding="0.176cm" fo:border="0.05pt solid #000000" style:writing-mode="lr-tb"/>
    </style:style>
    <style:style style:name="Таблица2.E19" style:family="table-cell">
      <style:table-cell-properties fo:padding="0.176cm" fo:border="0.05pt solid #000000" style:writing-mode="lr-tb"/>
    </style:style>
    <style:style style:name="Таблица2.F19" style:family="table-cell">
      <style:table-cell-properties fo:padding="0.176cm" fo:border="0.05pt solid #000000" style:writing-mode="lr-tb"/>
    </style:style>
    <style:style style:name="Таблица2.G19" style:family="table-cell">
      <style:table-cell-properties fo:padding="0.176cm" fo:border="0.05pt solid #000000" style:writing-mode="lr-tb"/>
    </style:style>
    <style:style style:name="Таблица2.H19" style:family="table-cell">
      <style:table-cell-properties fo:padding="0.176cm" fo:border="0.05pt solid #000000" style:writing-mode="lr-tb"/>
    </style:style>
    <style:style style:name="Таблица2.A20" style:family="table-cell">
      <style:table-cell-properties fo:padding="0.176cm" fo:border="0.05pt solid #000000" style:writing-mode="lr-tb"/>
    </style:style>
    <style:style style:name="Таблица2.B20" style:family="table-cell">
      <style:table-cell-properties fo:padding="0.176cm" fo:border="0.05pt solid #000000" style:writing-mode="lr-tb"/>
    </style:style>
    <style:style style:name="Таблица2.C20" style:family="table-cell">
      <style:table-cell-properties fo:padding="0.176cm" fo:border="0.05pt solid #000000" style:writing-mode="lr-tb"/>
    </style:style>
    <style:style style:name="Таблица2.D20" style:family="table-cell">
      <style:table-cell-properties fo:padding="0.176cm" fo:border="0.05pt solid #000000" style:writing-mode="lr-tb"/>
    </style:style>
    <style:style style:name="Таблица2.E20" style:family="table-cell">
      <style:table-cell-properties fo:padding="0.176cm" fo:border="0.05pt solid #000000" style:writing-mode="lr-tb"/>
    </style:style>
    <style:style style:name="Таблица2.F20" style:family="table-cell">
      <style:table-cell-properties fo:padding="0.176cm" fo:border="0.05pt solid #000000" style:writing-mode="lr-tb"/>
    </style:style>
    <style:style style:name="Таблица2.G20" style:family="table-cell">
      <style:table-cell-properties fo:padding="0.176cm" fo:border="0.05pt solid #000000" style:writing-mode="lr-tb"/>
    </style:style>
    <style:style style:name="Таблица2.H20" style:family="table-cell">
      <style:table-cell-properties fo:padding="0.176cm" fo:border="0.05pt solid #000000" style:writing-mode="lr-tb"/>
    </style:style>
    <style:style style:name="Таблица2.A21" style:family="table-cell">
      <style:table-cell-properties fo:padding="0.176cm" fo:border="0.05pt solid #000000" style:writing-mode="lr-tb"/>
    </style:style>
    <style:style style:name="Таблица2.B21" style:family="table-cell">
      <style:table-cell-properties fo:padding="0.176cm" fo:border="0.05pt solid #000000" style:writing-mode="lr-tb"/>
    </style:style>
    <style:style style:name="Таблица2.C21" style:family="table-cell">
      <style:table-cell-properties fo:padding="0.176cm" fo:border="0.05pt solid #000000" style:writing-mode="lr-tb"/>
    </style:style>
    <style:style style:name="Таблица2.D21" style:family="table-cell">
      <style:table-cell-properties fo:padding="0.176cm" fo:border="0.05pt solid #000000" style:writing-mode="lr-tb"/>
    </style:style>
    <style:style style:name="Таблица2.E21" style:family="table-cell">
      <style:table-cell-properties fo:padding="0.176cm" fo:border="0.05pt solid #000000" style:writing-mode="lr-tb"/>
    </style:style>
    <style:style style:name="Таблица2.F21" style:family="table-cell">
      <style:table-cell-properties fo:padding="0.176cm" fo:border="0.05pt solid #000000" style:writing-mode="lr-tb"/>
    </style:style>
    <style:style style:name="Таблица2.G21" style:family="table-cell">
      <style:table-cell-properties fo:padding="0.176cm" fo:border="0.05pt solid #000000" style:writing-mode="lr-tb"/>
    </style:style>
    <style:style style:name="Таблица2.H21" style:family="table-cell">
      <style:table-cell-properties fo:padding="0.176cm" fo:border="0.05pt solid #000000" style:writing-mode="lr-tb"/>
    </style:style>
    <style:style style:name="Таблица2.A22" style:family="table-cell">
      <style:table-cell-properties fo:padding="0.176cm" fo:border="0.05pt solid #000000" style:writing-mode="lr-tb"/>
    </style:style>
    <style:style style:name="Таблица2.B22" style:family="table-cell">
      <style:table-cell-properties fo:padding="0.176cm" fo:border="0.05pt solid #000000" style:writing-mode="lr-tb"/>
    </style:style>
    <style:style style:name="Таблица2.C22" style:family="table-cell">
      <style:table-cell-properties fo:padding="0.176cm" fo:border="0.05pt solid #000000" style:writing-mode="lr-tb"/>
    </style:style>
    <style:style style:name="Таблица2.D22" style:family="table-cell">
      <style:table-cell-properties fo:padding="0.176cm" fo:border="0.05pt solid #000000" style:writing-mode="lr-tb"/>
    </style:style>
    <style:style style:name="Таблица2.E22" style:family="table-cell">
      <style:table-cell-properties fo:padding="0.176cm" fo:border="0.05pt solid #000000" style:writing-mode="lr-tb"/>
    </style:style>
    <style:style style:name="Таблица2.F22" style:family="table-cell">
      <style:table-cell-properties fo:padding="0.176cm" fo:border="0.05pt solid #000000" style:writing-mode="lr-tb"/>
    </style:style>
    <style:style style:name="Таблица2.G22" style:family="table-cell">
      <style:table-cell-properties fo:padding="0.176cm" fo:border="0.05pt solid #000000" style:writing-mode="lr-tb"/>
    </style:style>
    <style:style style:name="Таблица2.H22" style:family="table-cell">
      <style:table-cell-properties fo:padding="0.176cm" fo:border="0.05pt solid #000000" style:writing-mode="lr-tb"/>
    </style:style>
    <style:style style:name="Таблица2.A23" style:family="table-cell">
      <style:table-cell-properties fo:padding="0.176cm" fo:border="0.05pt solid #000000" style:writing-mode="lr-tb"/>
    </style:style>
    <style:style style:name="Таблица2.B23" style:family="table-cell">
      <style:table-cell-properties fo:padding="0.176cm" fo:border="0.05pt solid #000000" style:writing-mode="lr-tb"/>
    </style:style>
    <style:style style:name="Таблица2.C23" style:family="table-cell">
      <style:table-cell-properties fo:padding="0.176cm" fo:border="0.05pt solid #000000" style:writing-mode="lr-tb"/>
    </style:style>
    <style:style style:name="Таблица2.D23" style:family="table-cell">
      <style:table-cell-properties fo:padding="0.176cm" fo:border="0.05pt solid #000000" style:writing-mode="lr-tb"/>
    </style:style>
    <style:style style:name="Таблица2.E23" style:family="table-cell">
      <style:table-cell-properties fo:padding="0.176cm" fo:border="0.05pt solid #000000" style:writing-mode="lr-tb"/>
    </style:style>
    <style:style style:name="Таблица2.F23" style:family="table-cell">
      <style:table-cell-properties fo:padding="0.176cm" fo:border="0.05pt solid #000000" style:writing-mode="lr-tb"/>
    </style:style>
    <style:style style:name="Таблица2.G23" style:family="table-cell">
      <style:table-cell-properties fo:padding="0.176cm" fo:border="0.05pt solid #000000" style:writing-mode="lr-tb"/>
    </style:style>
    <style:style style:name="Таблица2.H23" style:family="table-cell">
      <style:table-cell-properties fo:padding="0.176cm" fo:border="0.05pt solid #000000" style:writing-mode="lr-tb"/>
    </style:style>
    <style:style style:name="Таблица2.A24" style:family="table-cell">
      <style:table-cell-properties fo:padding="0.176cm" fo:border="0.05pt solid #000000" style:writing-mode="lr-tb"/>
    </style:style>
    <style:style style:name="Таблица2.B24" style:family="table-cell">
      <style:table-cell-properties fo:padding="0.176cm" fo:border="0.05pt solid #000000" style:writing-mode="lr-tb"/>
    </style:style>
    <style:style style:name="Таблица2.C24" style:family="table-cell">
      <style:table-cell-properties fo:padding="0.176cm" fo:border="0.05pt solid #000000" style:writing-mode="lr-tb"/>
    </style:style>
    <style:style style:name="Таблица2.D24" style:family="table-cell">
      <style:table-cell-properties fo:padding="0.176cm" fo:border="0.05pt solid #000000" style:writing-mode="lr-tb"/>
    </style:style>
    <style:style style:name="Таблица2.E24" style:family="table-cell">
      <style:table-cell-properties fo:padding="0.176cm" fo:border="0.05pt solid #000000" style:writing-mode="lr-tb"/>
    </style:style>
    <style:style style:name="Таблица2.F24" style:family="table-cell">
      <style:table-cell-properties fo:padding="0.176cm" fo:border="0.05pt solid #000000" style:writing-mode="lr-tb"/>
    </style:style>
    <style:style style:name="Таблица2.G24" style:family="table-cell">
      <style:table-cell-properties fo:padding="0.176cm" fo:border="0.05pt solid #000000" style:writing-mode="lr-tb"/>
    </style:style>
    <style:style style:name="Таблица2.H24" style:family="table-cell">
      <style:table-cell-properties fo:padding="0.176cm" fo:border="0.05pt solid #000000" style:writing-mode="lr-tb"/>
    </style:style>
    <style:style style:name="Таблица2.A25" style:family="table-cell">
      <style:table-cell-properties fo:padding="0.176cm" fo:border="0.05pt solid #000000" style:writing-mode="lr-tb"/>
    </style:style>
    <style:style style:name="Таблица2.B25" style:family="table-cell">
      <style:table-cell-properties fo:padding="0.176cm" fo:border="0.05pt solid #000000" style:writing-mode="lr-tb"/>
    </style:style>
    <style:style style:name="Таблица2.C25" style:family="table-cell">
      <style:table-cell-properties fo:padding="0.176cm" fo:border="0.05pt solid #000000" style:writing-mode="lr-tb"/>
    </style:style>
    <style:style style:name="Таблица2.D25" style:family="table-cell">
      <style:table-cell-properties fo:padding="0.176cm" fo:border="0.05pt solid #000000" style:writing-mode="lr-tb"/>
    </style:style>
    <style:style style:name="Таблица2.E25" style:family="table-cell">
      <style:table-cell-properties fo:padding="0.176cm" fo:border="0.05pt solid #000000" style:writing-mode="lr-tb"/>
    </style:style>
    <style:style style:name="Таблица2.F25" style:family="table-cell">
      <style:table-cell-properties fo:padding="0.176cm" fo:border="0.05pt solid #000000" style:writing-mode="lr-tb"/>
    </style:style>
    <style:style style:name="Таблица2.G25" style:family="table-cell">
      <style:table-cell-properties fo:padding="0.176cm" fo:border="0.05pt solid #000000" style:writing-mode="lr-tb"/>
    </style:style>
    <style:style style:name="Таблица2.H25" style:family="table-cell">
      <style:table-cell-properties fo:padding="0.176cm" fo:border="0.05pt solid #000000" style:writing-mode="lr-tb"/>
    </style:style>
    <style:style style:name="Таблица2.A26" style:family="table-cell">
      <style:table-cell-properties fo:padding="0.176cm" fo:border="0.05pt solid #000000" style:writing-mode="lr-tb"/>
    </style:style>
    <style:style style:name="Таблица2.B26" style:family="table-cell">
      <style:table-cell-properties fo:padding="0.176cm" fo:border="0.05pt solid #000000" style:writing-mode="lr-tb"/>
    </style:style>
    <style:style style:name="Таблица2.C26" style:family="table-cell">
      <style:table-cell-properties fo:padding="0.176cm" fo:border="0.05pt solid #000000" style:writing-mode="lr-tb"/>
    </style:style>
    <style:style style:name="Таблица2.D26" style:family="table-cell">
      <style:table-cell-properties fo:padding="0.176cm" fo:border="0.05pt solid #000000" style:writing-mode="lr-tb"/>
    </style:style>
    <style:style style:name="Таблица2.E26" style:family="table-cell">
      <style:table-cell-properties fo:padding="0.176cm" fo:border="0.05pt solid #000000" style:writing-mode="lr-tb"/>
    </style:style>
    <style:style style:name="Таблица2.F26" style:family="table-cell">
      <style:table-cell-properties fo:padding="0.176cm" fo:border="0.05pt solid #000000" style:writing-mode="lr-tb"/>
    </style:style>
    <style:style style:name="Таблица2.G26" style:family="table-cell">
      <style:table-cell-properties fo:padding="0.176cm" fo:border="0.05pt solid #000000" style:writing-mode="lr-tb"/>
    </style:style>
    <style:style style:name="Таблица2.H26" style:family="table-cell">
      <style:table-cell-properties fo:padding="0.176cm" fo:border="0.05pt solid #000000" style:writing-mode="lr-tb"/>
    </style:style>
    <style:style style:name="Таблица2.A27" style:family="table-cell">
      <style:table-cell-properties fo:padding="0.176cm" fo:border="0.05pt solid #000000" style:writing-mode="lr-tb"/>
    </style:style>
    <style:style style:name="Таблица2.B27" style:family="table-cell">
      <style:table-cell-properties fo:padding="0.176cm" fo:border="0.05pt solid #000000" style:writing-mode="lr-tb"/>
    </style:style>
    <style:style style:name="Таблица2.C27" style:family="table-cell">
      <style:table-cell-properties fo:padding="0.176cm" fo:border="0.05pt solid #000000" style:writing-mode="lr-tb"/>
    </style:style>
    <style:style style:name="Таблица2.D27" style:family="table-cell">
      <style:table-cell-properties fo:padding="0.176cm" fo:border="0.05pt solid #000000" style:writing-mode="lr-tb"/>
    </style:style>
    <style:style style:name="Таблица2.E27" style:family="table-cell">
      <style:table-cell-properties fo:padding="0.176cm" fo:border="0.05pt solid #000000" style:writing-mode="lr-tb"/>
    </style:style>
    <style:style style:name="Таблица2.F27" style:family="table-cell">
      <style:table-cell-properties fo:padding="0.176cm" fo:border="0.05pt solid #000000" style:writing-mode="lr-tb"/>
    </style:style>
    <style:style style:name="Таблица2.G27" style:family="table-cell">
      <style:table-cell-properties fo:padding="0.176cm" fo:border="0.05pt solid #000000" style:writing-mode="lr-tb"/>
    </style:style>
    <style:style style:name="Таблица2.H27" style:family="table-cell">
      <style:table-cell-properties fo:padding="0.176cm" fo:border="0.05pt solid #000000" style:writing-mode="lr-tb"/>
    </style:style>
    <style:style style:name="Таблица2.A28" style:family="table-cell">
      <style:table-cell-properties fo:padding="0.176cm" fo:border="0.05pt solid #000000" style:writing-mode="lr-tb"/>
    </style:style>
    <style:style style:name="Таблица2.B28" style:family="table-cell">
      <style:table-cell-properties fo:padding="0.176cm" fo:border="0.05pt solid #000000" style:writing-mode="lr-tb"/>
    </style:style>
    <style:style style:name="Таблица2.C28" style:family="table-cell">
      <style:table-cell-properties fo:padding="0.176cm" fo:border="0.05pt solid #000000" style:writing-mode="lr-tb"/>
    </style:style>
    <style:style style:name="Таблица2.D28" style:family="table-cell">
      <style:table-cell-properties fo:padding="0.176cm" fo:border="0.05pt solid #000000" style:writing-mode="lr-tb"/>
    </style:style>
    <style:style style:name="Таблица2.E28" style:family="table-cell">
      <style:table-cell-properties fo:padding="0.176cm" fo:border="0.05pt solid #000000" style:writing-mode="lr-tb"/>
    </style:style>
    <style:style style:name="Таблица2.F28" style:family="table-cell">
      <style:table-cell-properties fo:padding="0.176cm" fo:border="0.05pt solid #000000" style:writing-mode="lr-tb"/>
    </style:style>
    <style:style style:name="Таблица2.G28" style:family="table-cell">
      <style:table-cell-properties fo:padding="0.176cm" fo:border="0.05pt solid #000000" style:writing-mode="lr-tb"/>
    </style:style>
    <style:style style:name="Таблица2.H28" style:family="table-cell">
      <style:table-cell-properties fo:padding="0.176cm" fo:border="0.05pt solid #000000" style:writing-mode="lr-tb"/>
    </style:style>
    <style:style style:name="Таблица2.A29" style:family="table-cell">
      <style:table-cell-properties fo:padding="0.176cm" fo:border="0.05pt solid #000000" style:writing-mode="lr-tb"/>
    </style:style>
    <style:style style:name="Таблица2.B29" style:family="table-cell">
      <style:table-cell-properties fo:padding="0.176cm" fo:border="0.05pt solid #000000" style:writing-mode="lr-tb"/>
    </style:style>
    <style:style style:name="Таблица2.C29" style:family="table-cell">
      <style:table-cell-properties fo:padding="0.176cm" fo:border="0.05pt solid #000000" style:writing-mode="lr-tb"/>
    </style:style>
    <style:style style:name="Таблица2.D29" style:family="table-cell">
      <style:table-cell-properties fo:padding="0.176cm" fo:border="0.05pt solid #000000" style:writing-mode="lr-tb"/>
    </style:style>
    <style:style style:name="Таблица2.E29" style:family="table-cell">
      <style:table-cell-properties fo:padding="0.176cm" fo:border="0.05pt solid #000000" style:writing-mode="lr-tb"/>
    </style:style>
    <style:style style:name="Таблица2.F29" style:family="table-cell">
      <style:table-cell-properties fo:padding="0.176cm" fo:border="0.05pt solid #000000" style:writing-mode="lr-tb"/>
    </style:style>
    <style:style style:name="Таблица2.G29" style:family="table-cell">
      <style:table-cell-properties fo:padding="0.176cm" fo:border="0.05pt solid #000000" style:writing-mode="lr-tb"/>
    </style:style>
    <style:style style:name="Таблица2.H29" style:family="table-cell">
      <style:table-cell-properties fo:padding="0.176cm" fo:border="0.05pt solid #000000" style:writing-mode="lr-tb"/>
    </style:style>
    <style:style style:name="Таблица3" style:family="table">
      <style:table-properties style:width="15.901cm" fo:margin-left="0cm" table:align="left"/>
    </style:style>
    <style:style style:name="Таблица3.A" style:family="table-column">
      <style:table-column-properties style:column-width="5.263cm"/>
    </style:style>
    <style:style style:name="Таблица3.B" style:family="table-column">
      <style:table-column-properties style:column-width="1.826cm"/>
    </style:style>
    <style:style style:name="Таблица3.C" style:family="table-column">
      <style:table-column-properties style:column-width="1.746cm"/>
    </style:style>
    <style:style style:name="Таблица3.D" style:family="table-column">
      <style:table-column-properties style:column-width="1.693cm"/>
    </style:style>
    <style:style style:name="Таблица3.F" style:family="table-column">
      <style:table-column-properties style:column-width="1.64cm"/>
    </style:style>
    <style:style style:name="Таблица3.G" style:family="table-column">
      <style:table-column-properties style:column-width="2.039cm"/>
    </style:style>
    <style:style style:name="Таблица3.1" style:family="table-row">
      <style:table-row-properties style:min-row-height="0.847cm" style:use-optimal-row-height="false"/>
    </style:style>
    <style:style style:name="Таблица3.A1" style:family="table-cell">
      <style:table-cell-properties fo:background-color="#d9d9d9" fo:padding="0.176cm" fo:border="0.05pt solid #000000" style:writing-mode="lr-tb">
        <style:background-image/>
      </style:table-cell-properties>
    </style:style>
    <style:style style:name="Таблица3.2" style:family="table-row">
      <style:table-row-properties style:min-row-height="0.882cm" style:use-optimal-row-height="false"/>
    </style:style>
    <style:style style:name="Таблица3.A2" style:family="table-cell">
      <style:table-cell-properties fo:padding="0.176cm" fo:border="0.05pt solid #000000" style:writing-mode="lr-tb"/>
    </style:style>
    <style:style style:name="Таблица3.B2" style:family="table-cell">
      <style:table-cell-properties fo:padding="0.176cm" fo:border="0.05pt solid #000000" style:writing-mode="lr-tb"/>
    </style:style>
    <style:style style:name="Таблица3.C2" style:family="table-cell">
      <style:table-cell-properties fo:padding="0.176cm" fo:border="0.05pt solid #000000" style:writing-mode="lr-tb"/>
    </style:style>
    <style:style style:name="Таблица3.D2" style:family="table-cell">
      <style:table-cell-properties fo:padding="0.176cm" fo:border="0.05pt solid #000000" style:writing-mode="lr-tb"/>
    </style:style>
    <style:style style:name="Таблица3.E2" style:family="table-cell">
      <style:table-cell-properties fo:padding="0.176cm" fo:border="0.05pt solid #000000" style:writing-mode="lr-tb"/>
    </style:style>
    <style:style style:name="Таблица3.F2" style:family="table-cell">
      <style:table-cell-properties fo:padding="0.176cm" fo:border="0.05pt solid #000000" style:writing-mode="lr-tb"/>
    </style:style>
    <style:style style:name="Таблица3.G2" style:family="table-cell">
      <style:table-cell-properties fo:padding="0.176cm" fo:border="0.05pt solid #000000" style:writing-mode="lr-tb"/>
    </style:style>
    <style:style style:name="Таблица3.3" style:family="table-row">
      <style:table-row-properties style:min-row-height="0.917cm" style:use-optimal-row-height="false"/>
    </style:style>
    <style:style style:name="Таблица3.A3" style:family="table-cell">
      <style:table-cell-properties fo:padding="0.176cm" fo:border="0.05pt solid #000000" style:writing-mode="lr-tb"/>
    </style:style>
    <style:style style:name="Таблица3.B3" style:family="table-cell">
      <style:table-cell-properties fo:padding="0.176cm" fo:border="0.05pt solid #000000" style:writing-mode="lr-tb"/>
    </style:style>
    <style:style style:name="Таблица3.C3" style:family="table-cell">
      <style:table-cell-properties fo:padding="0.176cm" fo:border="0.05pt solid #000000" style:writing-mode="lr-tb"/>
    </style:style>
    <style:style style:name="Таблица3.D3" style:family="table-cell">
      <style:table-cell-properties fo:padding="0.176cm" fo:border="0.05pt solid #000000" style:writing-mode="lr-tb"/>
    </style:style>
    <style:style style:name="Таблица3.E3" style:family="table-cell">
      <style:table-cell-properties fo:padding="0.176cm" fo:border="0.05pt solid #000000" style:writing-mode="lr-tb"/>
    </style:style>
    <style:style style:name="Таблица3.F3" style:family="table-cell">
      <style:table-cell-properties fo:padding="0.176cm" fo:border="0.05pt solid #000000" style:writing-mode="lr-tb"/>
    </style:style>
    <style:style style:name="Таблица3.G3" style:family="table-cell">
      <style:table-cell-properties fo:padding="0.176cm" fo:border="0.05pt solid #000000" style:writing-mode="lr-tb"/>
    </style:style>
    <style:style style:name="Таблица3.4" style:family="table-row">
      <style:table-row-properties style:min-row-height="1.27cm" style:use-optimal-row-height="false"/>
    </style:style>
    <style:style style:name="Таблица3.A4" style:family="table-cell">
      <style:table-cell-properties fo:padding="0.176cm" fo:border="0.05pt solid #000000" style:writing-mode="lr-tb"/>
    </style:style>
    <style:style style:name="Таблица3.B4" style:family="table-cell">
      <style:table-cell-properties fo:padding="0.176cm" fo:border="0.05pt solid #000000" style:writing-mode="lr-tb"/>
    </style:style>
    <style:style style:name="Таблица3.C4" style:family="table-cell">
      <style:table-cell-properties fo:padding="0.176cm" fo:border="0.05pt solid #000000" style:writing-mode="lr-tb"/>
    </style:style>
    <style:style style:name="Таблица3.D4" style:family="table-cell">
      <style:table-cell-properties fo:padding="0.176cm" fo:border="0.05pt solid #000000" style:writing-mode="lr-tb"/>
    </style:style>
    <style:style style:name="Таблица3.E4" style:family="table-cell">
      <style:table-cell-properties fo:padding="0.176cm" fo:border="0.05pt solid #000000" style:writing-mode="lr-tb"/>
    </style:style>
    <style:style style:name="Таблица3.F4" style:family="table-cell">
      <style:table-cell-properties fo:padding="0.176cm" fo:border="0.05pt solid #000000" style:writing-mode="lr-tb"/>
    </style:style>
    <style:style style:name="Таблица3.G4" style:family="table-cell">
      <style:table-cell-properties fo:padding="0.176cm" fo:border="0.05pt solid #000000" style:writing-mode="lr-tb"/>
    </style:style>
    <style:style style:name="Таблица3.5" style:family="table-row">
      <style:table-row-properties style:min-row-height="1.799cm" style:use-optimal-row-height="false"/>
    </style:style>
    <style:style style:name="Таблица3.A5" style:family="table-cell">
      <style:table-cell-properties fo:padding="0.176cm" fo:border="0.05pt solid #000000" style:writing-mode="lr-tb"/>
    </style:style>
    <style:style style:name="Таблица3.B5" style:family="table-cell">
      <style:table-cell-properties fo:padding="0.176cm" fo:border="0.05pt solid #000000" style:writing-mode="lr-tb"/>
    </style:style>
    <style:style style:name="Таблица3.C5" style:family="table-cell">
      <style:table-cell-properties fo:padding="0.176cm" fo:border="0.05pt solid #000000" style:writing-mode="lr-tb"/>
    </style:style>
    <style:style style:name="Таблица3.D5" style:family="table-cell">
      <style:table-cell-properties fo:padding="0.176cm" fo:border="0.05pt solid #000000" style:writing-mode="lr-tb"/>
    </style:style>
    <style:style style:name="Таблица3.E5" style:family="table-cell">
      <style:table-cell-properties fo:padding="0.176cm" fo:border="0.05pt solid #000000" style:writing-mode="lr-tb"/>
    </style:style>
    <style:style style:name="Таблица3.F5" style:family="table-cell">
      <style:table-cell-properties fo:padding="0.176cm" fo:border="0.05pt solid #000000" style:writing-mode="lr-tb"/>
    </style:style>
    <style:style style:name="Таблица3.G5" style:family="table-cell">
      <style:table-cell-properties fo:padding="0.176cm" fo:border="0.05pt solid #000000" style:writing-mode="lr-tb"/>
    </style:style>
    <style:style style:name="Таблица4" style:family="table">
      <style:table-properties style:width="15.901cm" fo:margin-left="0cm" table:align="left"/>
    </style:style>
    <style:style style:name="Таблица4.A" style:family="table-column">
      <style:table-column-properties style:column-width="5.211cm"/>
    </style:style>
    <style:style style:name="Таблица4.B" style:family="table-column">
      <style:table-column-properties style:column-width="1.826cm"/>
    </style:style>
    <style:style style:name="Таблица4.D" style:family="table-column">
      <style:table-column-properties style:column-width="1.588cm"/>
    </style:style>
    <style:style style:name="Таблица4.E" style:family="table-column">
      <style:table-column-properties style:column-width="1.773cm"/>
    </style:style>
    <style:style style:name="Таблица4.F" style:family="table-column">
      <style:table-column-properties style:column-width="1.589cm"/>
    </style:style>
    <style:style style:name="Таблица4.G" style:family="table-column">
      <style:table-column-properties style:column-width="2.09cm"/>
    </style:style>
    <style:style style:name="Таблица4.A1" style:family="table-cell">
      <style:table-cell-properties fo:background-color="#d9d9d9" fo:padding="0.176cm" fo:border="0.05pt solid #000000" style:writing-mode="lr-tb">
        <style:background-image/>
      </style:table-cell-properties>
    </style:style>
    <style:style style:name="Таблица4.2" style:family="table-row">
      <style:table-row-properties style:min-row-height="1.058cm" style:use-optimal-row-height="false"/>
    </style:style>
    <style:style style:name="Таблица4.A2" style:family="table-cell">
      <style:table-cell-properties fo:padding="0.176cm" fo:border="0.05pt solid #000000" style:writing-mode="lr-tb"/>
    </style:style>
    <style:style style:name="Таблица4.B2" style:family="table-cell">
      <style:table-cell-properties fo:padding="0.176cm" fo:border="0.05pt solid #000000" style:writing-mode="lr-tb"/>
    </style:style>
    <style:style style:name="Таблица4.C2" style:family="table-cell">
      <style:table-cell-properties fo:padding="0.176cm" fo:border="0.05pt solid #000000" style:writing-mode="lr-tb"/>
    </style:style>
    <style:style style:name="Таблица4.D2" style:family="table-cell">
      <style:table-cell-properties fo:padding="0.176cm" fo:border="0.05pt solid #000000" style:writing-mode="lr-tb"/>
    </style:style>
    <style:style style:name="Таблица4.E2" style:family="table-cell">
      <style:table-cell-properties fo:padding="0.176cm" fo:border="0.05pt solid #000000" style:writing-mode="lr-tb"/>
    </style:style>
    <style:style style:name="Таблица4.F2" style:family="table-cell">
      <style:table-cell-properties fo:padding="0.176cm" fo:border="0.05pt solid #000000" style:writing-mode="lr-tb"/>
    </style:style>
    <style:style style:name="Таблица4.G2" style:family="table-cell">
      <style:table-cell-properties fo:padding="0.176cm" fo:border="0.05pt solid #000000" style:writing-mode="lr-tb"/>
    </style:style>
    <style:style style:name="Таблица4.3" style:family="table-row">
      <style:table-row-properties style:min-row-height="1.023cm" style:use-optimal-row-height="false"/>
    </style:style>
    <style:style style:name="Таблица4.A3" style:family="table-cell">
      <style:table-cell-properties fo:padding="0.176cm" fo:border="0.05pt solid #000000" style:writing-mode="lr-tb"/>
    </style:style>
    <style:style style:name="Таблица4.B3" style:family="table-cell">
      <style:table-cell-properties fo:padding="0.176cm" fo:border="0.05pt solid #000000" style:writing-mode="lr-tb"/>
    </style:style>
    <style:style style:name="Таблица4.C3" style:family="table-cell">
      <style:table-cell-properties fo:padding="0.176cm" fo:border="0.05pt solid #000000" style:writing-mode="lr-tb"/>
    </style:style>
    <style:style style:name="Таблица4.D3" style:family="table-cell">
      <style:table-cell-properties fo:padding="0.176cm" fo:border="0.05pt solid #000000" style:writing-mode="lr-tb"/>
    </style:style>
    <style:style style:name="Таблица4.E3" style:family="table-cell">
      <style:table-cell-properties fo:padding="0.176cm" fo:border="0.05pt solid #000000" style:writing-mode="lr-tb"/>
    </style:style>
    <style:style style:name="Таблица4.F3" style:family="table-cell">
      <style:table-cell-properties fo:padding="0.176cm" fo:border="0.05pt solid #000000" style:writing-mode="lr-tb"/>
    </style:style>
    <style:style style:name="Таблица4.G3" style:family="table-cell">
      <style:table-cell-properties fo:padding="0.176cm" fo:border="0.05pt solid #000000" style:writing-mode="lr-tb"/>
    </style:style>
    <style:style style:name="Таблица4.A4" style:family="table-cell">
      <style:table-cell-properties fo:padding="0.176cm" fo:border="0.05pt solid #000000" style:writing-mode="lr-tb"/>
    </style:style>
    <style:style style:name="Таблица4.B4" style:family="table-cell">
      <style:table-cell-properties fo:padding="0.176cm" fo:border="0.05pt solid #000000" style:writing-mode="lr-tb"/>
    </style:style>
    <style:style style:name="Таблица4.C4" style:family="table-cell">
      <style:table-cell-properties fo:padding="0.176cm" fo:border="0.05pt solid #000000" style:writing-mode="lr-tb"/>
    </style:style>
    <style:style style:name="Таблица4.D4" style:family="table-cell">
      <style:table-cell-properties fo:padding="0.176cm" fo:border="0.05pt solid #000000" style:writing-mode="lr-tb"/>
    </style:style>
    <style:style style:name="Таблица4.E4" style:family="table-cell">
      <style:table-cell-properties fo:padding="0.176cm" fo:border="0.05pt solid #000000" style:writing-mode="lr-tb"/>
    </style:style>
    <style:style style:name="Таблица4.F4" style:family="table-cell">
      <style:table-cell-properties fo:padding="0.176cm" fo:border="0.05pt solid #000000" style:writing-mode="lr-tb"/>
    </style:style>
    <style:style style:name="Таблица4.G4" style:family="table-cell">
      <style:table-cell-properties fo:padding="0.176cm" fo:border="0.05pt solid #000000" style:writing-mode="lr-tb"/>
    </style:style>
    <style:style style:name="Таблица4.5" style:family="table-row">
      <style:table-row-properties style:min-row-height="1.094cm" style:use-optimal-row-height="false"/>
    </style:style>
    <style:style style:name="Таблица4.A5" style:family="table-cell">
      <style:table-cell-properties fo:padding="0.176cm" fo:border="0.05pt solid #000000" style:writing-mode="lr-tb"/>
    </style:style>
    <style:style style:name="Таблица4.B5" style:family="table-cell">
      <style:table-cell-properties fo:padding="0.176cm" fo:border="0.05pt solid #000000" style:writing-mode="lr-tb"/>
    </style:style>
    <style:style style:name="Таблица4.C5" style:family="table-cell">
      <style:table-cell-properties fo:padding="0.176cm" fo:border="0.05pt solid #000000" style:writing-mode="lr-tb"/>
    </style:style>
    <style:style style:name="Таблица4.D5" style:family="table-cell">
      <style:table-cell-properties fo:padding="0.176cm" fo:border="0.05pt solid #000000" style:writing-mode="lr-tb"/>
    </style:style>
    <style:style style:name="Таблица4.E5" style:family="table-cell">
      <style:table-cell-properties fo:padding="0.176cm" fo:border="0.05pt solid #000000" style:writing-mode="lr-tb"/>
    </style:style>
    <style:style style:name="Таблица4.F5" style:family="table-cell">
      <style:table-cell-properties fo:padding="0.176cm" fo:border="0.05pt solid #000000" style:writing-mode="lr-tb"/>
    </style:style>
    <style:style style:name="Таблица4.G5" style:family="table-cell">
      <style:table-cell-properties fo:padding="0.176cm" fo:border="0.05pt solid #000000" style:writing-mode="lr-tb"/>
    </style:style>
    <style:style style:name="Таблица4.A6" style:family="table-cell">
      <style:table-cell-properties fo:padding="0.176cm" fo:border="0.05pt solid #000000" style:writing-mode="lr-tb"/>
    </style:style>
    <style:style style:name="Таблица4.B6" style:family="table-cell">
      <style:table-cell-properties fo:padding="0.176cm" fo:border="0.05pt solid #000000" style:writing-mode="lr-tb"/>
    </style:style>
    <style:style style:name="Таблица4.C6" style:family="table-cell">
      <style:table-cell-properties fo:padding="0.176cm" fo:border="0.05pt solid #000000" style:writing-mode="lr-tb"/>
    </style:style>
    <style:style style:name="Таблица4.D6" style:family="table-cell">
      <style:table-cell-properties fo:padding="0.176cm" fo:border="0.05pt solid #000000" style:writing-mode="lr-tb"/>
    </style:style>
    <style:style style:name="Таблица4.E6" style:family="table-cell">
      <style:table-cell-properties fo:padding="0.176cm" fo:border="0.05pt solid #000000" style:writing-mode="lr-tb"/>
    </style:style>
    <style:style style:name="Таблица4.F6" style:family="table-cell">
      <style:table-cell-properties fo:padding="0.176cm" fo:border="0.05pt solid #000000" style:writing-mode="lr-tb"/>
    </style:style>
    <style:style style:name="Таблица4.G6" style:family="table-cell">
      <style:table-cell-properties fo:padding="0.176cm" fo:border="0.05pt solid #000000" style:writing-mode="lr-tb"/>
    </style:style>
    <style:style style:name="Таблица4.A7" style:family="table-cell">
      <style:table-cell-properties fo:padding="0.176cm" fo:border="0.05pt solid #000000" style:writing-mode="lr-tb"/>
    </style:style>
    <style:style style:name="Таблица4.B7" style:family="table-cell">
      <style:table-cell-properties fo:padding="0.176cm" fo:border="0.05pt solid #000000" style:writing-mode="lr-tb"/>
    </style:style>
    <style:style style:name="Таблица4.C7" style:family="table-cell">
      <style:table-cell-properties fo:padding="0.176cm" fo:border="0.05pt solid #000000" style:writing-mode="lr-tb"/>
    </style:style>
    <style:style style:name="Таблица4.D7" style:family="table-cell">
      <style:table-cell-properties fo:padding="0.176cm" fo:border="0.05pt solid #000000" style:writing-mode="lr-tb"/>
    </style:style>
    <style:style style:name="Таблица4.E7" style:family="table-cell">
      <style:table-cell-properties fo:padding="0.176cm" fo:border="0.05pt solid #000000" style:writing-mode="lr-tb"/>
    </style:style>
    <style:style style:name="Таблица4.F7" style:family="table-cell">
      <style:table-cell-properties fo:padding="0.176cm" fo:border="0.05pt solid #000000" style:writing-mode="lr-tb"/>
    </style:style>
    <style:style style:name="Таблица4.G7" style:family="table-cell">
      <style:table-cell-properties fo:padding="0.176cm" fo:border="0.05pt solid #000000" style:writing-mode="lr-tb"/>
    </style:style>
    <style:style style:name="Таблица5" style:family="table">
      <style:table-properties style:width="15.849cm" fo:margin-left="0cm" table:align="left"/>
    </style:style>
    <style:style style:name="Таблица5.A" style:family="table-column">
      <style:table-column-properties style:column-width="5.184cm"/>
    </style:style>
    <style:style style:name="Таблица5.B" style:family="table-column">
      <style:table-column-properties style:column-width="1.826cm"/>
    </style:style>
    <style:style style:name="Таблица5.C" style:family="table-column">
      <style:table-column-properties style:column-width="1.827cm"/>
    </style:style>
    <style:style style:name="Таблица5.D" style:family="table-column">
      <style:table-column-properties style:column-width="1.612cm"/>
    </style:style>
    <style:style style:name="Таблица5.E" style:family="table-column">
      <style:table-column-properties style:column-width="1.774cm"/>
    </style:style>
    <style:style style:name="Таблица5.F" style:family="table-column">
      <style:table-column-properties style:column-width="1.588cm"/>
    </style:style>
    <style:style style:name="Таблица5.G" style:family="table-column">
      <style:table-column-properties style:column-width="2.037cm"/>
    </style:style>
    <style:style style:name="Таблица5.A1" style:family="table-cell">
      <style:table-cell-properties fo:background-color="#d9d9d9" fo:padding="0.176cm" fo:border="0.05pt solid #000000" style:writing-mode="lr-tb">
        <style:background-image/>
      </style:table-cell-properties>
    </style:style>
    <style:style style:name="Таблица5.A2" style:family="table-cell">
      <style:table-cell-properties fo:padding="0.176cm" fo:border="0.05pt solid #000000" style:writing-mode="lr-tb"/>
    </style:style>
    <style:style style:name="Таблица5.B2" style:family="table-cell">
      <style:table-cell-properties fo:padding="0.176cm" fo:border="0.05pt solid #000000" style:writing-mode="lr-tb"/>
    </style:style>
    <style:style style:name="Таблица5.C2" style:family="table-cell">
      <style:table-cell-properties fo:padding="0.176cm" fo:border="0.05pt solid #000000" style:writing-mode="lr-tb"/>
    </style:style>
    <style:style style:name="Таблица5.D2" style:family="table-cell">
      <style:table-cell-properties fo:padding="0.176cm" fo:border="0.05pt solid #000000" style:writing-mode="lr-tb"/>
    </style:style>
    <style:style style:name="Таблица5.E2" style:family="table-cell">
      <style:table-cell-properties fo:padding="0.176cm" fo:border="0.05pt solid #000000" style:writing-mode="lr-tb"/>
    </style:style>
    <style:style style:name="Таблица5.F2" style:family="table-cell">
      <style:table-cell-properties fo:padding="0.176cm" fo:border="0.05pt solid #000000" style:writing-mode="lr-tb"/>
    </style:style>
    <style:style style:name="Таблица5.G2" style:family="table-cell">
      <style:table-cell-properties fo:padding="0.176cm" fo:border="0.05pt solid #000000" style:writing-mode="lr-tb"/>
    </style:style>
    <style:style style:name="Таблица5.A3" style:family="table-cell">
      <style:table-cell-properties fo:padding="0.176cm" fo:border="0.05pt solid #000000" style:writing-mode="lr-tb"/>
    </style:style>
    <style:style style:name="Таблица5.B3" style:family="table-cell">
      <style:table-cell-properties fo:padding="0.176cm" fo:border="0.05pt solid #000000" style:writing-mode="lr-tb"/>
    </style:style>
    <style:style style:name="Таблица5.C3" style:family="table-cell">
      <style:table-cell-properties fo:padding="0.176cm" fo:border="0.05pt solid #000000" style:writing-mode="lr-tb"/>
    </style:style>
    <style:style style:name="Таблица5.D3" style:family="table-cell">
      <style:table-cell-properties fo:padding="0.176cm" fo:border="0.05pt solid #000000" style:writing-mode="lr-tb"/>
    </style:style>
    <style:style style:name="Таблица5.E3" style:family="table-cell">
      <style:table-cell-properties fo:padding="0.176cm" fo:border="0.05pt solid #000000" style:writing-mode="lr-tb"/>
    </style:style>
    <style:style style:name="Таблица5.F3" style:family="table-cell">
      <style:table-cell-properties fo:padding="0.176cm" fo:border="0.05pt solid #000000" style:writing-mode="lr-tb"/>
    </style:style>
    <style:style style:name="Таблица5.G3" style:family="table-cell">
      <style:table-cell-properties fo:padding="0.176cm" fo:border="0.05pt solid #000000" style:writing-mode="lr-tb"/>
    </style:style>
    <style:style style:name="Таблица5.A4" style:family="table-cell">
      <style:table-cell-properties fo:padding="0.176cm" fo:border="0.05pt solid #000000" style:writing-mode="lr-tb"/>
    </style:style>
    <style:style style:name="Таблица5.B4" style:family="table-cell">
      <style:table-cell-properties fo:padding="0.176cm" fo:border="0.05pt solid #000000" style:writing-mode="lr-tb"/>
    </style:style>
    <style:style style:name="Таблица5.C4" style:family="table-cell">
      <style:table-cell-properties fo:padding="0.176cm" fo:border="0.05pt solid #000000" style:writing-mode="lr-tb"/>
    </style:style>
    <style:style style:name="Таблица5.D4" style:family="table-cell">
      <style:table-cell-properties fo:padding="0.176cm" fo:border="0.05pt solid #000000" style:writing-mode="lr-tb"/>
    </style:style>
    <style:style style:name="Таблица5.E4" style:family="table-cell">
      <style:table-cell-properties fo:padding="0.176cm" fo:border="0.05pt solid #000000" style:writing-mode="lr-tb"/>
    </style:style>
    <style:style style:name="Таблица5.F4" style:family="table-cell">
      <style:table-cell-properties fo:padding="0.176cm" fo:border="0.05pt solid #000000" style:writing-mode="lr-tb"/>
    </style:style>
    <style:style style:name="Таблица5.G4" style:family="table-cell">
      <style:table-cell-properties fo:padding="0.176cm" fo:border="0.05pt solid #000000" style:writing-mode="lr-tb"/>
    </style:style>
    <style:style style:name="Таблица5.A5" style:family="table-cell">
      <style:table-cell-properties fo:padding="0.176cm" fo:border="0.05pt solid #000000" style:writing-mode="lr-tb"/>
    </style:style>
    <style:style style:name="Таблица5.B5" style:family="table-cell">
      <style:table-cell-properties fo:padding="0.176cm" fo:border="0.05pt solid #000000" style:writing-mode="lr-tb"/>
    </style:style>
    <style:style style:name="Таблица5.C5" style:family="table-cell">
      <style:table-cell-properties fo:padding="0.176cm" fo:border="0.05pt solid #000000" style:writing-mode="lr-tb"/>
    </style:style>
    <style:style style:name="Таблица5.D5" style:family="table-cell">
      <style:table-cell-properties fo:padding="0.176cm" fo:border="0.05pt solid #000000" style:writing-mode="lr-tb"/>
    </style:style>
    <style:style style:name="Таблица5.E5" style:family="table-cell">
      <style:table-cell-properties fo:padding="0.176cm" fo:border="0.05pt solid #000000" style:writing-mode="lr-tb"/>
    </style:style>
    <style:style style:name="Таблица5.F5" style:family="table-cell">
      <style:table-cell-properties fo:padding="0.176cm" fo:border="0.05pt solid #000000" style:writing-mode="lr-tb"/>
    </style:style>
    <style:style style:name="Таблица5.G5" style:family="table-cell">
      <style:table-cell-properties fo:padding="0.176cm" fo:border="0.05pt solid #000000" style:writing-mode="lr-tb"/>
    </style:style>
    <style:style style:name="Таблица5.A6" style:family="table-cell">
      <style:table-cell-properties fo:padding="0.176cm" fo:border="0.05pt solid #000000" style:writing-mode="lr-tb"/>
    </style:style>
    <style:style style:name="Таблица5.B6" style:family="table-cell">
      <style:table-cell-properties fo:padding="0.176cm" fo:border="0.05pt solid #000000" style:writing-mode="lr-tb"/>
    </style:style>
    <style:style style:name="Таблица5.C6" style:family="table-cell">
      <style:table-cell-properties fo:padding="0.176cm" fo:border="0.05pt solid #000000" style:writing-mode="lr-tb"/>
    </style:style>
    <style:style style:name="Таблица5.D6" style:family="table-cell">
      <style:table-cell-properties fo:padding="0.176cm" fo:border="0.05pt solid #000000" style:writing-mode="lr-tb"/>
    </style:style>
    <style:style style:name="Таблица5.E6" style:family="table-cell">
      <style:table-cell-properties fo:padding="0.176cm" fo:border="0.05pt solid #000000" style:writing-mode="lr-tb"/>
    </style:style>
    <style:style style:name="Таблица5.F6" style:family="table-cell">
      <style:table-cell-properties fo:padding="0.176cm" fo:border="0.05pt solid #000000" style:writing-mode="lr-tb"/>
    </style:style>
    <style:style style:name="Таблица5.G6" style:family="table-cell">
      <style:table-cell-properties fo:padding="0.176cm" fo:border="0.05pt solid #000000" style:writing-mode="lr-tb"/>
    </style:style>
    <style:style style:name="Таблица6" style:family="table">
      <style:table-properties style:width="15.928cm" fo:margin-left="0cm" table:align="left"/>
    </style:style>
    <style:style style:name="Таблица6.A" style:family="table-column">
      <style:table-column-properties style:column-width="5.106cm"/>
    </style:style>
    <style:style style:name="Таблица6.B" style:family="table-column">
      <style:table-column-properties style:column-width="1.93cm"/>
    </style:style>
    <style:style style:name="Таблица6.C" style:family="table-column">
      <style:table-column-properties style:column-width="1.773cm"/>
    </style:style>
    <style:style style:name="Таблица6.D" style:family="table-column">
      <style:table-column-properties style:column-width="1.64cm"/>
    </style:style>
    <style:style style:name="Таблица6.E" style:family="table-column">
      <style:table-column-properties style:column-width="1.799cm"/>
    </style:style>
    <style:style style:name="Таблица6.F" style:family="table-column">
      <style:table-column-properties style:column-width="1.614cm"/>
    </style:style>
    <style:style style:name="Таблица6.G" style:family="table-column">
      <style:table-column-properties style:column-width="2.066cm"/>
    </style:style>
    <style:style style:name="Таблица6.A1" style:family="table-cell">
      <style:table-cell-properties fo:background-color="#d9d9d9" fo:padding="0.176cm" fo:border="0.05pt solid #000000" style:writing-mode="lr-tb">
        <style:background-image/>
      </style:table-cell-properties>
    </style:style>
    <style:style style:name="Таблица6.A2" style:family="table-cell">
      <style:table-cell-properties fo:padding="0.176cm" fo:border="0.05pt solid #000000" style:writing-mode="lr-tb"/>
    </style:style>
    <style:style style:name="Таблица6.B2" style:family="table-cell">
      <style:table-cell-properties fo:padding="0.176cm" fo:border="0.05pt solid #000000" style:writing-mode="lr-tb"/>
    </style:style>
    <style:style style:name="Таблица6.C2" style:family="table-cell">
      <style:table-cell-properties fo:padding="0.176cm" fo:border="0.05pt solid #000000" style:writing-mode="lr-tb"/>
    </style:style>
    <style:style style:name="Таблица6.D2" style:family="table-cell">
      <style:table-cell-properties fo:padding="0.176cm" fo:border="0.05pt solid #000000" style:writing-mode="lr-tb"/>
    </style:style>
    <style:style style:name="Таблица6.E2" style:family="table-cell">
      <style:table-cell-properties fo:padding="0.176cm" fo:border="0.05pt solid #000000" style:writing-mode="lr-tb"/>
    </style:style>
    <style:style style:name="Таблица6.F2" style:family="table-cell">
      <style:table-cell-properties fo:padding="0.176cm" fo:border="0.05pt solid #000000" style:writing-mode="lr-tb"/>
    </style:style>
    <style:style style:name="Таблица6.G2" style:family="table-cell">
      <style:table-cell-properties fo:padding="0.176cm" fo:border="0.05pt solid #000000" style:writing-mode="lr-tb"/>
    </style:style>
    <style:style style:name="Таблица6.A3" style:family="table-cell">
      <style:table-cell-properties fo:padding="0.176cm" fo:border="0.05pt solid #000000" style:writing-mode="lr-tb"/>
    </style:style>
    <style:style style:name="Таблица6.B3" style:family="table-cell">
      <style:table-cell-properties fo:padding="0.176cm" fo:border="0.05pt solid #000000" style:writing-mode="lr-tb"/>
    </style:style>
    <style:style style:name="Таблица6.C3" style:family="table-cell">
      <style:table-cell-properties fo:padding="0.176cm" fo:border="0.05pt solid #000000" style:writing-mode="lr-tb"/>
    </style:style>
    <style:style style:name="Таблица6.D3" style:family="table-cell">
      <style:table-cell-properties fo:padding="0.176cm" fo:border="0.05pt solid #000000" style:writing-mode="lr-tb"/>
    </style:style>
    <style:style style:name="Таблица6.E3" style:family="table-cell">
      <style:table-cell-properties fo:padding="0.176cm" fo:border="0.05pt solid #000000" style:writing-mode="lr-tb"/>
    </style:style>
    <style:style style:name="Таблица6.F3" style:family="table-cell">
      <style:table-cell-properties fo:padding="0.176cm" fo:border="0.05pt solid #000000" style:writing-mode="lr-tb"/>
    </style:style>
    <style:style style:name="Таблица6.G3" style:family="table-cell">
      <style:table-cell-properties fo:padding="0.176cm" fo:border="0.05pt solid #000000" style:writing-mode="lr-tb"/>
    </style:style>
    <style:style style:name="Таблица7" style:family="table">
      <style:table-properties style:width="15.928cm" fo:margin-left="0cm" table:align="left"/>
    </style:style>
    <style:style style:name="Таблица7.A" style:family="table-column">
      <style:table-column-properties style:column-width="5.054cm"/>
    </style:style>
    <style:style style:name="Таблица7.B" style:family="table-column">
      <style:table-column-properties style:column-width="1.905cm"/>
    </style:style>
    <style:style style:name="Таблица7.C" style:family="table-column">
      <style:table-column-properties style:column-width="1.797cm"/>
    </style:style>
    <style:style style:name="Таблица7.D" style:family="table-column">
      <style:table-column-properties style:column-width="1.64cm"/>
    </style:style>
    <style:style style:name="Таблица7.E" style:family="table-column">
      <style:table-column-properties style:column-width="1.88cm"/>
    </style:style>
    <style:style style:name="Таблица7.F" style:family="table-column">
      <style:table-column-properties style:column-width="1.561cm"/>
    </style:style>
    <style:style style:name="Таблица7.G" style:family="table-column">
      <style:table-column-properties style:column-width="2.09cm"/>
    </style:style>
    <style:style style:name="Таблица7.A1" style:family="table-cell">
      <style:table-cell-properties fo:background-color="#d9d9d9" fo:padding="0.176cm" fo:border="0.05pt solid #000000" style:writing-mode="lr-tb">
        <style:background-image/>
      </style:table-cell-properties>
    </style:style>
    <style:style style:name="Таблица7.A2" style:family="table-cell">
      <style:table-cell-properties fo:padding="0.176cm" fo:border="0.05pt solid #000000" style:writing-mode="lr-tb"/>
    </style:style>
    <style:style style:name="Таблица7.B2" style:family="table-cell">
      <style:table-cell-properties fo:padding="0.176cm" fo:border="0.05pt solid #000000" style:writing-mode="lr-tb"/>
    </style:style>
    <style:style style:name="Таблица7.C2" style:family="table-cell">
      <style:table-cell-properties fo:padding="0.176cm" fo:border="0.05pt solid #000000" style:writing-mode="lr-tb"/>
    </style:style>
    <style:style style:name="Таблица7.D2" style:family="table-cell">
      <style:table-cell-properties fo:padding="0.176cm" fo:border="0.05pt solid #000000" style:writing-mode="lr-tb"/>
    </style:style>
    <style:style style:name="Таблица7.E2" style:family="table-cell">
      <style:table-cell-properties fo:padding="0.176cm" fo:border="0.05pt solid #000000" style:writing-mode="lr-tb"/>
    </style:style>
    <style:style style:name="Таблица7.F2" style:family="table-cell">
      <style:table-cell-properties fo:padding="0.176cm" fo:border="0.05pt solid #000000" style:writing-mode="lr-tb"/>
    </style:style>
    <style:style style:name="Таблица7.G2" style:family="table-cell">
      <style:table-cell-properties fo:padding="0.176cm" fo:border="0.05pt solid #000000" style:writing-mode="lr-tb"/>
    </style:style>
    <style:style style:name="Таблица8" style:family="table">
      <style:table-properties style:width="15.954cm" fo:margin-left="0cm" table:align="left"/>
    </style:style>
    <style:style style:name="Таблица8.A" style:family="table-column">
      <style:table-column-properties style:column-width="5.027cm"/>
    </style:style>
    <style:style style:name="Таблица8.B" style:family="table-column">
      <style:table-column-properties style:column-width="1.93cm"/>
    </style:style>
    <style:style style:name="Таблица8.C" style:family="table-column">
      <style:table-column-properties style:column-width="1.773cm"/>
    </style:style>
    <style:style style:name="Таблица8.D" style:family="table-column">
      <style:table-column-properties style:column-width="1.667cm"/>
    </style:style>
    <style:style style:name="Таблица8.E" style:family="table-column">
      <style:table-column-properties style:column-width="1.905cm"/>
    </style:style>
    <style:style style:name="Таблица8.F" style:family="table-column">
      <style:table-column-properties style:column-width="1.508cm"/>
    </style:style>
    <style:style style:name="Таблица8.G" style:family="table-column">
      <style:table-column-properties style:column-width="2.145cm"/>
    </style:style>
    <style:style style:name="Таблица8.A1" style:family="table-cell">
      <style:table-cell-properties fo:background-color="#d9d9d9" fo:padding="0.176cm" fo:border="0.05pt solid #000000" style:writing-mode="lr-tb">
        <style:background-image/>
      </style:table-cell-properties>
    </style:style>
    <style:style style:name="Таблица8.A2" style:family="table-cell">
      <style:table-cell-properties fo:padding="0.176cm" fo:border="0.05pt solid #000000" style:writing-mode="lr-tb"/>
    </style:style>
    <style:style style:name="Таблица8.B2" style:family="table-cell">
      <style:table-cell-properties fo:padding="0.176cm" fo:border="0.05pt solid #000000" style:writing-mode="lr-tb"/>
    </style:style>
    <style:style style:name="Таблица8.C2" style:family="table-cell">
      <style:table-cell-properties fo:padding="0.176cm" fo:border="0.05pt solid #000000" style:writing-mode="lr-tb"/>
    </style:style>
    <style:style style:name="Таблица8.D2" style:family="table-cell">
      <style:table-cell-properties fo:padding="0.176cm" fo:border="0.05pt solid #000000" style:writing-mode="lr-tb"/>
    </style:style>
    <style:style style:name="Таблица8.E2" style:family="table-cell">
      <style:table-cell-properties fo:padding="0.176cm" fo:border="0.05pt solid #000000" style:writing-mode="lr-tb"/>
    </style:style>
    <style:style style:name="Таблица8.F2" style:family="table-cell">
      <style:table-cell-properties fo:padding="0.176cm" fo:border="0.05pt solid #000000" style:writing-mode="lr-tb"/>
    </style:style>
    <style:style style:name="Таблица8.G2" style:family="table-cell">
      <style:table-cell-properties fo:padding="0.176cm" fo:border="0.05pt solid #000000" style:writing-mode="lr-tb"/>
    </style:style>
    <style:style style:name="Таблица8.A3" style:family="table-cell">
      <style:table-cell-properties fo:padding="0.176cm" fo:border="0.05pt solid #000000" style:writing-mode="lr-tb"/>
    </style:style>
    <style:style style:name="Таблица8.B3" style:family="table-cell">
      <style:table-cell-properties fo:padding="0.176cm" fo:border="0.05pt solid #000000" style:writing-mode="lr-tb"/>
    </style:style>
    <style:style style:name="Таблица8.C3" style:family="table-cell">
      <style:table-cell-properties fo:padding="0.176cm" fo:border="0.05pt solid #000000" style:writing-mode="lr-tb"/>
    </style:style>
    <style:style style:name="Таблица8.D3" style:family="table-cell">
      <style:table-cell-properties fo:padding="0.176cm" fo:border="0.05pt solid #000000" style:writing-mode="lr-tb"/>
    </style:style>
    <style:style style:name="Таблица8.E3" style:family="table-cell">
      <style:table-cell-properties fo:padding="0.176cm" fo:border="0.05pt solid #000000" style:writing-mode="lr-tb"/>
    </style:style>
    <style:style style:name="Таблица8.F3" style:family="table-cell">
      <style:table-cell-properties fo:padding="0.176cm" fo:border="0.05pt solid #000000" style:writing-mode="lr-tb"/>
    </style:style>
    <style:style style:name="Таблица8.G3" style:family="table-cell">
      <style:table-cell-properties fo:padding="0.176cm" fo:border="0.05pt solid #000000" style:writing-mode="lr-tb"/>
    </style:style>
    <style:style style:name="Таблица8.A4" style:family="table-cell">
      <style:table-cell-properties fo:padding="0.176cm" fo:border="0.05pt solid #000000" style:writing-mode="lr-tb"/>
    </style:style>
    <style:style style:name="Таблица8.B4" style:family="table-cell">
      <style:table-cell-properties fo:padding="0.176cm" fo:border="0.05pt solid #000000" style:writing-mode="lr-tb"/>
    </style:style>
    <style:style style:name="Таблица8.C4" style:family="table-cell">
      <style:table-cell-properties fo:padding="0.176cm" fo:border="0.05pt solid #000000" style:writing-mode="lr-tb"/>
    </style:style>
    <style:style style:name="Таблица8.D4" style:family="table-cell">
      <style:table-cell-properties fo:padding="0.176cm" fo:border="0.05pt solid #000000" style:writing-mode="lr-tb"/>
    </style:style>
    <style:style style:name="Таблица8.E4" style:family="table-cell">
      <style:table-cell-properties fo:padding="0.176cm" fo:border="0.05pt solid #000000" style:writing-mode="lr-tb"/>
    </style:style>
    <style:style style:name="Таблица8.F4" style:family="table-cell">
      <style:table-cell-properties fo:padding="0.176cm" fo:border="0.05pt solid #000000" style:writing-mode="lr-tb"/>
    </style:style>
    <style:style style:name="Таблица8.G4" style:family="table-cell">
      <style:table-cell-properties fo:padding="0.176cm" fo:border="0.05pt solid #000000" style:writing-mode="lr-tb"/>
    </style:style>
    <style:style style:name="Таблица9" style:family="table">
      <style:table-properties style:width="15.875cm" fo:margin-left="0cm" table:align="left"/>
    </style:style>
    <style:style style:name="Таблица9.A" style:family="table-column">
      <style:table-column-properties style:column-width="4.948cm"/>
    </style:style>
    <style:style style:name="Таблица9.B" style:family="table-column">
      <style:table-column-properties style:column-width="2.011cm"/>
    </style:style>
    <style:style style:name="Таблица9.C" style:family="table-column">
      <style:table-column-properties style:column-width="1.773cm"/>
    </style:style>
    <style:style style:name="Таблица9.D" style:family="table-column">
      <style:table-column-properties style:column-width="1.693cm"/>
    </style:style>
    <style:style style:name="Таблица9.E" style:family="table-column">
      <style:table-column-properties style:column-width="1.852cm"/>
    </style:style>
    <style:style style:name="Таблица9.F" style:family="table-column">
      <style:table-column-properties style:column-width="1.535cm"/>
    </style:style>
    <style:style style:name="Таблица9.G" style:family="table-column">
      <style:table-column-properties style:column-width="2.064cm"/>
    </style:style>
    <style:style style:name="Таблица9.A1" style:family="table-cell">
      <style:table-cell-properties fo:background-color="#d9d9d9" fo:padding="0.176cm" fo:border="0.05pt solid #000000" style:writing-mode="lr-tb">
        <style:background-image/>
      </style:table-cell-properties>
    </style:style>
    <style:style style:name="Таблица9.A2" style:family="table-cell">
      <style:table-cell-properties fo:padding="0.176cm" fo:border="0.05pt solid #000000" style:writing-mode="lr-tb"/>
    </style:style>
    <style:style style:name="Таблица9.B2" style:family="table-cell">
      <style:table-cell-properties fo:padding="0.176cm" fo:border="0.05pt solid #000000" style:writing-mode="lr-tb"/>
    </style:style>
    <style:style style:name="Таблица9.C2" style:family="table-cell">
      <style:table-cell-properties fo:padding="0.176cm" fo:border="0.05pt solid #000000" style:writing-mode="lr-tb"/>
    </style:style>
    <style:style style:name="Таблица9.D2" style:family="table-cell">
      <style:table-cell-properties fo:padding="0.176cm" fo:border="0.05pt solid #000000" style:writing-mode="lr-tb"/>
    </style:style>
    <style:style style:name="Таблица9.E2" style:family="table-cell">
      <style:table-cell-properties fo:padding="0.176cm" fo:border="0.05pt solid #000000" style:writing-mode="lr-tb"/>
    </style:style>
    <style:style style:name="Таблица9.F2" style:family="table-cell">
      <style:table-cell-properties fo:padding="0.176cm" fo:border="0.05pt solid #000000" style:writing-mode="lr-tb"/>
    </style:style>
    <style:style style:name="Таблица9.G2" style:family="table-cell">
      <style:table-cell-properties fo:padding="0.176cm" fo:border="0.05pt solid #000000" style:writing-mode="lr-tb"/>
    </style:style>
    <style:style style:name="Таблица9.3" style:family="table-row">
      <style:table-row-properties style:min-row-height="0.811cm" style:use-optimal-row-height="false"/>
    </style:style>
    <style:style style:name="Таблица9.A3" style:family="table-cell">
      <style:table-cell-properties fo:padding="0.176cm" fo:border="0.05pt solid #000000" style:writing-mode="lr-tb"/>
    </style:style>
    <style:style style:name="Таблица9.B3" style:family="table-cell">
      <style:table-cell-properties fo:padding="0.176cm" fo:border="0.05pt solid #000000" style:writing-mode="lr-tb"/>
    </style:style>
    <style:style style:name="Таблица9.C3" style:family="table-cell">
      <style:table-cell-properties fo:padding="0.176cm" fo:border="0.05pt solid #000000" style:writing-mode="lr-tb"/>
    </style:style>
    <style:style style:name="Таблица9.D3" style:family="table-cell">
      <style:table-cell-properties fo:padding="0.176cm" fo:border="0.05pt solid #000000" style:writing-mode="lr-tb"/>
    </style:style>
    <style:style style:name="Таблица9.E3" style:family="table-cell">
      <style:table-cell-properties fo:padding="0.176cm" fo:border="0.05pt solid #000000" style:writing-mode="lr-tb"/>
    </style:style>
    <style:style style:name="Таблица9.F3" style:family="table-cell">
      <style:table-cell-properties fo:padding="0.176cm" fo:border="0.05pt solid #000000" style:writing-mode="lr-tb"/>
    </style:style>
    <style:style style:name="Таблица9.G3" style:family="table-cell">
      <style:table-cell-properties fo:padding="0.176cm" fo:border="0.05pt solid #000000" style:writing-mode="lr-tb"/>
    </style:style>
    <style:style style:name="Таблица10" style:family="table">
      <style:table-properties style:width="15.822cm" fo:margin-left="0cm" table:align="left"/>
    </style:style>
    <style:style style:name="Таблица10.A" style:family="table-column">
      <style:table-column-properties style:column-width="4.868cm"/>
    </style:style>
    <style:style style:name="Таблица10.B" style:family="table-column">
      <style:table-column-properties style:column-width="2.064cm"/>
    </style:style>
    <style:style style:name="Таблица10.C" style:family="table-column">
      <style:table-column-properties style:column-width="1.746cm"/>
    </style:style>
    <style:style style:name="Таблица10.D" style:family="table-column">
      <style:table-column-properties style:column-width="1.748cm"/>
    </style:style>
    <style:style style:name="Таблица10.E" style:family="table-column">
      <style:table-column-properties style:column-width="1.826cm"/>
    </style:style>
    <style:style style:name="Таблица10.F" style:family="table-column">
      <style:table-column-properties style:column-width="1.561cm"/>
    </style:style>
    <style:style style:name="Таблица10.G" style:family="table-column">
      <style:table-column-properties style:column-width="2.009cm"/>
    </style:style>
    <style:style style:name="Таблица10.A1" style:family="table-cell">
      <style:table-cell-properties fo:background-color="#d9d9d9" fo:padding="0.176cm" fo:border="0.05pt solid #000000" style:writing-mode="lr-tb">
        <style:background-image/>
      </style:table-cell-properties>
    </style:style>
    <style:style style:name="Таблица10.A2" style:family="table-cell">
      <style:table-cell-properties fo:padding="0.176cm" fo:border="0.05pt solid #000000" style:writing-mode="lr-tb"/>
    </style:style>
    <style:style style:name="Таблица10.B2" style:family="table-cell">
      <style:table-cell-properties fo:padding="0.176cm" fo:border="0.05pt solid #000000" style:writing-mode="lr-tb"/>
    </style:style>
    <style:style style:name="Таблица10.C2" style:family="table-cell">
      <style:table-cell-properties fo:padding="0.176cm" fo:border="0.05pt solid #000000" style:writing-mode="lr-tb"/>
    </style:style>
    <style:style style:name="Таблица10.D2" style:family="table-cell">
      <style:table-cell-properties fo:padding="0.176cm" fo:border="0.05pt solid #000000" style:writing-mode="lr-tb"/>
    </style:style>
    <style:style style:name="Таблица10.E2" style:family="table-cell">
      <style:table-cell-properties fo:padding="0.176cm" fo:border="0.05pt solid #000000" style:writing-mode="lr-tb"/>
    </style:style>
    <style:style style:name="Таблица10.F2" style:family="table-cell">
      <style:table-cell-properties fo:padding="0.176cm" fo:border="0.05pt solid #000000" style:writing-mode="lr-tb"/>
    </style:style>
    <style:style style:name="Таблица10.G2" style:family="table-cell">
      <style:table-cell-properties fo:padding="0.176cm" fo:border="0.05pt solid #000000" style:writing-mode="lr-tb"/>
    </style:style>
    <style:style style:name="Таблица10.A3" style:family="table-cell">
      <style:table-cell-properties fo:padding="0.176cm" fo:border="0.05pt solid #000000" style:writing-mode="lr-tb"/>
    </style:style>
    <style:style style:name="Таблица10.B3" style:family="table-cell">
      <style:table-cell-properties fo:padding="0.176cm" fo:border="0.05pt solid #000000" style:writing-mode="lr-tb"/>
    </style:style>
    <style:style style:name="Таблица10.C3" style:family="table-cell">
      <style:table-cell-properties fo:padding="0.176cm" fo:border="0.05pt solid #000000" style:writing-mode="lr-tb"/>
    </style:style>
    <style:style style:name="Таблица10.D3" style:family="table-cell">
      <style:table-cell-properties fo:padding="0.176cm" fo:border="0.05pt solid #000000" style:writing-mode="lr-tb"/>
    </style:style>
    <style:style style:name="Таблица10.E3" style:family="table-cell">
      <style:table-cell-properties fo:padding="0.176cm" fo:border="0.05pt solid #000000" style:writing-mode="lr-tb"/>
    </style:style>
    <style:style style:name="Таблица10.F3" style:family="table-cell">
      <style:table-cell-properties fo:padding="0.176cm" fo:border="0.05pt solid #000000" style:writing-mode="lr-tb"/>
    </style:style>
    <style:style style:name="Таблица10.G3" style:family="table-cell">
      <style:table-cell-properties fo:padding="0.176cm" fo:border="0.05pt solid #000000" style:writing-mode="lr-tb"/>
    </style:style>
    <style:style style:name="Таблица10.A4" style:family="table-cell">
      <style:table-cell-properties fo:padding="0.176cm" fo:border="0.05pt solid #000000" style:writing-mode="lr-tb"/>
    </style:style>
    <style:style style:name="Таблица10.B4" style:family="table-cell">
      <style:table-cell-properties fo:padding="0.176cm" fo:border="0.05pt solid #000000" style:writing-mode="lr-tb"/>
    </style:style>
    <style:style style:name="Таблица10.C4" style:family="table-cell">
      <style:table-cell-properties fo:padding="0.176cm" fo:border="0.05pt solid #000000" style:writing-mode="lr-tb"/>
    </style:style>
    <style:style style:name="Таблица10.D4" style:family="table-cell">
      <style:table-cell-properties fo:padding="0.176cm" fo:border="0.05pt solid #000000" style:writing-mode="lr-tb"/>
    </style:style>
    <style:style style:name="Таблица10.E4" style:family="table-cell">
      <style:table-cell-properties fo:padding="0.176cm" fo:border="0.05pt solid #000000" style:writing-mode="lr-tb"/>
    </style:style>
    <style:style style:name="Таблица10.F4" style:family="table-cell">
      <style:table-cell-properties fo:padding="0.176cm" fo:border="0.05pt solid #000000" style:writing-mode="lr-tb"/>
    </style:style>
    <style:style style:name="Таблица10.G4" style:family="table-cell">
      <style:table-cell-properties fo:padding="0.176cm" fo:border="0.05pt solid #000000" style:writing-mode="lr-tb"/>
    </style:style>
    <style:style style:name="Таблица10.A5" style:family="table-cell">
      <style:table-cell-properties fo:padding="0.176cm" fo:border="0.05pt solid #000000" style:writing-mode="lr-tb"/>
    </style:style>
    <style:style style:name="Таблица10.B5" style:family="table-cell">
      <style:table-cell-properties fo:padding="0.176cm" fo:border="0.05pt solid #000000" style:writing-mode="lr-tb"/>
    </style:style>
    <style:style style:name="Таблица10.C5" style:family="table-cell">
      <style:table-cell-properties fo:padding="0.176cm" fo:border="0.05pt solid #000000" style:writing-mode="lr-tb"/>
    </style:style>
    <style:style style:name="Таблица10.D5" style:family="table-cell">
      <style:table-cell-properties fo:padding="0.176cm" fo:border="0.05pt solid #000000" style:writing-mode="lr-tb"/>
    </style:style>
    <style:style style:name="Таблица10.E5" style:family="table-cell">
      <style:table-cell-properties fo:padding="0.176cm" fo:border="0.05pt solid #000000" style:writing-mode="lr-tb"/>
    </style:style>
    <style:style style:name="Таблица10.F5" style:family="table-cell">
      <style:table-cell-properties fo:padding="0.176cm" fo:border="0.05pt solid #000000" style:writing-mode="lr-tb"/>
    </style:style>
    <style:style style:name="Таблица10.G5" style:family="table-cell">
      <style:table-cell-properties fo:padding="0.176cm" fo:border="0.05pt solid #000000" style:writing-mode="lr-tb"/>
    </style:style>
    <style:style style:name="Таблица10.A6" style:family="table-cell">
      <style:table-cell-properties fo:padding="0.176cm" fo:border="0.05pt solid #000000" style:writing-mode="lr-tb"/>
    </style:style>
    <style:style style:name="Таблица10.B6" style:family="table-cell">
      <style:table-cell-properties fo:padding="0.176cm" fo:border="0.05pt solid #000000" style:writing-mode="lr-tb"/>
    </style:style>
    <style:style style:name="Таблица10.C6" style:family="table-cell">
      <style:table-cell-properties fo:padding="0.176cm" fo:border="0.05pt solid #000000" style:writing-mode="lr-tb"/>
    </style:style>
    <style:style style:name="Таблица10.D6" style:family="table-cell">
      <style:table-cell-properties fo:padding="0.176cm" fo:border="0.05pt solid #000000" style:writing-mode="lr-tb"/>
    </style:style>
    <style:style style:name="Таблица10.E6" style:family="table-cell">
      <style:table-cell-properties fo:padding="0.176cm" fo:border="0.05pt solid #000000" style:writing-mode="lr-tb"/>
    </style:style>
    <style:style style:name="Таблица10.F6" style:family="table-cell">
      <style:table-cell-properties fo:padding="0.176cm" fo:border="0.05pt solid #000000" style:writing-mode="lr-tb"/>
    </style:style>
    <style:style style:name="Таблица10.G6" style:family="table-cell">
      <style:table-cell-properties fo:padding="0.176cm" fo:border="0.05pt solid #000000" style:writing-mode="lr-tb"/>
    </style:style>
    <style:style style:name="Таблица10.A7" style:family="table-cell">
      <style:table-cell-properties fo:padding="0.176cm" fo:border="0.05pt solid #000000" style:writing-mode="lr-tb"/>
    </style:style>
    <style:style style:name="Таблица10.B7" style:family="table-cell">
      <style:table-cell-properties fo:padding="0.176cm" fo:border="0.05pt solid #000000" style:writing-mode="lr-tb"/>
    </style:style>
    <style:style style:name="Таблица10.C7" style:family="table-cell">
      <style:table-cell-properties fo:padding="0.176cm" fo:border="0.05pt solid #000000" style:writing-mode="lr-tb"/>
    </style:style>
    <style:style style:name="Таблица10.D7" style:family="table-cell">
      <style:table-cell-properties fo:padding="0.176cm" fo:border="0.05pt solid #000000" style:writing-mode="lr-tb"/>
    </style:style>
    <style:style style:name="Таблица10.E7" style:family="table-cell">
      <style:table-cell-properties fo:padding="0.176cm" fo:border="0.05pt solid #000000" style:writing-mode="lr-tb"/>
    </style:style>
    <style:style style:name="Таблица10.F7" style:family="table-cell">
      <style:table-cell-properties fo:padding="0.176cm" fo:border="0.05pt solid #000000" style:writing-mode="lr-tb"/>
    </style:style>
    <style:style style:name="Таблица10.G7" style:family="table-cell">
      <style:table-cell-properties fo:padding="0.176cm" fo:border="0.05pt solid #000000" style:writing-mode="lr-tb"/>
    </style:style>
    <style:style style:name="Таблица10.A8" style:family="table-cell">
      <style:table-cell-properties fo:padding="0.176cm" fo:border="0.05pt solid #000000" style:writing-mode="lr-tb"/>
    </style:style>
    <style:style style:name="Таблица10.B8" style:family="table-cell">
      <style:table-cell-properties fo:padding="0.176cm" fo:border="0.05pt solid #000000" style:writing-mode="lr-tb"/>
    </style:style>
    <style:style style:name="Таблица10.C8" style:family="table-cell">
      <style:table-cell-properties fo:padding="0.176cm" fo:border="0.05pt solid #000000" style:writing-mode="lr-tb"/>
    </style:style>
    <style:style style:name="Таблица10.D8" style:family="table-cell">
      <style:table-cell-properties fo:padding="0.176cm" fo:border="0.05pt solid #000000" style:writing-mode="lr-tb"/>
    </style:style>
    <style:style style:name="Таблица10.E8" style:family="table-cell">
      <style:table-cell-properties fo:padding="0.176cm" fo:border="0.05pt solid #000000" style:writing-mode="lr-tb"/>
    </style:style>
    <style:style style:name="Таблица10.F8" style:family="table-cell">
      <style:table-cell-properties fo:padding="0.176cm" fo:border="0.05pt solid #000000" style:writing-mode="lr-tb"/>
    </style:style>
    <style:style style:name="Таблица10.G8" style:family="table-cell">
      <style:table-cell-properties fo:padding="0.176cm" fo:border="0.05pt solid #000000" style:writing-mode="lr-tb"/>
    </style:style>
    <style:style style:name="Таблица10.A9" style:family="table-cell">
      <style:table-cell-properties fo:padding="0.176cm" fo:border="0.05pt solid #000000" style:writing-mode="lr-tb"/>
    </style:style>
    <style:style style:name="Таблица10.B9" style:family="table-cell">
      <style:table-cell-properties fo:padding="0.176cm" fo:border="0.05pt solid #000000" style:writing-mode="lr-tb"/>
    </style:style>
    <style:style style:name="Таблица10.C9" style:family="table-cell">
      <style:table-cell-properties fo:padding="0.176cm" fo:border="0.05pt solid #000000" style:writing-mode="lr-tb"/>
    </style:style>
    <style:style style:name="Таблица10.D9" style:family="table-cell">
      <style:table-cell-properties fo:padding="0.176cm" fo:border="0.05pt solid #000000" style:writing-mode="lr-tb"/>
    </style:style>
    <style:style style:name="Таблица10.E9" style:family="table-cell">
      <style:table-cell-properties fo:padding="0.176cm" fo:border="0.05pt solid #000000" style:writing-mode="lr-tb"/>
    </style:style>
    <style:style style:name="Таблица10.F9" style:family="table-cell">
      <style:table-cell-properties fo:padding="0.176cm" fo:border="0.05pt solid #000000" style:writing-mode="lr-tb"/>
    </style:style>
    <style:style style:name="Таблица10.G9" style:family="table-cell">
      <style:table-cell-properties fo:padding="0.176cm" fo:border="0.05pt solid #000000" style:writing-mode="lr-tb"/>
    </style:style>
    <style:style style:name="Таблица10.A10" style:family="table-cell">
      <style:table-cell-properties fo:padding="0.176cm" fo:border="0.05pt solid #000000" style:writing-mode="lr-tb"/>
    </style:style>
    <style:style style:name="Таблица10.B10" style:family="table-cell">
      <style:table-cell-properties fo:padding="0.176cm" fo:border="0.05pt solid #000000" style:writing-mode="lr-tb"/>
    </style:style>
    <style:style style:name="Таблица10.C10" style:family="table-cell">
      <style:table-cell-properties fo:padding="0.176cm" fo:border="0.05pt solid #000000" style:writing-mode="lr-tb"/>
    </style:style>
    <style:style style:name="Таблица10.D10" style:family="table-cell">
      <style:table-cell-properties fo:padding="0.176cm" fo:border="0.05pt solid #000000" style:writing-mode="lr-tb"/>
    </style:style>
    <style:style style:name="Таблица10.E10" style:family="table-cell">
      <style:table-cell-properties fo:padding="0.176cm" fo:border="0.05pt solid #000000" style:writing-mode="lr-tb"/>
    </style:style>
    <style:style style:name="Таблица10.F10" style:family="table-cell">
      <style:table-cell-properties fo:padding="0.176cm" fo:border="0.05pt solid #000000" style:writing-mode="lr-tb"/>
    </style:style>
    <style:style style:name="Таблица10.G10" style:family="table-cell">
      <style:table-cell-properties fo:padding="0.176cm" fo:border="0.05pt solid #000000" style:writing-mode="lr-tb"/>
    </style:style>
    <style:style style:name="Таблица10.A11" style:family="table-cell">
      <style:table-cell-properties fo:padding="0.176cm" fo:border="0.05pt solid #000000" style:writing-mode="lr-tb"/>
    </style:style>
    <style:style style:name="Таблица10.B11" style:family="table-cell">
      <style:table-cell-properties fo:padding="0.176cm" fo:border="0.05pt solid #000000" style:writing-mode="lr-tb"/>
    </style:style>
    <style:style style:name="Таблица10.C11" style:family="table-cell">
      <style:table-cell-properties fo:padding="0.176cm" fo:border="0.05pt solid #000000" style:writing-mode="lr-tb"/>
    </style:style>
    <style:style style:name="Таблица10.D11" style:family="table-cell">
      <style:table-cell-properties fo:padding="0.176cm" fo:border="0.05pt solid #000000" style:writing-mode="lr-tb"/>
    </style:style>
    <style:style style:name="Таблица10.E11" style:family="table-cell">
      <style:table-cell-properties fo:padding="0.176cm" fo:border="0.05pt solid #000000" style:writing-mode="lr-tb"/>
    </style:style>
    <style:style style:name="Таблица10.F11" style:family="table-cell">
      <style:table-cell-properties fo:padding="0.176cm" fo:border="0.05pt solid #000000" style:writing-mode="lr-tb"/>
    </style:style>
    <style:style style:name="Таблица10.G11" style:family="table-cell">
      <style:table-cell-properties fo:padding="0.176cm" fo:border="0.05pt solid #000000" style:writing-mode="lr-tb"/>
    </style:style>
    <style:style style:name="Таблица10.A12" style:family="table-cell">
      <style:table-cell-properties fo:padding="0.176cm" fo:border="0.05pt solid #000000" style:writing-mode="lr-tb"/>
    </style:style>
    <style:style style:name="Таблица10.B12" style:family="table-cell">
      <style:table-cell-properties fo:padding="0.176cm" fo:border="0.05pt solid #000000" style:writing-mode="lr-tb"/>
    </style:style>
    <style:style style:name="Таблица10.C12" style:family="table-cell">
      <style:table-cell-properties fo:padding="0.176cm" fo:border="0.05pt solid #000000" style:writing-mode="lr-tb"/>
    </style:style>
    <style:style style:name="Таблица10.D12" style:family="table-cell">
      <style:table-cell-properties fo:padding="0.176cm" fo:border="0.05pt solid #000000" style:writing-mode="lr-tb"/>
    </style:style>
    <style:style style:name="Таблица10.E12" style:family="table-cell">
      <style:table-cell-properties fo:padding="0.176cm" fo:border="0.05pt solid #000000" style:writing-mode="lr-tb"/>
    </style:style>
    <style:style style:name="Таблица10.F12" style:family="table-cell">
      <style:table-cell-properties fo:padding="0.176cm" fo:border="0.05pt solid #000000" style:writing-mode="lr-tb"/>
    </style:style>
    <style:style style:name="Таблица10.G12" style:family="table-cell">
      <style:table-cell-properties fo:padding="0.176cm" fo:border="0.05pt solid #000000" style:writing-mode="lr-tb"/>
    </style:style>
    <style:style style:name="Таблица11" style:family="table">
      <style:table-properties style:width="15.928cm" fo:margin-left="0cm" table:align="left"/>
    </style:style>
    <style:style style:name="Таблица11.A" style:family="table-column">
      <style:table-column-properties style:column-width="4.789cm"/>
    </style:style>
    <style:style style:name="Таблица11.B" style:family="table-column">
      <style:table-column-properties style:column-width="2.037cm"/>
    </style:style>
    <style:style style:name="Таблица11.C" style:family="table-column">
      <style:table-column-properties style:column-width="1.773cm"/>
    </style:style>
    <style:style style:name="Таблица11.E" style:family="table-column">
      <style:table-column-properties style:column-width="1.797cm"/>
    </style:style>
    <style:style style:name="Таблица11.F" style:family="table-column">
      <style:table-column-properties style:column-width="1.64cm"/>
    </style:style>
    <style:style style:name="Таблица11.G" style:family="table-column">
      <style:table-column-properties style:column-width="2.118cm"/>
    </style:style>
    <style:style style:name="Таблица11.A1" style:family="table-cell">
      <style:table-cell-properties fo:background-color="#d9d9d9" fo:padding="0.176cm" fo:border="0.05pt solid #000000" style:writing-mode="lr-tb">
        <style:background-image/>
      </style:table-cell-properties>
    </style:style>
    <style:style style:name="Таблица11.A2" style:family="table-cell">
      <style:table-cell-properties fo:padding="0.176cm" fo:border="0.05pt solid #000000" style:writing-mode="lr-tb"/>
    </style:style>
    <style:style style:name="Таблица11.B2" style:family="table-cell">
      <style:table-cell-properties fo:padding="0.176cm" fo:border="0.05pt solid #000000" style:writing-mode="lr-tb"/>
    </style:style>
    <style:style style:name="Таблица11.C2" style:family="table-cell">
      <style:table-cell-properties fo:padding="0.176cm" fo:border="0.05pt solid #000000" style:writing-mode="lr-tb"/>
    </style:style>
    <style:style style:name="Таблица11.D2" style:family="table-cell">
      <style:table-cell-properties fo:padding="0.176cm" fo:border="0.05pt solid #000000" style:writing-mode="lr-tb"/>
    </style:style>
    <style:style style:name="Таблица11.E2" style:family="table-cell">
      <style:table-cell-properties fo:padding="0.176cm" fo:border="0.05pt solid #000000" style:writing-mode="lr-tb"/>
    </style:style>
    <style:style style:name="Таблица11.F2" style:family="table-cell">
      <style:table-cell-properties fo:padding="0.176cm" fo:border="0.05pt solid #000000" style:writing-mode="lr-tb"/>
    </style:style>
    <style:style style:name="Таблица11.G2" style:family="table-cell">
      <style:table-cell-properties fo:padding="0.176cm" fo:border="0.05pt solid #000000" style:writing-mode="lr-tb"/>
    </style:style>
    <style:style style:name="Таблица11.A3" style:family="table-cell">
      <style:table-cell-properties fo:padding="0.176cm" fo:border="0.05pt solid #000000" style:writing-mode="lr-tb"/>
    </style:style>
    <style:style style:name="Таблица11.B3" style:family="table-cell">
      <style:table-cell-properties fo:padding="0.176cm" fo:border="0.05pt solid #000000" style:writing-mode="lr-tb"/>
    </style:style>
    <style:style style:name="Таблица11.C3" style:family="table-cell">
      <style:table-cell-properties fo:padding="0.176cm" fo:border="0.05pt solid #000000" style:writing-mode="lr-tb"/>
    </style:style>
    <style:style style:name="Таблица11.D3" style:family="table-cell">
      <style:table-cell-properties fo:padding="0.176cm" fo:border="0.05pt solid #000000" style:writing-mode="lr-tb"/>
    </style:style>
    <style:style style:name="Таблица11.E3" style:family="table-cell">
      <style:table-cell-properties fo:padding="0.176cm" fo:border="0.05pt solid #000000" style:writing-mode="lr-tb"/>
    </style:style>
    <style:style style:name="Таблица11.F3" style:family="table-cell">
      <style:table-cell-properties fo:padding="0.176cm" fo:border="0.05pt solid #000000" style:writing-mode="lr-tb"/>
    </style:style>
    <style:style style:name="Таблица11.G3" style:family="table-cell">
      <style:table-cell-properties fo:padding="0.176cm" fo:border="0.05pt solid #000000" style:writing-mode="lr-tb"/>
    </style:style>
    <style:style style:name="Таблица12" style:family="table">
      <style:table-properties style:width="10.165cm" fo:margin-left="0cm" table:align="left"/>
    </style:style>
    <style:style style:name="Таблица12.A" style:family="table-column">
      <style:table-column-properties style:column-width="3.38cm"/>
    </style:style>
    <style:style style:name="Таблица12.B" style:family="table-column">
      <style:table-column-properties style:column-width="3.75cm"/>
    </style:style>
    <style:style style:name="Таблица12.C" style:family="table-column">
      <style:table-column-properties style:column-width="3.036cm"/>
    </style:style>
    <style:style style:name="Таблица12.A1" style:family="table-cell">
      <style:table-cell-properties style:vertical-align="middle" fo:background-color="transparent" fo:padding="0.049cm" fo:border="none" style:writing-mode="lr-tb">
        <style:background-image/>
      </style:table-cell-properties>
    </style:style>
    <style:style style:name="Таблица12.A33" style:family="table-cell">
      <style:table-cell-properties style:vertical-align="middle" fo:padding="0.049cm" fo:border="none" style:writing-mode="lr-tb"/>
    </style:style>
    <style:style style:name="Таблица12.B33" style:family="table-cell">
      <style:table-cell-properties style:vertical-align="middle" fo:padding="0.049cm" fo:border="none" style:writing-mode="lr-tb"/>
    </style:style>
    <style:style style:name="Таблица12.C33" style:family="table-cell">
      <style:table-cell-properties style:vertical-align="middle" fo:padding="0.049cm" fo:border="none" style:writing-mode="lr-tb"/>
    </style:style>
    <style:style style:name="Таблица12.A34" style:family="table-cell">
      <style:table-cell-properties style:vertical-align="middle" fo:padding="0.049cm" fo:border="none" style:writing-mode="lr-tb"/>
    </style:style>
    <style:style style:name="Таблица12.B34" style:family="table-cell">
      <style:table-cell-properties style:vertical-align="middle" fo:padding="0.049cm" fo:border="none" style:writing-mode="lr-tb"/>
    </style:style>
    <style:style style:name="Таблица12.C34" style:family="table-cell">
      <style:table-cell-properties style:vertical-align="middle" fo:padding="0.049cm" fo:border="none" style:writing-mode="lr-tb"/>
    </style:style>
    <style:style style:name="Таблица12.A35" style:family="table-cell">
      <style:table-cell-properties style:vertical-align="middle" fo:padding="0.049cm" fo:border="none" style:writing-mode="lr-tb"/>
    </style:style>
    <style:style style:name="Таблица12.B35" style:family="table-cell">
      <style:table-cell-properties style:vertical-align="middle" fo:padding="0.049cm" fo:border="none" style:writing-mode="lr-tb"/>
    </style:style>
    <style:style style:name="Таблица12.C35" style:family="table-cell">
      <style:table-cell-properties style:vertical-align="middle" fo:padding="0.049cm" fo:border="none" style:writing-mode="lr-tb"/>
    </style:style>
    <style:style style:name="Таблица12.A36" style:family="table-cell">
      <style:table-cell-properties style:vertical-align="middle" fo:padding="0.049cm" fo:border="none" style:writing-mode="lr-tb"/>
    </style:style>
    <style:style style:name="Таблица12.B36" style:family="table-cell">
      <style:table-cell-properties style:vertical-align="middle" fo:padding="0.049cm" fo:border="none" style:writing-mode="lr-tb"/>
    </style:style>
    <style:style style:name="Таблица12.C36" style:family="table-cell">
      <style:table-cell-properties style:vertical-align="middle" fo:padding="0.049cm" fo:border="none" style:writing-mode="lr-tb"/>
    </style:style>
    <style:style style:name="Таблица12.A37" style:family="table-cell">
      <style:table-cell-properties style:vertical-align="middle" fo:padding="0.049cm" fo:border="none" style:writing-mode="lr-tb"/>
    </style:style>
    <style:style style:name="Таблица12.B37" style:family="table-cell">
      <style:table-cell-properties style:vertical-align="middle" fo:padding="0.049cm" fo:border="none" style:writing-mode="lr-tb"/>
    </style:style>
    <style:style style:name="Таблица12.C37" style:family="table-cell">
      <style:table-cell-properties style:vertical-align="middle" fo:padding="0.049cm" fo:border="none" style:writing-mode="lr-tb"/>
    </style:style>
    <style:style style:name="Таблица12.A38" style:family="table-cell">
      <style:table-cell-properties style:vertical-align="middle" fo:padding="0.049cm" fo:border="none" style:writing-mode="lr-tb"/>
    </style:style>
    <style:style style:name="Таблица12.B38" style:family="table-cell">
      <style:table-cell-properties style:vertical-align="middle" fo:padding="0.049cm" fo:border="none" style:writing-mode="lr-tb"/>
    </style:style>
    <style:style style:name="Таблица12.C38" style:family="table-cell">
      <style:table-cell-properties style:vertical-align="middle" fo:padding="0.049cm" fo:border="none" style:writing-mode="lr-tb"/>
    </style:style>
    <style:style style:name="Таблица12.A39" style:family="table-cell">
      <style:table-cell-properties style:vertical-align="middle" fo:padding="0.049cm" fo:border="none" style:writing-mode="lr-tb"/>
    </style:style>
    <style:style style:name="Таблица12.B39" style:family="table-cell">
      <style:table-cell-properties style:vertical-align="middle" fo:padding="0.049cm" fo:border="none" style:writing-mode="lr-tb"/>
    </style:style>
    <style:style style:name="Таблица12.C39" style:family="table-cell">
      <style:table-cell-properties style:vertical-align="middle" fo:padding="0.049cm" fo:border="none" style:writing-mode="lr-tb"/>
    </style:style>
    <style:style style:name="Таблица12.A40" style:family="table-cell">
      <style:table-cell-properties style:vertical-align="middle" fo:padding="0.049cm" fo:border="none" style:writing-mode="lr-tb"/>
    </style:style>
    <style:style style:name="Таблица12.B40" style:family="table-cell">
      <style:table-cell-properties style:vertical-align="middle" fo:padding="0.049cm" fo:border="none" style:writing-mode="lr-tb"/>
    </style:style>
    <style:style style:name="Таблица12.C40" style:family="table-cell">
      <style:table-cell-properties style:vertical-align="middle" fo:padding="0.049cm" fo:border="none" style:writing-mode="lr-tb"/>
    </style:style>
    <style:style style:name="Таблица12.A41" style:family="table-cell">
      <style:table-cell-properties style:vertical-align="middle" fo:padding="0.049cm" fo:border="none" style:writing-mode="lr-tb"/>
    </style:style>
    <style:style style:name="Таблица12.B41" style:family="table-cell">
      <style:table-cell-properties style:vertical-align="middle" fo:padding="0.049cm" fo:border="none" style:writing-mode="lr-tb"/>
    </style:style>
    <style:style style:name="Таблица12.C41" style:family="table-cell">
      <style:table-cell-properties style:vertical-align="middle" fo:padding="0.049cm" fo:border="none" style:writing-mode="lr-tb"/>
    </style:style>
    <style:style style:name="Таблица12.A42" style:family="table-cell">
      <style:table-cell-properties style:vertical-align="middle" fo:padding="0.049cm" fo:border="none" style:writing-mode="lr-tb"/>
    </style:style>
    <style:style style:name="Таблица12.B42" style:family="table-cell">
      <style:table-cell-properties style:vertical-align="middle" fo:padding="0.049cm" fo:border="none" style:writing-mode="lr-tb"/>
    </style:style>
    <style:style style:name="Таблица12.C42" style:family="table-cell">
      <style:table-cell-properties style:vertical-align="middle" fo:padding="0.049cm" fo:border="none" style:writing-mode="lr-tb"/>
    </style:style>
    <style:style style:name="Таблица12.A43" style:family="table-cell">
      <style:table-cell-properties style:vertical-align="middle" fo:padding="0.049cm" fo:border="none" style:writing-mode="lr-tb"/>
    </style:style>
    <style:style style:name="Таблица12.B43" style:family="table-cell">
      <style:table-cell-properties style:vertical-align="middle" fo:padding="0.049cm" fo:border="none" style:writing-mode="lr-tb"/>
    </style:style>
    <style:style style:name="Таблица12.C43" style:family="table-cell">
      <style:table-cell-properties style:vertical-align="middle" fo:padding="0.049cm" fo:border="none" style:writing-mode="lr-tb"/>
    </style:style>
    <style:style style:name="Таблица12.A44" style:family="table-cell">
      <style:table-cell-properties style:vertical-align="middle" fo:padding="0.049cm" fo:border="none" style:writing-mode="lr-tb"/>
    </style:style>
    <style:style style:name="Таблица12.B44" style:family="table-cell">
      <style:table-cell-properties style:vertical-align="middle" fo:padding="0.049cm" fo:border="none" style:writing-mode="lr-tb"/>
    </style:style>
    <style:style style:name="Таблица12.C44" style:family="table-cell">
      <style:table-cell-properties style:vertical-align="middle" fo:padding="0.049cm" fo:border="none" style:writing-mode="lr-tb"/>
    </style:style>
    <style:style style:name="Таблица12.A45" style:family="table-cell">
      <style:table-cell-properties style:vertical-align="middle" fo:padding="0.049cm" fo:border="none" style:writing-mode="lr-tb"/>
    </style:style>
    <style:style style:name="Таблица12.B45" style:family="table-cell">
      <style:table-cell-properties style:vertical-align="middle" fo:padding="0.049cm" fo:border="none" style:writing-mode="lr-tb"/>
    </style:style>
    <style:style style:name="Таблица12.C45" style:family="table-cell">
      <style:table-cell-properties style:vertical-align="middle" fo:padding="0.049cm" fo:border="none" style:writing-mode="lr-tb"/>
    </style:style>
    <style:style style:name="Таблица12.A46" style:family="table-cell">
      <style:table-cell-properties style:vertical-align="middle" fo:padding="0.049cm" fo:border="none" style:writing-mode="lr-tb"/>
    </style:style>
    <style:style style:name="Таблица12.B46" style:family="table-cell">
      <style:table-cell-properties style:vertical-align="middle" fo:padding="0.049cm" fo:border="none" style:writing-mode="lr-tb"/>
    </style:style>
    <style:style style:name="Таблица12.C46" style:family="table-cell">
      <style:table-cell-properties style:vertical-align="middle" fo:padding="0.049cm" fo:border="none" style:writing-mode="lr-tb"/>
    </style:style>
    <style:style style:name="Таблица12.A47" style:family="table-cell">
      <style:table-cell-properties style:vertical-align="middle" fo:padding="0.049cm" fo:border="none" style:writing-mode="lr-tb"/>
    </style:style>
    <style:style style:name="Таблица12.B47" style:family="table-cell">
      <style:table-cell-properties style:vertical-align="middle" fo:padding="0.049cm" fo:border="none" style:writing-mode="lr-tb"/>
    </style:style>
    <style:style style:name="Таблица12.C47" style:family="table-cell">
      <style:table-cell-properties style:vertical-align="middle" fo:padding="0.049cm" fo:border="none" style:writing-mode="lr-tb"/>
    </style:style>
    <style:style style:name="Таблица12.A48" style:family="table-cell">
      <style:table-cell-properties style:vertical-align="middle" fo:padding="0.049cm" fo:border="none" style:writing-mode="lr-tb"/>
    </style:style>
    <style:style style:name="Таблица12.B48" style:family="table-cell">
      <style:table-cell-properties style:vertical-align="middle" fo:padding="0.049cm" fo:border="none" style:writing-mode="lr-tb"/>
    </style:style>
    <style:style style:name="Таблица12.C48" style:family="table-cell">
      <style:table-cell-properties style:vertical-align="middle" fo:padding="0.049cm" fo:border="none" style:writing-mode="lr-tb"/>
    </style:style>
    <style:style style:name="Таблица12.A49" style:family="table-cell">
      <style:table-cell-properties style:vertical-align="middle" fo:padding="0.049cm" fo:border="none" style:writing-mode="lr-tb"/>
    </style:style>
    <style:style style:name="Таблица12.B49" style:family="table-cell">
      <style:table-cell-properties style:vertical-align="middle" fo:padding="0.049cm" fo:border="none" style:writing-mode="lr-tb"/>
    </style:style>
    <style:style style:name="Таблица12.C49" style:family="table-cell">
      <style:table-cell-properties style:vertical-align="middle" fo:padding="0.049cm" fo:border="none" style:writing-mode="lr-tb"/>
    </style:style>
    <style:style style:name="Таблица12.A50" style:family="table-cell">
      <style:table-cell-properties style:vertical-align="middle" fo:padding="0.049cm" fo:border="none" style:writing-mode="lr-tb"/>
    </style:style>
    <style:style style:name="Таблица12.B50" style:family="table-cell">
      <style:table-cell-properties style:vertical-align="middle" fo:padding="0.049cm" fo:border="none" style:writing-mode="lr-tb"/>
    </style:style>
    <style:style style:name="Таблица12.C50" style:family="table-cell">
      <style:table-cell-properties style:vertical-align="middle" fo:padding="0.049cm" fo:border="none" style:writing-mode="lr-tb"/>
    </style:style>
    <style:style style:name="Таблица12.A51" style:family="table-cell">
      <style:table-cell-properties style:vertical-align="middle" fo:padding="0.049cm" fo:border="none" style:writing-mode="lr-tb"/>
    </style:style>
    <style:style style:name="Таблица12.B51" style:family="table-cell">
      <style:table-cell-properties style:vertical-align="middle" fo:padding="0.049cm" fo:border="none" style:writing-mode="lr-tb"/>
    </style:style>
    <style:style style:name="Таблица12.C51" style:family="table-cell">
      <style:table-cell-properties style:vertical-align="middle" fo:padding="0.049cm" fo:border="none" style:writing-mode="lr-tb"/>
    </style:style>
    <style:style style:name="Таблица12.A52" style:family="table-cell">
      <style:table-cell-properties style:vertical-align="middle" fo:padding="0.049cm" fo:border="none" style:writing-mode="lr-tb"/>
    </style:style>
    <style:style style:name="Таблица12.B52" style:family="table-cell">
      <style:table-cell-properties style:vertical-align="middle" fo:padding="0.049cm" fo:border="none" style:writing-mode="lr-tb"/>
    </style:style>
    <style:style style:name="Таблица12.C52" style:family="table-cell">
      <style:table-cell-properties style:vertical-align="middle" fo:padding="0.049cm" fo:border="none" style:writing-mode="lr-tb"/>
    </style:style>
    <style:style style:name="Таблица12.A53" style:family="table-cell">
      <style:table-cell-properties style:vertical-align="middle" fo:padding="0.049cm" fo:border="none" style:writing-mode="lr-tb"/>
    </style:style>
    <style:style style:name="Таблица12.B53" style:family="table-cell">
      <style:table-cell-properties style:vertical-align="middle" fo:padding="0.049cm" fo:border="none" style:writing-mode="lr-tb"/>
    </style:style>
    <style:style style:name="Таблица12.C53" style:family="table-cell">
      <style:table-cell-properties style:vertical-align="middle" fo:padding="0.049cm" fo:border="none" style:writing-mode="lr-tb"/>
    </style:style>
    <style:style style:name="Таблица12.A54" style:family="table-cell">
      <style:table-cell-properties style:vertical-align="middle" fo:padding="0.049cm" fo:border="none" style:writing-mode="lr-tb"/>
    </style:style>
    <style:style style:name="Таблица12.B54" style:family="table-cell">
      <style:table-cell-properties style:vertical-align="middle" fo:padding="0.049cm" fo:border="none" style:writing-mode="lr-tb"/>
    </style:style>
    <style:style style:name="Таблица12.C54" style:family="table-cell">
      <style:table-cell-properties style:vertical-align="middle" fo:padding="0.049cm" fo:border="none" style:writing-mode="lr-tb"/>
    </style:style>
    <style:style style:name="Таблица12.A55" style:family="table-cell">
      <style:table-cell-properties style:vertical-align="middle" fo:padding="0.049cm" fo:border="none" style:writing-mode="lr-tb"/>
    </style:style>
    <style:style style:name="Таблица12.B55" style:family="table-cell">
      <style:table-cell-properties style:vertical-align="middle" fo:padding="0.049cm" fo:border="none" style:writing-mode="lr-tb"/>
    </style:style>
    <style:style style:name="Таблица12.C55" style:family="table-cell">
      <style:table-cell-properties style:vertical-align="middle" fo:padding="0.049cm" fo:border="none" style:writing-mode="lr-tb"/>
    </style:style>
    <style:style style:name="Таблица12.A56" style:family="table-cell">
      <style:table-cell-properties style:vertical-align="middle" fo:padding="0.049cm" fo:border="none" style:writing-mode="lr-tb"/>
    </style:style>
    <style:style style:name="Таблица12.B56" style:family="table-cell">
      <style:table-cell-properties style:vertical-align="middle" fo:padding="0.049cm" fo:border="none" style:writing-mode="lr-tb"/>
    </style:style>
    <style:style style:name="Таблица12.C56" style:family="table-cell">
      <style:table-cell-properties style:vertical-align="middle" fo:padding="0.049cm" fo:border="none" style:writing-mode="lr-tb"/>
    </style:style>
    <style:style style:name="Таблица12.A57" style:family="table-cell">
      <style:table-cell-properties style:vertical-align="middle" fo:padding="0.049cm" fo:border="none" style:writing-mode="lr-tb"/>
    </style:style>
    <style:style style:name="Таблица12.B57" style:family="table-cell">
      <style:table-cell-properties style:vertical-align="middle" fo:padding="0.049cm" fo:border="none" style:writing-mode="lr-tb"/>
    </style:style>
    <style:style style:name="Таблица12.C57" style:family="table-cell">
      <style:table-cell-properties style:vertical-align="middle" fo:padding="0.049cm" fo:border="none" style:writing-mode="lr-tb"/>
    </style:style>
    <style:style style:name="Таблица12.A58" style:family="table-cell">
      <style:table-cell-properties style:vertical-align="middle" fo:padding="0.049cm" fo:border="none" style:writing-mode="lr-tb"/>
    </style:style>
    <style:style style:name="Таблица12.B58" style:family="table-cell">
      <style:table-cell-properties style:vertical-align="middle" fo:padding="0.049cm" fo:border="none" style:writing-mode="lr-tb"/>
    </style:style>
    <style:style style:name="Таблица12.C58" style:family="table-cell">
      <style:table-cell-properties style:vertical-align="middle" fo:padding="0.049cm" fo:border="none" style:writing-mode="lr-tb"/>
    </style:style>
    <style:style style:name="Таблица12.A59" style:family="table-cell">
      <style:table-cell-properties style:vertical-align="middle" fo:padding="0.049cm" fo:border="none" style:writing-mode="lr-tb"/>
    </style:style>
    <style:style style:name="Таблица12.B59" style:family="table-cell">
      <style:table-cell-properties style:vertical-align="middle" fo:padding="0.049cm" fo:border="none" style:writing-mode="lr-tb"/>
    </style:style>
    <style:style style:name="Таблица12.C59" style:family="table-cell">
      <style:table-cell-properties style:vertical-align="middle" fo:padding="0.049cm" fo:border="none" style:writing-mode="lr-tb"/>
    </style:style>
    <style:style style:name="Таблица12.A60" style:family="table-cell">
      <style:table-cell-properties style:vertical-align="middle" fo:padding="0.049cm" fo:border="none" style:writing-mode="lr-tb"/>
    </style:style>
    <style:style style:name="Таблица12.B60" style:family="table-cell">
      <style:table-cell-properties style:vertical-align="middle" fo:padding="0.049cm" fo:border="none" style:writing-mode="lr-tb"/>
    </style:style>
    <style:style style:name="Таблица12.C60" style:family="table-cell">
      <style:table-cell-properties style:vertical-align="middle" fo:padding="0.049cm" fo:border="none" style:writing-mode="lr-tb"/>
    </style:style>
    <style:style style:name="Таблица12.A61" style:family="table-cell">
      <style:table-cell-properties style:vertical-align="middle" fo:padding="0.049cm" fo:border="none" style:writing-mode="lr-tb"/>
    </style:style>
    <style:style style:name="Таблица12.B61" style:family="table-cell">
      <style:table-cell-properties style:vertical-align="middle" fo:padding="0.049cm" fo:border="none" style:writing-mode="lr-tb"/>
    </style:style>
    <style:style style:name="Таблица12.C61" style:family="table-cell">
      <style:table-cell-properties style:vertical-align="middle" fo:padding="0.049cm" fo:border="none" style:writing-mode="lr-tb"/>
    </style:style>
    <style:style style:name="Таблица12.A62" style:family="table-cell">
      <style:table-cell-properties style:vertical-align="middle" fo:padding="0.049cm" fo:border="none" style:writing-mode="lr-tb"/>
    </style:style>
    <style:style style:name="Таблица12.B62" style:family="table-cell">
      <style:table-cell-properties style:vertical-align="middle" fo:padding="0.049cm" fo:border="none" style:writing-mode="lr-tb"/>
    </style:style>
    <style:style style:name="Таблица12.C62" style:family="table-cell">
      <style:table-cell-properties style:vertical-align="middle" fo:padding="0.049cm" fo:border="none" style:writing-mode="lr-tb"/>
    </style:style>
    <style:style style:name="Таблица12.A63" style:family="table-cell">
      <style:table-cell-properties style:vertical-align="middle" fo:padding="0.049cm" fo:border="none" style:writing-mode="lr-tb"/>
    </style:style>
    <style:style style:name="Таблица12.B63" style:family="table-cell">
      <style:table-cell-properties style:vertical-align="middle" fo:padding="0.049cm" fo:border="none" style:writing-mode="lr-tb"/>
    </style:style>
    <style:style style:name="Таблица12.C63" style:family="table-cell">
      <style:table-cell-properties style:vertical-align="middle" fo:padding="0.049cm" fo:border="none" style:writing-mode="lr-tb"/>
    </style:style>
    <style:style style:name="Таблица12.A64" style:family="table-cell">
      <style:table-cell-properties style:vertical-align="middle" fo:padding="0.049cm" fo:border="none" style:writing-mode="lr-tb"/>
    </style:style>
    <style:style style:name="Таблица12.B64" style:family="table-cell">
      <style:table-cell-properties style:vertical-align="middle" fo:padding="0.049cm" fo:border="none" style:writing-mode="lr-tb"/>
    </style:style>
    <style:style style:name="Таблица12.C64" style:family="table-cell">
      <style:table-cell-properties style:vertical-align="middle" fo:padding="0.049cm" fo:border="none" style:writing-mode="lr-tb"/>
    </style:style>
    <style:style style:name="Таблица12.A65" style:family="table-cell">
      <style:table-cell-properties style:vertical-align="middle" fo:padding="0.049cm" fo:border="none" style:writing-mode="lr-tb"/>
    </style:style>
    <style:style style:name="Таблица12.B65" style:family="table-cell">
      <style:table-cell-properties style:vertical-align="middle" fo:padding="0.049cm" fo:border="none" style:writing-mode="lr-tb"/>
    </style:style>
    <style:style style:name="Таблица12.C65" style:family="table-cell">
      <style:table-cell-properties style:vertical-align="middle" fo:padding="0.049cm" fo:border="none" style:writing-mode="lr-tb"/>
    </style:style>
    <style:style style:name="Таблица12.A66" style:family="table-cell">
      <style:table-cell-properties style:vertical-align="middle" fo:padding="0.049cm" fo:border="none" style:writing-mode="lr-tb"/>
    </style:style>
    <style:style style:name="Таблица12.B66" style:family="table-cell">
      <style:table-cell-properties style:vertical-align="middle" fo:padding="0.049cm" fo:border="none" style:writing-mode="lr-tb"/>
    </style:style>
    <style:style style:name="Таблица12.C66" style:family="table-cell">
      <style:table-cell-properties style:vertical-align="middle" fo:padding="0.049cm" fo:border="none" style:writing-mode="lr-tb"/>
    </style:style>
    <style:style style:name="Таблица12.A67" style:family="table-cell">
      <style:table-cell-properties style:vertical-align="middle" fo:padding="0.049cm" fo:border="none" style:writing-mode="lr-tb"/>
    </style:style>
    <style:style style:name="Таблица12.B67" style:family="table-cell">
      <style:table-cell-properties style:vertical-align="middle" fo:padding="0.049cm" fo:border="none" style:writing-mode="lr-tb"/>
    </style:style>
    <style:style style:name="Таблица12.C67" style:family="table-cell">
      <style:table-cell-properties style:vertical-align="middle" fo:padding="0.049cm" fo:border="none" style:writing-mode="lr-tb"/>
    </style:style>
    <style:style style:name="Таблица12.A68" style:family="table-cell">
      <style:table-cell-properties style:vertical-align="middle" fo:padding="0.049cm" fo:border="none" style:writing-mode="lr-tb"/>
    </style:style>
    <style:style style:name="Таблица12.B68" style:family="table-cell">
      <style:table-cell-properties style:vertical-align="middle" fo:padding="0.049cm" fo:border="none" style:writing-mode="lr-tb"/>
    </style:style>
    <style:style style:name="Таблица12.C68" style:family="table-cell">
      <style:table-cell-properties style:vertical-align="middle" fo:padding="0.049cm" fo:border="none" style:writing-mode="lr-tb"/>
    </style:style>
    <style:style style:name="Таблица12.A69" style:family="table-cell">
      <style:table-cell-properties style:vertical-align="middle" fo:padding="0.049cm" fo:border="none" style:writing-mode="lr-tb"/>
    </style:style>
    <style:style style:name="Таблица12.B69" style:family="table-cell">
      <style:table-cell-properties style:vertical-align="middle" fo:padding="0.049cm" fo:border="none" style:writing-mode="lr-tb"/>
    </style:style>
    <style:style style:name="Таблица12.C69" style:family="table-cell">
      <style:table-cell-properties style:vertical-align="middle" fo:padding="0.049cm" fo:border="none" style:writing-mode="lr-tb"/>
    </style:style>
    <style:style style:name="Таблица12.A70" style:family="table-cell">
      <style:table-cell-properties style:vertical-align="middle" fo:padding="0.049cm" fo:border="none" style:writing-mode="lr-tb"/>
    </style:style>
    <style:style style:name="Таблица12.B70" style:family="table-cell">
      <style:table-cell-properties style:vertical-align="middle" fo:padding="0.049cm" fo:border="none" style:writing-mode="lr-tb"/>
    </style:style>
    <style:style style:name="Таблица12.C70" style:family="table-cell">
      <style:table-cell-properties style:vertical-align="middle" fo:padding="0.049cm" fo:border="none" style:writing-mode="lr-tb"/>
    </style:style>
    <style:style style:name="Таблица12.A71" style:family="table-cell">
      <style:table-cell-properties style:vertical-align="middle" fo:padding="0.049cm" fo:border="none" style:writing-mode="lr-tb"/>
    </style:style>
    <style:style style:name="Таблица12.B71" style:family="table-cell">
      <style:table-cell-properties style:vertical-align="middle" fo:padding="0.049cm" fo:border="none" style:writing-mode="lr-tb"/>
    </style:style>
    <style:style style:name="Таблица12.C71" style:family="table-cell">
      <style:table-cell-properties style:vertical-align="middle" fo:padding="0.049cm" fo:border="none" style:writing-mode="lr-tb"/>
    </style:style>
    <style:style style:name="Таблица12.A72" style:family="table-cell">
      <style:table-cell-properties style:vertical-align="middle" fo:padding="0.049cm" fo:border="none" style:writing-mode="lr-tb"/>
    </style:style>
    <style:style style:name="Таблица12.B72" style:family="table-cell">
      <style:table-cell-properties style:vertical-align="middle" fo:padding="0.049cm" fo:border="none" style:writing-mode="lr-tb"/>
    </style:style>
    <style:style style:name="Таблица12.C72" style:family="table-cell">
      <style:table-cell-properties style:vertical-align="middle" fo:padding="0.049cm" fo:border="none" style:writing-mode="lr-tb"/>
    </style:style>
    <style:style style:name="Таблица12.A73" style:family="table-cell">
      <style:table-cell-properties style:vertical-align="middle" fo:padding="0.049cm" fo:border="none" style:writing-mode="lr-tb"/>
    </style:style>
    <style:style style:name="Таблица12.B73" style:family="table-cell">
      <style:table-cell-properties style:vertical-align="middle" fo:padding="0.049cm" fo:border="none" style:writing-mode="lr-tb"/>
    </style:style>
    <style:style style:name="Таблица12.C73" style:family="table-cell">
      <style:table-cell-properties style:vertical-align="middle" fo:padding="0.049cm" fo:border="none" style:writing-mode="lr-tb"/>
    </style:style>
    <style:style style:name="Таблица12.A74" style:family="table-cell">
      <style:table-cell-properties style:vertical-align="middle" fo:padding="0.049cm" fo:border="none" style:writing-mode="lr-tb"/>
    </style:style>
    <style:style style:name="Таблица12.B74" style:family="table-cell">
      <style:table-cell-properties style:vertical-align="middle" fo:padding="0.049cm" fo:border="none" style:writing-mode="lr-tb"/>
    </style:style>
    <style:style style:name="Таблица12.C74" style:family="table-cell">
      <style:table-cell-properties style:vertical-align="middle" fo:padding="0.049cm" fo:border="none" style:writing-mode="lr-tb"/>
    </style:style>
    <style:style style:name="Таблица12.A75" style:family="table-cell">
      <style:table-cell-properties style:vertical-align="middle" fo:padding="0.049cm" fo:border="none" style:writing-mode="lr-tb"/>
    </style:style>
    <style:style style:name="Таблица12.B75" style:family="table-cell">
      <style:table-cell-properties style:vertical-align="middle" fo:padding="0.049cm" fo:border="none" style:writing-mode="lr-tb"/>
    </style:style>
    <style:style style:name="Таблица12.C75" style:family="table-cell">
      <style:table-cell-properties style:vertical-align="middle" fo:padding="0.049cm" fo:border="none" style:writing-mode="lr-tb"/>
    </style:style>
    <style:style style:name="Таблица12.A76" style:family="table-cell">
      <style:table-cell-properties style:vertical-align="middle" fo:padding="0.049cm" fo:border="none" style:writing-mode="lr-tb"/>
    </style:style>
    <style:style style:name="Таблица12.B76" style:family="table-cell">
      <style:table-cell-properties style:vertical-align="middle" fo:padding="0.049cm" fo:border="none" style:writing-mode="lr-tb"/>
    </style:style>
    <style:style style:name="Таблица12.C76" style:family="table-cell">
      <style:table-cell-properties style:vertical-align="middle" fo:padding="0.049cm" fo:border="none" style:writing-mode="lr-tb"/>
    </style:style>
    <style:style style:name="Таблица12.A77" style:family="table-cell">
      <style:table-cell-properties style:vertical-align="middle" fo:padding="0.049cm" fo:border="none" style:writing-mode="lr-tb"/>
    </style:style>
    <style:style style:name="Таблица12.B77" style:family="table-cell">
      <style:table-cell-properties style:vertical-align="middle" fo:padding="0.049cm" fo:border="none" style:writing-mode="lr-tb"/>
    </style:style>
    <style:style style:name="Таблица12.C77" style:family="table-cell">
      <style:table-cell-properties style:vertical-align="middle" fo:padding="0.049cm" fo:border="none" style:writing-mode="lr-tb"/>
    </style:style>
    <style:style style:name="Таблица12.A78" style:family="table-cell">
      <style:table-cell-properties style:vertical-align="middle" fo:padding="0.049cm" fo:border="none" style:writing-mode="lr-tb"/>
    </style:style>
    <style:style style:name="Таблица12.B78" style:family="table-cell">
      <style:table-cell-properties style:vertical-align="middle" fo:padding="0.049cm" fo:border="none" style:writing-mode="lr-tb"/>
    </style:style>
    <style:style style:name="Таблица12.C78" style:family="table-cell">
      <style:table-cell-properties style:vertical-align="middle" fo:padding="0.049cm" fo:border="none" style:writing-mode="lr-tb"/>
    </style:style>
    <style:style style:name="Таблица12.A79" style:family="table-cell">
      <style:table-cell-properties style:vertical-align="middle" fo:padding="0.049cm" fo:border="none" style:writing-mode="lr-tb"/>
    </style:style>
    <style:style style:name="Таблица12.B79" style:family="table-cell">
      <style:table-cell-properties style:vertical-align="middle" fo:padding="0.049cm" fo:border="none" style:writing-mode="lr-tb"/>
    </style:style>
    <style:style style:name="Таблица12.C79" style:family="table-cell">
      <style:table-cell-properties style:vertical-align="middle" fo:padding="0.049cm" fo:border="none" style:writing-mode="lr-tb"/>
    </style:style>
    <style:style style:name="Таблица12.A80" style:family="table-cell">
      <style:table-cell-properties style:vertical-align="middle" fo:padding="0.049cm" fo:border="none" style:writing-mode="lr-tb"/>
    </style:style>
    <style:style style:name="Таблица12.B80" style:family="table-cell">
      <style:table-cell-properties style:vertical-align="middle" fo:padding="0.049cm" fo:border="none" style:writing-mode="lr-tb"/>
    </style:style>
    <style:style style:name="Таблица12.C80" style:family="table-cell">
      <style:table-cell-properties style:vertical-align="middle" fo:padding="0.049cm" fo:border="none" style:writing-mode="lr-tb"/>
    </style:style>
    <style:style style:name="Таблица12.A81" style:family="table-cell">
      <style:table-cell-properties style:vertical-align="middle" fo:padding="0.049cm" fo:border="none" style:writing-mode="lr-tb"/>
    </style:style>
    <style:style style:name="Таблица12.B81" style:family="table-cell">
      <style:table-cell-properties style:vertical-align="middle" fo:padding="0.049cm" fo:border="none" style:writing-mode="lr-tb"/>
    </style:style>
    <style:style style:name="Таблица12.C81" style:family="table-cell">
      <style:table-cell-properties style:vertical-align="middle" fo:padding="0.049cm" fo:border="none" style:writing-mode="lr-tb"/>
    </style:style>
    <style:style style:name="Таблица12.A82" style:family="table-cell">
      <style:table-cell-properties style:vertical-align="middle" fo:padding="0.049cm" fo:border="none" style:writing-mode="lr-tb"/>
    </style:style>
    <style:style style:name="Таблица12.B82" style:family="table-cell">
      <style:table-cell-properties style:vertical-align="middle" fo:padding="0.049cm" fo:border="none" style:writing-mode="lr-tb"/>
    </style:style>
    <style:style style:name="Таблица12.C82" style:family="table-cell">
      <style:table-cell-properties style:vertical-align="middle" fo:padding="0.049cm" fo:border="none" style:writing-mode="lr-tb"/>
    </style:style>
    <style:style style:name="Таблица12.A83" style:family="table-cell">
      <style:table-cell-properties style:vertical-align="middle" fo:padding="0.049cm" fo:border="none" style:writing-mode="lr-tb"/>
    </style:style>
    <style:style style:name="Таблица12.B83" style:family="table-cell">
      <style:table-cell-properties style:vertical-align="middle" fo:padding="0.049cm" fo:border="none" style:writing-mode="lr-tb"/>
    </style:style>
    <style:style style:name="Таблица12.C83" style:family="table-cell">
      <style:table-cell-properties style:vertical-align="middle" fo:padding="0.049cm" fo:border="none" style:writing-mode="lr-tb"/>
    </style:style>
    <style:style style:name="Таблица12.A84" style:family="table-cell">
      <style:table-cell-properties style:vertical-align="middle" fo:padding="0.049cm" fo:border="none" style:writing-mode="lr-tb"/>
    </style:style>
    <style:style style:name="Таблица12.B84" style:family="table-cell">
      <style:table-cell-properties style:vertical-align="middle" fo:padding="0.049cm" fo:border="none" style:writing-mode="lr-tb"/>
    </style:style>
    <style:style style:name="Таблица12.C84" style:family="table-cell">
      <style:table-cell-properties style:vertical-align="middle" fo:padding="0.049cm" fo:border="none" style:writing-mode="lr-tb"/>
    </style:style>
    <style:style style:name="Таблица12.A85" style:family="table-cell">
      <style:table-cell-properties style:vertical-align="middle" fo:padding="0.049cm" fo:border="none" style:writing-mode="lr-tb"/>
    </style:style>
    <style:style style:name="Таблица12.B85" style:family="table-cell">
      <style:table-cell-properties style:vertical-align="middle" fo:padding="0.049cm" fo:border="none" style:writing-mode="lr-tb"/>
    </style:style>
    <style:style style:name="Таблица12.C85" style:family="table-cell">
      <style:table-cell-properties style:vertical-align="middle" fo:padding="0.049cm" fo:border="none" style:writing-mode="lr-tb"/>
    </style:style>
    <style:style style:name="Таблица12.A86" style:family="table-cell">
      <style:table-cell-properties style:vertical-align="middle" fo:padding="0.049cm" fo:border="none" style:writing-mode="lr-tb"/>
    </style:style>
    <style:style style:name="Таблица12.B86" style:family="table-cell">
      <style:table-cell-properties style:vertical-align="middle" fo:padding="0.049cm" fo:border="none" style:writing-mode="lr-tb"/>
    </style:style>
    <style:style style:name="Таблица12.C86" style:family="table-cell">
      <style:table-cell-properties style:vertical-align="middle" fo:padding="0.049cm" fo:border="none" style:writing-mode="lr-tb"/>
    </style:style>
    <style:style style:name="Таблица12.A87" style:family="table-cell">
      <style:table-cell-properties style:vertical-align="middle" fo:padding="0.049cm" fo:border="none" style:writing-mode="lr-tb"/>
    </style:style>
    <style:style style:name="Таблица12.B87" style:family="table-cell">
      <style:table-cell-properties style:vertical-align="middle" fo:padding="0.049cm" fo:border="none" style:writing-mode="lr-tb"/>
    </style:style>
    <style:style style:name="Таблица12.C87" style:family="table-cell">
      <style:table-cell-properties style:vertical-align="middle" fo:padding="0.049cm" fo:border="none" style:writing-mode="lr-tb"/>
    </style:style>
    <style:style style:name="Таблица12.A88" style:family="table-cell">
      <style:table-cell-properties style:vertical-align="middle" fo:padding="0.049cm" fo:border="none" style:writing-mode="lr-tb"/>
    </style:style>
    <style:style style:name="Таблица12.B88" style:family="table-cell">
      <style:table-cell-properties style:vertical-align="middle" fo:padding="0.049cm" fo:border="none" style:writing-mode="lr-tb"/>
    </style:style>
    <style:style style:name="Таблица12.C88" style:family="table-cell">
      <style:table-cell-properties style:vertical-align="middle" fo:padding="0.049cm" fo:border="none" style:writing-mode="lr-tb"/>
    </style:style>
    <style:style style:name="Таблица12.A89" style:family="table-cell">
      <style:table-cell-properties style:vertical-align="middle" fo:padding="0.049cm" fo:border="none" style:writing-mode="lr-tb"/>
    </style:style>
    <style:style style:name="Таблица12.B89" style:family="table-cell">
      <style:table-cell-properties style:vertical-align="middle" fo:padding="0.049cm" fo:border="none" style:writing-mode="lr-tb"/>
    </style:style>
    <style:style style:name="Таблица12.C89" style:family="table-cell">
      <style:table-cell-properties style:vertical-align="middle" fo:padding="0.049cm" fo:border="none" style:writing-mode="lr-tb"/>
    </style:style>
    <style:style style:name="Таблица12.A90" style:family="table-cell">
      <style:table-cell-properties style:vertical-align="middle" fo:padding="0.049cm" fo:border="none" style:writing-mode="lr-tb"/>
    </style:style>
    <style:style style:name="Таблица12.B90" style:family="table-cell">
      <style:table-cell-properties style:vertical-align="middle" fo:padding="0.049cm" fo:border="none" style:writing-mode="lr-tb"/>
    </style:style>
    <style:style style:name="Таблица12.C90" style:family="table-cell">
      <style:table-cell-properties style:vertical-align="middle" fo:padding="0.049cm" fo:border="none" style:writing-mode="lr-tb"/>
    </style:style>
    <style:style style:name="Таблица12.A91" style:family="table-cell">
      <style:table-cell-properties style:vertical-align="middle" fo:padding="0.049cm" fo:border="none" style:writing-mode="lr-tb"/>
    </style:style>
    <style:style style:name="Таблица12.B91" style:family="table-cell">
      <style:table-cell-properties style:vertical-align="middle" fo:padding="0.049cm" fo:border="none" style:writing-mode="lr-tb"/>
    </style:style>
    <style:style style:name="Таблица12.C91" style:family="table-cell">
      <style:table-cell-properties style:vertical-align="middle" fo:padding="0.049cm" fo:border="none" style:writing-mode="lr-tb"/>
    </style:style>
    <style:style style:name="Таблица12.A92" style:family="table-cell">
      <style:table-cell-properties style:vertical-align="middle" fo:padding="0.049cm" fo:border="none" style:writing-mode="lr-tb"/>
    </style:style>
    <style:style style:name="Таблица12.B92" style:family="table-cell">
      <style:table-cell-properties style:vertical-align="middle" fo:padding="0.049cm" fo:border="none" style:writing-mode="lr-tb"/>
    </style:style>
    <style:style style:name="Таблица12.C92" style:family="table-cell">
      <style:table-cell-properties style:vertical-align="middle" fo:padding="0.049cm" fo:border="none" style:writing-mode="lr-tb"/>
    </style:style>
    <style:style style:name="Таблица12.A93" style:family="table-cell">
      <style:table-cell-properties style:vertical-align="middle" fo:padding="0.049cm" fo:border="none" style:writing-mode="lr-tb"/>
    </style:style>
    <style:style style:name="Таблица12.B93" style:family="table-cell">
      <style:table-cell-properties style:vertical-align="middle" fo:padding="0.049cm" fo:border="none" style:writing-mode="lr-tb"/>
    </style:style>
    <style:style style:name="Таблица12.C93" style:family="table-cell">
      <style:table-cell-properties style:vertical-align="middle" fo:padding="0.049cm" fo:border="none" style:writing-mode="lr-tb"/>
    </style:style>
    <style:style style:name="Таблица12.A94" style:family="table-cell">
      <style:table-cell-properties style:vertical-align="middle" fo:padding="0.049cm" fo:border="none" style:writing-mode="lr-tb"/>
    </style:style>
    <style:style style:name="Таблица12.B94" style:family="table-cell">
      <style:table-cell-properties style:vertical-align="middle" fo:padding="0.049cm" fo:border="none" style:writing-mode="lr-tb"/>
    </style:style>
    <style:style style:name="Таблица12.C94" style:family="table-cell">
      <style:table-cell-properties style:vertical-align="middle" fo:padding="0.049cm" fo:border="none" style:writing-mode="lr-tb"/>
    </style:style>
    <style:style style:name="Таблица12.A95" style:family="table-cell">
      <style:table-cell-properties style:vertical-align="middle" fo:padding="0.049cm" fo:border="none" style:writing-mode="lr-tb"/>
    </style:style>
    <style:style style:name="Таблица12.B95" style:family="table-cell">
      <style:table-cell-properties style:vertical-align="middle" fo:padding="0.049cm" fo:border="none" style:writing-mode="lr-tb"/>
    </style:style>
    <style:style style:name="Таблица12.C95" style:family="table-cell">
      <style:table-cell-properties style:vertical-align="middle" fo:padding="0.049cm" fo:border="none" style:writing-mode="lr-tb"/>
    </style:style>
    <style:style style:name="Таблица12.A96" style:family="table-cell">
      <style:table-cell-properties style:vertical-align="middle" fo:padding="0.049cm" fo:border="none" style:writing-mode="lr-tb"/>
    </style:style>
    <style:style style:name="Таблица12.B96" style:family="table-cell">
      <style:table-cell-properties style:vertical-align="middle" fo:padding="0.049cm" fo:border="none" style:writing-mode="lr-tb"/>
    </style:style>
    <style:style style:name="Таблица12.C96" style:family="table-cell">
      <style:table-cell-properties style:vertical-align="middle" fo:padding="0.049cm" fo:border="none" style:writing-mode="lr-tb"/>
    </style:style>
    <style:style style:name="Таблица12.A97" style:family="table-cell">
      <style:table-cell-properties style:vertical-align="middle" fo:padding="0.049cm" fo:border="none" style:writing-mode="lr-tb"/>
    </style:style>
    <style:style style:name="Таблица12.B97" style:family="table-cell">
      <style:table-cell-properties style:vertical-align="middle" fo:padding="0.049cm" fo:border="none" style:writing-mode="lr-tb"/>
    </style:style>
    <style:style style:name="Таблица12.C97" style:family="table-cell">
      <style:table-cell-properties style:vertical-align="middle" fo:padding="0.049cm" fo:border="none" style:writing-mode="lr-tb"/>
    </style:style>
    <style:style style:name="Таблица12.A98" style:family="table-cell">
      <style:table-cell-properties style:vertical-align="middle" fo:padding="0.049cm" fo:border="none" style:writing-mode="lr-tb"/>
    </style:style>
    <style:style style:name="Таблица12.B98" style:family="table-cell">
      <style:table-cell-properties style:vertical-align="middle" fo:padding="0.049cm" fo:border="none" style:writing-mode="lr-tb"/>
    </style:style>
    <style:style style:name="Таблица12.C98" style:family="table-cell">
      <style:table-cell-properties style:vertical-align="middle" fo:padding="0.049cm" fo:border="none" style:writing-mode="lr-tb"/>
    </style:style>
    <style:style style:name="Таблица12.A99" style:family="table-cell">
      <style:table-cell-properties style:vertical-align="middle" fo:padding="0.049cm" fo:border="none" style:writing-mode="lr-tb"/>
    </style:style>
    <style:style style:name="Таблица12.B99" style:family="table-cell">
      <style:table-cell-properties style:vertical-align="middle" fo:padding="0.049cm" fo:border="none" style:writing-mode="lr-tb"/>
    </style:style>
    <style:style style:name="Таблица12.C99" style:family="table-cell">
      <style:table-cell-properties style:vertical-align="middle" fo:padding="0.049cm" fo:border="none" style:writing-mode="lr-tb"/>
    </style:style>
    <style:style style:name="Таблица12.A100" style:family="table-cell">
      <style:table-cell-properties style:vertical-align="middle" fo:padding="0.049cm" fo:border="none" style:writing-mode="lr-tb"/>
    </style:style>
    <style:style style:name="Таблица12.B100" style:family="table-cell">
      <style:table-cell-properties style:vertical-align="middle" fo:padding="0.049cm" fo:border="none" style:writing-mode="lr-tb"/>
    </style:style>
    <style:style style:name="Таблица12.C100" style:family="table-cell">
      <style:table-cell-properties style:vertical-align="middle" fo:padding="0.049cm" fo:border="none" style:writing-mode="lr-tb"/>
    </style:style>
    <style:style style:name="Таблица12.A101" style:family="table-cell">
      <style:table-cell-properties style:vertical-align="middle" fo:padding="0.049cm" fo:border="none" style:writing-mode="lr-tb"/>
    </style:style>
    <style:style style:name="Таблица12.B101" style:family="table-cell">
      <style:table-cell-properties style:vertical-align="middle" fo:padding="0.049cm" fo:border="none" style:writing-mode="lr-tb"/>
    </style:style>
    <style:style style:name="Таблица12.C101" style:family="table-cell">
      <style:table-cell-properties style:vertical-align="middle" fo:padding="0.049cm" fo:border="none" style:writing-mode="lr-tb"/>
    </style:style>
    <style:style style:name="Таблица12.A102" style:family="table-cell">
      <style:table-cell-properties style:vertical-align="middle" fo:padding="0.049cm" fo:border="none" style:writing-mode="lr-tb"/>
    </style:style>
    <style:style style:name="Таблица12.B102" style:family="table-cell">
      <style:table-cell-properties style:vertical-align="middle" fo:padding="0.049cm" fo:border="none" style:writing-mode="lr-tb"/>
    </style:style>
    <style:style style:name="Таблица12.C102" style:family="table-cell">
      <style:table-cell-properties style:vertical-align="middle" fo:padding="0.049cm" fo:border="none" style:writing-mode="lr-tb"/>
    </style:style>
    <style:style style:name="Таблица12.A103" style:family="table-cell">
      <style:table-cell-properties style:vertical-align="middle" fo:padding="0.049cm" fo:border="none" style:writing-mode="lr-tb"/>
    </style:style>
    <style:style style:name="Таблица12.B103" style:family="table-cell">
      <style:table-cell-properties style:vertical-align="middle" fo:padding="0.049cm" fo:border="none" style:writing-mode="lr-tb"/>
    </style:style>
    <style:style style:name="Таблица12.C103" style:family="table-cell">
      <style:table-cell-properties style:vertical-align="middle" fo:padding="0.049cm" fo:border="none" style:writing-mode="lr-tb"/>
    </style:style>
    <style:style style:name="Таблица12.A104" style:family="table-cell">
      <style:table-cell-properties style:vertical-align="middle" fo:padding="0.049cm" fo:border="none" style:writing-mode="lr-tb"/>
    </style:style>
    <style:style style:name="Таблица12.B104" style:family="table-cell">
      <style:table-cell-properties style:vertical-align="middle" fo:padding="0.049cm" fo:border="none" style:writing-mode="lr-tb"/>
    </style:style>
    <style:style style:name="Таблица12.C104" style:family="table-cell">
      <style:table-cell-properties style:vertical-align="middle" fo:padding="0.049cm" fo:border="none" style:writing-mode="lr-tb"/>
    </style:style>
    <style:style style:name="Таблица12.A105" style:family="table-cell">
      <style:table-cell-properties style:vertical-align="middle" fo:padding="0.049cm" fo:border="none" style:writing-mode="lr-tb"/>
    </style:style>
    <style:style style:name="Таблица12.B105" style:family="table-cell">
      <style:table-cell-properties style:vertical-align="middle" fo:padding="0.049cm" fo:border="none" style:writing-mode="lr-tb"/>
    </style:style>
    <style:style style:name="Таблица12.C105" style:family="table-cell">
      <style:table-cell-properties style:vertical-align="middle" fo:padding="0.049cm" fo:border="none" style:writing-mode="lr-tb"/>
    </style:style>
    <style:style style:name="Таблица12.A106" style:family="table-cell">
      <style:table-cell-properties style:vertical-align="middle" fo:padding="0.049cm" fo:border="none" style:writing-mode="lr-tb"/>
    </style:style>
    <style:style style:name="Таблица12.B106" style:family="table-cell">
      <style:table-cell-properties style:vertical-align="middle" fo:padding="0.049cm" fo:border="none" style:writing-mode="lr-tb"/>
    </style:style>
    <style:style style:name="Таблица12.C106" style:family="table-cell">
      <style:table-cell-properties style:vertical-align="middle" fo:padding="0.049cm" fo:border="none" style:writing-mode="lr-tb"/>
    </style:style>
    <style:style style:name="Таблица12.A107" style:family="table-cell">
      <style:table-cell-properties style:vertical-align="middle" fo:padding="0.049cm" fo:border="none" style:writing-mode="lr-tb"/>
    </style:style>
    <style:style style:name="Таблица12.B107" style:family="table-cell">
      <style:table-cell-properties style:vertical-align="middle" fo:padding="0.049cm" fo:border="none" style:writing-mode="lr-tb"/>
    </style:style>
    <style:style style:name="Таблица12.C107" style:family="table-cell">
      <style:table-cell-properties style:vertical-align="middle" fo:padding="0.049cm" fo:border="none" style:writing-mode="lr-tb"/>
    </style:style>
    <style:style style:name="Таблица12.A108" style:family="table-cell">
      <style:table-cell-properties style:vertical-align="middle" fo:padding="0.049cm" fo:border="none" style:writing-mode="lr-tb"/>
    </style:style>
    <style:style style:name="Таблица12.B108" style:family="table-cell">
      <style:table-cell-properties style:vertical-align="middle" fo:padding="0.049cm" fo:border="none" style:writing-mode="lr-tb"/>
    </style:style>
    <style:style style:name="Таблица12.C108" style:family="table-cell">
      <style:table-cell-properties style:vertical-align="middle" fo:padding="0.049cm" fo:border="none" style:writing-mode="lr-tb"/>
    </style:style>
    <style:style style:name="P1" style:family="paragraph" style:parent-style-name="Text_20_body">
      <style:paragraph-properties fo:line-height="137%"/>
    </style:style>
    <style:style style:name="P2" style:family="paragraph" style:parent-style-name="Text_20_body">
      <style:paragraph-properties fo:line-height="137%"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line-height="137%" fo:text-align="center" style:justify-single-word="false"/>
      <style:text-properties fo:color="#000000" fo:font-size="14pt" fo:language="en" fo:country="US" style:font-size-asian="14pt" style:font-size-complex="14pt"/>
    </style:style>
    <style:style style:name="P7" style:family="paragraph" style:parent-style-name="Text_20_body">
      <style:paragraph-properties fo:line-height="137%" fo:text-align="center" style:justify-single-word="false"/>
      <style:text-properties fo:color="#000000" fo:font-size="14pt" fo:language="en" fo:country="US" fo:font-weight="bold" style:font-size-asian="14pt" style:font-weight-asian="bold"/>
    </style:style>
    <style:style style:name="P8" style:family="paragraph" style:parent-style-name="Text_20_body">
      <style:paragraph-properties fo:text-align="start" style:justify-single-word="false"/>
      <style:text-properties fo:font-size="9pt" fo:language="en" fo:country="US" style:font-size-asian="9pt" style:font-size-complex="9pt"/>
    </style:style>
    <style:style style:name="P9" style:family="paragraph" style:parent-style-name="Standard">
      <style:paragraph-properties fo:margin-top="0cm" fo:margin-bottom="0.349cm" loext:contextual-spacing="false"/>
    </style:style>
    <style:style style:name="P10" style:family="paragraph" style:parent-style-name="Text_20_body">
      <style:paragraph-properties fo:margin-top="0.349cm" fo:margin-bottom="0cm" loext:contextual-spacing="false" fo:line-height="137%"/>
    </style:style>
    <style:style style:name="P11" style:family="paragraph" style:parent-style-name="Text_20_body">
      <style:paragraph-properties fo:margin-top="0.349cm" fo:margin-bottom="0cm" loext:contextual-spacing="false" fo:line-height="137%"/>
      <style:text-properties fo:color="#000000" fo:language="en" fo:country="US" fo:font-style="italic" style:font-style-asian="italic"/>
    </style:style>
    <style:style style:name="P12" style:family="paragraph" style:parent-style-name="Standard">
      <style:paragraph-properties fo:margin-top="0.349cm" fo:margin-bottom="0cm" loext:contextual-spacing="false"/>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fo:font-style="italic" style:font-style-asian="italic" style:font-style-complex="italic"/>
    </style:style>
    <style:style style:name="P15" style:family="paragraph" style:parent-style-name="Standard">
      <style:text-properties fo:language="en" fo:country="US" fo:background-color="#ffff00"/>
    </style:style>
    <style:style style:name="P16" style:family="paragraph" style:parent-style-name="Standard">
      <style:paragraph-properties fo:line-height="100%"/>
      <style:text-properties fo:language="en" fo:country="US" fo:font-weight="bold" style:font-weight-asian="bold"/>
    </style:style>
    <style:style style:name="P17" style:family="paragraph" style:parent-style-name="Standard">
      <style:paragraph-properties fo:line-height="100%"/>
      <style:text-properties fo:language="en" fo:country="US"/>
    </style:style>
    <style:style style:name="P18" style:family="paragraph" style:parent-style-name="Standard">
      <style:paragraph-properties fo:line-height="100%"/>
      <style:text-properties fo:font-size="10pt" fo:language="en" fo:country="US" fo:font-weight="bold" style:font-size-asian="10pt" style:font-weight-asian="bold" style:font-size-complex="10pt"/>
    </style:style>
    <style:style style:name="P19" style:family="paragraph" style:parent-style-name="Standard">
      <style:text-properties officeooo:paragraph-rsid="001c53c8"/>
    </style:style>
    <style:style style:name="P20" style:family="paragraph" style:parent-style-name="Standard">
      <style:text-properties officeooo:paragraph-rsid="001c8440"/>
    </style:style>
    <style:style style:name="P21" style:family="paragraph" style:parent-style-name="Standard">
      <style:text-properties officeooo:paragraph-rsid="001cacd0"/>
    </style:style>
    <style:style style:name="P22" style:family="paragraph" style:parent-style-name="Standard">
      <style:text-properties officeooo:paragraph-rsid="002040b2"/>
    </style:style>
    <style:style style:name="P23" style:family="paragraph" style:parent-style-name="Standard">
      <style:paragraph-properties fo:margin-top="0cm" fo:margin-bottom="0cm" loext:contextual-spacing="false" fo:line-height="137%" fo:text-align="center" style:justify-single-word="false"/>
      <style:text-properties fo:color="#000000" fo:font-size="28pt" fo:language="en" fo:country="US" fo:font-weight="bold" style:font-size-asian="28pt" style:font-weight-asian="bold" style:font-size-complex="28pt"/>
    </style:style>
    <style:style style:name="P24" style:family="paragraph" style:parent-style-name="Standard">
      <style:paragraph-properties fo:margin-top="0cm" fo:margin-bottom="0cm" loext:contextual-spacing="false" fo:line-height="100%"/>
      <style:text-properties fo:font-size="10pt" fo:language="en" fo:country="US" fo:font-weight="bold" style:font-size-asian="10pt" style:font-weight-asian="bold" style:font-size-complex="10pt"/>
    </style:style>
    <style:style style:name="P25" style:family="paragraph" style:parent-style-name="Standard">
      <style:paragraph-properties fo:margin-top="0cm" fo:margin-bottom="0cm" loext:contextual-spacing="false"/>
      <style:text-properties fo:language="en" fo:country="US"/>
    </style:style>
    <style:style style:name="P26" style:family="paragraph" style:parent-style-name="Standard">
      <style:paragraph-properties fo:margin-top="0cm" fo:margin-bottom="0cm" loext:contextual-spacing="false" fo:line-height="100%"/>
      <style:text-properties fo:language="en" fo:country="US"/>
    </style:style>
    <style:style style:name="P27" style:family="paragraph" style:parent-style-name="Standard">
      <style:paragraph-properties fo:margin-top="0cm" fo:margin-bottom="0cm" loext:contextual-spacing="false" fo:line-height="100%"/>
      <style:text-properties fo:language="en" fo:country="US" fo:font-weight="bold" style:font-weight-asian="bold"/>
    </style:style>
    <style:style style:name="P28" style:family="paragraph" style:parent-style-name="Table_20_Contents">
      <style:paragraph-properties fo:margin-top="0cm" fo:margin-bottom="0cm" loext:contextual-spacing="false" fo:line-height="137%" fo:padding="0.071cm" fo:border="0.99pt solid #cccccc" style:shadow="none"/>
      <style:text-properties fo:color="#000000" fo:font-size="10pt" fo:language="en" fo:country="US" style:font-size-asian="10pt"/>
    </style:style>
    <style:style style:name="P29" style:family="paragraph" style:parent-style-name="Table_20_Contents">
      <style:paragraph-properties fo:margin-top="0cm" fo:margin-bottom="0cm" loext:contextual-spacing="false" fo:line-height="137%" fo:text-align="center" style:justify-single-word="false" fo:padding="0.071cm" fo:border="0.99pt solid #cccccc" style:shadow="none"/>
      <style:text-properties fo:color="#000000" fo:font-size="10pt" fo:language="en" fo:country="US" style:font-size-asian="10pt"/>
    </style:style>
    <style:style style:name="P30" style:family="paragraph" style:parent-style-name="Table_20_Contents">
      <style:paragraph-properties fo:margin-top="0cm" fo:margin-bottom="0cm" loext:contextual-spacing="false" fo:line-height="137%" fo:text-align="end" style:justify-single-word="false" fo:padding="0.071cm" fo:border="0.99pt solid #cccccc" style:shadow="none"/>
      <style:text-properties fo:color="#000000" fo:font-size="10pt" fo:language="en" fo:country="US" style:font-size-asian="10pt"/>
    </style:style>
    <style:style style:name="P31" style:family="paragraph" style:parent-style-name="Standard">
      <style:paragraph-properties fo:margin-top="0.349cm" fo:margin-bottom="0.349cm" loext:contextual-spacing="false"/>
    </style:style>
    <style:style style:name="P32" style:family="paragraph" style:parent-style-name="Standard">
      <style:paragraph-properties fo:margin-top="0.349cm" fo:margin-bottom="0.349cm" loext:contextual-spacing="false"/>
      <style:text-properties fo:language="en" fo:country="US"/>
    </style:style>
    <style:style style:name="P33" style:family="paragraph" style:parent-style-name="Text_20_body">
      <style:paragraph-properties fo:margin-top="0cm" fo:margin-bottom="0.499cm" loext:contextual-spacing="false"/>
      <style:text-properties fo:language="en" fo:country="US"/>
    </style:style>
    <style:style style:name="P34" style:family="paragraph" style:parent-style-name="Table_20_Contents">
      <style:text-properties fo:language="en" fo:country="US"/>
    </style:style>
    <style:style style:name="P35" style:family="paragraph" style:parent-style-name="Table_20_Contents">
      <style:paragraph-properties fo:margin-left="0cm" fo:margin-right="0.055cm" fo:margin-top="0cm" fo:margin-bottom="0cm" loext:contextual-spacing="false" fo:line-height="137%" fo:text-align="end" style:justify-single-word="false" fo:text-indent="0cm" style:auto-text-indent="false" fo:padding="0.071cm" fo:border="0.99pt solid #cccccc" style:shadow="none"/>
      <style:text-properties fo:color="#000000" fo:font-size="10pt" fo:language="en" fo:country="US" style:font-size-asian="10pt"/>
    </style:style>
    <style:style style:name="P36" style:family="paragraph" style:parent-style-name="Source_20_Code">
      <loext:graphic-properties draw:fill="solid" draw:fill-color="#f8f8f8" draw:opacity="100%"/>
      <style:paragraph-properties fo:background-color="#f8f8f8"/>
    </style:style>
    <style:style style:name="P37" style:family="paragraph" style:parent-style-name="Source_20_Code">
      <loext:graphic-properties draw:fill="solid" draw:fill-color="#f8f8f8" draw:opacity="100%"/>
      <style:paragraph-properties fo:background-color="#f8f8f8" style:text-autospace="none"/>
    </style:style>
    <style:style style:name="P38" style:family="paragraph" style:parent-style-name="Source_20_Code">
      <loext:graphic-properties draw:fill="solid" draw:fill-color="#f8f8f8" draw:opacity="100%"/>
      <style:paragraph-properties fo:text-align="start" style:justify-single-word="false" fo:background-color="#f8f8f8" style:text-autospace="none"/>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master-page-name="MP0">
      <style:paragraph-properties fo:margin-top="0cm" fo:margin-bottom="0cm" loext:contextual-spacing="false" fo:line-height="137%" fo:text-align="center" style:justify-single-word="false" style:page-number="auto" fo:break-before="page"/>
      <style:text-properties style:font-name="Arial" fo:font-size="32pt" fo:language="en" fo:country="US" style:font-size-asian="32pt" style:font-size-complex="32pt"/>
    </style:style>
    <style:style style:name="P43" style:family="paragraph" style:parent-style-name="Heading_20_2">
      <style:paragraph-properties fo:margin-top="0cm" fo:margin-bottom="0cm" loext:contextual-spacing="false" fo:line-height="137%" fo:text-align="center" style:justify-single-word="false"/>
      <style:text-properties style:font-name="Arial" fo:font-size="32pt" fo:language="en" fo:country="US" style:font-size-asian="32pt" style:font-size-complex="32pt"/>
    </style:style>
    <style:style style:name="P44" style:family="paragraph" style:parent-style-name="Heading_20_2">
      <style:paragraph-properties fo:margin-top="0cm" fo:margin-bottom="0cm" loext:contextual-spacing="false" fo:line-height="137%" fo:text-align="center" style:justify-single-word="false"/>
    </style:style>
    <style:style style:name="P45" style:family="paragraph" style:parent-style-name="Heading_20_2">
      <style:paragraph-properties fo:margin-top="0.635cm" fo:margin-bottom="0cm" loext:contextual-spacing="false" fo:line-height="137%"/>
      <style:text-properties fo:color="#000000" style:font-name="Arial" fo:font-size="16pt" fo:language="en" fo:country="US" style:font-size-asian="16pt"/>
    </style:style>
    <style:style style:name="P46" style:family="paragraph" style:parent-style-name="Heading_20_3">
      <style:text-properties fo:language="en" fo:country="US"/>
    </style:style>
    <style:style style:name="P47" style:family="paragraph" style:parent-style-name="Heading_20_3">
      <style:paragraph-properties fo:text-align="center" style:justify-single-word="false"/>
    </style:style>
    <style:style style:name="P48" style:family="paragraph" style:parent-style-name="Heading_20_3">
      <style:paragraph-properties fo:break-before="page"/>
      <style:text-properties fo:language="en" fo:country="US"/>
    </style:style>
    <style:style style:name="P49" style:family="paragraph" style:parent-style-name="Heading_20_3" style:master-page-name="MP1">
      <style:paragraph-properties style:page-number="auto" fo:break-before="page"/>
    </style:style>
    <style:style style:name="P50" style:family="paragraph" style:parent-style-name="Heading_20_3" style:master-page-name="MP2">
      <style:paragraph-properties style:page-number="auto" fo:break-before="page"/>
    </style:style>
    <style:style style:name="P51" style:family="paragraph" style:parent-style-name="Heading_20_3" style:master-page-name="MP3">
      <style:paragraph-properties style:page-number="auto" fo:break-before="page"/>
    </style:style>
    <style:style style:name="P52" style:family="paragraph" style:parent-style-name="Heading_20_4" style:list-style-name="RTF_5f_Num_20_2"/>
    <style:style style:name="P53" style:family="paragraph" style:parent-style-name="Heading_20_4" style:list-style-name="RTF_5f_Num_20_2">
      <style:paragraph-properties fo:margin-top="0.42cm" fo:margin-bottom="0cm" loext:contextual-spacing="false"/>
      <style:text-properties fo:font-size="12pt" fo:language="en" fo:country="US" style:font-size-asian="12pt" style:font-size-complex="12pt"/>
    </style:style>
    <style:style style:name="P54" style:family="paragraph" style:parent-style-name="Heading_20_4" style:list-style-name="RTF_5f_Num_20_2">
      <style:paragraph-properties fo:margin-top="0.42cm" fo:margin-bottom="0cm" loext:contextual-spacing="false"/>
    </style:style>
    <style:style style:name="P55" style:family="paragraph" style:parent-style-name="Standard" style:list-style-name="L17">
      <style:text-properties fo:language="en" fo:country="US"/>
    </style:style>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text-properties officeooo:paragraph-rsid="0024bdea"/>
    </style:style>
    <style:style style:name="P61" style:family="paragraph" style:parent-style-name="Standard" style:list-style-name="L17">
      <style:paragraph-properties fo:margin-top="0cm" fo:margin-bottom="0cm" loext:contextual-spacing="false"/>
      <style:text-properties fo:language="en" fo:country="US"/>
    </style:style>
    <style:style style:name="P62" style:family="paragraph" style:parent-style-name="Standard" style:list-style-name="WWNum8">
      <style:paragraph-properties fo:margin-top="0cm" fo:margin-bottom="0.349cm" loext:contextual-spacing="false"/>
      <style:text-properties fo:language="en" fo:country="US"/>
    </style:style>
    <style:style style:name="P63" style:family="paragraph" style:parent-style-name="Standard" style:list-style-name="WWNum12">
      <style:paragraph-properties fo:margin-top="0.651cm" fo:margin-bottom="0.349cm" loext:contextual-spacing="false"/>
      <style:text-properties fo:language="en" fo:country="US"/>
    </style:style>
    <style:style style:name="P64" style:family="paragraph" style:parent-style-name="Text_20_body" style:list-style-name="L1">
      <style:text-properties fo:language="en" fo:country="US"/>
    </style:style>
    <style:style style:name="P65" style:family="paragraph" style:parent-style-name="Text_20_body" style:list-style-name="L2">
      <style:text-properties fo:language="en" fo:country="US"/>
    </style:style>
    <style:style style:name="P66" style:family="paragraph" style:parent-style-name="Text_20_body" style:list-style-name="L3">
      <style:text-properties fo:language="en" fo:country="US"/>
    </style:style>
    <style:style style:name="P67" style:family="paragraph" style:parent-style-name="Text_20_body" style:list-style-name="L4">
      <style:text-properties fo:language="en" fo:country="US"/>
    </style:style>
    <style:style style:name="P68" style:family="paragraph" style:parent-style-name="Text_20_body" style:list-style-name="L5">
      <style:text-properties fo:language="en" fo:country="US"/>
    </style:style>
    <style:style style:name="P69" style:family="paragraph" style:parent-style-name="Text_20_body" style:list-style-name="L6">
      <style:text-properties fo:language="en" fo:country="US"/>
    </style:style>
    <style:style style:name="P70" style:family="paragraph" style:parent-style-name="Text_20_body" style:list-style-name="L7">
      <style:text-properties fo:language="en" fo:country="US"/>
    </style:style>
    <style:style style:name="P71" style:family="paragraph" style:parent-style-name="Text_20_body" style:list-style-name="L8">
      <style:text-properties fo:language="en" fo:country="US"/>
    </style:style>
    <style:style style:name="P72" style:family="paragraph" style:parent-style-name="Text_20_body" style:list-style-name="L9">
      <style:text-properties fo:language="en" fo:country="US"/>
    </style:style>
    <style:style style:name="P73" style:family="paragraph" style:parent-style-name="Text_20_body" style:list-style-name="L10">
      <style:text-properties fo:language="en" fo:country="US"/>
    </style:style>
    <style:style style:name="P74" style:family="paragraph" style:parent-style-name="Text_20_body" style:list-style-name="L11">
      <style:text-properties fo:language="en" fo:country="US"/>
    </style:style>
    <style:style style:name="P75" style:family="paragraph" style:parent-style-name="Text_20_body" style:list-style-name="L12">
      <style:text-properties fo:language="en" fo:country="US"/>
    </style:style>
    <style:style style:name="P76" style:family="paragraph" style:parent-style-name="Text_20_body" style:list-style-name="L13">
      <style:text-properties fo:language="en" fo:country="US"/>
    </style:style>
    <style:style style:name="P77" style:family="paragraph" style:parent-style-name="Text_20_body" style:list-style-name="L14">
      <style:text-properties fo:language="en" fo:country="US"/>
    </style:style>
    <style:style style:name="P78" style:family="paragraph" style:parent-style-name="Text_20_body" style:list-style-name="L15">
      <style:text-properties fo:language="en" fo:country="US"/>
    </style:style>
    <style:style style:name="P79" style:family="paragraph" style:parent-style-name="Text_20_body" style:list-style-name="L16">
      <style:text-properties fo:language="en" fo:country="US"/>
    </style:style>
    <style:style style:name="T1" style:family="text">
      <style:text-properties fo:color="#000000" style:font-name="Arial" fo:font-size="40pt" fo:language="en" fo:country="US" style:font-size-asian="40pt" style:font-size-complex="40pt"/>
    </style:style>
    <style:style style:name="T2" style:family="text">
      <style:text-properties fo:color="#000000" style:font-name="Arial" fo:font-size="11pt" fo:language="en" fo:country="US" style:letter-kerning="false" style:font-name-asian="Times New Roman" style:font-size-asian="11pt" style:language-asian="es" style:country-asian="ES" style:font-name-complex="Arial" style:font-size-complex="11pt" style:language-complex="ar" style:country-complex="SA"/>
    </style:style>
    <style:style style:name="T3" style:family="text">
      <style:text-properties fo:color="#000000" style:font-name="Arial" fo:font-size="11pt" fo:language="en" fo:country="US" officeooo:rsid="0024bdea" style:letter-kerning="false" style:font-name-asian="Times New Roman" style:font-size-asian="11pt" style:language-asian="es" style:country-asian="ES" style:font-name-complex="Arial" style:font-size-complex="11pt" style:language-complex="ar" style:country-complex="SA"/>
    </style:style>
    <style:style style:name="T4" style:family="text">
      <style:text-properties fo:color="#000000" style:font-name="Arial" fo:font-size="11pt" fo:language="en" fo:country="US" officeooo:rsid="0024bdea" style:font-size-asian="11pt"/>
    </style:style>
    <style:style style:name="T5" style:family="text">
      <style:text-properties fo:color="#000000" style:font-name="Arial" fo:font-size="11pt" fo:language="en" fo:country="US" officeooo:rsid="00265141" style:font-size-asian="11pt"/>
    </style:style>
    <style:style style:name="T6" style:family="text">
      <style:text-properties fo:color="#000000" fo:font-size="14pt" fo:language="en" fo:country="US" style:font-size-asian="14pt" style:font-size-complex="14pt"/>
    </style:style>
    <style:style style:name="T7" style:family="text">
      <style:text-properties fo:color="#000000" fo:language="en" fo:country="US"/>
    </style:style>
    <style:style style:name="T8" style:family="text">
      <style:text-properties fo:color="#000000" fo:language="en" fo:country="US" style:font-size-complex="11pt"/>
    </style:style>
    <style:style style:name="T9" style:family="text">
      <style:text-properties fo:color="#000000" fo:language="en" fo:country="US" fo:font-style="italic" style:font-style-asian="italic"/>
    </style:style>
    <style:style style:name="T10" style:family="text">
      <style:text-properties fo:color="#000000" fo:language="en" fo:country="US" fo:font-style="italic" style:font-style-asian="italic" style:font-size-complex="11pt"/>
    </style:style>
    <style:style style:name="T11" style:family="text">
      <style:text-properties fo:color="#000000" fo:language="en" fo:country="US" fo:background-color="#ffff00" loext:char-shading-value="0"/>
    </style:style>
    <style:style style:name="T12" style:family="text">
      <style:text-properties fo:color="#000000" fo:language="en" fo:country="US" fo:background-color="#ffff00" loext:char-shading-value="0" style:font-size-complex="11pt"/>
    </style:style>
    <style:style style:name="T13" style:family="text">
      <style:text-properties fo:color="#000000" fo:language="en" fo:country="US" style:language-asian="es" style:country-asian="ES" style:language-complex="ar" style:country-complex="SA"/>
    </style:style>
    <style:style style:name="T14" style:family="text">
      <style:text-properties fo:color="#000000" fo:language="en" fo:country="US" style:font-size-complex="22pt"/>
    </style:style>
    <style:style style:name="T15" style:family="text">
      <style:text-properties fo:color="#000000" fo:language="en" fo:country="US" style:font-name-complex="Arial" style:font-size-complex="11pt"/>
    </style:style>
    <style:style style:name="T16" style:family="text">
      <style:text-properties fo:color="#000000" fo:language="en" fo:country="US" fo:font-weight="bold" style:font-weight-asian="bold"/>
    </style:style>
    <style:style style:name="T17" style:family="text">
      <style:text-properties fo:color="#000000" fo:language="en" fo:country="US" officeooo:rsid="0024bdea"/>
    </style:style>
    <style:style style:name="T18" style:family="text">
      <style:text-properties fo:color="#000000" fo:language="en" fo:country="US" officeooo:rsid="00265141"/>
    </style:style>
    <style:style style:name="T19" style:family="text">
      <style:text-properties fo:color="#000000" fo:font-size="20pt" fo:language="en" fo:country="US" style:font-size-asian="20pt"/>
    </style:style>
    <style:style style:name="T20" style:family="text">
      <style:text-properties fo:color="#000000" fo:font-size="16pt" fo:language="en" fo:country="US" style:font-size-asian="16pt"/>
    </style:style>
    <style:style style:name="T21" style:family="text">
      <style:text-properties fo:color="#000000" fo:font-size="11pt" fo:language="en" fo:country="US" style:font-size-asian="11pt" style:font-size-complex="11pt"/>
    </style:style>
    <style:style style:name="T22"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3" style:family="text">
      <style:text-properties fo:language="en" fo:country="US"/>
    </style:style>
    <style:style style:name="T24" style:family="text">
      <style:text-properties fo:language="en" fo:country="US" style:font-size-complex="22pt"/>
    </style:style>
    <style:style style:name="T25" style:family="text">
      <style:text-properties fo:language="en" fo:country="US" fo:background-color="#ffff00" loext:char-shading-value="0"/>
    </style:style>
    <style:style style:name="T26" style:family="text">
      <style:text-properties fo:language="en" fo:country="US" style:font-size-complex="11pt"/>
    </style:style>
    <style:style style:name="T27" style:family="text">
      <style:text-properties fo:language="en" fo:country="US" fo:font-style="italic" style:font-style-asian="italic" style:font-style-complex="italic"/>
    </style:style>
    <style:style style:name="T28" style:family="text">
      <style:text-properties fo:language="en" fo:country="US" fo:font-weight="bold" style:font-weight-asian="bold"/>
    </style:style>
    <style:style style:name="T29" style:family="text">
      <style:text-properties fo:language="en" fo:country="US" fo:font-weight="bold" style:font-weight-asian="bold" style:font-weight-complex="bold"/>
    </style:style>
    <style:style style:name="T30" style:family="text">
      <style:text-properties fo:language="en" fo:country="US" fo:font-weight="bold" fo:background-color="transparent" loext:char-shading-value="0" style:font-weight-asian="bold" style:font-weight-complex="bold"/>
    </style:style>
    <style:style style:name="T31" style:family="text">
      <style:text-properties fo:language="en" fo:country="US" fo:font-weight="normal" fo:background-color="transparent" loext:char-shading-value="0" style:font-weight-asian="normal" style:font-weight-complex="normal"/>
    </style:style>
    <style:style style:name="T32" style:family="text">
      <style:text-properties fo:language="en" fo:country="US" officeooo:rsid="001c53c8"/>
    </style:style>
    <style:style style:name="T33" style:family="text">
      <style:text-properties fo:font-size="9pt" fo:language="en" fo:country="US" style:font-size-asian="9pt" style:font-size-complex="9pt"/>
    </style:style>
    <style:style style:name="T34" style:family="text">
      <style:text-properties fo:background-color="transparent" loext:char-shading-value="0"/>
    </style:style>
    <style:style style:name="T35" style:family="text">
      <style:text-properties officeooo:rsid="001c53c8"/>
    </style:style>
    <style:style style:name="T36" style:family="text">
      <style:text-properties style:font-name="Arial" fo:font-size="11pt" fo:language="en" fo:country="US" officeooo:rsid="001c53c8" style:font-size-asian="11pt"/>
    </style:style>
    <style:style style:name="T37" style:family="text">
      <style:text-properties style:font-name="Arial" fo:font-size="11pt" officeooo:rsid="001c53c8" style:font-size-asian="11pt"/>
    </style:style>
    <style:style style:name="T38" style:family="text">
      <style:text-properties style:font-name="Arial" fo:font-size="11pt" officeooo:rsid="001c8440" style:font-size-asian="11pt"/>
    </style:style>
    <style:style style:name="T39" style:family="text">
      <style:text-properties style:font-name="Arial" fo:font-size="11pt" officeooo:rsid="001cacd0" style:font-size-asian="11pt"/>
    </style:style>
    <style:style style:name="T40" style:family="text">
      <style:text-properties style:font-name="Arial" fo:font-size="11pt" officeooo:rsid="001e70cd" style:font-size-asian="11pt"/>
    </style:style>
    <style:style style:name="T41" style:family="text">
      <style:text-properties style:font-name="Arial" fo:font-size="11pt" officeooo:rsid="002040b2" style:font-size-asian="11pt"/>
    </style:style>
    <style:style style:name="T42" style:family="text">
      <style:text-properties style:font-name="Arial" fo:font-size="11pt" officeooo:rsid="002210b1" style:font-size-asian="11pt"/>
    </style:style>
    <style:style style:name="T43" style:family="text">
      <style:text-properties officeooo:rsid="001c8440"/>
    </style:style>
    <style:style style:name="T44" style:family="text">
      <style:text-properties officeooo:rsid="001cacd0"/>
    </style:style>
    <style:style style:name="T45" style:family="text">
      <style:text-properties officeooo:rsid="001e70cd"/>
    </style:style>
    <style:style style:name="T46" style:family="text">
      <style:text-properties officeooo:rsid="002040b2"/>
    </style:style>
    <style:style style:name="T47" style:family="text">
      <style:text-properties officeooo:rsid="002210b1"/>
    </style:style>
    <style:style style:name="T48" style:family="text">
      <style:text-properties officeooo:rsid="0024bdea"/>
    </style:style>
    <style:style style:name="T49" style:family="text">
      <style:text-properties officeooo:rsid="0026514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2"/>
      <text:h text:style-name="P43" text:outline-level="2"/>
      <text:h text:style-name="P43" text:outline-level="2"/>
      <text:h text:style-name="P44" text:outline-level="2"><text:span text:style-name="Fuente_20_de_20_párrafo_20_predeter."><text:span text:style-name="T1">TERRORISM IN</text:span></text:span></text:h>
      <text:h text:style-name="P44" text:outline-level="2"><text:span text:style-name="Fuente_20_de_20_párrafo_20_predeter."><text:span text:style-name="T1">THE UNITED STATES</text:span></text:span></text:h>
      <text:p text:style-name="P23">Data Mining</text:p>
      <text:p text:style-name="P5"><text:line-break/></text:p>
      <text:p text:style-name="P6">Agulló López, Ferran</text:p>
      <text:p text:style-name="P6">Alarcón Julián, Samuel</text:p>
      <text:p text:style-name="P6">Esquina Muñoz, Daniel</text:p>
      <text:p text:style-name="P6">González López, Rubén</text:p>
      <text:p text:style-name="P6">Tormos Llorente, Adrián</text:p>
      <text:p text:style-name="P2"><text:span text:style-name="Fuente_20_de_20_párrafo_20_predeter."><text:span text:style-name="T6">Volkova Volkova, Alejandra</text:span></text:span><text:span text:style-name="T23"><text:line-break/></text:span></text:p>
      <text:p text:style-name="P5"/>
      <text:p text:style-name="P5"/>
      <text:p text:style-name="P7">Quadrimestre Tardor 2019-2020</text:p>
      <text:p text:style-name="P5"><text:line-break/><text:line-break/></text:p>
      <text:p text:style-name="P2"><text:span text:style-name="Fuente_20_de_20_párrafo_20_predeter."><text:span text:style-name="T13"><draw:frame draw:style-name="fr1" draw:name="Графический объект1" text:anchor-type="as-char" svg:y="0cm" svg:width="3.201cm" style:rel-width="scale" svg:height="3.201cm" style:rel-height="scale" draw:z-index="0"><draw:image xlink:href="https://lh3.googleusercontent.com/5HogjLb2I5OTTyZjOUp_tLBzzBU8PMM-17I0TS9Zx9KMN2DR_f_UEts8HFa8AF1GZzZPXv5pz_9ZTI3LA9cd3RV0AgrMQGjkM9jSC-cmkkdDi-iG3PbwYGqyPu9_xCSIPGR2s_9o" xlink:type="simple" xlink:show="embed" xlink:actuate="onLoad" loext:mime-type="image/gif"/></draw:frame></text:span></text:span></text:p>
      <text:h text:style-name="P40" text:outline-level="1"><text:span text:style-name="Fuente_20_de_20_párrafo_20_predeter."><text:span text:style-name="T14">Index</text:span></text:span></text:h>
      <text:p text:style-name="Standard"><text:span text:style-name="Fuente_20_de_20_párrafo_20_predeter."><text:span text:style-name="T12">Tocará hacerlo a mano porque habrá merge de pdf's</text:span></text:span></text:p>
      <text:h text:style-name="P40" text:outline-level="1"><text:bookmark text:name="docs-internal-guid-69af8366-7fff-b045-4a"/><text:span text:style-name="Fuente_20_de_20_párrafo_20_predeter."><text:span text:style-name="T14">Introduction</text:span></text:span></text:h>
      <text:p text:style-name="Standard"><text:span text:style-name="Fuente_20_de_20_párrafo_20_predeter."><text:span text:style-name="T2">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2">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2">Furthermore, the fact that our data consists of incidents that happen in a specific place allows us to create maps that represent it with different goals in mind, giving us an interesting alternative to graphs to show our data in different ways.</text:span></text:span></text:p>
      <text:p text:style-name="P60"><text:span text:style-name="Fuente_20_de_20_párrafo_20_predeter."><text:span text:style-name="T3">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span></text:p>
      <text:h text:style-name="P41" text:outline-level="1">Data Source Presentation</text:h>
      <text:h text:style-name="Heading_20_3" text:outline-level="3"><text:bookmark text:name="docs-internal-guid-e7c5602b-7fff-9b62-8a"/><text:span text:style-name="Fuente_20_de_20_párrafo_20_predeter."><text:span text:style-name="T7">About the dataset</text:span></text:span></text:h>
      <text:p text:style-name="Standard"><text:bookmark text:name="docs-internal-guid-088bdf24-7fff-ef00-37"/><text:span text:style-name="Fuente_20_de_20_párrafo_20_predeter."><text:span text:style-name="T8">The chosen dataset is named </text:span></text:span><text:span text:style-name="Fuente_20_de_20_párrafo_20_predeter."><text:span text:style-name="T10">Global Terrorism Database</text:span></text:span><text:span text:style-name="Fuente_20_de_20_párrafo_20_predeter."><text:span text:style-name="T8">, uploaded by the START (Study of Terrorism and Responses to 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22">https://www.kaggle.com/START-UMD/gtd</text:span></text:span></text:a><text:span text:style-name="Fuente_20_de_20_párrafo_20_predeter."><text:span text:style-name="T8">.</text:span></text:span></text:p>
      <text:p text:style-name="Standard"><text:span text:style-name="Fuente_20_de_20_párrafo_20_predeter."><text:span text:style-name="T7">We downloaded the dataset from the webpage Kaggle on 16th September, 2019. The only prerequisite we met was creating a Kaggle account: there are different options available, and we chose signing up with Google.</text:span></text:span></text:p>
      <text:p text:style-name="P13">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7">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span></text:p>
      <text:p text:style-name="Standard"><text:span text:style-name="Fuente_20_de_20_párrafo_20_predeter."><text:span text:style-name="T8">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span></text:p>
      <text:h text:style-name="P46" text:outline-level="3"><text:bookmark text:name="docs-internal-guid-83d85cfa-7fff-8aa5-b6"/>Analysis of the data matrix</text:h>
      <text:p text:style-name="P9"><text:span text:style-name="Fuente_20_de_20_párrafo_20_predeter."><text:span text:style-name="T7">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8">Amount of rows:</text:span></text:span></text:p>
          </table:table-cell>
          <table:table-cell table:style-name="Таблица1.A1" office:value-type="string">
            <text:p text:style-name="P3"><text:span text:style-name="Fuente_20_de_20_párrafo_20_predeter."><text:span text:style-name="T8">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8">Amount of variables:</text:span></text:span></text:p>
          </table:table-cell>
          <table:table-cell table:style-name="Таблица1.A1" office:value-type="string">
            <text:p text:style-name="P3"><text:bookmark text:name="docs-internal-guid-ad0ee24e-7fff-0038-d2"/><text:span text:style-name="Fuente_20_de_20_párrafo_20_predeter."><text:span text:style-name="T8">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8">Amount of numerical variables:</text:span></text:span></text:p>
          </table:table-cell>
          <table:table-cell table:style-name="Таблица1.A1" office:value-type="string">
            <text:p text:style-name="P3"><text:bookmark text:name="docs-internal-guid-181dde89-7fff-27bb-25"/><text:span text:style-name="Fuente_20_de_20_párrafo_20_predeter."><text:span text:style-name="T8">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8">Amount of binary variables:</text:span></text:span></text:p>
          </table:table-cell>
          <table:table-cell table:style-name="Таблица1.A1" office:value-type="string">
            <text:p text:style-name="P3"><text:bookmark text:name="docs-internal-guid-bec9bc20-7fff-46d7-5c"/><text:span text:style-name="Fuente_20_de_20_párrafo_20_predeter."><text:span text:style-name="T8">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8">Amount of categorical variables:</text:span></text:span></text:p>
          </table:table-cell>
          <table:table-cell table:style-name="Таблица1.A1" office:value-type="string">
            <text:p text:style-name="P3"><text:bookmark text:name="docs-internal-guid-77ced6b6-7fff-6403-29"/><text:span text:style-name="Fuente_20_de_20_párrafo_20_predeter."><text:span text:style-name="T8">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8">Amount of missing values and percentage for </text:span></text:span><text:soft-page-break/><text:span text:style-name="Fuente_20_de_20_párrafo_20_predeter."><text:span text:style-name="T8">each variable:</text:span></text:span></text:p>
          </table:table-cell>
          <table:table-cell table:style-name="Таблица1.A1" office:value-type="string">
            <text:p text:style-name="P3"><text:span text:style-name="Fuente_20_de_20_párrafo_20_predeter."><text:span text:style-name="T26">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6">"Missing values by column"</text:span></text:span></text:a><text:span text:style-name="Fuente_20_de_20_párrafo_20_predeter."><text:span text:style-name="T26"> in the </text:span></text:span><text:soft-page-break/><text:span text:style-name="Fuente_20_de_20_párrafo_20_predeter."><text:span text:style-name="T26">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8">Proportion of total missing values (0-1):</text:span></text:span></text:p>
          </table:table-cell>
          <table:table-cell table:style-name="Таблица1.A1" office:value-type="string">
            <text:p text:style-name="P3"><text:bookmark text:name="docs-internal-guid-fda05957-7fff-b700-75"/><text:span text:style-name="Fuente_20_de_20_párrafo_20_predeter."><text:span text:style-name="T8">0.32362433862433865</text:span></text:span></text:p>
          </table:table-cell>
        </table:table-row>
      </table:table>
      <text:h text:style-name="Heading_20_1" text:outline-level="1"><text:span text:style-name="Fuente_20_de_20_párrafo_20_predeter."><text:span text:style-name="T23">Data structure &amp; Metadata Description</text:span></text:span></text:h>
      <text:p text:style-name="Standard"><text:bookmark text:name="docs-internal-guid-5be8e253-7fff-ae2e-15"/><text:span text:style-name="Fuente_20_de_20_párrafo_20_predeter."><text:span text:style-name="T7">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span></text:p>
      <text:p text:style-name="Standard"><text:span text:style-name="Fuente_20_de_20_párrafo_20_predeter."><text:span text:style-name="T7">As a summary, the dataset has 28 columns of which 12 are numerical, 10 categorical, 5 binary and the final one is a date.</text:span></text:span></text:p>
      <text:h text:style-name="P46" text:outline-level="3">Selection of variables based on our objectives</text:h>
      <text:p text:style-name="P13">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3">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P46" text:outline-level="3">Description of each variable</text:h>
      <text:p text:style-name="P32">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24">Variable</text:p>
          </table:table-cell>
          <table:table-cell table:style-name="Таблица2.A1" office:value-type="string">
            <text:p text:style-name="P24">Modalities</text:p>
          </table:table-cell>
          <table:table-cell table:style-name="Таблица2.A1" office:value-type="string">
            <text:p text:style-name="P24">Meaning</text:p>
          </table:table-cell>
          <table:table-cell table:style-name="Таблица2.A1" office:value-type="string">
            <text:p text:style-name="P24">Type</text:p>
          </table:table-cell>
          <table:table-cell table:style-name="Таблица2.A1" office:value-type="string">
            <text:p text:style-name="P24">Measuring unit</text:p>
          </table:table-cell>
          <table:table-cell table:style-name="Таблица2.A1" office:value-type="string">
            <text:p text:style-name="P24">Missing code</text:p>
          </table:table-cell>
          <table:table-cell table:style-name="Таблица2.A1" office:value-type="string">
            <text:p text:style-name="P24">Measuring procedure</text:p>
          </table:table-cell>
          <table:table-cell table:style-name="Таблица2.A1" office:value-type="string">
            <text:p text:style-name="P24">Range</text:p>
          </table:table-cell>
        </table:table-row>
        <table:table-row>
          <table:table-cell table:style-name="Таблица2.A29" office:value-type="string">
            <text:p text:style-name="P8">id</text:p>
          </table:table-cell>
          <table:table-cell table:style-name="Таблица2.B29" office:value-type="string">
            <text:p text:style-name="P8">Identifier</text:p>
          </table:table-cell>
          <table:table-cell table:style-name="Таблица2.C29" office:value-type="string">
            <text:p text:style-name="P8">Identifier, unique for each row</text:p>
          </table:table-cell>
          <table:table-cell table:style-name="Таблица2.D29" office:value-type="string">
            <text:p text:style-name="P8">Num.</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0, 2835]</text:p>
          </table:table-cell>
        </table:table-row>
        <table:table-row>
          <table:table-cell table:style-name="Таблица2.A29" office:value-type="string">
            <text:p text:style-name="P8">date</text:p>
          </table:table-cell>
          <table:table-cell table:style-name="Таблица2.B29" office:value-type="string">
            <text:p text:style-name="P8">-</text:p>
          </table:table-cell>
          <table:table-cell table:style-name="Таблица2.C29" office:value-type="string">
            <text:p text:style-name="P8">Date of the <text:soft-page-break/>attack</text:p>
          </table:table-cell>
          <table:table-cell table:style-name="Таблица2.D29" office:value-type="string">
            <text:p text:style-name="P8">Date</text:p>
          </table:table-cell>
          <table:table-cell table:style-name="Таблица2.E29" office:value-type="string">
            <text:p text:style-name="P8">month-day-</text:p>
            <text:p text:style-name="P8"><text:soft-page-break/>year</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1/1970<text:soft-page-break/>, 12/31/2017]</text:p>
          </table:table-cell>
        </table:table-row>
        <table:table-row>
          <table:table-cell table:style-name="Таблица2.A29" office:value-type="string">
            <text:p text:style-name="P8">provstate</text:p>
          </table:table-cell>
          <table:table-cell table:style-name="Таблица2.B29" office:value-type="string">
            <text:p text:style-name="P8">Every U.S. state (including Puerto Rico, U.S. Virgin Islands)</text:p>
          </table:table-cell>
          <table:table-cell table:style-name="Таблица2.C29" office:value-type="string">
            <text:p text:style-name="P8">State where the terrorist attacks were perpetrat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 ,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ity</text:p>
          </table:table-cell>
          <table:table-cell table:style-name="Таблица2.B29" office:value-type="string">
            <text:p text:style-name="P8">-</text:p>
          </table:table-cell>
          <table:table-cell table:style-name="Таблица2.C29" office:value-type="string">
            <text:p text:style-name="P4"><text:span text:style-name="Fuente_20_de_20_párrafo_20_predeter."><text:span text:style-name="T33">City where the terrorist attacks were perpetrated</text:span></text:span></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lat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7.97, 64.84]</text:p>
          </table:table-cell>
        </table:table-row>
        <table:table-row>
          <table:table-cell table:style-name="Таблица2.A29" office:value-type="string">
            <text:p text:style-name="P8">long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57.86, 105.27]</text:p>
          </table:table-cell>
        </table:table-row>
        <table:table-row>
          <table:table-cell table:style-name="Таблица2.A29" office:value-type="string">
            <text:p text:style-name="P8">doubterr</text:p>
          </table:table-cell>
          <table:table-cell table:style-name="Таблица2.B29" office:value-type="string">
            <text:p text:style-name="P8">-</text:p>
          </table:table-cell>
          <table:table-cell table:style-name="Таблица2.C29" office:value-type="string">
            <text:p text:style-name="P8">It indicates whether there is doubt or not about the attack being a terrorist one</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uccess</text:p>
          </table:table-cell>
          <table:table-cell table:style-name="Таблица2.B29" office:value-type="string">
            <text:p text:style-name="P8">-</text:p>
          </table:table-cell>
          <table:table-cell table:style-name="Таблица2.C29" office:value-type="string">
            <text:p text:style-name="P8">It indicates whether the terrorist attack was a success or not</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attacktype1_txt</text:p>
          </table:table-cell>
          <table:table-cell table:style-name="Таблица2.B29" office:value-type="string">
            <text:p text:style-name="P8">Assassination, Hijacking, Kidnapping, Barricade Incident , Bombing / Explosion , Armed Assault, Unarmed Assault, Facility / Infrastructure Attack</text:p>
          </table:table-cell>
          <table:table-cell table:style-name="Таблица2.C29" office:value-type="string">
            <text:p text:style-name="P8">This field captures the general method of attack and often reflects the broad class of tactics used.</text:p>
            <text:p text:style-name="P8"/>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targtype1_txt</text:p>
          </table:table-cell>
          <table:table-cell table:style-name="Таблица2.B29" office:value-type="string">
            <text:p text:style-name="P8">Abortion Related, Airports &amp; Aircraft, Business, Educational Institution, Food or Water Supply, Government (Diplomatic), Government (General), Journalists &amp; Media, Maritime, Military, NGO, Police, Private Citizens &amp; Property, Religious <text:soft-page-break/>Figures / Institutions, Terrorists/Non-State Militia, Tourists, Transportation, Utilities, Violent Political Party</text:p>
          </table:table-cell>
          <table:table-cell table:style-name="Таблица2.C29" office:value-type="string">
            <text:p text:style-name="P8">It captures the general type of target</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atlty1_txt</text:p>
          </table:table-cell>
          <table:table-cell table:style-name="Таблица2.B29" office:value-type="string">
            <text:p text:style-name="P8">Every country in the world</text:p>
          </table:table-cell>
          <table:table-cell table:style-name="Таблица2.C29" office:value-type="string">
            <text:p text:style-name="P8">This is the nationality of the target that was attacked, and is not necessarily the same as the country in which the incident occurr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gname</text:p>
          </table:table-cell>
          <table:table-cell table:style-name="Таблица2.B29" office:value-type="string">
            <text:p text:style-name="P8">Attacker group name</text:p>
          </table:table-cell>
          <table:table-cell table:style-name="Таблица2.C29" office:value-type="string">
            <text:p text:style-name="P8">Group that carried out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perps</text:p>
          </table:table-cell>
          <table:table-cell table:style-name="Таблица2.B29" office:value-type="string">
            <text:p text:style-name="P8">-</text:p>
          </table:table-cell>
          <table:table-cell table:style-name="Таблица2.C29" office:value-type="string">
            <text:p text:style-name="P8">Total amount of terrorists participating in the incident</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Reports from credible sources</text:p>
          </table:table-cell>
          <table:table-cell table:style-name="Таблица2.H29" office:value-type="string">
            <text:p text:style-name="P8">[1, 24]</text:p>
          </table:table-cell>
        </table:table-row>
        <table:table-row>
          <table:table-cell table:style-name="Таблица2.A29" office:value-type="string">
            <text:p text:style-name="P8">nperpcap</text:p>
          </table:table-cell>
          <table:table-cell table:style-name="Таблица2.B29" office:value-type="string">
            <text:p text:style-name="P8">-</text:p>
          </table:table-cell>
          <table:table-cell table:style-name="Таблица2.C29" office:value-type="string">
            <text:p text:style-name="P8">Total amount of captured perpetrators</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text:p>
          </table:table-cell>
          <table:table-cell table:style-name="Таблица2.H29" office:value-type="string">
            <text:p text:style-name="P8">[0, 11]</text:p>
          </table:table-cell>
        </table:table-row>
        <table:table-row>
          <table:table-cell table:style-name="Таблица2.A29" office:value-type="string">
            <text:p text:style-name="P8">claimed</text:p>
          </table:table-cell>
          <table:table-cell table:style-name="Таблица2.B29" office:value-type="string">
            <text:p text:style-name="P8">Yes/1, No/0</text:p>
          </table:table-cell>
          <table:table-cell table:style-name="Таблица2.C29" office:value-type="string">
            <text:p text:style-name="P8">Whether a group or person claimed responsibility for the attack</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 -9, NA</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laimedmode_txt</text:p>
          </table:table-cell>
          <table:table-cell table:style-name="Таблица2.B29" office:value-type="string">
            <text:p text:style-name="P8">Letter, Call (post-incident), Call (pre-incident), E-mail, Note left at scene, Video,</text:p>
            <text:p text:style-name="P8">“Posted to website, blog, social media”, Personal claim, Other, Unknown</text:p>
          </table:table-cell>
          <table:table-cell table:style-name="Таблица2.C29" office:value-type="string">
            <text:p text:style-name="P8">Mode used by the claimant to claim responsibility</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weaptype1_txt</text:p>
          </table:table-cell>
          <table:table-cell table:style-name="Таблица2.B29" office:value-type="string">
            <text:p text:style-name="P8">Biological, Chemical, Radiological, Nuclear, Firearms, Explosives, Fake Weapons, Incendiary, Melee, Vehicle, Sabotage Equipment, Other, Unknown</text:p>
          </table:table-cell>
          <table:table-cell table:style-name="Таблица2.C29" office:value-type="string">
            <text:p text:style-name="P8">Type of the (main) weapon used in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kill</text:p>
          </table:table-cell>
          <table:table-cell table:style-name="Таблица2.B29" office:value-type="string">
            <text:p text:style-name="P8">-</text:p>
          </table:table-cell>
          <table:table-cell table:style-name="Таблица2.C29" office:value-type="string">
            <text:p text:style-name="P8">Total confirmed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90]</text:p>
          </table:table-cell>
        </table:table-row>
        <table:table-row>
          <table:table-cell table:style-name="Таблица2.A29" office:value-type="string">
            <text:p text:style-name="P8">nkillus</text:p>
          </table:table-cell>
          <table:table-cell table:style-name="Таблица2.B29" office:value-type="string">
            <text:p text:style-name="P8">-</text:p>
          </table:table-cell>
          <table:table-cell table:style-name="Таблица2.C29" office:value-type="string">
            <text:p text:style-name="P8">Total confirmed U.S. citizen <text:soft-page-break/>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360]</text:p>
          </table:table-cell>
        </table:table-row>
        <table:table-row>
          <table:table-cell table:style-name="Таблица2.A29" office:value-type="string">
            <text:p text:style-name="P8">nkillter</text:p>
          </table:table-cell>
          <table:table-cell table:style-name="Таблица2.B29" office:value-type="string">
            <text:p text:style-name="P8">-</text:p>
          </table:table-cell>
          <table:table-cell table:style-name="Таблица2.C29" office:value-type="string">
            <text:p text:style-name="P8">Total confirmed perpetrator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5]</text:p>
          </table:table-cell>
        </table:table-row>
        <table:table-row>
          <table:table-cell table:style-name="Таблица2.A29" office:value-type="string">
            <text:p text:style-name="P8">nwound</text:p>
          </table:table-cell>
          <table:table-cell table:style-name="Таблица2.B29" office:value-type="string">
            <text:p text:style-name="P8">-</text:p>
          </table:table-cell>
          <table:table-cell table:style-name="Таблица2.C29" office:value-type="string">
            <text:p text:style-name="P8">Total confirmed non-fatal injuries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851]</text:p>
          </table:table-cell>
        </table:table-row>
        <table:table-row>
          <table:table-cell table:style-name="Таблица2.A29" office:value-type="string">
            <text:p text:style-name="P8">nwoundus</text:p>
          </table:table-cell>
          <table:table-cell table:style-name="Таблица2.B29" office:value-type="string">
            <text:p text:style-name="P8">-</text:p>
          </table:table-cell>
          <table:table-cell table:style-name="Таблица2.C29" office:value-type="string">
            <text:p text:style-name="P8">Total confirmed U.S. citizen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51]</text:p>
          </table:table-cell>
        </table:table-row>
        <table:table-row>
          <table:table-cell table:style-name="Таблица2.A29" office:value-type="string">
            <text:p text:style-name="P8">nwoundte</text:p>
          </table:table-cell>
          <table:table-cell table:style-name="Таблица2.B29" office:value-type="string">
            <text:p text:style-name="P8">-</text:p>
          </table:table-cell>
          <table:table-cell table:style-name="Таблица2.C29" office:value-type="string">
            <text:p text:style-name="P8">Total confirmed perpetrator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36]</text:p>
          </table:table-cell>
        </table:table-row>
        <table:table-row>
          <table:table-cell table:style-name="Таблица2.A29" office:value-type="string">
            <text:p text:style-name="P8">propvalue</text:p>
          </table:table-cell>
          <table:table-cell table:style-name="Таблица2.B29" office:value-type="string">
            <text:p text:style-name="P8">-</text:p>
          </table:table-cell>
          <table:table-cell table:style-name="Таблица2.C29" office:value-type="string">
            <text:p text:style-name="P8">U.S. dollar amount of total damages</text:p>
          </table:table-cell>
          <table:table-cell table:style-name="Таблица2.D29" office:value-type="string">
            <text:p text:style-name="P8">Num.</text:p>
          </table:table-cell>
          <table:table-cell table:style-name="Таблица2.E29" office:value-type="string">
            <text:p text:style-name="P8">USD (not normalized)</text:p>
          </table:table-cell>
          <table:table-cell table:style-name="Таблица2.F29" office:value-type="string">
            <text:p text:style-name="P8">“”, -99</text:p>
          </table:table-cell>
          <table:table-cell table:style-name="Таблица2.G29" office:value-type="string">
            <text:p text:style-name="P8">-</text:p>
          </table:table-cell>
          <table:table-cell table:style-name="Таблица2.H29" office:value-type="string">
            <text:p text:style-name="P8">[0, 652000000]</text:p>
          </table:table-cell>
        </table:table-row>
        <table:table-row>
          <table:table-cell table:style-name="Таблица2.A29" office:value-type="string">
            <text:p text:style-name="P8">INT_IDEO</text:p>
          </table:table-cell>
          <table:table-cell table:style-name="Таблица2.B29" office:value-type="string">
            <text:p text:style-name="P8">0 / 1</text:p>
          </table:table-cell>
          <table:table-cell table:style-name="Таблица2.C29" office:value-type="string">
            <text:p text:style-name="P8">It indicates whether a perpetrator group attacked a target of a different nationality</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INT_MISC</text:p>
          </table:table-cell>
          <table:table-cell table:style-name="Таблица2.B29" office:value-type="string">
            <text:p text:style-name="P8">0 / 1</text:p>
          </table:table-cell>
          <table:table-cell table:style-name="Таблица2.C29" office:value-type="string">
            <text:p text:style-name="P8">It indicates if the attack was miscellaneous international</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Comparison between the location of the attack and the nationality of the target(s) / victim(s)</text:p>
          </table:table-cell>
          <table:table-cell table:style-name="Таблица2.H29" office:value-type="string">
            <text:p text:style-name="P8">-</text:p>
          </table:table-cell>
        </table:table-row>
        <table:table-row>
          <table:table-cell table:style-name="Таблица2.A29" office:value-type="string">
            <text:p text:style-name="P8">president_party</text:p>
          </table:table-cell>
          <table:table-cell table:style-name="Таблица2.B29" office:value-type="string">
            <text:p text:style-name="P8">Republican, Democratic</text:p>
          </table:table-cell>
          <table:table-cell table:style-name="Таблица2.C29" office:value-type="string">
            <text:p text:style-name="P8">Governing party of the U.S. at the moment of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tate_governor_party</text:p>
          </table:table-cell>
          <table:table-cell table:style-name="Таблица2.B29" office:value-type="string">
            <text:p text:style-name="P8">Republican, Democrat, Popular Democratic Party, Domecratic - Farmer - Labor, New Progressive Party</text:p>
          </table:table-cell>
          <table:table-cell table:style-name="Таблица2.C29" office:value-type="string">
            <text:p text:style-name="P8">Governing party of the attacked state at the moment it happen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
      <text:h text:style-name="P46" text:outline-level="3"><text:bookmark text:name="docs-internal-guid-bf0ff287-7fff-93c8-d6"/>Justification of deleted variables</text:h>
      <text:p text:style-name="P13">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text:soft-page-break/>studying. In this section, we’ve grouped different deleted variables that were removed following the same reasoning, and explained which one it was.</text:p>
      <text:p text:style-name="Standard"><text:span text:style-name="Fuente_20_de_20_párrafo_20_predeter."><text:span text:style-name="T27">Variables:</text:span></text:span></text:p>
      <text:list xml:id="list3763540358" text:style-name="L1">
        <text:list-item>
          <text:p text:style-name="P64">eventid</text:p>
        </text:list-item>
        <text:list-item>
          <text:p text:style-name="P64">iyear</text:p>
        </text:list-item>
        <text:list-item>
          <text:p text:style-name="P64">imonth</text:p>
        </text:list-item>
        <text:list-item>
          <text:p text:style-name="P64">iday</text:p>
        </text:list-item>
        <text:list-item>
          <text:p text:style-name="P64">approxdate</text:p>
        </text:list-item>
      </text:list>
      <text:p text:style-name="P14">Reasoning:</text:p>
      <text:p text:style-name="P25">They were event date related and we exchanged them for a single, fused date column, that gives the same information and is cleaner.</text:p>
      <text:p text:style-name="P14">Variables:</text:p>
      <text:list xml:id="list1600251551" text:style-name="L2">
        <text:list-item>
          <text:p text:style-name="P65">extended</text:p>
        </text:list-item>
        <text:list-item>
          <text:p text:style-name="P65">resolution</text:p>
        </text:list-item>
      </text:list>
      <text:p text:style-name="P14">Reasoning:</text:p>
      <text:p text:style-name="P25">Both this columns referenced acts of terrorism that took more than a day to resolve but there were not enough cases in order to contemplate this issue, so it wasn’t worth enough to keep.</text:p>
      <text:p text:style-name="P10"><text:span text:style-name="Fuente_20_de_20_párrafo_20_predeter."><text:span text:style-name="T9">Variables:</text:span></text:span></text:p>
      <text:list xml:id="list2254192962" text:style-name="L3">
        <text:list-item>
          <text:p text:style-name="P66">country_txt</text:p>
        </text:list-item>
        <text:list-item>
          <text:p text:style-name="P66">region_txt</text:p>
        </text:list-item>
      </text:list>
      <text:p text:style-name="P11">Reasoning:</text:p>
      <text:p text:style-name="P25">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10"><text:span text:style-name="Fuente_20_de_20_párrafo_20_predeter."><text:span text:style-name="T9">Variables:</text:span></text:span></text:p>
      <text:list xml:id="list3907730271" text:style-name="L4">
        <text:list-item>
          <text:p text:style-name="P67">specificity</text:p>
        </text:list-item>
        <text:list-item>
          <text:p text:style-name="P67">vicinity</text:p>
        </text:list-item>
        <text:list-item>
          <text:p text:style-name="P67">multiple</text:p>
        </text:list-item>
      </text:list>
      <text:p text:style-name="P11">Reasoning:</text:p>
      <text:p text:style-name="P25">These variables were too specific for our project and there were not enough cases in any of them.</text:p>
      <text:p text:style-name="P10"><text:span text:style-name="Fuente_20_de_20_párrafo_20_predeter."><text:span text:style-name="T9">Variables:</text:span></text:span></text:p>
      <text:list xml:id="list1817133776" text:style-name="L5">
        <text:list-item>
          <text:p text:style-name="P68">location</text:p>
        </text:list-item>
        <text:list-item>
          <text:p text:style-name="P68">summary</text:p>
        </text:list-item>
        <text:list-item>
          <text:p text:style-name="P68">alternative_txt</text:p>
        </text:list-item>
        <text:list-item>
          <text:p text:style-name="P68">motive</text:p>
        </text:list-item>
        <text:list-item>
          <text:p text:style-name="P68">weapdetail</text:p>
        </text:list-item>
        <text:list-item>
          <text:p text:style-name="P68">addnotes</text:p>
        </text:list-item>
      </text:list>
      <text:p text:style-name="P11">Reasoning:</text:p>
      <text:p text:style-name="P25">These were text variables that served no purpose in our study even though they carried additional <text:soft-page-break/>information about the crime, since we could not develop statistical analysis with them.</text:p>
      <text:p text:style-name="P10"><text:span text:style-name="Fuente_20_de_20_párrafo_20_predeter."><text:span text:style-name="T9">Variables:</text:span></text:span></text:p>
      <text:list xml:id="list4136414991" text:style-name="L6">
        <text:list-item>
          <text:p text:style-name="P69">crit1</text:p>
        </text:list-item>
        <text:list-item>
          <text:p text:style-name="P69">crit2</text:p>
        </text:list-item>
        <text:list-item>
          <text:p text:style-name="P69">crit3</text:p>
        </text:list-item>
      </text:list>
      <text:p text:style-name="P11">Reasoning:</text:p>
      <text:p text:style-name="P25">We decided that all records of terrorism were going to be conceived as such independently of the criteria because we have at our disposal the column doubtterr, which indicates whether there is doubt or not about the attack being a terrorist one.</text:p>
      <text:p text:style-name="P10"><text:span text:style-name="Fuente_20_de_20_párrafo_20_predeter."><text:span text:style-name="T9">Variables:</text:span></text:span></text:p>
      <text:list xml:id="list3796723513" text:style-name="L7">
        <text:list-item>
          <text:p text:style-name="P70">suicide</text:p>
        </text:list-item>
        <text:list-item>
          <text:p text:style-name="P70">individual</text:p>
        </text:list-item>
      </text:list>
      <text:p text:style-name="P11">Reasoning:</text:p>
      <text:p text:style-name="P25">There were not enough records to take these variables into account, even though they could have provided interesting information otherwise.</text:p>
      <text:p text:style-name="P10"><text:span text:style-name="Fuente_20_de_20_párrafo_20_predeter."><text:span text:style-name="T9">Variables:</text:span></text:span></text:p>
      <text:list xml:id="list2951355213" text:style-name="L8">
        <text:list-item>
          <text:p text:style-name="P71">corp1</text:p>
        </text:list-item>
        <text:list-item>
          <text:p text:style-name="P71">target1</text:p>
        </text:list-item>
      </text:list>
      <text:p text:style-name="P11">Reasoning:</text:p>
      <text:p text:style-name="P1"><text:span text:style-name="Fuente_20_de_20_párrafo_20_predeter."><text:span text:style-name="T7">These textual variables did not serve a purpose in our study because they were too specific.</text:span></text:span></text:p>
      <text:p text:style-name="P11">Variables:</text:p>
      <text:list xml:id="list401089664" text:style-name="L9">
        <text:list-item>
          <text:p text:style-name="P72">gsubname</text:p>
        </text:list-item>
        <text:list-item>
          <text:p text:style-name="P72">targsubtype1_txt</text:p>
        </text:list-item>
        <text:list-item>
          <text:p text:style-name="P72">weapsubtype1_txt</text:p>
        </text:list-item>
      </text:list>
      <text:p text:style-name="P11">Reasoning:</text:p>
      <text:p text:style-name="P25">These categorical variables were too specific and they had too many values, we considered that the columns gname, targtype1_txt and weaptype1_txt would provide us more than enough information.</text:p>
      <text:p text:style-name="P10"><text:span text:style-name="Fuente_20_de_20_párrafo_20_predeter."><text:span text:style-name="T9">Variables:</text:span></text:span></text:p>
      <text:list xml:id="list2667112658" text:style-name="L10">
        <text:list-item>
          <text:p text:style-name="P73">guncertain1</text:p>
        </text:list-item>
      </text:list>
      <text:p text:style-name="P11">Reasoning:</text:p>
      <text:p text:style-name="P25">We will assume that in the case that there is a perpetrator group name specified in gname, there is no doubt that they were in fact the perpetrators.</text:p>
      <text:p text:style-name="P10"><text:span text:style-name="Fuente_20_de_20_párrafo_20_predeter."><text:span text:style-name="T9">Variables:</text:span></text:span></text:p>
      <text:list xml:id="list2012290328" text:style-name="L11">
        <text:list-item>
          <text:p text:style-name="P74">attacktype2_txt</text:p>
        </text:list-item>
        <text:list-item>
          <text:p text:style-name="P74">attacktype3_txt</text:p>
        </text:list-item>
        <text:list-item>
          <text:p text:style-name="P74">targettype2_txt</text:p>
        </text:list-item>
        <text:list-item>
          <text:p text:style-name="P74">targetsubtype2_txt</text:p>
        </text:list-item>
        <text:list-item>
          <text:p text:style-name="P74">corp2</text:p>
        </text:list-item>
        <text:list-item>
          <text:p text:style-name="P74"><text:soft-page-break/>target2</text:p>
        </text:list-item>
        <text:list-item>
          <text:p text:style-name="P74">natlty2_txt</text:p>
        </text:list-item>
        <text:list-item>
          <text:p text:style-name="P74">targettype3_txt</text:p>
        </text:list-item>
        <text:list-item>
          <text:p text:style-name="P74">targetsubtype3_txt</text:p>
        </text:list-item>
        <text:list-item>
          <text:p text:style-name="P74">corp3</text:p>
        </text:list-item>
        <text:list-item>
          <text:p text:style-name="P74">target3</text:p>
        </text:list-item>
        <text:list-item>
          <text:p text:style-name="P74">natlty3_txt</text:p>
        </text:list-item>
        <text:list-item>
          <text:p text:style-name="P74">gname2</text:p>
        </text:list-item>
        <text:list-item>
          <text:p text:style-name="P74">gsubname2</text:p>
        </text:list-item>
        <text:list-item>
          <text:p text:style-name="P74">gname3</text:p>
        </text:list-item>
        <text:list-item>
          <text:p text:style-name="P74">gsubname3</text:p>
        </text:list-item>
        <text:list-item>
          <text:p text:style-name="P74">guncertain2</text:p>
        </text:list-item>
        <text:list-item>
          <text:p text:style-name="P74">guncertain3</text:p>
        </text:list-item>
        <text:list-item>
          <text:p text:style-name="P74">claim2</text:p>
        </text:list-item>
        <text:list-item>
          <text:p text:style-name="P74">claimmode2_txt</text:p>
        </text:list-item>
        <text:list-item>
          <text:p text:style-name="P74">claim3</text:p>
        </text:list-item>
        <text:list-item>
          <text:p text:style-name="P74">claimmode3_txt</text:p>
        </text:list-item>
        <text:list-item>
          <text:p text:style-name="P74">weaptype2_txt</text:p>
        </text:list-item>
        <text:list-item>
          <text:p text:style-name="P74">weapsubtype2_txt</text:p>
        </text:list-item>
        <text:list-item>
          <text:p text:style-name="P74">weaptype3_txt</text:p>
        </text:list-item>
        <text:list-item>
          <text:p text:style-name="P74">weapsubtype3_txt</text:p>
        </text:list-item>
        <text:list-item>
          <text:p text:style-name="P74">weaptype4_txt</text:p>
        </text:list-item>
        <text:list-item>
          <text:p text:style-name="P74">weapsubtype4_txt</text:p>
        </text:list-item>
      </text:list>
      <text:p text:style-name="P11">Reasoning:</text:p>
      <text:p text:style-name="P25">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11">Variables:</text:p>
      <text:list xml:id="list3972374717" text:style-name="L12">
        <text:list-item>
          <text:p text:style-name="P75">compclaim</text:p>
        </text:list-item>
      </text:list>
      <text:p text:style-name="P11">Reasoning:</text:p>
      <text:p text:style-name="P25">This column made no sense in most of the cases as there being more than one claim of an act is a really strange occurrence.</text:p>
      <text:p text:style-name="P10"><text:span text:style-name="Fuente_20_de_20_párrafo_20_predeter."><text:span text:style-name="T9">Variables:</text:span></text:span></text:p>
      <text:list xml:id="list153169722" text:style-name="L13">
        <text:list-item>
          <text:p text:style-name="P76">property</text:p>
        </text:list-item>
        <text:list-item>
          <text:p text:style-name="P76">propextent_txt</text:p>
        </text:list-item>
        <text:list-item>
          <text:p text:style-name="P76">propcomment</text:p>
        </text:list-item>
      </text:list>
      <text:p text:style-name="P11">Reasoning:</text:p>
      <text:p text:style-name="P25">These textual and categorical variables referenced the amount of economic damage inflicted in the acts of violence, giving additional insight into it. We have decided to remove them because we already have the column propvalue which properly quantifies it.</text:p>
      <text:p text:style-name="P10"><text:span text:style-name="Fuente_20_de_20_párrafo_20_predeter."><text:span text:style-name="T9">Variables:</text:span></text:span></text:p>
      <text:list xml:id="list3932465761" text:style-name="L14">
        <text:list-item>
          <text:p text:style-name="P77">ishostkid</text:p>
        </text:list-item>
        <text:list-item>
          <text:p text:style-name="P77">nhostkid</text:p>
        </text:list-item>
        <text:list-item>
          <text:p text:style-name="P77">nhostkidus</text:p>
        </text:list-item>
        <text:list-item>
          <text:p text:style-name="P77">nhours</text:p>
        </text:list-item>
        <text:list-item>
          <text:p text:style-name="P77"><text:soft-page-break/>ndays</text:p>
        </text:list-item>
        <text:list-item>
          <text:p text:style-name="P77">divert</text:p>
        </text:list-item>
        <text:list-item>
          <text:p text:style-name="P77">kidhijcountry</text:p>
        </text:list-item>
        <text:list-item>
          <text:p text:style-name="P77">ransom</text:p>
        </text:list-item>
        <text:list-item>
          <text:p text:style-name="P77">ransomamt</text:p>
        </text:list-item>
        <text:list-item>
          <text:p text:style-name="P77">ransomamtus</text:p>
        </text:list-item>
        <text:list-item>
          <text:p text:style-name="P77">ransompaid</text:p>
        </text:list-item>
        <text:list-item>
          <text:p text:style-name="P77">ransompaidus</text:p>
        </text:list-item>
        <text:list-item>
          <text:p text:style-name="P77">ransomenote</text:p>
        </text:list-item>
        <text:list-item>
          <text:p text:style-name="P77">hostkidoutcome_txt</text:p>
        </text:list-item>
        <text:list-item>
          <text:p text:style-name="P77">nreleased</text:p>
        </text:list-item>
      </text:list>
      <text:p text:style-name="P11">Reasoning:</text:p>
      <text:p text:style-name="P25">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10"><text:span text:style-name="Fuente_20_de_20_párrafo_20_predeter."><text:span text:style-name="T9">Variables:</text:span></text:span></text:p>
      <text:list xml:id="list2765145119" text:style-name="L15">
        <text:list-item>
          <text:p text:style-name="P78">scite1</text:p>
        </text:list-item>
        <text:list-item>
          <text:p text:style-name="P78">scite2</text:p>
        </text:list-item>
        <text:list-item>
          <text:p text:style-name="P78">scite3</text:p>
        </text:list-item>
        <text:list-item>
          <text:p text:style-name="P78">dbsource</text:p>
        </text:list-item>
      </text:list>
      <text:p text:style-name="P11">Reasoning:</text:p>
      <text:p text:style-name="P25">These columns carried information about the source of the crime record so it was not focused in our case of study.</text:p>
      <text:p text:style-name="P10"><text:span text:style-name="Fuente_20_de_20_párrafo_20_predeter."><text:span text:style-name="T9">Variables:</text:span></text:span></text:p>
      <text:list xml:id="list2067030904" text:style-name="L16">
        <text:list-item>
          <text:p text:style-name="P79">INT_LOG</text:p>
        </text:list-item>
        <text:list-item>
          <text:p text:style-name="P79">INT_ANY</text:p>
        </text:list-item>
      </text:list>
      <text:p text:style-name="P11">Reasoning:</text:p>
      <text:p text:style-name="P25">We removed these columns because they carried very similar information to INT_IDEO and INT_MISC.</text:p>
      <text:h text:style-name="P41" text:outline-level="1">Complete Data Mining process</text:h>
      <text:p text:style-name="P15">Explicación de todo el proceso que hicimos para completar el proyecto (máximo 1 pagina)</text:p>
      <text:h text:style-name="P41" text:outline-level="1"><text:bookmark text:name="docs-internal-guid-aac6d270-7fff-950c-0e"/>Preprocessing</text:h>
      <text:p text:style-name="P13">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text:span text:style-name="T34">scripts</text:span> attached to the delivery, alongside this report.</text:p>
      <text:h text:style-name="P46" text:outline-level="3">Enumeration and description of steps</text:h>
      <text:p text:style-name="P13">In this section, we explain which steps of the Preprocessing process we’ve gone through and which ones we haven’t, briefly explaining what we did in the first case and why we didn’t go through it in the second case.</text:p>
      <text:list xml:id="list571881818" text:style-name="L17">
        <text:list-item>
          <text:p text:style-name="P55">Data fusion &amp; merging</text:p>
          <text:list>
            <text:list-item>
              <text:p text:style-name="P61">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61">Variables declaration in pre-processing tool</text:p>
          <text:list>
            <text:list-item>
              <text:p text:style-name="P61">We also briefly went through this step, deleting redundant categorical variables that were represented in two different formats.</text:p>
            </text:list-item>
          </text:list>
        </text:list-item>
        <text:list-item>
          <text:p text:style-name="P61">Visualization and basic descriptive statistics</text:p>
          <text:list>
            <text:list-item>
              <text:p text:style-name="P61">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61">Filtering</text:p>
          <text:list>
            <text:list-item>
              <text:p text:style-name="P61">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61">Expert-based variable selection</text:p>
          <text:list>
            <text:list-item>
              <text:p text:style-name="P61">We skipped this step, since we didn’t ask for any expert’s help because we had more than enough information to begin with.</text:p>
            </text:list-item>
          </text:list>
        </text:list-item>
        <text:list-item>
          <text:p text:style-name="P61">Outlier detection and correction</text:p>
          <text:list>
            <text:list-item>
              <text:p text:style-name="P61">We introduced all our data in R and searched there for outliers, using boxplots and <text:soft-page-break/>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61">Error detection and correction</text:p>
          <text:list>
            <text:list-item>
              <text:p text:style-name="P61">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61">Missing data treatment</text:p>
          <text:list>
            <text:list-item>
              <text:p text:style-name="P61">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61">Compositional and multivalued variables</text:p>
          <text:list>
            <text:list-item>
              <text:p text:style-name="P61">We didn’t go through this step, because our data already had the compositional variables we needed and therefore we didn’t have to create our own.</text:p>
            </text:list-item>
          </text:list>
        </text:list-item>
        <text:list-item>
          <text:p text:style-name="P61">Instance selection and Feature selection/dimensionality reduction</text:p>
          <text:list>
            <text:list-item>
              <text:p text:style-name="P61">As we explained earlier, in the Filtering step we reduced our data to the United States instead of the entire planet. We didn’t perform any additional tasks in these steps.</text:p>
            </text:list-item>
          </text:list>
        </text:list-item>
        <text:list-item>
          <text:p text:style-name="P61">Transformations</text:p>
          <text:list>
            <text:list-item>
              <text:p text:style-name="P61">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61">Creation of new variables</text:p>
          <text:list>
            <text:list-item>
              <text:p text:style-name="P61">We didn’t go through this step, since we didn’t create any additional variable from previous ones.</text:p>
            </text:list-item>
          </text:list>
        </text:list-item>
      </text:list>
      <text:h text:style-name="P46" text:outline-level="3"/>
      <text:h text:style-name="P48" text:outline-level="3">Description of the preprocessing made in each variable</text:h>
      <text:p text:style-name="P60"><text:span text:style-name="Fuente_20_de_20_párrafo_20_predeter."><text:span text:style-name="T7">In this section we will </text:span></text:span><text:span text:style-name="Fuente_20_de_20_párrafo_20_predeter."><text:span text:style-name="T4">briefly</text:span></text:span><text:span text:style-name="Fuente_20_de_20_párrafo_20_predeter."><text:span text:style-name="T7"> explain </text:span></text:span><text:span text:style-name="Fuente_20_de_20_párrafo_20_predeter."><text:span text:style-name="T4">the steps we’ve followed during </text:span></text:span><text:span text:style-name="Fuente_20_de_20_párrafo_20_predeter."><text:span text:style-name="T7">the preprocessing of each variable, </text:span></text:span><text:span text:style-name="Fuente_20_de_20_párrafo_20_predeter."><text:span text:style-name="T4">but we</text:span></text:span><text:span text:style-name="Fuente_20_de_20_párrafo_20_predeter."><text:span text:style-name="T7"> have created a self-explanatory script of R markdown, </text:span></text:span><text:span text:style-name="Fuente_20_de_20_párrafo_20_predeter."><text:span text:style-name="T17">which is included and improved in this report in the Appendix: all the comments regarding the preprocessing performed to each variable can be found in the </text:span></text:span><text:a xlink:type="simple" xlink:href="#18.0.2.Preprocess of each variable|outline" text:style-name="Internet_20_link" text:visited-style-name="Visited_20_Internet_20_Link"><text:span text:style-name="Fuente_20_de_20_párrafo_20_predeter.">"Preprocess of each variable"</text:span></text:a><text:span text:style-name="Fuente_20_de_20_párrafo_20_predeter."><text:span text:style-name="T17">. </text:span></text:span><text:span text:style-name="Fuente_20_de_20_párrafo_20_predeter."><text:span text:style-name="T4">There’s also o</text:span></text:span><text:span text:style-name="Fuente_20_de_20_párrafo_20_predeter."><text:span text:style-name="T17">ther sections related to the preprocessing </text:span></text:span><text:span text:style-name="Fuente_20_de_20_párrafo_20_predeter."><text:span text:style-name="T4">like</text:span></text:span><text:span text:style-name="Fuente_20_de_20_párrafo_20_predeter."><text:span text:style-name="T17"> </text:span></text:span><text:a xlink:type="simple" xlink:href="#18.0.3.Delete rows with lots of null values|outline" text:style-name="Internet_20_link" text:visited-style-name="Visited_20_Internet_20_Link"><text:span text:style-name="Fuente_20_de_20_párrafo_20_predeter.">“Deleting rows with lots of null values”</text:span></text:a><text:span text:style-name="Fuente_20_de_20_párrafo_20_predeter."><text:span text:style-name="T17">, </text:span></text:span><text:a xlink:type="simple" xlink:href="#18.0.4.Assigning the right type to each variable|outline" text:style-name="Internet_20_link" text:visited-style-name="Visited_20_Internet_20_Link"><text:span text:style-name="Fuente_20_de_20_párrafo_20_predeter.">“Assigning the right type to each variable”</text:span></text:a><text:span text:style-name="Fuente_20_de_20_párrafo_20_predeter."><text:span text:style-name="T17"> and </text:span></text:span><text:a xlink:type="simple" xlink:href="#18.0.5.Saving the preprocessed dataset|outline" text:style-name="Internet_20_link" text:visited-style-name="Visited_20_Internet_20_Link"><text:span text:style-name="Fuente_20_de_20_párrafo_20_predeter.">“Saving the preprocessed dataset”</text:span></text:a><text:span text:style-name="Fuente_20_de_20_párrafo_20_predeter."><text:span text:style-name="T7">.</text:span></text:span></text:p>
      <text:p text:style-name="Standard"><text:span text:style-name="Fuente_20_de_20_párrafo_20_predeter."><text:span text:style-name="T17">For each one of the variables, t</text:span></text:span><text:span text:style-name="Fuente_20_de_20_párrafo_20_predeter."><text:span text:style-name="T7">he first thing we do is always a summary </text:span></text:span><text:span text:style-name="Fuente_20_de_20_párrafo_20_predeter."><text:span text:style-name="T17">command</text:span></text:span><text:span text:style-name="Fuente_20_de_20_párrafo_20_predeter."><text:span text:style-name="T7"> to see how the data in each column </text:span></text:span><text:bookmark text:name="GingerWidget-correction-01"/><text:span text:style-name="Fuente_20_de_20_párrafo_20_predeter."><text:span text:style-name="T7">really </text:span></text:span><text:span text:style-name="Fuente_20_de_20_párrafo_20_predeter."><text:span text:style-name="T4">is</text:span></text:span><text:span text:style-name="Fuente_20_de_20_párrafo_20_predeter."><text:span text:style-name="T7">:</text:span></text:span><text:span text:style-name="Fuente_20_de_20_párrafo_20_predeter."><text:span text:style-name="T4"> t</text:span></text:span><text:span text:style-name="Fuente_20_de_20_párrafo_20_predeter."><text:span text:style-name="T7">his </text:span></text:span><text:span text:style-name="Fuente_20_de_20_párrafo_20_predeter."><text:span text:style-name="T17">is the best</text:span></text:span><text:span text:style-name="Fuente_20_de_20_párrafo_20_predeter."><text:span text:style-name="T7"> way to be able to easily detect the anomalies </text:span></text:span><text:span text:style-name="Fuente_20_de_20_párrafo_20_predeter."><text:span text:style-name="T4">in the data</text:span></text:span><text:span text:style-name="Fuente_20_de_20_párrafo_20_predeter."><text:span text:style-name="T7">, </text:span></text:span><text:span text:style-name="Fuente_20_de_20_párrafo_20_predeter."><text:span text:style-name="T17">like</text:span></text:span><text:span text:style-name="Fuente_20_de_20_párrafo_20_predeter."><text:span text:style-name="T7"> null values (</text:span></text:span><text:bookmark text:name="GingerWidget-correction-1"/><text:span text:style-name="Fuente_20_de_20_párrafo_20_predeter."><text:span text:style-name="T7">misses), </text:span></text:span><text:bookmark text:name="GingerWidget-correction-2"/><text:span text:style-name="Fuente_20_de_20_párrafo_20_predeter."><text:span text:style-name="T7">outliers or errors.</text:span></text:span></text:p>
      <text:p text:style-name="Standard"><text:span text:style-name="Fuente_20_de_20_párrafo_20_predeter."><text:span text:style-name="T7">Once </text:span></text:span><text:bookmark text:name="GingerWidget-correction-02"/><text:span text:style-name="Fuente_20_de_20_párrafo_20_predeter."><text:span text:style-name="T7">detected, we look at them </text:span></text:span><text:span text:style-name="Fuente_20_de_20_párrafo_20_predeter."><text:span text:style-name="T4">with</text:span></text:span><text:span text:style-name="Fuente_20_de_20_párrafo_20_predeter."><text:span text:style-name="T7"> more detail </text:span></text:span><text:span text:style-name="Fuente_20_de_20_párrafo_20_predeter."><text:span text:style-name="T4">and</text:span></text:span><text:span text:style-name="Fuente_20_de_20_párrafo_20_predeter."><text:span text:style-name="T7"> decide if </text:span></text:span><text:span text:style-name="Fuente_20_de_20_párrafo_20_predeter."><text:span text:style-name="T17">it’s obvious </text:span></text:span><text:span text:style-name="Fuente_20_de_20_párrafo_20_predeter."><text:span text:style-name="T18">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text:span text:style-name="Fuente_20_de_20_párrafo_20_predeter."><text:span text:style-name="T5">dian</text:span></text:span><text:span text:style-name="Fuente_20_de_20_párrafo_20_predeter."><text:span text:style-name="T18"> for the numericals, but in some of them we’ve used a different method, as we can see in the Appendix.</text:span></text:span></text:p>
      <text:p text:style-name="Standard"><text:span text:style-name="Fuente_20_de_20_párrafo_20_predeter."><text:span text:style-name="T7">When this analysis is done, we </text:span></text:span><text:span text:style-name="Fuente_20_de_20_párrafo_20_predeter."><text:span text:style-name="T5">finish by </text:span></text:span><text:span text:style-name="Fuente_20_de_20_párrafo_20_predeter."><text:span text:style-name="T7">mak</text:span></text:span><text:span text:style-name="Fuente_20_de_20_párrafo_20_predeter."><text:span text:style-name="T18">ing</text:span></text:span><text:span text:style-name="Fuente_20_de_20_párrafo_20_predeter."><text:span text:style-name="T7"> a</text:span></text:span><text:span text:style-name="Fuente_20_de_20_párrafo_20_predeter."><text:span text:style-name="T18">nother</text:span></text:span><text:span text:style-name="Fuente_20_de_20_párrafo_20_predeter."><text:span text:style-name="T7"> summary </text:span></text:span><text:span text:style-name="Fuente_20_de_20_párrafo_20_predeter."><text:span text:style-name="T18">command in order </text:span></text:span><text:span text:style-name="Fuente_20_de_20_párrafo_20_predeter."><text:span text:style-name="T7">to verify that everything is correct.</text:span></text:span></text:p>
      <text:p text:style-name="Standard"><text:span text:style-name="Fuente_20_de_20_párrafo_20_predeter."><text:span text:style-name="T7"/></text:span></text:p>
      <text:h text:style-name="P41" text:outline-level="1">Basic statistical descriptive analysis</text:h>
      <text:p text:style-name="P15">Intro para el script de analizi unvivariate de preprocessed data.</text:p>
      <text:p text:style-name="P15">Aqui tambien tiene que estar la parte del analisi bivariate.</text:p>
      <text:p text:style-name="P13"/>
      <text:h text:style-name="P40" text:outline-level="1"><text:bookmark text:name="docs-internal-guid-5e129b70-7fff-3147-2e"/><text:span text:style-name="Fuente_20_de_20_párrafo_20_predeter."><text:span text:style-name="T19">Visualization of terrorist attacks on a USA map</text:span></text:span></text:h>
      <text:p text:style-name="P13"><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P46" text:outline-level="3">map_points</text:h>
      <text:p text:style-name="P5"/>
      <text:p text:style-name="P2"><text:span text:style-name="Fuente_20_de_20_párrafo_20_predeter."><text:span text:style-name="T13"><draw:frame draw:style-name="fr1" draw:name="Графический объект2" text:anchor-type="as-char" svg:y="0cm" svg:width="14.923cm" style:rel-width="scale" svg:height="10.134cm" style:rel-height="scale" draw:z-index="1"><draw:image xlink:href="https://lh5.googleusercontent.com/KIC4C2K4j2JR1jZxISzzxRXIE3m7akXRyhkjs0p2ivxp3MY_JXN23iEmHfW6sIPTTJtr-mAEo6Gs37luK1OQPbMr1wjpLjwfT7rNihqxs5D24G0yEF6oOsFvItS1dmr9KTsK826f" xlink:type="simple" xlink:show="embed" xlink:actuate="onLoad" loext:mime-type="image/png"/></draw:frame></text:span></text:span></text:p>
      <text:p text:style-name="Standard"><text:span text:style-name="Fuente_20_de_20_párrafo_20_predeter."><text:span text:style-name="T7">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span></text:p>
      <text:p text:style-name="P33"/>
      <text:h text:style-name="Heading_20_3" text:outline-level="3"><text:soft-page-break/><text:span text:style-name="Fuente_20_de_20_párrafo_20_predeter."><text:span text:style-name="T20">map_time</text:span></text:span></text:h>
      <text:h text:style-name="P47" text:outline-level="3"><text:span text:style-name="Fuente_20_de_20_párrafo_20_predeter."><text:span text:style-name="T13"><draw:frame draw:style-name="fr1" draw:name="Графический объект3" text:anchor-type="as-char" svg:y="0cm" svg:width="15.266cm" style:rel-width="scale" svg:height="10.927cm" style:rel-height="scale" draw:z-index="2"><draw:image xlink:href="https://lh6.googleusercontent.com/0UAYAy9tVTGIc8iLPqOWEhZOZPFx7SUaAY74cEulGbYFZwSgHGFVAASWrr9WutHg8h12pbwtQwEFCL7wGH42a4gCo2dVEX_7CYEj7UllsiVFaEM4ZAp4r0ZU7uY-dwKam-HTw3Ux" xlink:type="simple" xlink:show="embed" xlink:actuate="onLoad" loext:mime-type="image/png"/></draw:frame></text:span></text:span></text:h>
      <text:p text:style-name="Standard"><text:span text:style-name="Fuente_20_de_20_párrafo_20_predeter."><text:span text:style-name="T7">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text:span></text:span><text:span text:style-name="Fuente_20_de_20_párrafo_20_predeter."><text:span text:style-name="T15">Since the map only shows the data on a month by month basis, if we wanna have the exact date of an incident we can click on the red point that represents it.</text:span></text:span></text:p>
      <text:h text:style-name="P45" text:outline-level="2"/>
      <text:h text:style-name="P48" text:outline-level="3">map_states</text:h>
      <text:p text:style-name="P5"/>
      <text:p text:style-name="P2"><text:span text:style-name="Fuente_20_de_20_párrafo_20_predeter."><text:span text:style-name="T13"><draw:frame draw:style-name="fr1" draw:name="Графический объект4" text:anchor-type="as-char" svg:y="0cm" svg:width="14.605cm" style:rel-width="scale" svg:height="9.922cm" style:rel-height="scale" draw:z-index="3"><draw:image xlink:href="https://lh3.googleusercontent.com/f7_fT6ZZHIoRsfN8sDDaU5DfPZZ3mZm_bFV5i4lWVM5Jp-6NLn86uYCgvjNO3VO-z1F9DzB6cpGIssuOpzfcoKKMNOt3_pACE9GGxyJYm0R4Dut6kAR0oc3Mt9-tYs8Z4PPUrFof" xlink:type="simple" xlink:show="embed" xlink:actuate="onLoad" loext:mime-type="image/png"/></draw:frame></text:span></text:span></text:p>
      <text:p text:style-name="Standard"><text:span text:style-name="Fuente_20_de_20_párrafo_20_predeter."><text:span text:style-name="T7">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span></text:p>
      <text:h text:style-name="P46" text:outline-level="3"><text:soft-page-break/>map_provs</text:h>
      <text:h text:style-name="P47" text:outline-level="3"><text:span text:style-name="Fuente_20_de_20_párrafo_20_predeter."><text:span text:style-name="T13"><draw:frame draw:style-name="fr1" draw:name="Графический объект5" text:anchor-type="as-char" svg:y="0cm" svg:width="13.917cm" style:rel-width="scale" svg:height="9.922cm" style:rel-height="scale" draw:z-index="4"><draw:image xlink:href="https://lh4.googleusercontent.com/81QTVvGZv2_rUmVhCe66-uzWh_U0VBydro_GY6NjgJiABzIWWrmO5eUfmi9fBjHyny_JzKIjRmLGZu6FmXCG2CBj-8unC7l20QMyAr5CIVm6CCp66_rhsrVBuRD0lVb5JpSq48jl" xlink:type="simple" xlink:show="embed" xlink:actuate="onLoad" loext:mime-type="image/png"/></draw:frame></text:span></text:span></text:h>
      <text:p text:style-name="P13">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5"/>
      <text:h text:style-name="P41" text:outline-level="1">PCA analysis for numerical variables</text:h>
      <text:p text:style-name="P15">Aqui o una into para el pdf del script o el escrito aquí copiando los graficos de R según mas os guste, consultar el apartado 9 del deliverable de la Karina para que no se os escape ninguna informacion</text:p>
      <text:h text:style-name="P41" text:outline-level="1">Hierarchical Clustering</text:h>
      <text:p text:style-name="Standard"><text:span text:style-name="Fuente_20_de_20_párrafo_20_predeter."><text:span text:style-name="T25">Aqui o una into para el pdf del script o el escrito aquí copiando los graficos de R según mas os guste, consultar el apartado 10 del deliverable de la Karina para que no se os escape ninguna informacion</text:span></text:span></text:p>
      <text:h text:style-name="P41" text:outline-level="1">Profiling of clusters</text:h>
      <text:p text:style-name="P15">Aqui o una into para el pdf del script o el escrito aquí copiando los graficos de R según mas os guste, consultar el apartado 11 del deliverable de la Karina para que no se os escape ninguna informacion</text:p>
      <text:h text:style-name="P41" text:outline-level="1">Conclusions</text:h>
      <text:p text:style-name="P15">Pues lo que tengamos de conclusiones</text:p>
      <text:h text:style-name="P40" text:outline-level="1"><text:span text:style-name="Fuente_20_de_20_párrafo_20_predeter."><text:span text:style-name="T24">Working plan</text:span></text:span></text:h>
      <text:h text:style-name="Heading_20_3" text:outline-level="3"><text:bookmark text:name="docs-internal-guid-2f584dd6-7fff-1449-81"/><text:span text:style-name="Fuente_20_de_20_párrafo_20_predeter."><text:span text:style-name="T23">Initial working plan</text:span></text:span></text:h>
      <text:p text:style-name="P13">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P46" text:outline-level="3">Project development timeline with Gantt</text:h>
      <text:p text:style-name="P13">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25">Pequeño comentario sobre el Gantt inicial I Final que se pueden ver a continuacion</text:span></text:span></text:p>
      <text:p text:style-name="P13"/>
      <text:h text:style-name="P49" text:outline-level="3"><text:span text:style-name="Fuente_20_de_20_párrafo_20_predeter."><text:span text:style-name="T7">Initial Gantt</text:span></text:span></text:h>
      <text:p text:style-name="P5"/>
      <text:p text:style-name="Text_20_body"><text:span text:style-name="Fuente_20_de_20_párrafo_20_predeter."><text:span text:style-name="T11">Imagen del Gantt</text:span></text:span></text:p>
      <text:h text:style-name="P50" text:outline-level="3"><text:span text:style-name="Fuente_20_de_20_párrafo_20_predeter."><text:span text:style-name="T7">Final Gantt</text:span></text:span></text:h>
      <text:p text:style-name="P5"/>
      <text:p text:style-name="Text_20_body"><text:span text:style-name="Fuente_20_de_20_párrafo_20_predeter."><text:span text:style-name="T11">Imagen del Gantt</text:span></text:span></text:p>
      <text:h text:style-name="P51" text:outline-level="3"><text:bookmark text:name="docs-internal-guid-16cdd371-7fff-831e-98"/><text:span text:style-name="Fuente_20_de_20_párrafo_20_predeter."><text:span text:style-name="T20">Assignment of tasks</text:span></text:span></text:h>
      <text:p text:style-name="Standard"><text:span text:style-name="Fuente_20_de_20_párrafo_20_predeter."><text:span text:style-name="T7">As the guidelines propose, each one of the tasks has at least to team members working on it. Additionally, each task has a coordinator or supervisor, which is represented in the following tables by an uppercase and bold </text:span></text:span><text:span text:style-name="Fuente_20_de_20_párrafo_20_predeter."><text:span text:style-name="T16">X</text:span></text:span><text:span text:style-name="Fuente_20_de_20_párrafo_20_predeter."><text:span text:style-name="T7">.</text:span></text:span></text:p>
      <text:list xml:id="list599404138" text:style-name="WWNum8">
        <text:list-item>
          <text:p text:style-name="P62">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18">Task</text:p>
          </table:table-cell>
          <table:table-cell table:style-name="Таблица3.A1" office:value-type="string">
            <text:p text:style-name="P18">Ferran</text:p>
          </table:table-cell>
          <table:table-cell table:style-name="Таблица3.A1" office:value-type="string">
            <text:p text:style-name="P18">Samuel</text:p>
          </table:table-cell>
          <table:table-cell table:style-name="Таблица3.A1" office:value-type="string">
            <text:p text:style-name="P18">Daniel</text:p>
          </table:table-cell>
          <table:table-cell table:style-name="Таблица3.A1" office:value-type="string">
            <text:p text:style-name="P18">Rubén</text:p>
          </table:table-cell>
          <table:table-cell table:style-name="Таблица3.A1" office:value-type="string">
            <text:p text:style-name="P18">Adrián</text:p>
          </table:table-cell>
          <table:table-cell table:style-name="Таблица3.A1" office:value-type="string">
            <text:p text:style-name="P18">Alejandra</text:p>
          </table:table-cell>
        </table:table-row>
        <table:table-row table:style-name="Таблица3.2">
          <table:table-cell table:style-name="Таблица3.A5" office:value-type="string">
            <text:p text:style-name="P26">Data selection</text:p>
          </table:table-cell>
          <table:table-cell table:style-name="Таблица3.B5" office:value-type="string">
            <text:p text:style-name="P26">x</text:p>
          </table:table-cell>
          <table:table-cell table:style-name="Таблица3.C5" office:value-type="string">
            <text:p text:style-name="P26">x</text:p>
          </table:table-cell>
          <table:table-cell table:style-name="Таблица3.E5" office:value-type="string">
            <text:p text:style-name="P26">x</text:p>
          </table:table-cell>
          <table:table-cell table:style-name="Таблица3.E5" office:value-type="string">
            <text:p text:style-name="P26">x</text:p>
          </table:table-cell>
          <table:table-cell table:style-name="Таблица3.F5" office:value-type="string">
            <text:p text:style-name="P27">X</text:p>
          </table:table-cell>
          <table:table-cell table:style-name="Таблица3.G5" office:value-type="string">
            <text:p text:style-name="P26">x</text:p>
          </table:table-cell>
        </table:table-row>
        <table:table-row table:style-name="Таблица3.3">
          <table:table-cell table:style-name="Таблица3.A5" office:value-type="string">
            <text:p text:style-name="P26">Data merge</text:p>
          </table:table-cell>
          <table:table-cell table:style-name="Таблица3.B5" office:value-type="string">
            <text:p text:style-name="P27">X</text:p>
          </table:table-cell>
          <table:table-cell table:style-name="Таблица3.C5" office:value-type="string">
            <text:p text:style-name="P26"/>
          </table:table-cell>
          <table:table-cell table:style-name="Таблица3.E5" office:value-type="string">
            <text:p text:style-name="P26"/>
          </table:table-cell>
          <table:table-cell table:style-name="Таблица3.E5" office:value-type="string">
            <text:p text:style-name="P26"/>
          </table:table-cell>
          <table:table-cell table:style-name="Таблица3.F5" office:value-type="string">
            <text:p text:style-name="P26">x</text:p>
          </table:table-cell>
          <table:table-cell table:style-name="Таблица3.G5" office:value-type="string">
            <text:p text:style-name="P26"/>
          </table:table-cell>
        </table:table-row>
        <table:table-row table:style-name="Таблица3.4">
          <table:table-cell table:style-name="Таблица3.A5" office:value-type="string">
            <text:p text:style-name="P26">Delete excessive or useless information</text:p>
          </table:table-cell>
          <table:table-cell table:style-name="Таблица3.B5" office:value-type="string">
            <text:p text:style-name="P26">x</text:p>
          </table:table-cell>
          <table:table-cell table:style-name="Таблица3.C5" office:value-type="string">
            <text:p text:style-name="P26"/>
          </table:table-cell>
          <table:table-cell table:style-name="Таблица3.E5" office:value-type="string">
            <text:p text:style-name="P27">X</text:p>
          </table:table-cell>
          <table:table-cell table:style-name="Таблица3.E5" office:value-type="string">
            <text:p text:style-name="P26">x</text:p>
          </table:table-cell>
          <table:table-cell table:style-name="Таблица3.F5" office:value-type="string">
            <text:p text:style-name="P26"/>
          </table:table-cell>
          <table:table-cell table:style-name="Таблица3.G5" office:value-type="string">
            <text:p text:style-name="P26"/>
          </table:table-cell>
        </table:table-row>
        <table:table-row table:style-name="Таблица3.5">
          <table:table-cell table:style-name="Таблица3.A5" office:value-type="string">
            <text:p text:style-name="P26">Basic initial univariate descriptive statistics of raw variables</text:p>
          </table:table-cell>
          <table:table-cell table:style-name="Таблица3.B5" office:value-type="string">
            <text:p text:style-name="P26">x</text:p>
          </table:table-cell>
          <table:table-cell table:style-name="Таблица3.C5" office:value-type="string">
            <text:p text:style-name="P26"/>
          </table:table-cell>
          <table:table-cell table:style-name="Таблица3.E5" office:value-type="string">
            <text:p text:style-name="P26"/>
          </table:table-cell>
          <table:table-cell table:style-name="Таблица3.E5" office:value-type="string">
            <text:p text:style-name="P26">x</text:p>
          </table:table-cell>
          <table:table-cell table:style-name="Таблица3.F5" office:value-type="string">
            <text:p text:style-name="P16">X</text:p>
          </table:table-cell>
          <table:table-cell table:style-name="Таблица3.G5" office:value-type="string">
            <text:p text:style-name="P26">x</text:p>
          </table:table-cell>
        </table:table-row>
      </table:table>
      <text:list xml:id="list232319691" text:style-name="WWNum12">
        <text:list-item>
          <text:p text:style-name="P63">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4">Task</text:p>
          </table:table-cell>
          <table:table-cell table:style-name="Таблица4.A1" office:value-type="string">
            <text:p text:style-name="P24">Ferran</text:p>
          </table:table-cell>
          <table:table-cell table:style-name="Таблица4.A1" office:value-type="string">
            <text:p text:style-name="P24">Samuel</text:p>
          </table:table-cell>
          <table:table-cell table:style-name="Таблица4.A1" office:value-type="string">
            <text:p text:style-name="P24">Daniel</text:p>
          </table:table-cell>
          <table:table-cell table:style-name="Таблица4.A1" office:value-type="string">
            <text:p text:style-name="P24">Rubén</text:p>
          </table:table-cell>
          <table:table-cell table:style-name="Таблица4.A1" office:value-type="string">
            <text:p text:style-name="P24">Adrián</text:p>
          </table:table-cell>
          <table:table-cell table:style-name="Таблица4.A1" office:value-type="string">
            <text:p text:style-name="P24">Alejandra</text:p>
          </table:table-cell>
        </table:table-row>
        <table:table-row table:style-name="Таблица4.2">
          <table:table-cell table:style-name="Таблица4.A7" office:value-type="string">
            <text:p text:style-name="P26">Gantt</text:p>
          </table:table-cell>
          <table:table-cell table:style-name="Таблица4.C7" office:value-type="string">
            <text:p text:style-name="P17">x</text:p>
          </table:table-cell>
          <table:table-cell table:style-name="Таблица4.C7" office:value-type="string">
            <text:p text:style-name="P16">X</text:p>
          </table:table-cell>
          <table:table-cell table:style-name="Таблица4.D7" office:value-type="string">
            <text:p text:style-name="P17"/>
          </table:table-cell>
          <table:table-cell table:style-name="Таблица4.E7" office:value-type="string">
            <text:p text:style-name="P17"/>
          </table:table-cell>
          <table:table-cell table:style-name="Таблица4.F7" office:value-type="string">
            <text:p text:style-name="P17">x</text:p>
          </table:table-cell>
          <table:table-cell table:style-name="Таблица4.G7" office:value-type="string">
            <text:p text:style-name="P17">x</text:p>
          </table:table-cell>
        </table:table-row>
        <table:table-row table:style-name="Таблица4.3">
          <table:table-cell table:style-name="Таблица4.A7" office:value-type="string">
            <text:p text:style-name="P26">Division of tasks</text:p>
          </table:table-cell>
          <table:table-cell table:style-name="Таблица4.C7" office:value-type="string">
            <text:p text:style-name="P26">x</text:p>
          </table:table-cell>
          <table:table-cell table:style-name="Таблица4.C7" office:value-type="string">
            <text:p text:style-name="P26">x</text:p>
          </table:table-cell>
          <table:table-cell table:style-name="Таблица4.D7" office:value-type="string">
            <text:p text:style-name="P26">x</text:p>
          </table:table-cell>
          <table:table-cell table:style-name="Таблица4.E7" office:value-type="string">
            <text:p text:style-name="P26">x</text:p>
          </table:table-cell>
          <table:table-cell table:style-name="Таблица4.F7" office:value-type="string">
            <text:p text:style-name="P26">x</text:p>
          </table:table-cell>
          <table:table-cell table:style-name="Таблица4.G7" office:value-type="string">
            <text:p text:style-name="P27">X</text:p>
          </table:table-cell>
        </table:table-row>
        <table:table-row>
          <table:table-cell table:style-name="Таблица4.A7" office:value-type="string">
            <text:p text:style-name="P26">Risk contingency plan</text:p>
          </table:table-cell>
          <table:table-cell table:style-name="Таблица4.C7" office:value-type="string">
            <text:p text:style-name="P26"/>
          </table:table-cell>
          <table:table-cell table:style-name="Таблица4.C7" office:value-type="string">
            <text:p text:style-name="P27">X</text:p>
          </table:table-cell>
          <table:table-cell table:style-name="Таблица4.D7" office:value-type="string">
            <text:p text:style-name="P26"/>
          </table:table-cell>
          <table:table-cell table:style-name="Таблица4.E7" office:value-type="string">
            <text:p text:style-name="P26"/>
          </table:table-cell>
          <table:table-cell table:style-name="Таблица4.F7" office:value-type="string">
            <text:p text:style-name="P26">x</text:p>
          </table:table-cell>
          <table:table-cell table:style-name="Таблица4.G7" office:value-type="string">
            <text:p text:style-name="P26">x</text:p>
          </table:table-cell>
        </table:table-row>
        <table:table-row table:style-name="Таблица4.5">
          <table:table-cell table:style-name="Таблица4.A7" office:value-type="string">
            <text:p text:style-name="P26">Metadata file</text:p>
          </table:table-cell>
          <table:table-cell table:style-name="Таблица4.C7" office:value-type="string">
            <text:p text:style-name="P26"/>
          </table:table-cell>
          <table:table-cell table:style-name="Таблица4.C7" office:value-type="string">
            <text:p text:style-name="P26"/>
          </table:table-cell>
          <table:table-cell table:style-name="Таблица4.D7" office:value-type="string">
            <text:p text:style-name="P17">x</text:p>
          </table:table-cell>
          <table:table-cell table:style-name="Таблица4.E7" office:value-type="string">
            <text:p text:style-name="P16">X</text:p>
          </table:table-cell>
          <table:table-cell table:style-name="Таблица4.F7" office:value-type="string">
            <text:p text:style-name="P26">x</text:p>
          </table:table-cell>
          <table:table-cell table:style-name="Таблица4.G7" office:value-type="string">
            <text:p text:style-name="P26"/>
          </table:table-cell>
        </table:table-row>
        <table:table-row>
          <table:table-cell table:style-name="Таблица4.A7" office:value-type="string">
            <text:p text:style-name="P26">Enumerate steps of the preprocessing process that we use</text:p>
          </table:table-cell>
          <table:table-cell table:style-name="Таблица4.C7" office:value-type="string">
            <text:p text:style-name="P26"/>
          </table:table-cell>
          <table:table-cell table:style-name="Таблица4.C7" office:value-type="string">
            <text:p text:style-name="P26">x</text:p>
          </table:table-cell>
          <table:table-cell table:style-name="Таблица4.D7" office:value-type="string">
            <text:p text:style-name="P26"/>
          </table:table-cell>
          <table:table-cell table:style-name="Таблица4.E7" office:value-type="string">
            <text:p text:style-name="P26"/>
          </table:table-cell>
          <table:table-cell table:style-name="Таблица4.F7" office:value-type="string">
            <text:p text:style-name="P26"/>
          </table:table-cell>
          <table:table-cell table:style-name="Таблица4.G7" office:value-type="string">
            <text:p text:style-name="P27">X</text:p>
          </table:table-cell>
        </table:table-row>
        <table:table-row>
          <table:table-cell table:style-name="Таблица4.A7" office:value-type="string">
            <text:p text:style-name="P26">List of decisions for each preprocessing step</text:p>
          </table:table-cell>
          <table:table-cell table:style-name="Таблица4.C7" office:value-type="string">
            <text:p text:style-name="P26"/>
          </table:table-cell>
          <table:table-cell table:style-name="Таблица4.C7" office:value-type="string">
            <text:p text:style-name="P26">x</text:p>
          </table:table-cell>
          <table:table-cell table:style-name="Таблица4.D7" office:value-type="string">
            <text:p text:style-name="P27">X</text:p>
          </table:table-cell>
          <table:table-cell table:style-name="Таблица4.E7" office:value-type="string">
            <text:p text:style-name="P26">x</text:p>
          </table:table-cell>
          <table:table-cell table:style-name="Таблица4.F7" office:value-type="string">
            <text:p text:style-name="P26"/>
          </table:table-cell>
          <table:table-cell table:style-name="Таблица4.G7" office:value-type="string">
            <text:p text:style-name="P26">x</text:p>
          </table:table-cell>
        </table:table-row>
      </table:table>
      <text:list xml:id="list223407205714857" text:continue-numbering="true" text:style-name="WWNum12">
        <text:list-item>
          <text:p text:style-name="P63">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4">Task</text:p>
          </table:table-cell>
          <table:table-cell table:style-name="Таблица5.A1" office:value-type="string">
            <text:p text:style-name="P24">Ferran</text:p>
          </table:table-cell>
          <table:table-cell table:style-name="Таблица5.A1" office:value-type="string">
            <text:p text:style-name="P24">Samuel</text:p>
          </table:table-cell>
          <table:table-cell table:style-name="Таблица5.A1" office:value-type="string">
            <text:p text:style-name="P24">Daniel</text:p>
          </table:table-cell>
          <table:table-cell table:style-name="Таблица5.A1" office:value-type="string">
            <text:p text:style-name="P24">Rubén</text:p>
          </table:table-cell>
          <table:table-cell table:style-name="Таблица5.A1" office:value-type="string">
            <text:p text:style-name="P24">Adrián</text:p>
          </table:table-cell>
          <table:table-cell table:style-name="Таблица5.A1" office:value-type="string">
            <text:p text:style-name="P24">Alejandra</text:p>
          </table:table-cell>
        </table:table-row>
        <table:table-row>
          <table:table-cell table:style-name="Таблица5.A6" office:value-type="string">
            <text:p text:style-name="P26">Variables declaration in pre-processing tool</text:p>
          </table:table-cell>
          <table:table-cell table:style-name="Таблица5.B6" office:value-type="string">
            <text:p text:style-name="P27">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7"/>
          </table:table-cell>
          <table:table-cell table:style-name="Таблица5.G6" office:value-type="string">
            <text:p text:style-name="P26"/>
          </table:table-cell>
        </table:table-row>
        <table:table-row>
          <table:table-cell table:style-name="Таблица5.A6" office:value-type="string">
            <text:p text:style-name="P26">Filtering</text:p>
          </table:table-cell>
          <table:table-cell table:style-name="Таблица5.B6" office:value-type="string">
            <text:p text:style-name="P27">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
          </table:table-cell>
          <table:table-cell table:style-name="Таблица5.G6" office:value-type="string">
            <text:p text:style-name="P26"/>
          </table:table-cell>
        </table:table-row>
        <text:soft-page-break/>
        <table:table-row>
          <table:table-cell table:style-name="Таблица5.A6" office:value-type="string">
            <text:p text:style-name="P26">Outlier detection and correction</text:p>
          </table:table-cell>
          <table:table-cell table:style-name="Таблица5.B6" office:value-type="string">
            <text:p text:style-name="P16">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x</text:p>
          </table:table-cell>
        </table:table-row>
        <table:table-row>
          <table:table-cell table:style-name="Таблица5.A6" office:value-type="string">
            <text:p text:style-name="P26">Error detection and correction</text:p>
          </table:table-cell>
          <table:table-cell table:style-name="Таблица5.B6" office:value-type="string">
            <text:p text:style-name="P16">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x</text:p>
          </table:table-cell>
        </table:table-row>
        <table:table-row>
          <table:table-cell table:style-name="Таблица5.A6" office:value-type="string">
            <text:p text:style-name="P26">Missing data treatment</text:p>
          </table:table-cell>
          <table:table-cell table:style-name="Таблица5.B6" office:value-type="string">
            <text:p text:style-name="P16">X</text:p>
          </table:table-cell>
          <table:table-cell table:style-name="Таблица5.C6" office:value-type="string">
            <text:p text:style-name="P26"/>
          </table:table-cell>
          <table:table-cell table:style-name="Таблица5.D6" office:value-type="string">
            <text:p text:style-name="P26">x</text:p>
          </table:table-cell>
          <table:table-cell table:style-name="Таблица5.E6" office:value-type="string">
            <text:p text:style-name="P26">x</text:p>
          </table:table-cell>
          <table:table-cell table:style-name="Таблица5.F6" office:value-type="string">
            <text:p text:style-name="P26">x</text:p>
          </table:table-cell>
          <table:table-cell table:style-name="Таблица5.G6" office:value-type="string">
            <text:p text:style-name="P26"/>
          </table:table-cell>
        </table:table-row>
      </table:table>
      <text:list xml:id="list223407174291393" text:continue-numbering="true" text:style-name="WWNum12">
        <text:list-item>
          <text:p text:style-name="P63">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24">Task</text:p>
          </table:table-cell>
          <table:table-cell table:style-name="Таблица6.A1" office:value-type="string">
            <text:p text:style-name="P24">Ferran</text:p>
          </table:table-cell>
          <table:table-cell table:style-name="Таблица6.A1" office:value-type="string">
            <text:p text:style-name="P24">Samuel</text:p>
          </table:table-cell>
          <table:table-cell table:style-name="Таблица6.A1" office:value-type="string">
            <text:p text:style-name="P24">Daniel</text:p>
          </table:table-cell>
          <table:table-cell table:style-name="Таблица6.A1" office:value-type="string">
            <text:p text:style-name="P24">Rubén</text:p>
          </table:table-cell>
          <table:table-cell table:style-name="Таблица6.A1" office:value-type="string">
            <text:p text:style-name="P24">Adrián</text:p>
          </table:table-cell>
          <table:table-cell table:style-name="Таблица6.A1" office:value-type="string">
            <text:p text:style-name="P24">Alejandra</text:p>
          </table:table-cell>
        </table:table-row>
        <table:table-row>
          <table:table-cell table:style-name="Таблица6.A3" office:value-type="string">
            <text:p text:style-name="P26">Univariate</text:p>
          </table:table-cell>
          <table:table-cell table:style-name="Таблица6.B3" office:value-type="string">
            <text:p text:style-name="P26"/>
          </table:table-cell>
          <table:table-cell table:style-name="Таблица6.C3" office:value-type="string">
            <text:p text:style-name="P26"/>
          </table:table-cell>
          <table:table-cell table:style-name="Таблица6.D3" office:value-type="string">
            <text:p text:style-name="P26">x</text:p>
          </table:table-cell>
          <table:table-cell table:style-name="Таблица6.E3" office:value-type="string">
            <text:p text:style-name="P27">X</text:p>
          </table:table-cell>
          <table:table-cell table:style-name="Таблица6.F3" office:value-type="string">
            <text:p text:style-name="P26">x</text:p>
          </table:table-cell>
          <table:table-cell table:style-name="Таблица6.G3" office:value-type="string">
            <text:p text:style-name="P26"/>
          </table:table-cell>
        </table:table-row>
        <table:table-row>
          <table:table-cell table:style-name="Таблица6.A3" office:value-type="string">
            <text:p text:style-name="P26">Bivariate</text:p>
          </table:table-cell>
          <table:table-cell table:style-name="Таблица6.B3" office:value-type="string">
            <text:p text:style-name="P26"/>
          </table:table-cell>
          <table:table-cell table:style-name="Таблица6.C3" office:value-type="string">
            <text:p text:style-name="P26"/>
          </table:table-cell>
          <table:table-cell table:style-name="Таблица6.D3" office:value-type="string">
            <text:p text:style-name="P27">X</text:p>
          </table:table-cell>
          <table:table-cell table:style-name="Таблица6.E3" office:value-type="string">
            <text:p text:style-name="P26"/>
          </table:table-cell>
          <table:table-cell table:style-name="Таблица6.F3" office:value-type="string">
            <text:p text:style-name="P26"/>
          </table:table-cell>
          <table:table-cell table:style-name="Таблица6.G3" office:value-type="string">
            <text:p text:style-name="P26">x</text:p>
          </table:table-cell>
        </table:table-row>
      </table:table>
      <text:list xml:id="list223407351201189" text:continue-numbering="true" text:style-name="WWNum12">
        <text:list-item>
          <text:p text:style-name="P63">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18">Task</text:p>
          </table:table-cell>
          <table:table-cell table:style-name="Таблица7.A1" office:value-type="string">
            <text:p text:style-name="P18">Ferran</text:p>
          </table:table-cell>
          <table:table-cell table:style-name="Таблица7.A1" office:value-type="string">
            <text:p text:style-name="P18">Samuel</text:p>
          </table:table-cell>
          <table:table-cell table:style-name="Таблица7.A1" office:value-type="string">
            <text:p text:style-name="P18">Daniel</text:p>
          </table:table-cell>
          <table:table-cell table:style-name="Таблица7.A1" office:value-type="string">
            <text:p text:style-name="P18">Rubén</text:p>
          </table:table-cell>
          <table:table-cell table:style-name="Таблица7.A1" office:value-type="string">
            <text:p text:style-name="P18">Adrián</text:p>
          </table:table-cell>
          <table:table-cell table:style-name="Таблица7.A1" office:value-type="string">
            <text:p text:style-name="P18">Alejandra</text:p>
          </table:table-cell>
        </table:table-row>
        <table:table-row>
          <table:table-cell table:style-name="Таблица7.A2" office:value-type="string">
            <text:p text:style-name="P26">Visualization of terrorist attacks on a USA map</text:p>
          </table:table-cell>
          <table:table-cell table:style-name="Таблица7.B2" office:value-type="string">
            <text:p text:style-name="P26">x</text:p>
          </table:table-cell>
          <table:table-cell table:style-name="Таблица7.C2" office:value-type="string">
            <text:p text:style-name="P27">X</text:p>
          </table:table-cell>
          <table:table-cell table:style-name="Таблица7.D2" office:value-type="string">
            <text:p text:style-name="P26"/>
          </table:table-cell>
          <table:table-cell table:style-name="Таблица7.E2" office:value-type="string">
            <text:p text:style-name="P26"/>
          </table:table-cell>
          <table:table-cell table:style-name="Таблица7.F2" office:value-type="string">
            <text:p text:style-name="P26"/>
          </table:table-cell>
          <table:table-cell table:style-name="Таблица7.G2" office:value-type="string">
            <text:p text:style-name="P26"/>
          </table:table-cell>
        </table:table-row>
      </table:table>
      <text:list xml:id="list223407016629706" text:continue-numbering="true" text:style-name="WWNum12">
        <text:list-item>
          <text:p text:style-name="P63">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18">Task</text:p>
          </table:table-cell>
          <table:table-cell table:style-name="Таблица8.A1" office:value-type="string">
            <text:p text:style-name="P18">Ferran</text:p>
          </table:table-cell>
          <table:table-cell table:style-name="Таблица8.A1" office:value-type="string">
            <text:p text:style-name="P18">Samuel</text:p>
          </table:table-cell>
          <table:table-cell table:style-name="Таблица8.A1" office:value-type="string">
            <text:p text:style-name="P18">Daniel</text:p>
          </table:table-cell>
          <table:table-cell table:style-name="Таблица8.A1" office:value-type="string">
            <text:p text:style-name="P18">Rubén</text:p>
          </table:table-cell>
          <table:table-cell table:style-name="Таблица8.A1" office:value-type="string">
            <text:p text:style-name="P18">Adrián</text:p>
          </table:table-cell>
          <table:table-cell table:style-name="Таблица8.A1" office:value-type="string">
            <text:p text:style-name="P18">Alejandra</text:p>
          </table:table-cell>
        </table:table-row>
        <table:table-row>
          <table:table-cell table:style-name="Таблица8.A4" office:value-type="string">
            <text:p text:style-name="P26">Revise preprocessing</text:p>
          </table:table-cell>
          <table:table-cell table:style-name="Таблица8.B4" office:value-type="string">
            <text:p text:style-name="P26"/>
          </table:table-cell>
          <table:table-cell table:style-name="Таблица8.C4" office:value-type="string">
            <text:p text:style-name="P26">x</text:p>
          </table:table-cell>
          <table:table-cell table:style-name="Таблица8.D4" office:value-type="string">
            <text:p text:style-name="P26"/>
          </table:table-cell>
          <table:table-cell table:style-name="Таблица8.E4" office:value-type="string">
            <text:p text:style-name="P27">X</text:p>
          </table:table-cell>
          <table:table-cell table:style-name="Таблица8.F4" office:value-type="string">
            <text:p text:style-name="P26"/>
          </table:table-cell>
          <table:table-cell table:style-name="Таблица8.G4" office:value-type="string">
            <text:p text:style-name="P26"/>
          </table:table-cell>
        </table:table-row>
        <table:table-row>
          <table:table-cell table:style-name="Таблица8.A4" office:value-type="string">
            <text:p text:style-name="P26">Scree plot</text:p>
          </table:table-cell>
          <table:table-cell table:style-name="Таблица8.B4" office:value-type="string">
            <text:p text:style-name="P27"/>
          </table:table-cell>
          <table:table-cell table:style-name="Таблица8.C4" office:value-type="string">
            <text:p text:style-name="P26">x</text:p>
          </table:table-cell>
          <table:table-cell table:style-name="Таблица8.D4" office:value-type="string">
            <text:p text:style-name="P26"/>
          </table:table-cell>
          <table:table-cell table:style-name="Таблица8.E4" office:value-type="string">
            <text:p text:style-name="P26"/>
          </table:table-cell>
          <table:table-cell table:style-name="Таблица8.F4" office:value-type="string">
            <text:p text:style-name="P27">X</text:p>
          </table:table-cell>
          <table:table-cell table:style-name="Таблица8.G4" office:value-type="string">
            <text:p text:style-name="P26"/>
          </table:table-cell>
        </table:table-row>
        <table:table-row>
          <table:table-cell table:style-name="Таблица8.A4" office:value-type="string">
            <text:p text:style-name="P26">Factorial map visualization</text:p>
          </table:table-cell>
          <table:table-cell table:style-name="Таблица8.B4" office:value-type="string">
            <text:p text:style-name="P26"/>
          </table:table-cell>
          <table:table-cell table:style-name="Таблица8.C4" office:value-type="string">
            <text:p text:style-name="P26"/>
          </table:table-cell>
          <table:table-cell table:style-name="Таблица8.D4" office:value-type="string">
            <text:p text:style-name="P26"/>
          </table:table-cell>
          <table:table-cell table:style-name="Таблица8.E4" office:value-type="string">
            <text:p text:style-name="P27">X</text:p>
          </table:table-cell>
          <table:table-cell table:style-name="Таблица8.F4" office:value-type="string">
            <text:p text:style-name="P26">x</text:p>
          </table:table-cell>
          <table:table-cell table:style-name="Таблица8.G4" office:value-type="string">
            <text:p text:style-name="P26"/>
          </table:table-cell>
        </table:table-row>
      </table:table>
      <text:list xml:id="list223408377496988" text:continue-numbering="true" text:style-name="WWNum12">
        <text:list-item>
          <text:p text:style-name="P63">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18">Task</text:p>
          </table:table-cell>
          <table:table-cell table:style-name="Таблица9.A1" office:value-type="string">
            <text:p text:style-name="P18">Ferran</text:p>
          </table:table-cell>
          <table:table-cell table:style-name="Таблица9.A1" office:value-type="string">
            <text:p text:style-name="P18">Samuel</text:p>
          </table:table-cell>
          <table:table-cell table:style-name="Таблица9.A1" office:value-type="string">
            <text:p text:style-name="P18">Daniel</text:p>
          </table:table-cell>
          <table:table-cell table:style-name="Таблица9.A1" office:value-type="string">
            <text:p text:style-name="P18">Rubén</text:p>
          </table:table-cell>
          <table:table-cell table:style-name="Таблица9.A1" office:value-type="string">
            <text:p text:style-name="P18">Adrián</text:p>
          </table:table-cell>
          <table:table-cell table:style-name="Таблица9.A1" office:value-type="string">
            <text:p text:style-name="P18">Alejandra</text:p>
          </table:table-cell>
        </table:table-row>
        <table:table-row>
          <table:table-cell table:style-name="Таблица9.A3" office:value-type="string">
            <text:p text:style-name="P26">Hierarchical Clustering on original data</text:p>
          </table:table-cell>
          <table:table-cell table:style-name="Таблица9.B3" office:value-type="string">
            <text:p text:style-name="P26"/>
          </table:table-cell>
          <table:table-cell table:style-name="Таблица9.C3" office:value-type="string">
            <text:p text:style-name="P26">x</text:p>
          </table:table-cell>
          <table:table-cell table:style-name="Таблица9.D3" office:value-type="string">
            <text:p text:style-name="P26"/>
          </table:table-cell>
          <table:table-cell table:style-name="Таблица9.E3" office:value-type="string">
            <text:p text:style-name="P26"/>
          </table:table-cell>
          <table:table-cell table:style-name="Таблица9.F3" office:value-type="string">
            <text:p text:style-name="P27">X</text:p>
          </table:table-cell>
          <table:table-cell table:style-name="Таблица9.G3" office:value-type="string">
            <text:p text:style-name="P26">x</text:p>
          </table:table-cell>
        </table:table-row>
        <table:table-row table:style-name="Таблица9.3">
          <table:table-cell table:style-name="Таблица9.A3" office:value-type="string">
            <text:p text:style-name="P26">Profiling of clusters</text:p>
          </table:table-cell>
          <table:table-cell table:style-name="Таблица9.B3" office:value-type="string">
            <text:p text:style-name="P26"/>
          </table:table-cell>
          <table:table-cell table:style-name="Таблица9.C3" office:value-type="string">
            <text:p text:style-name="P26"/>
          </table:table-cell>
          <table:table-cell table:style-name="Таблица9.D3" office:value-type="string">
            <text:p text:style-name="P27">X</text:p>
          </table:table-cell>
          <table:table-cell table:style-name="Таблица9.E3" office:value-type="string">
            <text:p text:style-name="P26">x</text:p>
          </table:table-cell>
          <table:table-cell table:style-name="Таблица9.F3" office:value-type="string">
            <text:p text:style-name="P26"/>
          </table:table-cell>
          <table:table-cell table:style-name="Таблица9.G3" office:value-type="string">
            <text:p text:style-name="P26"/>
          </table:table-cell>
        </table:table-row>
      </table:table>
      <text:list xml:id="list223407094514111" text:continue-numbering="true" text:style-name="WWNum12">
        <text:list-item>
          <text:p text:style-name="P63">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18">Task</text:p>
          </table:table-cell>
          <table:table-cell table:style-name="Таблица10.A1" office:value-type="string">
            <text:p text:style-name="P18">Ferran</text:p>
          </table:table-cell>
          <table:table-cell table:style-name="Таблица10.A1" office:value-type="string">
            <text:p text:style-name="P18">Samuel</text:p>
          </table:table-cell>
          <table:table-cell table:style-name="Таблица10.A1" office:value-type="string">
            <text:p text:style-name="P18">Daniel</text:p>
          </table:table-cell>
          <table:table-cell table:style-name="Таблица10.A1" office:value-type="string">
            <text:p text:style-name="P18">Rubén</text:p>
          </table:table-cell>
          <table:table-cell table:style-name="Таблица10.A1" office:value-type="string">
            <text:p text:style-name="P18">Adrián</text:p>
          </table:table-cell>
          <table:table-cell table:style-name="Таблица10.A1" office:value-type="string">
            <text:p text:style-name="P18">Alejandra</text:p>
          </table:table-cell>
        </table:table-row>
        <table:table-row>
          <table:table-cell table:style-name="Таблица10.A12" office:value-type="string">
            <text:p text:style-name="P26">Write Motivation of the <text:soft-page-break/>work and general description of the problem to be analyzed</text:p>
          </table:table-cell>
          <table:table-cell table:style-name="Таблица10.B12" office:value-type="string">
            <text:p text:style-name="P26"/>
          </table:table-cell>
          <table:table-cell table:style-name="Таблица10.C12" office:value-type="string">
            <text:p text:style-name="P27">X</text:p>
          </table:table-cell>
          <table:table-cell table:style-name="Таблица10.D12" office:value-type="string">
            <text:p text:style-name="P26">x</text:p>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e Formal description of Data structure and metadata</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7">X</text:p>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Explain the complete Data Mining process performed</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x</text:p>
          </table:table-cell>
          <table:table-cell table:style-name="Таблица10.G12" office:value-type="string">
            <text:p text:style-name="P27">X</text:p>
          </table:table-cell>
        </table:table-row>
        <table:table-row>
          <table:table-cell table:style-name="Таблица10.A12" office:value-type="string">
            <text:p text:style-name="P26">Write Detailed description of Preprocessing and data preparation.</text:p>
          </table:table-cell>
          <table:table-cell table:style-name="Таблица10.B12" office:value-type="string">
            <text:p text:style-name="P26">x</text:p>
          </table:table-cell>
          <table:table-cell table:style-name="Таблица10.C12" office:value-type="string">
            <text:p text:style-name="P27">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ing Basic statistical descriptive analysis</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26">x</text:p>
          </table:table-cell>
          <table:table-cell table:style-name="Таблица10.E12" office:value-type="string">
            <text:p text:style-name="P16">X</text:p>
          </table:table-cell>
          <table:table-cell table:style-name="Таблица10.F12" office:value-type="string">
            <text:p text:style-name="P26">x</text:p>
          </table:table-cell>
          <table:table-cell table:style-name="Таблица10.G12" office:value-type="string">
            <text:p text:style-name="P26"/>
          </table:table-cell>
        </table:table-row>
        <table:table-row>
          <table:table-cell table:style-name="Таблица10.A12" office:value-type="string">
            <text:p text:style-name="P26">Writing PCA</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7">X</text:p>
          </table:table-cell>
          <table:table-cell table:style-name="Таблица10.G12" office:value-type="string">
            <text:p text:style-name="P26"/>
          </table:table-cell>
        </table:table-row>
        <table:table-row>
          <table:table-cell table:style-name="Таблица10.A12" office:value-type="string">
            <text:p text:style-name="P26">Writing Hierarchical Clustering on original data</text:p>
          </table:table-cell>
          <table:table-cell table:style-name="Таблица10.B12" office:value-type="string">
            <text:p text:style-name="P16">X</text:p>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ing Profiling of clusters</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26">x</text:p>
          </table:table-cell>
          <table:table-cell table:style-name="Таблица10.E12" office:value-type="string">
            <text:p text:style-name="P16">X</text:p>
          </table:table-cell>
          <table:table-cell table:style-name="Таблица10.F12" office:value-type="string">
            <text:p text:style-name="P26"/>
          </table:table-cell>
          <table:table-cell table:style-name="Таблица10.G12" office:value-type="string">
            <text:p text:style-name="P26"/>
          </table:table-cell>
        </table:table-row>
        <table:table-row>
          <table:table-cell table:style-name="Таблица10.A12" office:value-type="string">
            <text:p text:style-name="P26">Write Global discussion and general conclusions of the whole work</text:p>
          </table:table-cell>
          <table:table-cell table:style-name="Таблица10.B12" office:value-type="string">
            <text:p text:style-name="P26"/>
          </table:table-cell>
          <table:table-cell table:style-name="Таблица10.C12" office:value-type="string">
            <text:p text:style-name="P26"/>
          </table:table-cell>
          <table:table-cell table:style-name="Таблица10.D12" office:value-type="string">
            <text:p text:style-name="P16">X</text:p>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6">x</text:p>
          </table:table-cell>
        </table:table-row>
        <table:table-row>
          <table:table-cell table:style-name="Таблица10.A12" office:value-type="string">
            <text:p text:style-name="P26">Write Working plan</text:p>
          </table:table-cell>
          <table:table-cell table:style-name="Таблица10.B12" office:value-type="string">
            <text:p text:style-name="P26"/>
          </table:table-cell>
          <table:table-cell table:style-name="Таблица10.C12" office:value-type="string">
            <text:p text:style-name="P27">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17">x</text:p>
          </table:table-cell>
          <table:table-cell table:style-name="Таблица10.G12" office:value-type="string">
            <text:p text:style-name="P26"/>
          </table:table-cell>
        </table:table-row>
        <table:table-row>
          <table:table-cell table:style-name="Таблица10.A12" office:value-type="string">
            <text:p text:style-name="P26">Finishing up the document</text:p>
          </table:table-cell>
          <table:table-cell table:style-name="Таблица10.B12" office:value-type="string">
            <text:p text:style-name="P26"/>
          </table:table-cell>
          <table:table-cell table:style-name="Таблица10.C12" office:value-type="string">
            <text:p text:style-name="P26">x</text:p>
          </table:table-cell>
          <table:table-cell table:style-name="Таблица10.D12" office:value-type="string">
            <text:p text:style-name="P26"/>
          </table:table-cell>
          <table:table-cell table:style-name="Таблица10.E12" office:value-type="string">
            <text:p text:style-name="P26"/>
          </table:table-cell>
          <table:table-cell table:style-name="Таблица10.F12" office:value-type="string">
            <text:p text:style-name="P26"/>
          </table:table-cell>
          <table:table-cell table:style-name="Таблица10.G12" office:value-type="string">
            <text:p text:style-name="P27">X</text:p>
          </table:table-cell>
        </table:table-row>
      </table:table>
      <text:list xml:id="list223408637491802" text:continue-numbering="true" text:style-name="WWNum12">
        <text:list-item>
          <text:p text:style-name="P63">Preparing the oral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18">Task</text:p>
          </table:table-cell>
          <table:table-cell table:style-name="Таблица11.A1" office:value-type="string">
            <text:p text:style-name="P18">Ferran</text:p>
          </table:table-cell>
          <table:table-cell table:style-name="Таблица11.A1" office:value-type="string">
            <text:p text:style-name="P18">Samuel</text:p>
          </table:table-cell>
          <table:table-cell table:style-name="Таблица11.A1" office:value-type="string">
            <text:p text:style-name="P18">Daniel</text:p>
          </table:table-cell>
          <table:table-cell table:style-name="Таблица11.A1" office:value-type="string">
            <text:p text:style-name="P18">Rubén</text:p>
          </table:table-cell>
          <table:table-cell table:style-name="Таблица11.A1" office:value-type="string">
            <text:p text:style-name="P18">Adrián</text:p>
          </table:table-cell>
          <table:table-cell table:style-name="Таблица11.A1" office:value-type="string">
            <text:p text:style-name="P18">Alejandra</text:p>
          </table:table-cell>
        </table:table-row>
        <table:table-row>
          <table:table-cell table:style-name="Таблица11.A3" office:value-type="string">
            <text:p text:style-name="P26">Creating the slides</text:p>
          </table:table-cell>
          <table:table-cell table:style-name="Таблица11.B3" office:value-type="string">
            <text:p text:style-name="P26">x</text:p>
          </table:table-cell>
          <table:table-cell table:style-name="Таблица11.D3" office:value-type="string">
            <text:p text:style-name="P27">X</text:p>
          </table:table-cell>
          <table:table-cell table:style-name="Таблица11.D3" office:value-type="string">
            <text:p text:style-name="P26">x</text:p>
          </table:table-cell>
          <table:table-cell table:style-name="Таблица11.E3" office:value-type="string">
            <text:p text:style-name="P26">x</text:p>
          </table:table-cell>
          <table:table-cell table:style-name="Таблица11.F3" office:value-type="string">
            <text:p text:style-name="P26">x</text:p>
          </table:table-cell>
          <table:table-cell table:style-name="Таблица11.G3" office:value-type="string">
            <text:p text:style-name="P26">x</text:p>
          </table:table-cell>
        </table:table-row>
        <table:table-row>
          <table:table-cell table:style-name="Таблица11.A3" office:value-type="string">
            <text:p text:style-name="P26">Rehearsing</text:p>
          </table:table-cell>
          <table:table-cell table:style-name="Таблица11.B3" office:value-type="string">
            <text:p text:style-name="P26">x</text:p>
          </table:table-cell>
          <table:table-cell table:style-name="Таблица11.D3" office:value-type="string">
            <text:p text:style-name="P26">x</text:p>
          </table:table-cell>
          <table:table-cell table:style-name="Таблица11.D3" office:value-type="string">
            <text:p text:style-name="P26">x</text:p>
          </table:table-cell>
          <table:table-cell table:style-name="Таблица11.E3" office:value-type="string">
            <text:p text:style-name="P16">X</text:p>
          </table:table-cell>
          <table:table-cell table:style-name="Таблица11.F3" office:value-type="string">
            <text:p text:style-name="P26">x</text:p>
          </table:table-cell>
          <table:table-cell table:style-name="Таблица11.G3" office:value-type="string">
            <text:p text:style-name="P26">x</text:p>
          </table:table-cell>
        </table:table-row>
      </table:table>
      <text:h text:style-name="P39" text:outline-level="1"/>
      <text:h text:style-name="P41" text:outline-level="1"><text:bookmark text:name="docs-internal-guid-d969643c-7fff-12c5-24"/>Risk contingency plan</text:h>
      <text:p text:style-name="P13">We’ve thought about the different risks and expected problems that could arise during the development of this project, in order to think in advance about how to prevent them, and also how to manage them if they end up happening anyway.</text:p>
      <text:h text:style-name="P46" text:outline-level="3">Risk 1: Bad decisions in preprocessing</text:h>
      <text:list xml:id="list440656126" text:style-name="L18">
        <text:list-item>
          <text:p text:style-name="P56"><text:span text:style-name="Fuente_20_de_20_párrafo_20_predeter."><text:span text:style-name="T28">Description:</text:span></text:span><text:span text:style-name="T23">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56"><text:span text:style-name="Fuente_20_de_20_párrafo_20_predeter."><text:span text:style-name="T28">How to prevent:</text:span></text:span><text:span text:style-name="T23">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56"><text:span text:style-name="Fuente_20_de_20_párrafo_20_predeter."><text:span text:style-name="T29">How to manage:</text:span></text:span><text:span text:style-name="T23"> 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P46" text:outline-level="3">Risk 2: Conflicts inside the team</text:h>
      <text:list xml:id="list3010049475" text:style-name="L19">
        <text:list-item>
          <text:p text:style-name="P57"><text:span text:style-name="Fuente_20_de_20_párrafo_20_predeter."><text:span text:style-name="T28">Description: </text:span></text:span><text:span text:style-name="T23">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57"><text:span text:style-name="Fuente_20_de_20_párrafo_20_predeter."><text:span text:style-name="T29">How to prevent:</text:span></text:span><text:span text:style-name="T23">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57"><text:soft-page-break/><text:span text:style-name="Fuente_20_de_20_párrafo_20_predeter."><text:span text:style-name="T29">How to manage:</text:span></text:span><text:span text:style-name="T23"> Trying to solve the situation through a meeting where all the points of the conflict will be discussed to try to find some middle-ground agreement so that every member is satisfied and can work comfortably.</text:span></text:p>
        </text:list-item>
      </text:list>
      <text:h text:style-name="P46" text:outline-level="3">Risk 3: Wrong task difficulty evaluations</text:h>
      <text:list xml:id="list1415821151" text:style-name="L20">
        <text:list-item>
          <text:p text:style-name="P58"><text:span text:style-name="Fuente_20_de_20_párrafo_20_predeter."><text:span text:style-name="T28">Description: </text:span></text:span><text:span text:style-name="T23">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58"><text:span text:style-name="Fuente_20_de_20_párrafo_20_predeter."><text:span text:style-name="T29">How to prevent: </text:span></text:span><text:span text:style-name="T23">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58"><text:span text:style-name="Fuente_20_de_20_párrafo_20_predeter."><text:span text:style-name="T29">How to manage:</text:span></text:span><text:span text:style-name="T23"> If a task’s progress doesn’t meet the expectations, find out why it’s slower than expected, avoiding stagnation, even changing the team members in charge of it or asking for help if necessary.</text:span></text:p>
        </text:list-item>
      </text:list>
      <text:h text:style-name="P46" text:outline-level="3">Risk 4: Scheduling problems</text:h>
      <text:list xml:id="list3156145216" text:style-name="L21">
        <text:list-item>
          <text:p text:style-name="P59"><text:span text:style-name="Fuente_20_de_20_párrafo_20_predeter."><text:span text:style-name="T28">Description: </text:span></text:span><text:span text:style-name="T23">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59"><text:span text:style-name="Fuente_20_de_20_párrafo_20_predeter."><text:span text:style-name="T29">How to prevent:</text:span></text:span><text:span text:style-name="T23"> 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59"><text:span text:style-name="Fuente_20_de_20_párrafo_20_predeter."><text:span text:style-name="T29">How to manage:</text:span></text:span><text:span text:style-name="T23">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P5"/>
      <text:h text:style-name="P41" text:outline-level="1">Final sheduling deviances Discussion</text:h>
      <text:p text:style-name="Standard"><text:span text:style-name="Fuente_20_de_20_párrafo_20_predeter."><text:span text:style-name="T25">Ara si comentar bien las desviaciones que han habido i los riscos</text:span></text:span></text:p>
      <text:h text:style-name="P40" text:outline-level="1"><text:span text:style-name="Fuente_20_de_20_párrafo_20_predeter."><text:span text:style-name="T23">R Scripts</text:span></text:span></text:h>
      <text:p text:style-name="Standard"><text:span text:style-name="Fuente_20_de_20_párrafo_20_predeter."><text:span text:style-name="T25">Yo haria una lista de los scripts que vamos a entregar con un commentario de que hace (como si fuera una bibliografia)</text:span></text:span></text:p>
      <text:p text:style-name="Standard"><text:span text:style-name="Fuente_20_de_20_párrafo_20_predeter."><text:span text:style-name="T30">Preprocessing.Rmd → </text:span></text:span><text:span text:style-name="Fuente_20_de_20_párrafo_20_predeter."><text:span text:style-name="T31">R</text:span></text:span><text:span text:style-name="Fuente_20_de_20_párrafo_20_predeter."><text:span text:style-name="T30"> </text:span></text:span><text:span text:style-name="Fuente_20_de_20_párrafo_20_predeter."><text:span text:style-name="T31">markdown file with the explanation alongside the code of each step we've gone through during preprocessing of our original dataset</text:span></text:span><text:span text:style-name="Fuente_20_de_20_párrafo_20_predeter."><text:span text:style-name="T30">.</text:span></text:span></text:p>
      <text:h text:style-name="P40" text:outline-level="1"><text:span text:style-name="Fuente_20_de_20_párrafo_20_predeter."><text:span text:style-name="T24">Appendix</text:span></text:span></text:h>
      <text:h text:style-name="Heading_20_3" text:outline-level="3"><text:bookmark text:name="docs-internal-guid-30047215-7fff-0997-14"/><text:span text:style-name="Fuente_20_de_20_párrafo_20_predeter."><text:span text:style-name="T7">Missing values by column</text:span></text:span></text:h>
      <text:p text:style-name="P31"><text:bookmark text:name="docs-internal-guid-2a60841b-7fff-a176-3b"/><text:span text:style-name="Fuente_20_de_20_párrafo_20_predeter."><text:span text:style-name="T21">In the next table there is a summary about the number of missing values for each attribute and its corresponding percentage, counted by a python script that 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34"/>
          </table:table-cell>
          <table:table-cell table:style-name="Таблица12.A1" office:value-type="string">
            <text:p text:style-name="P29">Proportion of missing values (0-1)</text:p>
          </table:table-cell>
          <table:table-cell table:style-name="Таблица12.A1" office:value-type="string">
            <text:p text:style-name="P29">Amount of missing values</text:p>
          </table:table-cell>
        </table:table-row>
        <table:table-row>
          <table:table-cell table:style-name="Таблица12.A1" office:value-type="string">
            <text:p text:style-name="P28">eventid</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year</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month</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day</text:p>
          </table:table-cell>
          <table:table-cell table:style-name="Таблица12.A1" office:value-type="string">
            <text:p text:style-name="P30">0.00000000</text:p>
          </table:table-cell>
          <table:table-cell table:style-name="Таблица12.A1" office:value-type="string">
            <text:p text:style-name="P35">0</text:p>
          </table:table-cell>
        </table:table-row>
        <table:table-row>
          <table:table-cell table:style-name="Таблица12.A1" office:value-type="string">
            <text:p text:style-name="P28">approxdate</text:p>
          </table:table-cell>
          <table:table-cell table:style-name="Таблица12.A1" office:value-type="string">
            <text:p text:style-name="P30">0.98695346</text:p>
          </table:table-cell>
          <table:table-cell table:style-name="Таблица12.A1" office:value-type="string">
            <text:p text:style-name="P30">2799</text:p>
          </table:table-cell>
        </table:table-row>
        <table:table-row>
          <table:table-cell table:style-name="Таблица12.A1" office:value-type="string">
            <text:p text:style-name="P28">extended</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resolution</text:p>
          </table:table-cell>
          <table:table-cell table:style-name="Таблица12.A1" office:value-type="string">
            <text:p text:style-name="P30">0.99576869</text:p>
          </table:table-cell>
          <table:table-cell table:style-name="Таблица12.A1" office:value-type="string">
            <text:p text:style-name="P30">2824</text:p>
          </table:table-cell>
        </table:table-row>
        <table:table-row>
          <table:table-cell table:style-name="Таблица12.A1" office:value-type="string">
            <text:p text:style-name="P28">country_txt</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region_txt</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provstate</text:p>
          </table:table-cell>
          <table:table-cell table:style-name="Таблица12.A1" office:value-type="string">
            <text:p text:style-name="P30">0.00176305</text:p>
          </table:table-cell>
          <table:table-cell table:style-name="Таблица12.A1" office:value-type="string">
            <text:p text:style-name="P30">5</text:p>
          </table:table-cell>
        </table:table-row>
        <table:table-row>
          <table:table-cell table:style-name="Таблица12.A1" office:value-type="string">
            <text:p text:style-name="P28">city</text:p>
          </table:table-cell>
          <table:table-cell table:style-name="Таблица12.A1" office:value-type="string">
            <text:p text:style-name="P30">0.00528914</text:p>
          </table:table-cell>
          <table:table-cell table:style-name="Таблица12.A1" office:value-type="string">
            <text:p text:style-name="P30">15</text:p>
          </table:table-cell>
        </table:table-row>
        <table:table-row>
          <table:table-cell table:style-name="Таблица12.A1" office:value-type="string">
            <text:p text:style-name="P28">latitude</text:p>
          </table:table-cell>
          <table:table-cell table:style-name="Таблица12.A1" office:value-type="string">
            <text:p text:style-name="P30">0.00035261</text:p>
          </table:table-cell>
          <table:table-cell table:style-name="Таблица12.A1" office:value-type="string">
            <text:p text:style-name="P30">1</text:p>
          </table:table-cell>
        </table:table-row>
        <table:table-row>
          <table:table-cell table:style-name="Таблица12.A1" office:value-type="string">
            <text:p text:style-name="P28">longitude</text:p>
          </table:table-cell>
          <table:table-cell table:style-name="Таблица12.A1" office:value-type="string">
            <text:p text:style-name="P30">0.00035261</text:p>
          </table:table-cell>
          <table:table-cell table:style-name="Таблица12.A1" office:value-type="string">
            <text:p text:style-name="P30">1</text:p>
          </table:table-cell>
        </table:table-row>
        <table:table-row>
          <table:table-cell table:style-name="Таблица12.A1" office:value-type="string">
            <text:p text:style-name="P28">specificity</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vicinity</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location</text:p>
          </table:table-cell>
          <table:table-cell table:style-name="Таблица12.A1" office:value-type="string">
            <text:p text:style-name="P30">0.66255289</text:p>
          </table:table-cell>
          <table:table-cell table:style-name="Таблица12.A1" office:value-type="string">
            <text:p text:style-name="P30">1879</text:p>
          </table:table-cell>
        </table:table-row>
        <table:table-row>
          <table:table-cell table:style-name="Таблица12.A1" office:value-type="string">
            <text:p text:style-name="P28">summary</text:p>
          </table:table-cell>
          <table:table-cell table:style-name="Таблица12.A1" office:value-type="string">
            <text:p text:style-name="P30">0.37129760</text:p>
          </table:table-cell>
          <table:table-cell table:style-name="Таблица12.A1" office:value-type="string">
            <text:p text:style-name="P30">1053</text:p>
          </table:table-cell>
        </table:table-row>
        <table:table-row>
          <table:table-cell table:style-name="Таблица12.A1" office:value-type="string">
            <text:p text:style-name="P28">crit1</text:p>
          </table:table-cell>
          <table:table-cell table:style-name="Таблица12.A1" office:value-type="string">
            <text:p text:style-name="P30">0.01516220</text:p>
          </table:table-cell>
          <table:table-cell table:style-name="Таблица12.A1" office:value-type="string">
            <text:p text:style-name="P30">43</text:p>
          </table:table-cell>
        </table:table-row>
        <table:table-row>
          <table:table-cell table:style-name="Таблица12.A1" office:value-type="string">
            <text:p text:style-name="P28">crit2</text:p>
          </table:table-cell>
          <table:table-cell table:style-name="Таблица12.A1" office:value-type="string">
            <text:p text:style-name="P30">0.01551481</text:p>
          </table:table-cell>
          <table:table-cell table:style-name="Таблица12.A1" office:value-type="string">
            <text:p text:style-name="P30">44</text:p>
          </table:table-cell>
        </table:table-row>
        <table:table-row>
          <table:table-cell table:style-name="Таблица12.A1" office:value-type="string">
            <text:p text:style-name="P28">crit3</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doubtterr</text:p>
          </table:table-cell>
          <table:table-cell table:style-name="Таблица12.A1" office:value-type="string">
            <text:p text:style-name="P30">0.05183357</text:p>
          </table:table-cell>
          <table:table-cell table:style-name="Таблица12.A1" office:value-type="string">
            <text:p text:style-name="P30">147</text:p>
          </table:table-cell>
        </table:table-row>
        <table:table-row>
          <table:table-cell table:style-name="Таблица12.A1" office:value-type="string">
            <text:p text:style-name="P28">alternative_txt</text:p>
          </table:table-cell>
          <table:table-cell table:style-name="Таблица12.A1" office:value-type="string">
            <text:p text:style-name="P30">0.84344147</text:p>
          </table:table-cell>
          <table:table-cell table:style-name="Таблица12.A1" office:value-type="string">
            <text:p text:style-name="P30">2392</text:p>
          </table:table-cell>
        </table:table-row>
        <table:table-row>
          <table:table-cell table:style-name="Таблица12.A1" office:value-type="string">
            <text:p text:style-name="P28">multiple</text:p>
          </table:table-cell>
          <table:table-cell table:style-name="Таблица12.A1" office:value-type="string">
            <text:p text:style-name="P30">0.00211566</text:p>
          </table:table-cell>
          <table:table-cell table:style-name="Таблица12.A1" office:value-type="string">
            <text:p text:style-name="P30">6</text:p>
          </table:table-cell>
        </table:table-row>
        <table:table-row>
          <table:table-cell table:style-name="Таблица12.A1" office:value-type="string">
            <text:p text:style-name="P28">success</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suicide</text:p>
          </table:table-cell>
          <table:table-cell table:style-name="Таблица12.A1" office:value-type="string">
            <text:p text:style-name="P30">0.01410437</text:p>
          </table:table-cell>
          <table:table-cell table:style-name="Таблица12.A1" office:value-type="string">
            <text:p text:style-name="P30">40</text:p>
          </table:table-cell>
        </table:table-row>
        <table:table-row>
          <table:table-cell table:style-name="Таблица12.A1" office:value-type="string">
            <text:p text:style-name="P28">attacktype1_txt</text:p>
          </table:table-cell>
          <table:table-cell table:style-name="Таблица12.A1" office:value-type="string">
            <text:p text:style-name="P30">0.01904090</text:p>
          </table:table-cell>
          <table:table-cell table:style-name="Таблица12.A1" office:value-type="string">
            <text:p text:style-name="P30">54</text:p>
          </table:table-cell>
        </table:table-row>
        <table:table-row>
          <table:table-cell table:style-name="Таблица12.A1" office:value-type="string">
            <text:p text:style-name="P28">attacktype2_txt</text:p>
          </table:table-cell>
          <table:table-cell table:style-name="Таблица12.A1" office:value-type="string">
            <text:p text:style-name="P30">0.97884344</text:p>
          </table:table-cell>
          <table:table-cell table:style-name="Таблица12.A1" office:value-type="string">
            <text:p text:style-name="P30">2776</text:p>
          </table:table-cell>
        </table:table-row>
        <text:soft-page-break/>
        <table:table-row>
          <table:table-cell table:style-name="Таблица12.A1" office:value-type="string">
            <text:p text:style-name="P28">attacktype3_txt</text:p>
          </table:table-cell>
          <table:table-cell table:style-name="Таблица12.A1" office:value-type="string">
            <text:p text:style-name="P30">0.99576869</text:p>
          </table:table-cell>
          <table:table-cell table:style-name="Таблица12.A1" office:value-type="string">
            <text:p text:style-name="P30">2824</text:p>
          </table:table-cell>
        </table:table-row>
        <table:table-row>
          <table:table-cell table:style-name="Таблица12.A1" office:value-type="string">
            <text:p text:style-name="P28">targtype1_txt</text:p>
          </table:table-cell>
          <table:table-cell table:style-name="Таблица12.A1" office:value-type="string">
            <text:p text:style-name="P30">0.02009873</text:p>
          </table:table-cell>
          <table:table-cell table:style-name="Таблица12.A1" office:value-type="string">
            <text:p text:style-name="P30">57</text:p>
          </table:table-cell>
        </table:table-row>
        <table:table-row>
          <table:table-cell table:style-name="Таблица12.A1" office:value-type="string">
            <text:p text:style-name="P28">targsubtype1_txt</text:p>
          </table:table-cell>
          <table:table-cell table:style-name="Таблица12.A1" office:value-type="string">
            <text:p text:style-name="P30">0.05923836</text:p>
          </table:table-cell>
          <table:table-cell table:style-name="Таблица12.A1" office:value-type="string">
            <text:p text:style-name="P30">168</text:p>
          </table:table-cell>
        </table:table-row>
        <table:table-row>
          <table:table-cell table:style-name="Таблица12.A1" office:value-type="string">
            <text:p text:style-name="P28">corp1</text:p>
          </table:table-cell>
          <table:table-cell table:style-name="Таблица12.A1" office:value-type="string">
            <text:p text:style-name="P30">0.37023977</text:p>
          </table:table-cell>
          <table:table-cell table:style-name="Таблица12.A1" office:value-type="string">
            <text:p text:style-name="P30">1050</text:p>
          </table:table-cell>
        </table:table-row>
        <table:table-row>
          <table:table-cell table:style-name="Таблица12.A108" office:value-type="string">
            <text:p text:style-name="P28">target1</text:p>
          </table:table-cell>
          <table:table-cell table:style-name="Таблица12.B108" office:value-type="string">
            <text:p text:style-name="P30">0.03349788</text:p>
          </table:table-cell>
          <table:table-cell table:style-name="Таблица12.C108" office:value-type="string">
            <text:p text:style-name="P30">95</text:p>
          </table:table-cell>
        </table:table-row>
        <table:table-row>
          <table:table-cell table:style-name="Таблица12.A108" office:value-type="string">
            <text:p text:style-name="P28">natlty1_txt</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targtype2_txt</text:p>
          </table:table-cell>
          <table:table-cell table:style-name="Таблица12.B108" office:value-type="string">
            <text:p text:style-name="P30">0.96015515</text:p>
          </table:table-cell>
          <table:table-cell table:style-name="Таблица12.C108" office:value-type="string">
            <text:p text:style-name="P30">2723</text:p>
          </table:table-cell>
        </table:table-row>
        <table:table-row>
          <table:table-cell table:style-name="Таблица12.A108" office:value-type="string">
            <text:p text:style-name="P28">targsubtype2_txt</text:p>
          </table:table-cell>
          <table:table-cell table:style-name="Таблица12.B108" office:value-type="string">
            <text:p text:style-name="P30">0.95733427</text:p>
          </table:table-cell>
          <table:table-cell table:style-name="Таблица12.C108" office:value-type="string">
            <text:p text:style-name="P30">2715</text:p>
          </table:table-cell>
        </table:table-row>
        <table:table-row>
          <table:table-cell table:style-name="Таблица12.A108" office:value-type="string">
            <text:p text:style-name="P28">corp2</text:p>
          </table:table-cell>
          <table:table-cell table:style-name="Таблица12.B108" office:value-type="string">
            <text:p text:style-name="P30">0.96579690</text:p>
          </table:table-cell>
          <table:table-cell table:style-name="Таблица12.C108" office:value-type="string">
            <text:p text:style-name="P30">2739</text:p>
          </table:table-cell>
        </table:table-row>
        <table:table-row>
          <table:table-cell table:style-name="Таблица12.A108" office:value-type="string">
            <text:p text:style-name="P28">target2</text:p>
          </table:table-cell>
          <table:table-cell table:style-name="Таблица12.B108" office:value-type="string">
            <text:p text:style-name="P30">0.96332863</text:p>
          </table:table-cell>
          <table:table-cell table:style-name="Таблица12.C108" office:value-type="string">
            <text:p text:style-name="P30">2732</text:p>
          </table:table-cell>
        </table:table-row>
        <table:table-row>
          <table:table-cell table:style-name="Таблица12.A108" office:value-type="string">
            <text:p text:style-name="P28">natlty2_txt</text:p>
          </table:table-cell>
          <table:table-cell table:style-name="Таблица12.B108" office:value-type="string">
            <text:p text:style-name="P30">0.96086037</text:p>
          </table:table-cell>
          <table:table-cell table:style-name="Таблица12.C108" office:value-type="string">
            <text:p text:style-name="P30">2725</text:p>
          </table:table-cell>
        </table:table-row>
        <table:table-row>
          <table:table-cell table:style-name="Таблица12.A108" office:value-type="string">
            <text:p text:style-name="P28">targtype3_txt</text:p>
          </table:table-cell>
          <table:table-cell table:style-name="Таблица12.B108" office:value-type="string">
            <text:p text:style-name="P30">0.99541608</text:p>
          </table:table-cell>
          <table:table-cell table:style-name="Таблица12.C108" office:value-type="string">
            <text:p text:style-name="P30">2823</text:p>
          </table:table-cell>
        </table:table-row>
        <table:table-row>
          <table:table-cell table:style-name="Таблица12.A108" office:value-type="string">
            <text:p text:style-name="P28">targsubtype3_txt</text:p>
          </table:table-cell>
          <table:table-cell table:style-name="Таблица12.B108" office:value-type="string">
            <text:p text:style-name="P30">0.99647391</text:p>
          </table:table-cell>
          <table:table-cell table:style-name="Таблица12.C108" office:value-type="string">
            <text:p text:style-name="P30">2826</text:p>
          </table:table-cell>
        </table:table-row>
        <table:table-row>
          <table:table-cell table:style-name="Таблица12.A108" office:value-type="string">
            <text:p text:style-name="P28">corp3</text:p>
          </table:table-cell>
          <table:table-cell table:style-name="Таблица12.B108" office:value-type="string">
            <text:p text:style-name="P30">0.98448519</text:p>
          </table:table-cell>
          <table:table-cell table:style-name="Таблица12.C108" office:value-type="string">
            <text:p text:style-name="P30">2792</text:p>
          </table:table-cell>
        </table:table-row>
        <table:table-row>
          <table:table-cell table:style-name="Таблица12.A108" office:value-type="string">
            <text:p text:style-name="P28">target3</text:p>
          </table:table-cell>
          <table:table-cell table:style-name="Таблица12.B108" office:value-type="string">
            <text:p text:style-name="P30">0.98095910</text:p>
          </table:table-cell>
          <table:table-cell table:style-name="Таблица12.C108" office:value-type="string">
            <text:p text:style-name="P30">2782</text:p>
          </table:table-cell>
        </table:table-row>
        <table:table-row>
          <table:table-cell table:style-name="Таблица12.A108" office:value-type="string">
            <text:p text:style-name="P28">natlty3_txt</text:p>
          </table:table-cell>
          <table:table-cell table:style-name="Таблица12.B108" office:value-type="string">
            <text:p text:style-name="P30">0.98589563</text:p>
          </table:table-cell>
          <table:table-cell table:style-name="Таблица12.C108" office:value-type="string">
            <text:p text:style-name="P30">2796</text:p>
          </table:table-cell>
        </table:table-row>
        <table:table-row>
          <table:table-cell table:style-name="Таблица12.A108" office:value-type="string">
            <text:p text:style-name="P28">gname</text:p>
          </table:table-cell>
          <table:table-cell table:style-name="Таблица12.B108" office:value-type="string">
            <text:p text:style-name="P30">0.20204513</text:p>
          </table:table-cell>
          <table:table-cell table:style-name="Таблица12.C108" office:value-type="string">
            <text:p text:style-name="P30">573</text:p>
          </table:table-cell>
        </table:table-row>
        <table:table-row>
          <table:table-cell table:style-name="Таблица12.A108" office:value-type="string">
            <text:p text:style-name="P28">gsubname</text:p>
          </table:table-cell>
          <table:table-cell table:style-name="Таблица12.B108" office:value-type="string">
            <text:p text:style-name="P30">0.97284908</text:p>
          </table:table-cell>
          <table:table-cell table:style-name="Таблица12.C108" office:value-type="string">
            <text:p text:style-name="P30">2759</text:p>
          </table:table-cell>
        </table:table-row>
        <table:table-row>
          <table:table-cell table:style-name="Таблица12.A108" office:value-type="string">
            <text:p text:style-name="P28">gname2</text:p>
          </table:table-cell>
          <table:table-cell table:style-name="Таблица12.B108" office:value-type="string">
            <text:p text:style-name="P30">0.97179126</text:p>
          </table:table-cell>
          <table:table-cell table:style-name="Таблица12.C108" office:value-type="string">
            <text:p text:style-name="P30">2756</text:p>
          </table:table-cell>
        </table:table-row>
        <table:table-row>
          <table:table-cell table:style-name="Таблица12.A108" office:value-type="string">
            <text:p text:style-name="P28">gsubname2</text:p>
          </table:table-cell>
          <table:table-cell table:style-name="Таблица12.B108" office:value-type="string">
            <text:p text:style-name="P30">0.98166432</text:p>
          </table:table-cell>
          <table:table-cell table:style-name="Таблица12.C108" office:value-type="string">
            <text:p text:style-name="P30">2784</text:p>
          </table:table-cell>
        </table:table-row>
        <table:table-row>
          <table:table-cell table:style-name="Таблица12.A108" office:value-type="string">
            <text:p text:style-name="P28">gname3</text:p>
          </table:table-cell>
          <table:table-cell table:style-name="Таблица12.B108" office:value-type="string">
            <text:p text:style-name="P30">0.98025388</text:p>
          </table:table-cell>
          <table:table-cell table:style-name="Таблица12.C108" office:value-type="string">
            <text:p text:style-name="P30">2780</text:p>
          </table:table-cell>
        </table:table-row>
        <table:table-row>
          <table:table-cell table:style-name="Таблица12.A108" office:value-type="string">
            <text:p text:style-name="P28">gsubname3</text:p>
          </table:table-cell>
          <table:table-cell table:style-name="Таблица12.B108" office:value-type="string">
            <text:p text:style-name="P30">0.99153738</text:p>
          </table:table-cell>
          <table:table-cell table:style-name="Таблица12.C108" office:value-type="string">
            <text:p text:style-name="P30">2812</text:p>
          </table:table-cell>
        </table:table-row>
        <table:table-row>
          <table:table-cell table:style-name="Таблица12.A108" office:value-type="string">
            <text:p text:style-name="P28">motive</text:p>
          </table:table-cell>
          <table:table-cell table:style-name="Таблица12.B108" office:value-type="string">
            <text:p text:style-name="P30">0.54548660</text:p>
          </table:table-cell>
          <table:table-cell table:style-name="Таблица12.C108" office:value-type="string">
            <text:p text:style-name="P30">1547</text:p>
          </table:table-cell>
        </table:table-row>
        <table:table-row>
          <table:table-cell table:style-name="Таблица12.A108" office:value-type="string">
            <text:p text:style-name="P28">guncertain1</text:p>
          </table:table-cell>
          <table:table-cell table:style-name="Таблица12.B108" office:value-type="string">
            <text:p text:style-name="P30">0.01622003</text:p>
          </table:table-cell>
          <table:table-cell table:style-name="Таблица12.C108" office:value-type="string">
            <text:p text:style-name="P30">46</text:p>
          </table:table-cell>
        </table:table-row>
        <table:table-row>
          <table:table-cell table:style-name="Таблица12.A108" office:value-type="string">
            <text:p text:style-name="P28">guncertain2</text:p>
          </table:table-cell>
          <table:table-cell table:style-name="Таблица12.B108" office:value-type="string">
            <text:p text:style-name="P30">0.02045134</text:p>
          </table:table-cell>
          <table:table-cell table:style-name="Таблица12.C108" office:value-type="string">
            <text:p text:style-name="P30">58</text:p>
          </table:table-cell>
        </table:table-row>
        <table:table-row>
          <table:table-cell table:style-name="Таблица12.A108" office:value-type="string">
            <text:p text:style-name="P28">guncertain3</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individual</text:p>
          </table:table-cell>
          <table:table-cell table:style-name="Таблица12.B108" office:value-type="string">
            <text:p text:style-name="P30">0.02433004</text:p>
          </table:table-cell>
          <table:table-cell table:style-name="Таблица12.C108" office:value-type="string">
            <text:p text:style-name="P30">69</text:p>
          </table:table-cell>
        </table:table-row>
        <table:table-row>
          <table:table-cell table:style-name="Таблица12.A108" office:value-type="string">
            <text:p text:style-name="P28">nperps</text:p>
          </table:table-cell>
          <table:table-cell table:style-name="Таблица12.B108" office:value-type="string">
            <text:p text:style-name="P30">0.35860367</text:p>
          </table:table-cell>
          <table:table-cell table:style-name="Таблица12.C108" office:value-type="string">
            <text:p text:style-name="P30">1017</text:p>
          </table:table-cell>
        </table:table-row>
        <table:table-row>
          <table:table-cell table:style-name="Таблица12.A108" office:value-type="string">
            <text:p text:style-name="P28">nperpcap</text:p>
          </table:table-cell>
          <table:table-cell table:style-name="Таблица12.B108" office:value-type="string">
            <text:p text:style-name="P30">0.33251058</text:p>
          </table:table-cell>
          <table:table-cell table:style-name="Таблица12.C108" office:value-type="string">
            <text:p text:style-name="P30">943</text:p>
          </table:table-cell>
        </table:table-row>
        <table:table-row>
          <table:table-cell table:style-name="Таблица12.A108" office:value-type="string">
            <text:p text:style-name="P28">claimed</text:p>
          </table:table-cell>
          <table:table-cell table:style-name="Таблица12.B108" office:value-type="string">
            <text:p text:style-name="P30">0.03067701</text:p>
          </table:table-cell>
          <table:table-cell table:style-name="Таблица12.C108" office:value-type="string">
            <text:p text:style-name="P30">87</text:p>
          </table:table-cell>
        </table:table-row>
        <table:table-row>
          <table:table-cell table:style-name="Таблица12.A108" office:value-type="string">
            <text:p text:style-name="P28">claimmode_txt</text:p>
          </table:table-cell>
          <table:table-cell table:style-name="Таблица12.B108" office:value-type="string">
            <text:p text:style-name="P30">0.84203103</text:p>
          </table:table-cell>
          <table:table-cell table:style-name="Таблица12.C108" office:value-type="string">
            <text:p text:style-name="P30">2388</text:p>
          </table:table-cell>
        </table:table-row>
        <table:table-row>
          <table:table-cell table:style-name="Таблица12.A108" office:value-type="string">
            <text:p text:style-name="P28">claim2</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claimmode2_txt</text:p>
          </table:table-cell>
          <table:table-cell table:style-name="Таблица12.B108" office:value-type="string">
            <text:p text:style-name="P30">0.97884344</text:p>
          </table:table-cell>
          <table:table-cell table:style-name="Таблица12.C108" office:value-type="string">
            <text:p text:style-name="P30">2776</text:p>
          </table:table-cell>
        </table:table-row>
        <table:table-row>
          <table:table-cell table:style-name="Таблица12.A108" office:value-type="string">
            <text:p text:style-name="P28">claim3</text:p>
          </table:table-cell>
          <table:table-cell table:style-name="Таблица12.B108" office:value-type="string">
            <text:p text:style-name="P30">0.02221439</text:p>
          </table:table-cell>
          <table:table-cell table:style-name="Таблица12.C108" office:value-type="string">
            <text:p text:style-name="P30">63</text:p>
          </table:table-cell>
        </table:table-row>
        <table:table-row>
          <table:table-cell table:style-name="Таблица12.A108" office:value-type="string">
            <text:p text:style-name="P28">claimmode3_txt</text:p>
          </table:table-cell>
          <table:table-cell table:style-name="Таблица12.B108" office:value-type="string">
            <text:p text:style-name="P30">0.98519041</text:p>
          </table:table-cell>
          <table:table-cell table:style-name="Таблица12.C108" office:value-type="string">
            <text:p text:style-name="P30">2794</text:p>
          </table:table-cell>
        </table:table-row>
        <text:soft-page-break/>
        <table:table-row>
          <table:table-cell table:style-name="Таблица12.A108" office:value-type="string">
            <text:p text:style-name="P28">compclaim</text:p>
          </table:table-cell>
          <table:table-cell table:style-name="Таблица12.B108" office:value-type="string">
            <text:p text:style-name="P30">0.03878702</text:p>
          </table:table-cell>
          <table:table-cell table:style-name="Таблица12.C108" office:value-type="string">
            <text:p text:style-name="P30">110</text:p>
          </table:table-cell>
        </table:table-row>
        <table:table-row>
          <table:table-cell table:style-name="Таблица12.A108" office:value-type="string">
            <text:p text:style-name="P28">weaptype1_txt</text:p>
          </table:table-cell>
          <table:table-cell table:style-name="Таблица12.B108" office:value-type="string">
            <text:p text:style-name="P30">0.02256700</text:p>
          </table:table-cell>
          <table:table-cell table:style-name="Таблица12.C108" office:value-type="string">
            <text:p text:style-name="P30">64</text:p>
          </table:table-cell>
        </table:table-row>
        <table:table-row>
          <table:table-cell table:style-name="Таблица12.A108" office:value-type="string">
            <text:p text:style-name="P28">weapsubtype1_txt</text:p>
          </table:table-cell>
          <table:table-cell table:style-name="Таблица12.B108" office:value-type="string">
            <text:p text:style-name="P30">0.09414669</text:p>
          </table:table-cell>
          <table:table-cell table:style-name="Таблица12.C108" office:value-type="string">
            <text:p text:style-name="P30">267</text:p>
          </table:table-cell>
        </table:table-row>
        <table:table-row>
          <table:table-cell table:style-name="Таблица12.A108" office:value-type="string">
            <text:p text:style-name="P28">weaptype2_txt</text:p>
          </table:table-cell>
          <table:table-cell table:style-name="Таблица12.B108" office:value-type="string">
            <text:p text:style-name="P30">0.91995769</text:p>
          </table:table-cell>
          <table:table-cell table:style-name="Таблица12.C108" office:value-type="string">
            <text:p text:style-name="P30">2609</text:p>
          </table:table-cell>
        </table:table-row>
        <table:table-row>
          <table:table-cell table:style-name="Таблица12.A108" office:value-type="string">
            <text:p text:style-name="P28">weapsubtype2_txt</text:p>
          </table:table-cell>
          <table:table-cell table:style-name="Таблица12.B108" office:value-type="string">
            <text:p text:style-name="P30">0.93511989</text:p>
          </table:table-cell>
          <table:table-cell table:style-name="Таблица12.C108" office:value-type="string">
            <text:p text:style-name="P30">2652</text:p>
          </table:table-cell>
        </table:table-row>
        <table:table-row>
          <table:table-cell table:style-name="Таблица12.A108" office:value-type="string">
            <text:p text:style-name="P28">weaptype3_txt</text:p>
          </table:table-cell>
          <table:table-cell table:style-name="Таблица12.B108" office:value-type="string">
            <text:p text:style-name="P30">0.95944993</text:p>
          </table:table-cell>
          <table:table-cell table:style-name="Таблица12.C108" office:value-type="string">
            <text:p text:style-name="P30">2721</text:p>
          </table:table-cell>
        </table:table-row>
        <table:table-row>
          <table:table-cell table:style-name="Таблица12.A108" office:value-type="string">
            <text:p text:style-name="P28">weapsubtype3_txt</text:p>
          </table:table-cell>
          <table:table-cell table:style-name="Таблица12.B108" office:value-type="string">
            <text:p text:style-name="P30">0.96015515</text:p>
          </table:table-cell>
          <table:table-cell table:style-name="Таблица12.C108" office:value-type="string">
            <text:p text:style-name="P30">2723</text:p>
          </table:table-cell>
        </table:table-row>
        <table:table-row>
          <table:table-cell table:style-name="Таблица12.A108" office:value-type="string">
            <text:p text:style-name="P28">weaptype4_txt</text:p>
          </table:table-cell>
          <table:table-cell table:style-name="Таблица12.B108" office:value-type="string">
            <text:p text:style-name="P30">0.96755994</text:p>
          </table:table-cell>
          <table:table-cell table:style-name="Таблица12.C108" office:value-type="string">
            <text:p text:style-name="P30">2744</text:p>
          </table:table-cell>
        </table:table-row>
        <table:table-row>
          <table:table-cell table:style-name="Таблица12.A108" office:value-type="string">
            <text:p text:style-name="P28">weapsubtype4_txt</text:p>
          </table:table-cell>
          <table:table-cell table:style-name="Таблица12.B108" office:value-type="string">
            <text:p text:style-name="P30">0.97602257</text:p>
          </table:table-cell>
          <table:table-cell table:style-name="Таблица12.C108" office:value-type="string">
            <text:p text:style-name="P30">2768</text:p>
          </table:table-cell>
        </table:table-row>
        <table:table-row>
          <table:table-cell table:style-name="Таблица12.A108" office:value-type="string">
            <text:p text:style-name="P28">weapdetail</text:p>
          </table:table-cell>
          <table:table-cell table:style-name="Таблица12.B108" office:value-type="string">
            <text:p text:style-name="P30">0.19499295</text:p>
          </table:table-cell>
          <table:table-cell table:style-name="Таблица12.C108" office:value-type="string">
            <text:p text:style-name="P30">553</text:p>
          </table:table-cell>
        </table:table-row>
        <table:table-row>
          <table:table-cell table:style-name="Таблица12.A108" office:value-type="string">
            <text:p text:style-name="P28">nkill</text:p>
          </table:table-cell>
          <table:table-cell table:style-name="Таблица12.B108" office:value-type="string">
            <text:p text:style-name="P30">0.01445698</text:p>
          </table:table-cell>
          <table:table-cell table:style-name="Таблица12.C108" office:value-type="string">
            <text:p text:style-name="P30">41</text:p>
          </table:table-cell>
        </table:table-row>
        <table:table-row>
          <table:table-cell table:style-name="Таблица12.A108" office:value-type="string">
            <text:p text:style-name="P28">nkillus</text:p>
          </table:table-cell>
          <table:table-cell table:style-name="Таблица12.B108" office:value-type="string">
            <text:p text:style-name="P30">0.00775740</text:p>
          </table:table-cell>
          <table:table-cell table:style-name="Таблица12.C108" office:value-type="string">
            <text:p text:style-name="P30">22</text:p>
          </table:table-cell>
        </table:table-row>
        <table:table-row>
          <table:table-cell table:style-name="Таблица12.A108" office:value-type="string">
            <text:p text:style-name="P28">nkillter</text:p>
          </table:table-cell>
          <table:table-cell table:style-name="Таблица12.B108" office:value-type="string">
            <text:p text:style-name="P30">0.00564175</text:p>
          </table:table-cell>
          <table:table-cell table:style-name="Таблица12.C108" office:value-type="string">
            <text:p text:style-name="P30">16</text:p>
          </table:table-cell>
        </table:table-row>
        <table:table-row>
          <table:table-cell table:style-name="Таблица12.A108" office:value-type="string">
            <text:p text:style-name="P28">nwound</text:p>
          </table:table-cell>
          <table:table-cell table:style-name="Таблица12.B108" office:value-type="string">
            <text:p text:style-name="P30">0.00211566</text:p>
          </table:table-cell>
          <table:table-cell table:style-name="Таблица12.C108" office:value-type="string">
            <text:p text:style-name="P30">6</text:p>
          </table:table-cell>
        </table:table-row>
        <table:table-row>
          <table:table-cell table:style-name="Таблица12.A108" office:value-type="string">
            <text:p text:style-name="P28">nwoundus</text:p>
          </table:table-cell>
          <table:table-cell table:style-name="Таблица12.B108" office:value-type="string">
            <text:p text:style-name="P30">0.00105783</text:p>
          </table:table-cell>
          <table:table-cell table:style-name="Таблица12.C108" office:value-type="string">
            <text:p text:style-name="P30">3</text:p>
          </table:table-cell>
        </table:table-row>
        <table:table-row>
          <table:table-cell table:style-name="Таблица12.A108" office:value-type="string">
            <text:p text:style-name="P28">nwoundte</text:p>
          </table:table-cell>
          <table:table-cell table:style-name="Таблица12.B108" office:value-type="string">
            <text:p text:style-name="P30">0.00599436</text:p>
          </table:table-cell>
          <table:table-cell table:style-name="Таблица12.C108" office:value-type="string">
            <text:p text:style-name="P30">17</text:p>
          </table:table-cell>
        </table:table-row>
        <table:table-row>
          <table:table-cell table:style-name="Таблица12.A108" office:value-type="string">
            <text:p text:style-name="P28">property</text:p>
          </table:table-cell>
          <table:table-cell table:style-name="Таблица12.B108" office:value-type="string">
            <text:p text:style-name="P30">0.05289140</text:p>
          </table:table-cell>
          <table:table-cell table:style-name="Таблица12.C108" office:value-type="string">
            <text:p text:style-name="P30">150</text:p>
          </table:table-cell>
        </table:table-row>
        <table:table-row>
          <table:table-cell table:style-name="Таблица12.A108" office:value-type="string">
            <text:p text:style-name="P28">propextent_txt</text:p>
          </table:table-cell>
          <table:table-cell table:style-name="Таблица12.B108" office:value-type="string">
            <text:p text:style-name="P30">0.53631876</text:p>
          </table:table-cell>
          <table:table-cell table:style-name="Таблица12.C108" office:value-type="string">
            <text:p text:style-name="P30">1521</text:p>
          </table:table-cell>
        </table:table-row>
        <table:table-row>
          <table:table-cell table:style-name="Таблица12.A108" office:value-type="string">
            <text:p text:style-name="P28">propvalue</text:p>
          </table:table-cell>
          <table:table-cell table:style-name="Таблица12.B108" office:value-type="string">
            <text:p text:style-name="P30">0.75528914</text:p>
          </table:table-cell>
          <table:table-cell table:style-name="Таблица12.C108" office:value-type="string">
            <text:p text:style-name="P30">2142</text:p>
          </table:table-cell>
        </table:table-row>
        <table:table-row>
          <table:table-cell table:style-name="Таблица12.A108" office:value-type="string">
            <text:p text:style-name="P28">propcomment</text:p>
          </table:table-cell>
          <table:table-cell table:style-name="Таблица12.B108" office:value-type="string">
            <text:p text:style-name="P30">0.62023977</text:p>
          </table:table-cell>
          <table:table-cell table:style-name="Таблица12.C108" office:value-type="string">
            <text:p text:style-name="P30">1759</text:p>
          </table:table-cell>
        </table:table-row>
        <table:table-row>
          <table:table-cell table:style-name="Таблица12.A108" office:value-type="string">
            <text:p text:style-name="P28">ishostkid</text:p>
          </table:table-cell>
          <table:table-cell table:style-name="Таблица12.B108" office:value-type="string">
            <text:p text:style-name="P30">0.00352609</text:p>
          </table:table-cell>
          <table:table-cell table:style-name="Таблица12.C108" office:value-type="string">
            <text:p text:style-name="P30">10</text:p>
          </table:table-cell>
        </table:table-row>
        <table:table-row>
          <table:table-cell table:style-name="Таблица12.A108" office:value-type="string">
            <text:p text:style-name="P28">nhostkid</text:p>
          </table:table-cell>
          <table:table-cell table:style-name="Таблица12.B108" office:value-type="string">
            <text:p text:style-name="P30">0.00881523</text:p>
          </table:table-cell>
          <table:table-cell table:style-name="Таблица12.C108" office:value-type="string">
            <text:p text:style-name="P30">25</text:p>
          </table:table-cell>
        </table:table-row>
        <table:table-row>
          <table:table-cell table:style-name="Таблица12.A108" office:value-type="string">
            <text:p text:style-name="P28">nhostkidus</text:p>
          </table:table-cell>
          <table:table-cell table:style-name="Таблица12.B108" office:value-type="string">
            <text:p text:style-name="P30">0.00246827</text:p>
          </table:table-cell>
          <table:table-cell table:style-name="Таблица12.C108" office:value-type="string">
            <text:p text:style-name="P30">7</text:p>
          </table:table-cell>
        </table:table-row>
        <table:table-row>
          <table:table-cell table:style-name="Таблица12.A108" office:value-type="string">
            <text:p text:style-name="P28">nhours</text:p>
          </table:table-cell>
          <table:table-cell table:style-name="Таблица12.B108" office:value-type="string">
            <text:p text:style-name="P30">0.01763047</text:p>
          </table:table-cell>
          <table:table-cell table:style-name="Таблица12.C108" office:value-type="string">
            <text:p text:style-name="P30">50</text:p>
          </table:table-cell>
        </table:table-row>
        <table:table-row>
          <table:table-cell table:style-name="Таблица12.A108" office:value-type="string">
            <text:p text:style-name="P28">ndays</text:p>
          </table:table-cell>
          <table:table-cell table:style-name="Таблица12.B108" office:value-type="string">
            <text:p text:style-name="P30">0.02644570</text:p>
          </table:table-cell>
          <table:table-cell table:style-name="Таблица12.C108" office:value-type="string">
            <text:p text:style-name="P30">75</text:p>
          </table:table-cell>
        </table:table-row>
        <table:table-row>
          <table:table-cell table:style-name="Таблица12.A108" office:value-type="string">
            <text:p text:style-name="P28">divert</text:p>
          </table:table-cell>
          <table:table-cell table:style-name="Таблица12.B108" office:value-type="string">
            <text:p text:style-name="P30">0.97496474</text:p>
          </table:table-cell>
          <table:table-cell table:style-name="Таблица12.C108" office:value-type="string">
            <text:p text:style-name="P30">2765</text:p>
          </table:table-cell>
        </table:table-row>
        <table:table-row>
          <table:table-cell table:style-name="Таблица12.A108" office:value-type="string">
            <text:p text:style-name="P28">kidhijcountry</text:p>
          </table:table-cell>
          <table:table-cell table:style-name="Таблица12.B108" office:value-type="string">
            <text:p text:style-name="P30">0.97425952</text:p>
          </table:table-cell>
          <table:table-cell table:style-name="Таблица12.C108" office:value-type="string">
            <text:p text:style-name="P30">2763</text:p>
          </table:table-cell>
        </table:table-row>
        <table:table-row>
          <table:table-cell table:style-name="Таблица12.A108" office:value-type="string">
            <text:p text:style-name="P28">ransom</text:p>
          </table:table-cell>
          <table:table-cell table:style-name="Таблица12.B108" office:value-type="string">
            <text:p text:style-name="P30">0.01692525</text:p>
          </table:table-cell>
          <table:table-cell table:style-name="Таблица12.C108" office:value-type="string">
            <text:p text:style-name="P30">48</text:p>
          </table:table-cell>
        </table:table-row>
        <table:table-row>
          <table:table-cell table:style-name="Таблица12.A108" office:value-type="string">
            <text:p text:style-name="P28">ransomamt</text:p>
          </table:table-cell>
          <table:table-cell table:style-name="Таблица12.B108" office:value-type="string">
            <text:p text:style-name="P30">0.00952045</text:p>
          </table:table-cell>
          <table:table-cell table:style-name="Таблица12.C108" office:value-type="string">
            <text:p text:style-name="P30">27</text:p>
          </table:table-cell>
        </table:table-row>
        <table:table-row>
          <table:table-cell table:style-name="Таблица12.A108" office:value-type="string">
            <text:p text:style-name="P28">ransomamtus</text:p>
          </table:table-cell>
          <table:table-cell table:style-name="Таблица12.B108" office:value-type="string">
            <text:p text:style-name="P30">0.01622003</text:p>
          </table:table-cell>
          <table:table-cell table:style-name="Таблица12.C108" office:value-type="string">
            <text:p text:style-name="P30">46</text:p>
          </table:table-cell>
        </table:table-row>
        <table:table-row>
          <table:table-cell table:style-name="Таблица12.A108" office:value-type="string">
            <text:p text:style-name="P28">ransompaid</text:p>
          </table:table-cell>
          <table:table-cell table:style-name="Таблица12.B108" office:value-type="string">
            <text:p text:style-name="P30">0.01551481</text:p>
          </table:table-cell>
          <table:table-cell table:style-name="Таблица12.C108" office:value-type="string">
            <text:p text:style-name="P30">44</text:p>
          </table:table-cell>
        </table:table-row>
        <table:table-row>
          <table:table-cell table:style-name="Таблица12.A108" office:value-type="string">
            <text:p text:style-name="P28">ransompaidus</text:p>
          </table:table-cell>
          <table:table-cell table:style-name="Таблица12.B108" office:value-type="string">
            <text:p text:style-name="P30">0.01727786</text:p>
          </table:table-cell>
          <table:table-cell table:style-name="Таблица12.C108" office:value-type="string">
            <text:p text:style-name="P30">49</text:p>
          </table:table-cell>
        </table:table-row>
        <table:table-row>
          <table:table-cell table:style-name="Таблица12.A108" office:value-type="string">
            <text:p text:style-name="P28">ransomnote</text:p>
          </table:table-cell>
          <table:table-cell table:style-name="Таблица12.B108" office:value-type="string">
            <text:p text:style-name="P30">0.98624824</text:p>
          </table:table-cell>
          <table:table-cell table:style-name="Таблица12.C108" office:value-type="string">
            <text:p text:style-name="P30">2797</text:p>
          </table:table-cell>
        </table:table-row>
        <table:table-row>
          <table:table-cell table:style-name="Таблица12.A108" office:value-type="string">
            <text:p text:style-name="P28">hostkidoutcome_txt</text:p>
          </table:table-cell>
          <table:table-cell table:style-name="Таблица12.B108" office:value-type="string">
            <text:p text:style-name="P30">0.96967560</text:p>
          </table:table-cell>
          <table:table-cell table:style-name="Таблица12.C108" office:value-type="string">
            <text:p text:style-name="P30">2750</text:p>
          </table:table-cell>
        </table:table-row>
        <table:table-row>
          <table:table-cell table:style-name="Таблица12.A108" office:value-type="string">
            <text:p text:style-name="P28">nreleased</text:p>
          </table:table-cell>
          <table:table-cell table:style-name="Таблица12.B108" office:value-type="string">
            <text:p text:style-name="P30">0.01939351</text:p>
          </table:table-cell>
          <table:table-cell table:style-name="Таблица12.C108" office:value-type="string">
            <text:p text:style-name="P30">55</text:p>
          </table:table-cell>
        </table:table-row>
        <text:soft-page-break/>
        <table:table-row>
          <table:table-cell table:style-name="Таблица12.A108" office:value-type="string">
            <text:p text:style-name="P28">addnotes</text:p>
          </table:table-cell>
          <table:table-cell table:style-name="Таблица12.B108" office:value-type="string">
            <text:p text:style-name="P30">0.57757405</text:p>
          </table:table-cell>
          <table:table-cell table:style-name="Таблица12.C108" office:value-type="string">
            <text:p text:style-name="P30">1638</text:p>
          </table:table-cell>
        </table:table-row>
        <table:table-row>
          <table:table-cell table:style-name="Таблица12.A108" office:value-type="string">
            <text:p text:style-name="P28">scite1</text:p>
          </table:table-cell>
          <table:table-cell table:style-name="Таблица12.B108" office:value-type="string">
            <text:p text:style-name="P30">0.40338505</text:p>
          </table:table-cell>
          <table:table-cell table:style-name="Таблица12.C108" office:value-type="string">
            <text:p text:style-name="P30">1144</text:p>
          </table:table-cell>
        </table:table-row>
        <table:table-row>
          <table:table-cell table:style-name="Таблица12.A108" office:value-type="string">
            <text:p text:style-name="P28">scite2</text:p>
          </table:table-cell>
          <table:table-cell table:style-name="Таблица12.B108" office:value-type="string">
            <text:p text:style-name="P30">0.46156559</text:p>
          </table:table-cell>
          <table:table-cell table:style-name="Таблица12.C108" office:value-type="string">
            <text:p text:style-name="P30">1309</text:p>
          </table:table-cell>
        </table:table-row>
        <table:table-row>
          <table:table-cell table:style-name="Таблица12.A108" office:value-type="string">
            <text:p text:style-name="P28">scite3</text:p>
          </table:table-cell>
          <table:table-cell table:style-name="Таблица12.B108" office:value-type="string">
            <text:p text:style-name="P30">0.60260931</text:p>
          </table:table-cell>
          <table:table-cell table:style-name="Таблица12.C108" office:value-type="string">
            <text:p text:style-name="P30">1709</text:p>
          </table:table-cell>
        </table:table-row>
        <table:table-row>
          <table:table-cell table:style-name="Таблица12.A108" office:value-type="string">
            <text:p text:style-name="P28">dbsource</text:p>
          </table:table-cell>
          <table:table-cell table:style-name="Таблица12.B108" office:value-type="string">
            <text:p text:style-name="P30">0.03737659</text:p>
          </table:table-cell>
          <table:table-cell table:style-name="Таблица12.C108" office:value-type="string">
            <text:p text:style-name="P30">106</text:p>
          </table:table-cell>
        </table:table-row>
        <table:table-row>
          <table:table-cell table:style-name="Таблица12.A108" office:value-type="string">
            <text:p text:style-name="P28">INT_LOG</text:p>
          </table:table-cell>
          <table:table-cell table:style-name="Таблица12.B108" office:value-type="string">
            <text:p text:style-name="P30">0.52256700</text:p>
          </table:table-cell>
          <table:table-cell table:style-name="Таблица12.C108" office:value-type="string">
            <text:p text:style-name="P30">1482</text:p>
          </table:table-cell>
        </table:table-row>
        <table:table-row>
          <table:table-cell table:style-name="Таблица12.A108" office:value-type="string">
            <text:p text:style-name="P28">INT_IDEO</text:p>
          </table:table-cell>
          <table:table-cell table:style-name="Таблица12.B108" office:value-type="string">
            <text:p text:style-name="P30">0.51939351</text:p>
          </table:table-cell>
          <table:table-cell table:style-name="Таблица12.C108" office:value-type="string">
            <text:p text:style-name="P30">1473</text:p>
          </table:table-cell>
        </table:table-row>
        <table:table-row>
          <table:table-cell table:style-name="Таблица12.A108" office:value-type="string">
            <text:p text:style-name="P28">INT_MISC</text:p>
          </table:table-cell>
          <table:table-cell table:style-name="Таблица12.B108" office:value-type="string">
            <text:p text:style-name="P30">0.04090268</text:p>
          </table:table-cell>
          <table:table-cell table:style-name="Таблица12.C108" office:value-type="string">
            <text:p text:style-name="P30">116</text:p>
          </table:table-cell>
        </table:table-row>
        <table:table-row>
          <table:table-cell table:style-name="Таблица12.A108" office:value-type="string">
            <text:p text:style-name="P28">INT_ANY</text:p>
          </table:table-cell>
          <table:table-cell table:style-name="Таблица12.B108" office:value-type="string">
            <text:p text:style-name="P30">0.49083216</text:p>
          </table:table-cell>
          <table:table-cell table:style-name="Таблица12.C108" office:value-type="string">
            <text:p text:style-name="P30">1392</text:p>
          </table:table-cell>
        </table:table-row>
        <table:table-row>
          <table:table-cell table:style-name="Таблица12.A108" office:value-type="string">
            <text:p text:style-name="P28">related</text:p>
          </table:table-cell>
          <table:table-cell table:style-name="Таблица12.B108" office:value-type="string">
            <text:p text:style-name="P30">0.83497884</text:p>
          </table:table-cell>
          <table:table-cell table:style-name="Таблица12.C108" office:value-type="string">
            <text:p text:style-name="P30">2368</text:p>
          </table:table-cell>
        </table:table-row>
      </table:table>
      <text:p text:style-name="P13"/>
      <text:h text:style-name="P48" text:outline-level="3"><text:bookmark text:name="preprocess-of-each-variable"/>Preprocess of each variable</text:h>
      <text:p text:style-name="Standard"><text:span text:style-name="T36">In this section,</text:span><text:span text:style-name="T23"> we start preprocessing the null values of each variable as well as the incorrect ones and the outliers. </text:span><text:span text:style-name="T36">W</text:span><text:span text:style-name="T23">e assign the type to the different variables at the end of the script </text:span><text:span text:style-name="T32">instead of doing it earlier </text:span><text:span text:style-name="T23">because the incorrect values corrupt the data when assigning the right type.</text:span></text:p>
      <text:list xml:id="list294022299" text:style-name="RTF_5f_Num_20_2">
        <text:list-item>
          <text:list>
            <text:list-item>
              <text:list>
                <text:list-item>
                  <text:list>
                    <text:list-item>
                      <text:p text:style-name="P53"><text:bookmark text:name="variable-provstate"/>Variable provstate</text:p>
                    </text:list-item>
                  </text:list>
                </text:list-item>
              </text:list>
            </text:list-item>
          </text:list>
        </text:list-item>
      </text:list>
      <text:p text:style-name="P12">Thanks to the summary command, we discover that there are 4 rows with NaN values and 1 equal to Unknown, so we start by looking if we can fix them. First, we try to deal with the Na<text:span text:style-name="T35">N</text:span> values by making a subset with them and looking at it.</text:p>
      <text:p text:style-name="P38"><text:span text:style-name="Verbatim_20_Char"><text:span text:style-name="T23"><text:s text:c="7"/>id provstate <text:s text:c="9"/>city latitude longitude</text:span></text:span></text:p>
      <text:p text:style-name="P38"><text:span text:style-name="Verbatim_20_Char"><text:span text:style-name="T23">769 <text:s text:c="2"/>768 <text:s text:c="13"/>Washington 38.90864 -77.01538</text:span></text:span></text:p>
      <text:p text:style-name="P38"><text:span text:style-name="Verbatim_20_Char"><text:span text:style-name="T23">2199 2198 <text:s text:c="10"/>New York City 40.69713 -73.93135</text:span></text:span></text:p>
      <text:p text:style-name="P38"><text:span text:style-name="Verbatim_20_Char"><text:span text:style-name="T23">2774 2773 <text:s text:c="12"/>Hudson Bend 30.41117 -97.93015</text:span></text:span></text:p>
      <text:p text:style-name="P38"><text:span text:style-name="Verbatim_20_Char"><text:span text:style-name="T23">2780 2779 <text:s text:c="13"/>Manchester 42.99361 -71.48640</text:span></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37"><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768</text:span></text:span><text:span text:style-name="NormalTok"><text:span text:style-name="T23">)] &lt;-</text:span></text:span><text:span text:style-name="StringTok"><text:span text:style-name="T23"> 'District of Columbia'</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198</text:span></text:span><text:span text:style-name="NormalTok"><text:span text:style-name="T23">)] &lt;-</text:span></text:span><text:span text:style-name="StringTok"><text:span text:style-name="T23"> 'New York'</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773</text:span></text:span><text:span text:style-name="NormalTok"><text:span text:style-name="T23">)] &lt;-</text:span></text:span><text:span text:style-name="StringTok"><text:span text:style-name="T23"> 'Texas'</text:span></text:span><text:span text:style-name="NormalTok"><text:span text:style-name="T23"> </text:span></text:span><text:span text:style-name="T23"><text:line-break/></text:span><text:span text:style-name="NormalTok"><text:span text:style-name="T23">mydata</text:span></text:span><text:span text:style-name="OperatorTok"><text:span text:style-name="T23">$</text:span></text:span><text:span text:style-name="NormalTok"><text:span text:style-name="T23">provst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id </text:span></text:span><text:span text:style-name="OperatorTok"><text:span text:style-name="T23">==</text:span></text:span><text:span text:style-name="StringTok"><text:span text:style-name="T23"> </text:span></text:span><text:span text:style-name="DecValTok"><text:span text:style-name="T23">2779</text:span></text:span><text:span text:style-name="NormalTok"><text:span text:style-name="T23">)] &lt;-</text:span></text:span><text:span text:style-name="StringTok"><text:span text:style-name="T23"> 'New Hampshire'</text:span></text:span><text:span text:style-name="NormalTok"><text:span text:style-name="T23"> </text:span></text:span></text:p>
      <text:p text:style-name="Standard">Now we move onto the row with the Unknown value, and study what happened with it.</text:p>
      <text:p text:style-name="P37"><text:span text:style-name="Verbatim_20_Char"><text:span text:style-name="T23"><text:s text:c="7"/>id provstate <text:s text:c="3"/>city latitude longitude</text:span></text:span><text:span text:style-name="T23"><text:line-break/></text:span><text:span text:style-name="Verbatim_20_Char"><text:span text:style-name="T23">1085 1084 <text:s text:c="2"/>Unknown Unknown <text:s text:c="6"/>NA <text:s text:c="7"/>NA</text:span></text:span></text:p>
      <text:p text:style-name="Standard">This row has the city value as null, and also lacks its latitude and longitude, so we cannot figure out where this incident took place. Because of that, we decided that it wasn’t worth to keep and chose to delete it.</text:p>
      <text:p text:style-name="P37"><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Unknown'</text:span></text:span><text:span text:style-name="NormalTok"><text:span text:style-name="T23">, ]</text:span></text:span></text:p>
      <text:p text:style-name="Standard">After this cleaning process, we shouldn’t have any more problems with the provstate variable, so we can see the result of the preprocess of this variable and check that everything’s alright.</text:p>
      <text:p text:style-name="P37"><text:span text:style-name="Verbatim_20_Char"><text:span text:style-name="T23"><text:s text:c="13"/>Alabama <text:s text:c="14"/>Alaska <text:s text:c="13"/>Arizona </text:span></text:span><text:span text:style-name="T23"><text:line-break/></text:span><text:span text:style-name="Verbatim_20_Char"><text:span text:style-name="T23"> <text:s text:c="17"/>16 <text:s text:c="19"/>1 <text:s text:c="18"/>34 </text:span></text:span><text:span text:style-name="T23"><text:line-break/></text:span><text:span text:style-name="Verbatim_20_Char"><text:span text:style-name="T23"> <text:s text:c="11"/>Arkansas <text:s text:c="10"/>California <text:s text:c="12"/>Colorado </text:span></text:span><text:span text:style-name="T23"><text:line-break/></text:span><text:span text:style-name="Verbatim_20_Char"><text:span text:style-name="T23"> <text:s text:c="18"/>5 <text:s text:c="17"/>595 <text:s text:c="18"/>45 </text:span></text:span><text:span text:style-name="T23"><text:line-break/></text:span><text:span text:style-name="Verbatim_20_Char"><text:span text:style-name="T23"> <text:s text:c="8"/>Connecticut <text:s text:c="12"/>Delaware District of Columbia </text:span></text:span><text:span text:style-name="T23"><text:line-break/></text:span><text:span text:style-name="Verbatim_20_Char"><text:span text:style-name="T23"> <text:s text:c="17"/>17 <text:s text:c="19"/>3 <text:s text:c="18"/>84 </text:span></text:span><text:span text:style-name="T23"><text:line-break/></text:span><text:span text:style-name="Verbatim_20_Char"><text:span text:style-name="T23"> <text:s text:c="12"/>Florida <text:s text:c="13"/>Georgia <text:s text:c="14"/>Hawaii </text:span></text:span><text:span text:style-name="T23"><text:line-break/></text:span><text:span text:style-name="Verbatim_20_Char"><text:span text:style-name="T23"> <text:s text:c="16"/>158 <text:s text:c="18"/>29 <text:s text:c="19"/>4 </text:span></text:span><text:span text:style-name="T23"><text:line-break/></text:span><text:span text:style-name="Verbatim_20_Char"><text:span text:style-name="T23"> <text:s text:c="14"/>Idaho <text:s text:c="12"/>Illinois <text:s text:c="13"/>Indiana </text:span></text:span><text:span text:style-name="T23"><text:line-break/></text:span><text:span text:style-name="Verbatim_20_Char"><text:span text:style-name="T23"> <text:s text:c="17"/>14 <text:s text:c="17"/>112 <text:s text:c="18"/>22 </text:span></text:span><text:span text:style-name="T23"><text:line-break/></text:span><text:span text:style-name="Verbatim_20_Char"><text:span text:style-name="T23"> <text:s text:c="15"/>Iowa <text:s text:c="14"/>Kansas <text:s text:c="12"/>Kentucky </text:span></text:span><text:span text:style-name="T23"><text:line-break/></text:span><text:span text:style-name="Verbatim_20_Char"><text:span text:style-name="T23"> <text:s text:c="17"/>24 <text:s text:c="18"/>14 <text:s text:c="19"/>4 </text:span></text:span><text:span text:style-name="T23"><text:line-break/></text:span><text:soft-page-break/><text:span text:style-name="Verbatim_20_Char"><text:span text:style-name="T23"> <text:s text:c="10"/>Louisiana <text:s text:c="15"/>Maine <text:s text:c="12"/>Maryland </text:span></text:span><text:span text:style-name="T23"><text:line-break/></text:span><text:span text:style-name="Verbatim_20_Char"><text:span text:style-name="T23"> <text:s text:c="17"/>22 <text:s text:c="19"/>4 <text:s text:c="18"/>35 </text:span></text:span><text:span text:style-name="T23"><text:line-break/></text:span><text:span text:style-name="Verbatim_20_Char"><text:span text:style-name="T23"> <text:s text:c="6"/>Massachusetts <text:s text:c="12"/>Michigan <text:s text:c="11"/>Minnesota </text:span></text:span><text:span text:style-name="T23"><text:line-break/></text:span><text:span text:style-name="Verbatim_20_Char"><text:span text:style-name="T23"> <text:s text:c="17"/>57 <text:s text:c="18"/>45 <text:s text:c="18"/>25 </text:span></text:span><text:span text:style-name="T23"><text:line-break/></text:span><text:span text:style-name="Verbatim_20_Char"><text:span text:style-name="T23"> <text:s text:c="8"/>Mississippi <text:s text:c="12"/>Missouri <text:s text:c="13"/>Montana </text:span></text:span><text:span text:style-name="T23"><text:line-break/></text:span><text:span text:style-name="Verbatim_20_Char"><text:span text:style-name="T23"> <text:s text:c="17"/>11 <text:s text:c="18"/>39 <text:s text:c="19"/>6 </text:span></text:span><text:span text:style-name="T23"><text:line-break/></text:span><text:span text:style-name="Verbatim_20_Char"><text:span text:style-name="T23"> <text:s text:c="11"/>Nebraska <text:s text:c="14"/>Nevada <text:s text:c="7"/>New Hampshire </text:span></text:span><text:span text:style-name="T23"><text:line-break/></text:span><text:span text:style-name="Verbatim_20_Char"><text:span text:style-name="T23"> <text:s text:c="17"/>24 <text:s text:c="18"/>18 <text:s text:c="18"/>11 </text:span></text:span><text:span text:style-name="T23"><text:line-break/></text:span><text:span text:style-name="Verbatim_20_Char"><text:span text:style-name="T23"> <text:s text:c="9"/>New Jersey <text:s text:c="10"/>New Mexico <text:s text:c="12"/>New York </text:span></text:span><text:span text:style-name="T23"><text:line-break/></text:span><text:span text:style-name="Verbatim_20_Char"><text:span text:style-name="T23"> <text:s text:c="17"/>47 <text:s text:c="18"/>24 <text:s text:c="17"/>516 </text:span></text:span><text:span text:style-name="T23"><text:line-break/></text:span><text:span text:style-name="Verbatim_20_Char"><text:span text:style-name="T23"> <text:s text:c="5"/>North Carolina <text:s text:c="8"/>North Dakota <text:s text:c="16"/>Ohio </text:span></text:span><text:span text:style-name="T23"><text:line-break/></text:span><text:span text:style-name="Verbatim_20_Char"><text:span text:style-name="T23"> <text:s text:c="17"/>34 <text:s text:c="19"/>6 <text:s text:c="18"/>51 </text:span></text:span><text:span text:style-name="T23"><text:line-break/></text:span><text:span text:style-name="Verbatim_20_Char"><text:span text:style-name="T23"> <text:s text:c="11"/>Oklahoma <text:s text:c="14"/>Oregon <text:s text:c="8"/>Pennsylvania </text:span></text:span><text:span text:style-name="T23"><text:line-break/></text:span><text:span text:style-name="Verbatim_20_Char"><text:span text:style-name="T23"> <text:s text:c="17"/>15 <text:s text:c="18"/>67 <text:s text:c="18"/>33 </text:span></text:span><text:span text:style-name="T23"><text:line-break/></text:span><text:span text:style-name="Verbatim_20_Char"><text:span text:style-name="T23"> <text:s text:c="8"/>Puerto Rico <text:s text:c="8"/>Rhode Island <text:s text:c="6"/>South Carolina </text:span></text:span><text:span text:style-name="T23"><text:line-break/></text:span><text:span text:style-name="Verbatim_20_Char"><text:span text:style-name="T23"> <text:s text:c="16"/>248 <text:s text:c="19"/>2 <text:s text:c="19"/>5 </text:span></text:span><text:span text:style-name="T23"><text:line-break/></text:span><text:span text:style-name="Verbatim_20_Char"><text:span text:style-name="T23"> <text:s text:c="7"/>South Dakota <text:s text:c="11"/>Tennessee <text:s text:c="15"/>Texas </text:span></text:span><text:span text:style-name="T23"><text:line-break/></text:span><text:span text:style-name="Verbatim_20_Char"><text:span text:style-name="T23"> <text:s text:c="18"/>9 <text:s text:c="18"/>24 <text:s text:c="18"/>64 </text:span></text:span><text:span text:style-name="T23"><text:line-break/></text:span><text:span text:style-name="Verbatim_20_Char"><text:span text:style-name="T23"> U.S. Virgin Islands <text:s text:c="16"/>Utah <text:s text:c="13"/>Vermont </text:span></text:span><text:span text:style-name="T23"><text:line-break/></text:span><text:span text:style-name="Verbatim_20_Char"><text:span text:style-name="T23"> <text:s text:c="18"/>3 <text:s text:c="18"/>20 <text:s text:c="19"/>5 </text:span></text:span><text:span text:style-name="T23"><text:line-break/></text:span><text:span text:style-name="Verbatim_20_Char"><text:span text:style-name="T23"> <text:s text:c="11"/>Virginia <text:s text:c="10"/>Washington <text:s text:c="7"/>West Virginia </text:span></text:span><text:span text:style-name="T23"><text:line-break/></text:span><text:span text:style-name="Verbatim_20_Char"><text:span text:style-name="T23"> <text:s text:c="17"/>42 <text:s text:c="17"/>101 <text:s text:c="19"/>2 </text:span></text:span><text:span text:style-name="T23"><text:line-break/></text:span><text:span text:style-name="Verbatim_20_Char"><text:span text:style-name="T23"> <text:s text:c="10"/>Wisconsin <text:s text:c="13"/>Wyoming </text:span></text:span><text:span text:style-name="T23"><text:line-break/></text:span><text:span text:style-name="Verbatim_20_Char"><text:span text:style-name="T23"> <text:s text:c="17"/>37 <text:s text:c="19"/>2 </text:span></text:span></text:p>
      <text:p text:style-name="P19">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text:span text:style-name="T35">N</text:span> and Unknown values.</text:p>
      <text:list xml:id="list223407158982159" text:continue-numbering="true" text:style-name="RTF_5f_Num_20_2">
        <text:list-item>
          <text:list>
            <text:list-item>
              <text:list>
                <text:list-item>
                  <text:list>
                    <text:list-item>
                      <text:p text:style-name="P54"><text:bookmark text:name="variable-city"/>Variable city</text:p>
                    </text:list-item>
                  </text:list>
                </text:list-item>
              </text:list>
            </text:list-item>
          </text:list>
        </text:list-item>
      </text:list>
      <text:p text:style-name="P19">We <text:span text:style-name="T35">can </text:span>see that there are 14 rows without <text:span text:style-name="T35">a </text:span>city, <text:span text:style-name="T35">so w</text:span>e make a subset to study them.</text:p>
      <text:p text:style-name="P37"><text:span text:style-name="Verbatim_20_Char"><text:span text:style-name="T23"><text:s text:c="7"/>id <text:s text:c="3"/>provstate <text:s text:c="3"/>city latitude <text:s/>longitude</text:span></text:span><text:span text:style-name="T23"><text:line-break/></text:span><text:span text:style-name="Verbatim_20_Char"><text:span text:style-name="T23">904 <text:s text:c="2"/>903 <text:s/>Puerto Rico Unknown 18.22083 <text:s/>-66.59015</text:span></text:span><text:span text:style-name="T23"><text:line-break/></text:span><text:span text:style-name="Verbatim_20_Char"><text:span text:style-name="T23">905 <text:s text:c="2"/>904 <text:s/>Puerto Rico Unknown 18.22083 <text:s/>-66.59015</text:span></text:span><text:span text:style-name="T23"><text:line-break/></text:span><text:span text:style-name="Verbatim_20_Char"><text:span text:style-name="T23">906 <text:s text:c="2"/>905 <text:s/>Puerto Rico Unknown 18.22083 <text:s/>-66.59015</text:span></text:span><text:span text:style-name="T23"><text:line-break/></text:span><text:span text:style-name="Verbatim_20_Char"><text:span text:style-name="T23">934 <text:s text:c="2"/>933 <text:s/>Puerto Rico Unknown 18.22083 <text:s/>-66.59015</text:span></text:span><text:span text:style-name="T23"><text:line-break/></text:span><text:span text:style-name="Verbatim_20_Char"><text:span text:style-name="T23">935 <text:s text:c="2"/>934 <text:s/>Puerto Rico Unknown 18.22083 <text:s/>-66.59015</text:span></text:span><text:span text:style-name="T23"><text:line-break/></text:span><text:span text:style-name="Verbatim_20_Char"><text:span text:style-name="T23">1117 1116 <text:s text:c="5"/>Florida Unknown 27.66483 <text:s/>-81.51575</text:span></text:span><text:span text:style-name="T23"><text:line-break/></text:span><text:span text:style-name="Verbatim_20_Char"><text:span text:style-name="T23">1193 1192 <text:s/>Puerto Rico Unknown 18.22083 <text:s/>-66.59015</text:span></text:span><text:span text:style-name="T23"><text:line-break/></text:span><text:span text:style-name="Verbatim_20_Char"><text:span text:style-name="T23">1345 1344 <text:s/>Puerto Rico Unknown 18.22083 <text:s/>-66.59015</text:span></text:span><text:span text:style-name="T23"><text:line-break/></text:span><text:span text:style-name="Verbatim_20_Char"><text:span text:style-name="T23">1346 1345 <text:s/>Puerto Rico Unknown 18.22083 <text:s/>-66.59015</text:span></text:span><text:span text:style-name="T23"><text:line-break/></text:span><text:span text:style-name="Verbatim_20_Char"><text:span text:style-name="T23">1709 1708 <text:s/>Puerto Rico Unknown 18.22083 <text:s/>-66.59015</text:span></text:span><text:span text:style-name="T23"><text:line-break/></text:span><text:span text:style-name="Verbatim_20_Char"><text:span text:style-name="T23">1882 1881 <text:s text:c="4"/>New York Unknown 43.00684 <text:s/>-75.04701</text:span></text:span><text:span text:style-name="T23"><text:line-break/></text:span><text:span text:style-name="Verbatim_20_Char"><text:span text:style-name="T23">2032 2031 <text:s/>Puerto Rico Unknown 18.22083 <text:s/>-66.59015</text:span></text:span><text:span text:style-name="T23"><text:line-break/></text:span><text:span text:style-name="Verbatim_20_Char"><text:span text:style-name="T23">2335 2334 Pennsylvania Unknown 41.20332 <text:s/>-77.19452</text:span></text:span><text:span text:style-name="T23"><text:line-break/></text:span><text:span text:style-name="Verbatim_20_Char"><text:span text:style-name="T23">2336 2335 <text:s text:c="6"/>Oregon Unknown 43.80413 -120.55420</text:span></text:span></text:p>
      <text:p text:style-name="Standard">These rows <text:span text:style-name="T35">don‘t </text:span>have the latitude and longitude variables empty, <text:span text:style-name="T35">and 14 rows isn‘t a very big amount of cases,</text:span> so we have decided to <text:span text:style-name="T35">manually </text:span>complete these values using external information <text:span text:style-name="T37">like</text:span> Google Maps, so we can complete the city variable with the corresponding values.</text:p>
      <text:p text:style-name="Standard"><text:soft-page-break/>First we put this variable as character, <text:span text:style-name="T43">in order </text:span><text:span text:style-name="T38">to</text:span> make <text:span text:style-name="T43">changing</text:span> Unknown values <text:span text:style-name="T43">possible</text:span>.</text:p>
      <text:p text:style-name="P37"><text:span text:style-name="NormalTok"><text:span text:style-name="T23">mydata</text:span></text:span><text:span text:style-name="OperatorTok"><text:span text:style-name="T23">$</text:span></text:span><text:span text:style-name="NormalTok"><text:span text:style-name="T23">city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city)</text:span></text:span></text:p>
      <text:p text:style-name="Standard">Now we can replace <text:span text:style-name="T43">the </text:span>missing values of this variable.</text:p>
      <text:p text:style-name="P37"><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Puerto Rico'</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Jayuya'</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Florida'</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Polk County'</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New York'</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Ilion'</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Pennsylvania'</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Level Corner'</text:span></text:span><text:span text:style-name="T23"><text:line-break/></text:span><text:span text:style-name="NormalTok"><text:span text:style-name="T23">mydata</text:span></text:span><text:span text:style-name="OperatorTok"><text:span text:style-name="T23">$</text:span></text:span><text:span text:style-name="NormalTok"><text:span text:style-name="T23">city[</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provstate </text:span></text:span><text:span text:style-name="OperatorTok"><text:span text:style-name="T23">==</text:span></text:span><text:span text:style-name="StringTok"><text:span text:style-name="T23"> 'Oregon'</text:span></text:span><text:span text:style-name="NormalTok"><text:span text:style-name="T23"> </text:span></text:span><text:span text:style-name="OperatorTok"><text:span text:style-name="T23">&amp;</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city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Brothers'</text:span></text:span></text:p>
      <text:list xml:id="list223408547642349" text:continue-numbering="true" text:style-name="RTF_5f_Num_20_2">
        <text:list-item>
          <text:list>
            <text:list-item>
              <text:list>
                <text:list-item>
                  <text:list>
                    <text:list-item>
                      <text:p text:style-name="P52"><text:bookmark text:name="variable-latitude"/>Variable latitude</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latitude)</text:span></text:span></text:p>
      <text:p text:style-name="P37"><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 text:c="2"/>17.97 <text:s text:c="3"/>34.10 <text:s text:c="3"/>38.91 <text:s text:c="2"/>126.77 <text:s text:c="3"/>40.70 40616.00 </text:span></text:span></text:p>
      <text:p text:style-name="Standard">We see that there are incorrect values, because it impossible that Max. is 40616.00</text:p>
      <text:p text:style-name="P37"><text:span text:style-name="NormalTok"><text:span text:style-name="T23">aux &lt;-</text:span></text:span><text:span text:style-name="StringTok"><text:span text:style-name="T23"> </text:span></text:span><text:span text:style-name="NormalTok"><text:span text:style-name="T23">mydata[mydata[,</text:span></text:span><text:span text:style-name="StringTok"><text:span text:style-name="T23">"latitude"</text:span></text:span><text:span text:style-name="NormalTok"><text:span text:style-name="T23">] </text:span></text:span><text:span text:style-name="OperatorTok"><text:span text:style-name="T23">&gt;</text:span></text:span><text:span text:style-name="StringTok"><text:span text:style-name="T23"> </text:span></text:span><text:span text:style-name="DecValTok"><text:span text:style-name="T23">100</text:span></text:span><text:span text:style-name="NormalTok"><text:span text:style-name="T23">,]</text:span></text:span><text:span text:style-name="T23"><text:line-break/></text:span><text:span text:style-name="NormalTok"><text:span text:style-name="T23">aux &lt;-</text:span></text:span><text:span text:style-name="StringTok"><text:span text:style-name="T23"> </text:span></text:span><text:span text:style-name="NormalTok"><text:span text:style-name="T23">aux[</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provstate'</text:span></text:span><text:span text:style-name="NormalTok"><text:span text:style-name="T23">,</text:span></text:span><text:span text:style-name="StringTok"><text:span text:style-name="T23">'city'</text:span></text:span><text:span text:style-name="NormalTok"><text:span text:style-name="T23">,</text:span></text:span><text:span text:style-name="StringTok"><text:span text:style-name="T23">'latitude'</text:span></text:span><text:span text:style-name="NormalTok"><text:span text:style-name="T23">,</text:span></text:span><text:span text:style-name="StringTok"><text:span text:style-name="T23">'longitude'</text:span></text:span><text:span text:style-name="NormalTok"><text:span text:style-name="T23">)]</text:span></text:span><text:span text:style-name="T23"><text:line-break/></text:span><text:span text:style-name="NormalTok"><text:span text:style-name="T23">aux</text:span></text:span></text:p>
      <text:p text:style-name="P37"><text:span text:style-name="Verbatim_20_Char"><text:span text:style-name="T23"><text:s text:c="7"/>id <text:s text:c="5"/>provstate <text:s text:c="6"/>city latitude <text:s/>longitude</text:span></text:span><text:span text:style-name="T23"><text:line-break/></text:span><text:span text:style-name="Verbatim_20_Char"><text:span text:style-name="T23">234 <text:s text:c="2"/>233 North Carolina <text:s text:c="4"/>Oxford <text:s text:c="3"/>36312 <text:s/>-78.58820</text:span></text:span><text:span text:style-name="T23"><text:line-break/></text:span><text:span text:style-name="Verbatim_20_Char"><text:span text:style-name="T23">239 <text:s text:c="2"/>238 North Carolina <text:s text:c="4"/>Oxford <text:s text:c="3"/>36312 <text:s/>-78.58820</text:span></text:span><text:span text:style-name="T23"><text:line-break/></text:span><text:span text:style-name="Verbatim_20_Char"><text:span text:style-name="T23">250 <text:s text:c="2"/>249 North Carolina <text:s text:c="4"/>Oxford <text:s text:c="3"/>36312 <text:s/>-78.58820</text:span></text:span><text:span text:style-name="T23"><text:line-break/></text:span><text:span text:style-name="Verbatim_20_Char"><text:span text:style-name="T23">251 <text:s text:c="2"/>250 North Carolina <text:s text:c="4"/>Oxford <text:s text:c="3"/>36312 <text:s/>-78.58820</text:span></text:span><text:span text:style-name="T23"><text:line-break/></text:span><text:span text:style-name="Verbatim_20_Char"><text:span text:style-name="T23">252 <text:s text:c="2"/>251 North Carolina <text:s text:c="4"/>Oxford <text:s text:c="3"/>36312 <text:s/>-78.58820</text:span></text:span><text:span text:style-name="T23"><text:line-break/></text:span><text:span text:style-name="Verbatim_20_Char"><text:span text:style-name="T23">1499 1498 <text:s text:c="6"/>New York <text:s text:c="4"/>Inwood <text:s text:c="3"/>40616 <text:s/>-73.74661</text:span></text:span><text:span text:style-name="T23"><text:line-break/></text:span><text:span text:style-name="Verbatim_20_Char"><text:span text:style-name="T23">2396 2395 <text:s text:c="7"/>Arizona Scottsdale <text:s text:c="3"/>33494 -111.92069</text:span></text:span></text:p>
      <text:p text:style-name="Standard">We think these are miss inputs, so we correct them thanks to the city variable.</text:p>
      <text:p text:style-name="P37"><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36312</text:span></text:span><text:span text:style-name="NormalTok"><text:span text:style-name="T23">] &lt;-</text:span></text:span><text:span text:style-name="StringTok"><text:span text:style-name="T23"> </text:span></text:span><text:span text:style-name="FloatTok"><text:span text:style-name="T23">36.312</text:span></text:span><text:span text:style-name="T23"><text:line-break/></text:span><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40616</text:span></text:span><text:span text:style-name="NormalTok"><text:span text:style-name="T23">] &lt;-</text:span></text:span><text:span text:style-name="StringTok"><text:span text:style-name="T23"> </text:span></text:span><text:span text:style-name="FloatTok"><text:span text:style-name="T23">40.616</text:span></text:span><text:span text:style-name="T23"><text:line-break/></text:span><text:span text:style-name="NormalTok"><text:span text:style-name="T23">mydata</text:span></text:span><text:span text:style-name="OperatorTok"><text:span text:style-name="T23">$</text:span></text:span><text:span text:style-name="NormalTok"><text:span text:style-name="T23">latitude[mydata</text:span></text:span><text:span text:style-name="OperatorTok"><text:span text:style-name="T23">$</text:span></text:span><text:span text:style-name="NormalTok"><text:span text:style-name="T23">latitude </text:span></text:span><text:span text:style-name="OperatorTok"><text:span text:style-name="T23">==</text:span></text:span><text:span text:style-name="StringTok"><text:span text:style-name="T23"> </text:span></text:span><text:span text:style-name="DecValTok"><text:span text:style-name="T23">33494</text:span></text:span><text:span text:style-name="NormalTok"><text:span text:style-name="T23">] &lt;-</text:span></text:span><text:span text:style-name="StringTok"><text:span text:style-name="T23"> </text:span></text:span><text:span text:style-name="FloatTok"><text:span text:style-name="T23">33.494</text:span></text:span></text:p>
      <text:p text:style-name="P21"><text:span text:style-name="T43">Now we can</text:span> see the result of the preprocess of this variable that corresponds to the US coordinates (including Hawaii and Puerto Rico).</text:p>
      <text:p text:style-name="P37"><text:span text:style-name="Verbatim_20_Char"><text:span text:style-name="T23"><text:s text:c="3"/>Min. 1st Qu. <text:s/>Median <text:s text:c="3"/>Mean 3rd Qu. <text:s text:c="3"/>Max. </text:span></text:span><text:span text:style-name="T23"><text:line-break/></text:span><text:span text:style-name="Verbatim_20_Char"><text:span text:style-name="T23"> <text:s/>17.97 <text:s text:c="2"/>34.10 <text:s text:c="2"/>38.91 <text:s text:c="2"/>36.68 <text:s text:c="2"/>40.70 <text:s text:c="2"/>64.84 </text:span></text:span></text:p>
      <text:list xml:id="list223406963217203" text:continue-numbering="true" text:style-name="RTF_5f_Num_20_2">
        <text:list-item>
          <text:list>
            <text:list-item>
              <text:list>
                <text:list-item>
                  <text:list>
                    <text:list-item>
                      <text:p text:style-name="P52"><text:bookmark text:name="variable-longitude"/>Variable longitude</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longitude)</text:span></text:span></text:p>
      <text:p text:style-name="P37"><text:span text:style-name="Verbatim_20_Char"><text:span text:style-name="T23"><text:s text:c="5"/>Min. <text:s text:c="2"/>1st Qu. <text:s text:c="3"/>Median <text:s text:c="5"/>Mean <text:s text:c="2"/>3rd Qu. <text:s text:c="5"/>Max. </text:span></text:span><text:span text:style-name="T23"><text:line-break/></text:span><text:span text:style-name="Verbatim_20_Char"><text:span text:style-name="T23">-66266.00 <text:s text:c="2"/>-117.81 <text:s text:c="3"/>-84.51 <text:s text:c="2"/>-115.17 <text:s text:c="3"/>-73.93 <text:s text:c="3"/>105.27 </text:span></text:span></text:p>
      <text:p text:style-name="Standard">We see that there are incorrect values, because it impossible that Min. is -66266.00</text:p>
      <text:p text:style-name="P37"><text:span text:style-name="NormalTok"><text:span text:style-name="T23">aux &lt;-</text:span></text:span><text:span text:style-name="StringTok"><text:span text:style-name="T23"> </text:span></text:span><text:span text:style-name="NormalTok"><text:span text:style-name="T23">mydata[mydata[,</text:span></text:span><text:span text:style-name="StringTok"><text:span text:style-name="T23">"longitude"</text:span></text:span><text:span text:style-name="NormalTok"><text:span text:style-name="T23">] </text:span></text:span><text:span text:style-name="OperatorTok"><text:span text:style-name="T23">&lt;</text:span></text:span><text:span text:style-name="StringTok"><text:span text:style-name="T23"> </text:span></text:span><text:span text:style-name="DecValTok"><text:span text:style-name="T23">-200</text:span></text:span><text:span text:style-name="NormalTok"><text:span text:style-name="T23">,]</text:span></text:span><text:span text:style-name="T23"><text:line-break/></text:span><text:span text:style-name="NormalTok"><text:span text:style-name="T23">aux &lt;-</text:span></text:span><text:span text:style-name="StringTok"><text:span text:style-name="T23"> </text:span></text:span><text:span text:style-name="NormalTok"><text:span text:style-name="T23">aux[</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provstate'</text:span></text:span><text:span text:style-name="NormalTok"><text:span text:style-name="T23">,</text:span></text:span><text:span text:style-name="StringTok"><text:span text:style-name="T23">'city'</text:span></text:span><text:span text:style-name="NormalTok"><text:span text:style-name="T23">,</text:span></text:span><text:span text:style-name="StringTok"><text:span text:style-name="T23">'latitude'</text:span></text:span><text:span text:style-name="NormalTok"><text:span text:style-name="T23">,</text:span></text:span><text:span text:style-name="StringTok"><text:span text:style-name="T23">'longitude'</text:span></text:span><text:span text:style-name="NormalTok"><text:span text:style-name="T23">)]</text:span></text:span><text:span text:style-name="T23"><text:line-break/></text:span><text:span text:style-name="NormalTok"><text:span text:style-name="T23">aux</text:span></text:span></text:p>
      <text:p text:style-name="P37"><text:span text:style-name="Verbatim_20_Char"><text:span text:style-name="T23"><text:s text:c="7"/>id <text:s text:c="2"/>provstate <text:s text:c="4"/>city latitude longitude</text:span></text:span><text:span text:style-name="T23"><text:line-break/></text:span><text:soft-page-break/><text:span text:style-name="Verbatim_20_Char"><text:span text:style-name="T23">1904 1903 Puerto Rico Aibonito 18.13996 <text:s text:c="3"/>-66266</text:span></text:span></text:p>
      <text:p text:style-name="Standard">We think this is <text:span text:style-name="T43">a </text:span>miss input, so we correct them thanks to the city variable.</text:p>
      <text:p text:style-name="P37"><text:span text:style-name="NormalTok"><text:span text:style-name="T23">mydata</text:span></text:span><text:span text:style-name="OperatorTok"><text:span text:style-name="T23">$</text:span></text:span><text:span text:style-name="NormalTok"><text:span text:style-name="T23">longitude[mydata</text:span></text:span><text:span text:style-name="OperatorTok"><text:span text:style-name="T23">$</text:span></text:span><text:span text:style-name="NormalTok"><text:span text:style-name="T23">longitude </text:span></text:span><text:span text:style-name="OperatorTok"><text:span text:style-name="T23">==</text:span></text:span><text:span text:style-name="StringTok"><text:span text:style-name="T23"> </text:span></text:span><text:span text:style-name="DecValTok"><text:span text:style-name="T23">-66266</text:span></text:span><text:span text:style-name="NormalTok"><text:span text:style-name="T23">] &lt;-</text:span></text:span><text:span text:style-name="StringTok"><text:span text:style-name="T23"> </text:span></text:span><text:span text:style-name="FloatTok"><text:span text:style-name="T23">-66.266</text:span></text:span></text:p>
      <text:p text:style-name="P21"><text:span text:style-name="T43">Now we can</text:span> see the result of the preprocess of this variable that corresponds to the US coordinates (including Hawaii and Puerto Rico).</text:p>
      <text:p text:style-name="P37"><text:span text:style-name="Verbatim_20_Char"><text:span text:style-name="T23"><text:s text:c="3"/>Min. 1st Qu. <text:s/>Median <text:s text:c="3"/>Mean 3rd Qu. <text:s text:c="3"/>Max. </text:span></text:span><text:span text:style-name="T23"><text:line-break/></text:span><text:span text:style-name="Verbatim_20_Char"><text:span text:style-name="T23">-157.86 -117.79 <text:s/>-84.51 <text:s/>-91.82 <text:s/>-73.93 <text:s/>105.27 </text:span></text:span></text:p>
      <text:list xml:id="list223408860320709" text:continue-numbering="true" text:style-name="RTF_5f_Num_20_2">
        <text:list-item>
          <text:list>
            <text:list-item>
              <text:list>
                <text:list-item>
                  <text:list>
                    <text:list-item>
                      <text:p text:style-name="P52"><text:bookmark text:name="variable-doubtterr"/>Variable doubtterr</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doubtterr)</text:span></text:span></text:p>
      <text:p text:style-name="P37"><text:span text:style-name="Verbatim_20_Char"><text:span text:style-name="T23"><text:s text:c="3"/>Min. 1st Qu. <text:s/>Median <text:s text:c="3"/>Mean 3rd Qu. <text:s text:c="3"/>Max. </text:span></text:span><text:span text:style-name="T23"><text:line-break/></text:span><text:span text:style-name="Verbatim_20_Char"><text:span text:style-name="T23"> -9.000 <text:s text:c="2"/>0.000 <text:s text:c="2"/>0.000 <text:s/>-0.321 <text:s text:c="2"/>0.000 <text:s text:c="2"/>1.000 </text:span></text:span></text:p>
      <text:p text:style-name="Standard">As we can see there are null values with the value -9, <text:span text:style-name="T43">s</text:span>o we change these values to Na<text:span text:style-name="T43">N</text:span> because we think that <text:span text:style-name="T38">changing it to</text:span> 0 or making a<text:span text:style-name="T43">ny other </text:span>suposition has no sense in this case.</text:p>
      <text:p text:style-name="P37"><text:span text:style-name="NormalTok"><text:span text:style-name="T23">mydata</text:span></text:span><text:span text:style-name="OperatorTok"><text:span text:style-name="T23">$</text:span></text:span><text:span text:style-name="NormalTok"><text:span text:style-name="T23">doubtterr[mydata</text:span></text:span><text:span text:style-name="OperatorTok"><text:span text:style-name="T23">$</text:span></text:span><text:span text:style-name="NormalTok"><text:span text:style-name="T23">doubtterr </text:span></text:span><text:span text:style-name="OperatorTok"><text:span text:style-name="T23">==</text:span></text:span><text:span text:style-name="StringTok"><text:span text:style-name="T23"> </text:span></text:span><text:span text:style-name="DecValTok"><text:span text:style-name="T23">-9</text:span></text:span><text:span text:style-name="NormalTok"><text:span text:style-name="T23">] &lt;-</text:span></text:span><text:span text:style-name="StringTok"><text:span text:style-name="T23"> </text:span></text:span><text:span text:style-name="OtherTok"><text:span text:style-name="T23">NA</text:span></text:span></text:p>
      <text:list xml:id="list223407518196606" text:continue-numbering="true" text:style-name="RTF_5f_Num_20_2">
        <text:list-item>
          <text:list>
            <text:list-item>
              <text:list>
                <text:list-item>
                  <text:list>
                    <text:list-item>
                      <text:p text:style-name="P52"><text:bookmark text:name="variable-success"/>Variable success</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success)</text:span></text:span></text:p>
      <text:p text:style-name="P37"><text:span text:style-name="Verbatim_20_Char"><text:span text:style-name="T23"><text:s text:c="3"/>Min. 1st Qu. <text:s/>Median <text:s text:c="3"/>Mean 3rd Qu. <text:s text:c="3"/>Max. </text:span></text:span><text:span text:style-name="T23"><text:line-break/></text:span><text:span text:style-name="Verbatim_20_Char"><text:span text:style-name="T23"> <text:s/>0.000 <text:s text:c="2"/>1.000 <text:s text:c="2"/>1.000 <text:s text:c="2"/>0.824 <text:s text:c="2"/>1.000 <text:s text:c="2"/>1.000 </text:span></text:span></text:p>
      <text:p text:style-name="Standard">There is nothing to change in this variable, because it has no null values and this is a binary variable, so max and min values are correct.</text:p>
      <text:list xml:id="list223407392260132" text:continue-numbering="true" text:style-name="RTF_5f_Num_20_2">
        <text:list-item>
          <text:list>
            <text:list-item>
              <text:list>
                <text:list-item>
                  <text:list>
                    <text:list-item>
                      <text:p text:style-name="P52"><text:bookmark text:name="variable-attacktype1_txt"/>Variable attacktype1_txt</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attacktype1_txt)</text:span></text:span></text:p>
      <text:p text:style-name="P37"><text:span text:style-name="Verbatim_20_Char"><text:span text:style-name="T23"><text:s text:c="34"/>0 <text:s text:c="22"/>Armed Assault </text:span></text:span><text:span text:style-name="T23"><text:line-break/></text:span><text:span text:style-name="Verbatim_20_Char"><text:span text:style-name="T23"> <text:s text:c="33"/>9 <text:s text:c="32"/>281 </text:span></text:span><text:span text:style-name="T23"><text:line-break/></text:span><text:span text:style-name="Verbatim_20_Char"><text:span text:style-name="T23"> <text:s text:c="21"/>Assassination <text:s text:c="18"/>Bombing/Explosion </text:span></text:span><text:span text:style-name="T23"><text:line-break/></text:span><text:span text:style-name="Verbatim_20_Char"><text:span text:style-name="T23"> <text:s text:c="31"/>132 <text:s text:c="31"/>1382 </text:span></text:span><text:span text:style-name="T23"><text:line-break/></text:span><text:span text:style-name="Verbatim_20_Char"><text:span text:style-name="T23"> <text:s text:c="4"/>Facility/Infrastructure Attack <text:s text:c="26"/>Hijacking </text:span></text:span><text:span text:style-name="T23"><text:line-break/></text:span><text:span text:style-name="Verbatim_20_Char"><text:span text:style-name="T23"> <text:s text:c="31"/>862 <text:s text:c="33"/>17 </text:span></text:span><text:span text:style-name="T23"><text:line-break/></text:span><text:span text:style-name="Verbatim_20_Char"><text:span text:style-name="T23">Hostage Taking (Barricade Incident) <text:s text:c="8"/>Hostage Taking (Kidnapping) </text:span></text:span><text:span text:style-name="T23"><text:line-break/></text:span><text:span text:style-name="Verbatim_20_Char"><text:span text:style-name="T23"> <text:s text:c="32"/>62 <text:s text:c="33"/>20 </text:span></text:span><text:span text:style-name="T23"><text:line-break/></text:span><text:span text:style-name="Verbatim_20_Char"><text:span text:style-name="T23"> <text:s text:c="19"/>Unarmed Assault <text:s text:c="28"/>Unknown </text:span></text:span><text:span text:style-name="T23"><text:line-break/></text:span><text:span text:style-name="Verbatim_20_Char"><text:span text:style-name="T23"> <text:s text:c="32"/>59 <text:s text:c="33"/>11 </text:span></text:span></text:p>
      <text:p text:style-name="Standard">We think that in this case <text:span text:style-name="T43">it </text:span>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37"><text:span text:style-name="NormalTok"><text:span text:style-name="T23">mydata.numerics &lt;-</text:span></text:span><text:span text:style-name="StringTok"><text:span text:style-name="T23"> </text:span></text:span><text:span text:style-name="KeywordTok"><text:span text:style-name="T23">Filter</text:span></text:span><text:span text:style-name="NormalTok"><text:span text:style-name="T23">(is.numeric, mydata)</text:span></text:span><text:span text:style-name="T23"><text:line-break/></text:span><text:span text:style-name="NormalTok"><text:span text:style-name="T23">mydata.numerics</text:span></text:span><text:span text:style-name="OperatorTok"><text:span text:style-name="T23">$</text:span></text:span><text:span text:style-name="NormalTok"><text:span text:style-name="T23">attacktype1_txt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KeywordTok"><text:span text:style-name="T23">cor</text:span></text:span><text:span text:style-name="NormalTok"><text:span text:style-name="T23">(mydata.numerics)</text:span></text:span></text:p>
      <text:p text:style-name="Standard">After anal<text:span text:style-name="T43">y</text:span>zing the results we can see that there is no correlation between them and attacktype1_txt, so we discard the possibility of using KNN. Instead, we replace the NAs with the <text:soft-page-break/>mode of the variable.</text:p>
      <text:p text:style-name="P37"><text:span text:style-name="NormalTok"><text:span text:style-name="T23">Mode &lt;-</text:span></text:span><text:span text:style-name="StringTok"><text:span text:style-name="T23"> </text:span></text:span><text:span text:style-name="ControlFlowTok"><text:span text:style-name="T23">function</text:span></text:span><text:span text:style-name="NormalTok"><text:span text:style-name="T23">(x) {</text:span></text:span><text:span text:style-name="T23"><text:line-break/></text:span><text:span text:style-name="NormalTok"><text:span text:style-name="T23"> <text:s/>ux &lt;-</text:span></text:span><text:span text:style-name="StringTok"><text:span text:style-name="T23"> </text:span></text:span><text:span text:style-name="KeywordTok"><text:span text:style-name="T23">unique</text:span></text:span><text:span text:style-name="NormalTok"><text:span text:style-name="T23">(x)</text:span></text:span><text:span text:style-name="T23"><text:line-break/></text:span><text:span text:style-name="NormalTok"><text:span text:style-name="T23"> <text:s/>ux[</text:span></text:span><text:span text:style-name="KeywordTok"><text:span text:style-name="T23">which.max</text:span></text:span><text:span text:style-name="NormalTok"><text:span text:style-name="T23">(</text:span></text:span><text:span text:style-name="KeywordTok"><text:span text:style-name="T23">tabulate</text:span></text:span><text:span text:style-name="NormalTok"><text:span text:style-name="T23">(</text:span></text:span><text:span text:style-name="KeywordTok"><text:span text:style-name="T23">match</text:span></text:span><text:span text:style-name="NormalTok"><text:span text:style-name="T23">(x, ux)))]</text:span></text:span><text:span text:style-name="T23"><text:line-break/></text:span><text:span text:style-name="NormalTok"><text:span text:style-name="T23">}</text:span></text:span><text:span text:style-name="T23"><text:line-break/><text:line-break/></text:span><text:span text:style-name="NormalTok"><text:span text:style-name="T23">moda_attack_type &lt;-</text:span></text:span><text:span text:style-name="StringTok"><text:span text:style-name="T23"> </text:span></text:span><text:span text:style-name="KeywordTok"><text:span text:style-name="T23">Mode</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NormalTok"><text:span text:style-name="T23">mydata</text:span></text:span><text:span text:style-name="OperatorTok"><text:span text:style-name="T23">$</text:span></text:span><text:span text:style-name="NormalTok"><text:span text:style-name="T23">attacktype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attacktype1_txt </text:span></text:span><text:span text:style-name="OperatorTok"><text:span text:style-name="T23">==</text:span></text:span><text:span text:style-name="StringTok"><text:span text:style-name="T23"> '0'</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attack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NormalTok"><text:span text:style-name="T23">moda_attack_type</text:span></text:span></text:p>
      <text:p text:style-name="Standard">Now we can observe the NA’s have disappeared.</text:p>
      <text:p text:style-name="P37"><text:span text:style-name="Verbatim_20_Char"><text:span text:style-name="T23"><text:s text:c="22"/>Armed Assault <text:s text:c="22"/>Assassination </text:span></text:span><text:span text:style-name="T23"><text:line-break/></text:span><text:span text:style-name="Verbatim_20_Char"><text:span text:style-name="T23"> <text:s text:c="31"/>281 <text:s text:c="32"/>132 </text:span></text:span><text:span text:style-name="T23"><text:line-break/></text:span><text:span text:style-name="Verbatim_20_Char"><text:span text:style-name="T23"> <text:s text:c="17"/>Bombing/Explosion <text:s text:c="5"/>Facility/Infrastructure Attack </text:span></text:span><text:span text:style-name="T23"><text:line-break/></text:span><text:span text:style-name="Verbatim_20_Char"><text:span text:style-name="T23"> <text:s text:c="30"/>1402 <text:s text:c="32"/>862 </text:span></text:span><text:span text:style-name="T23"><text:line-break/></text:span><text:span text:style-name="Verbatim_20_Char"><text:span text:style-name="T23"> <text:s text:c="25"/>Hijacking Hostage Taking (Barricade Incident) </text:span></text:span><text:span text:style-name="T23"><text:line-break/></text:span><text:span text:style-name="Verbatim_20_Char"><text:span text:style-name="T23"> <text:s text:c="32"/>17 <text:s text:c="33"/>62 </text:span></text:span><text:span text:style-name="T23"><text:line-break/></text:span><text:span text:style-name="Verbatim_20_Char"><text:span text:style-name="T23"> <text:s text:c="7"/>Hostage Taking (Kidnapping) <text:s text:c="20"/>Unarmed Assault </text:span></text:span><text:span text:style-name="T23"><text:line-break/></text:span><text:span text:style-name="Verbatim_20_Char"><text:span text:style-name="T23"> <text:s text:c="32"/>20 <text:s text:c="33"/>59 </text:span></text:span></text:p>
      <text:list xml:id="list223408925930965" text:continue-numbering="true" text:style-name="RTF_5f_Num_20_2">
        <text:list-item>
          <text:list>
            <text:list-item>
              <text:list>
                <text:list-item>
                  <text:list>
                    <text:list-item>
                      <text:p text:style-name="P54"><text:bookmark text:name="variable-targtype1_txt"/>Variable targtype1_txt</text:p>
                    </text:list-item>
                  </text:list>
                </text:list-item>
              </text:list>
            </text:list-item>
          </text:list>
        </text:list-item>
      </text:list>
      <text:p text:style-name="Standard">There are 9 empty values and 11 unknown values, so we substitute them for the attribute mode.</text:p>
      <text:p text:style-name="P37"><text:span text:style-name="NormalTok"><text:span text:style-name="T23">moda_target_type &lt;-</text:span></text:span><text:span text:style-name="StringTok"><text:span text:style-name="T23"> </text:span></text:span><text:span text:style-name="KeywordTok"><text:span text:style-name="T23">Mode</text:span></text:span><text:span text:style-name="NormalTok"><text:span text:style-name="T23">(mydata</text:span></text:span><text:span text:style-name="OperatorTok"><text:span text:style-name="T23">$</text:span></text:span><text:span text:style-name="NormalTok"><text:span text:style-name="T23">targtype1_txt)</text:span></text:span><text:span text:style-name="T23"><text:line-break/></text:span><text:span text:style-name="NormalTok"><text:span text:style-name="T23">mydata</text:span></text:span><text:span text:style-name="OperatorTok"><text:span text:style-name="T23">$</text:span></text:span><text:span text:style-name="NormalTok"><text:span text:style-name="T23">targtype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targtype1_txt </text:span></text:span><text:span text:style-name="OperatorTok"><text:span text:style-name="T23">==</text:span></text:span><text:span text:style-name="StringTok"><text:span text:style-name="T23"> ''</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targ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NormalTok"><text:span text:style-name="T23">moda_target_type</text:span></text:span></text:p>
      <text:p text:style-name="P21"><text:span text:style-name="T43">Now we can</text:span> see the result of the preprocess of this variable.</text:p>
      <text:p text:style-name="P37"><text:span text:style-name="Verbatim_20_Char"><text:span text:style-name="T23"><text:s text:c="14"/>Abortion Related <text:s text:c="11"/>Airports &amp; Aircraft </text:span></text:span><text:span text:style-name="T23"><text:line-break/></text:span><text:span text:style-name="Verbatim_20_Char"><text:span text:style-name="T23"> <text:s text:c="26"/>253 <text:s text:c="28"/>53 </text:span></text:span><text:span text:style-name="T23"><text:line-break/></text:span><text:span text:style-name="Verbatim_20_Char"><text:span text:style-name="T23"> <text:s text:c="21"/>Business <text:s text:c="7"/>Educational Institution </text:span></text:span><text:span text:style-name="T23"><text:line-break/></text:span><text:span text:style-name="Verbatim_20_Char"><text:span text:style-name="T23"> <text:s text:c="26"/>800 <text:s text:c="27"/>169 </text:span></text:span><text:span text:style-name="T23"><text:line-break/></text:span><text:span text:style-name="Verbatim_20_Char"><text:span text:style-name="T23"> <text:s text:c="9"/>Food or Water Supply <text:s text:c="7"/>Government (Diplomatic) </text:span></text:span><text:span text:style-name="T23"><text:line-break/></text:span><text:span text:style-name="Verbatim_20_Char"><text:span text:style-name="T23"> <text:s text:c="28"/>7 <text:s text:c="27"/>148 </text:span></text:span><text:span text:style-name="T23"><text:line-break/></text:span><text:span text:style-name="Verbatim_20_Char"><text:span text:style-name="T23"> <text:s text:c="9"/>Government (General) <text:s text:c="11"/>Journalists &amp; Media </text:span></text:span><text:span text:style-name="T23"><text:line-break/></text:span><text:span text:style-name="Verbatim_20_Char"><text:span text:style-name="T23"> <text:s text:c="26"/>326 <text:s text:c="28"/>60 </text:span></text:span><text:span text:style-name="T23"><text:line-break/></text:span><text:span text:style-name="Verbatim_20_Char"><text:span text:style-name="T23"> <text:s text:c="21"/>Maritime <text:s text:c="22"/>Military </text:span></text:span><text:span text:style-name="T23"><text:line-break/></text:span><text:span text:style-name="Verbatim_20_Char"><text:span text:style-name="T23"> <text:s text:c="28"/>7 <text:s text:c="27"/>187 </text:span></text:span><text:span text:style-name="T23"><text:line-break/></text:span><text:span text:style-name="Verbatim_20_Char"><text:span text:style-name="T23"> <text:s text:c="26"/>NGO <text:s text:c="25"/>Other </text:span></text:span><text:span text:style-name="T23"><text:line-break/></text:span><text:span text:style-name="Verbatim_20_Char"><text:span text:style-name="T23"> <text:s text:c="27"/>28 <text:s text:c="29"/>2 </text:span></text:span><text:span text:style-name="T23"><text:line-break/></text:span><text:span text:style-name="Verbatim_20_Char"><text:span text:style-name="T23"> <text:s text:c="23"/>Police <text:s text:c="3"/>Private Citizens &amp; Property </text:span></text:span><text:span text:style-name="T23"><text:line-break/></text:span><text:span text:style-name="Verbatim_20_Char"><text:span text:style-name="T23"> <text:s text:c="26"/>170 <text:s text:c="27"/>340 </text:span></text:span><text:span text:style-name="T23"><text:line-break/></text:span><text:span text:style-name="Verbatim_20_Char"><text:span text:style-name="T23">Religious Figures/Institutions <text:s text:c="13"/>Telecommunication </text:span></text:span><text:span text:style-name="T23"><text:line-break/></text:span><text:span text:style-name="Verbatim_20_Char"><text:span text:style-name="T23"> <text:s text:c="26"/>147 <text:s text:c="28"/>10 </text:span></text:span><text:span text:style-name="T23"><text:line-break/></text:span><text:span text:style-name="Verbatim_20_Char"><text:span text:style-name="T23"> <text:s/>Terrorists/Non-State Militia <text:s text:c="22"/>Tourists </text:span></text:span><text:span text:style-name="T23"><text:line-break/></text:span><text:span text:style-name="Verbatim_20_Char"><text:span text:style-name="T23"> <text:s text:c="28"/>8 <text:s text:c="29"/>9 </text:span></text:span><text:span text:style-name="T23"><text:line-break/></text:span><text:span text:style-name="Verbatim_20_Char"><text:span text:style-name="T23"> <text:s text:c="15"/>Transportation <text:s text:c="21"/>Utilities </text:span></text:span><text:span text:style-name="T23"><text:line-break/></text:span><text:span text:style-name="Verbatim_20_Char"><text:span text:style-name="T23"> <text:s text:c="27"/>17 <text:s text:c="28"/>88 </text:span></text:span><text:span text:style-name="T23"><text:line-break/></text:span><text:span text:style-name="Verbatim_20_Char"><text:span text:style-name="T23"> <text:s text:c="6"/>Violent Political Party </text:span></text:span><text:span text:style-name="T23"><text:line-break/></text:span><text:span text:style-name="Verbatim_20_Char"><text:span text:style-name="T23"> <text:s text:c="28"/>6 </text:span></text:span></text:p>
      <text:list xml:id="list223408391833073" text:continue-numbering="true" text:style-name="RTF_5f_Num_20_2">
        <text:list-item>
          <text:list>
            <text:list-item>
              <text:list>
                <text:list-item>
                  <text:list>
                    <text:list-item>
                      <text:p text:style-name="P52"><text:bookmark text:name="variable-natlty1_txt"/>Variable natlty1_txt</text:p>
                    </text:list-item>
                  </text:list>
                </text:list-item>
              </text:list>
            </text:list-item>
          </text:list>
        </text:list-item>
      </text:list>
      <text:p text:style-name="Standard">As we can see with the results of <text:span text:style-name="T43">the </text:span>summary command, there are incorrect and null values, so <text:soft-page-break/>first of all we convert all of them to Na<text:span text:style-name="T43">N</text:span>.</text:p>
      <text:p text:style-name="P37"><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Tourists: Hernan Diego Mendoza, Diego Enrique Angelini, Alejandro Damian Pagnucco'</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House'</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Church'</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Journalist: Kurt Eichenwald'</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Los Angeles International Airport'</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Student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unidentified white ma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William Long and Quinton I. Ezeagwula, soldiers who were outside of a military recruiting station'</text:span></text:span><text:span text:style-name="NormalTok"><text:span text:style-name="T23">)] &lt;-</text:span></text:span><text:span text:style-name="StringTok"><text:span text:style-name="T23"> </text:span></text:span><text:span text:style-name="OtherTok"><text:span text:style-name="T23">NA</text:span></text:span></text:p>
      <text:p text:style-name="Standard">Then we also simplify some values.</text:p>
      <text:p text:style-name="P37"><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Multinational'</text:span></text:span><text:span text:style-name="NormalTok"><text:span text:style-name="T23">)] &lt;-</text:span></text:span><text:span text:style-name="StringTok"><text:span text:style-name="T23"> 'International'</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Virgin Islands (U.S.)'</text:span></text:span><text:span text:style-name="NormalTok"><text:span text:style-name="T23">)] &lt;-</text:span></text:span><text:span text:style-name="StringTok"><text:span text:style-name="T23"> 'United States'</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West Germany (FRG)'</text:span></text:span><text:span text:style-name="NormalTok"><text:span text:style-name="T23">)] &lt;-</text:span></text:span><text:span text:style-name="StringTok"><text:span text:style-name="T23"> 'Germany'</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natlty1_txt </text:span></text:span><text:span text:style-name="OperatorTok"><text:span text:style-name="T23">==</text:span></text:span><text:span text:style-name="StringTok"><text:span text:style-name="T23"> 'Branch'</text:span></text:span><text:span text:style-name="NormalTok"><text:span text:style-name="T23">)] &lt;-</text:span></text:span><text:span text:style-name="StringTok"><text:span text:style-name="T23"> 'United States'</text:span></text:span><text:span text:style-name="NormalTok"><text:span text:style-name="T23"> </text:span></text:span><text:span text:style-name="CommentTok"><text:span text:style-name="T23"># is a county in the U.S. state of Michigan</text:span></text:span></text:p>
      <text:p text:style-name="P21"><text:span text:style-name="T43">Now we can</text:span> see the result of our preprocess in this variable.</text:p>
      <text:p text:style-name="P37"><text:span text:style-name="Verbatim_20_Char"><text:span text:style-name="T23"><text:s text:c="26"/>Angola <text:s text:c="23"/>Argentina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4"/>Bahamas <text:s text:c="22"/>Bangladesh </text:span></text:span><text:span text:style-name="T23"><text:line-break/></text:span><text:span text:style-name="Verbatim_20_Char"><text:span text:style-name="T23"> <text:s text:c="30"/>2 <text:s text:c="31"/>1 </text:span></text:span><text:span text:style-name="T23"><text:line-break/></text:span><text:span text:style-name="Verbatim_20_Char"><text:span text:style-name="T23"> <text:s text:c="25"/>Brazil <text:s text:c="26"/>Canada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6"/>Chile <text:s text:c="27"/>China </text:span></text:span><text:span text:style-name="T23"><text:line-break/></text:span><text:span text:style-name="Verbatim_20_Char"><text:span text:style-name="T23"> <text:s text:c="30"/>1 <text:s text:c="31"/>4 </text:span></text:span><text:span text:style-name="T23"><text:line-break/></text:span><text:span text:style-name="Verbatim_20_Char"><text:span text:style-name="T23"> <text:s text:c="23"/>Colombia <text:s text:c="22"/>Costa Rica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24"/>Croatia <text:s text:c="28"/>Cuba </text:span></text:span><text:span text:style-name="T23"><text:line-break/></text:span><text:span text:style-name="Verbatim_20_Char"><text:span text:style-name="T23"> <text:s text:c="30"/>3 <text:s text:c="30"/>24 </text:span></text:span><text:span text:style-name="T23"><text:line-break/></text:span><text:span text:style-name="Verbatim_20_Char"><text:span text:style-name="T23"> <text:s text:c="17"/>Czechoslovakia Democratic Republic of the Congo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13"/>Dominican Republic <text:s text:c="27"/>Egypt </text:span></text:span><text:span text:style-name="T23"><text:line-break/></text:span><text:span text:style-name="Verbatim_20_Char"><text:span text:style-name="T23"> <text:s text:c="30"/>5 <text:s text:c="31"/>9 </text:span></text:span><text:span text:style-name="T23"><text:line-break/></text:span><text:span text:style-name="Verbatim_20_Char"><text:span text:style-name="T23"> <text:s text:c="25"/>France <text:s text:c="25"/>Germany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18"/>Great Britain <text:s text:c="27"/>Haiti </text:span></text:span><text:span text:style-name="T23"><text:line-break/></text:span><text:span text:style-name="Verbatim_20_Char"><text:span text:style-name="T23"> <text:s text:c="30"/>3 <text:s text:c="31"/>9 </text:span></text:span><text:span text:style-name="T23"><text:line-break/></text:span><text:span text:style-name="Verbatim_20_Char"><text:span text:style-name="T23"> <text:s text:c="26"/>India <text:s text:c="19"/>International </text:span></text:span><text:span text:style-name="T23"><text:line-break/></text:span><text:span text:style-name="Verbatim_20_Char"><text:span text:style-name="T23"> <text:s text:c="30"/>6 <text:s text:c="30"/>12 </text:span></text:span><text:span text:style-name="T23"><text:line-break/></text:span><text:span text:style-name="Verbatim_20_Char"><text:span text:style-name="T23"> <text:s text:c="27"/>Iran <text:s text:c="28"/>Iraq </text:span></text:span><text:span text:style-name="T23"><text:line-break/></text:span><text:span text:style-name="Verbatim_20_Char"><text:span text:style-name="T23"> <text:s text:c="29"/>11 <text:s text:c="31"/>5 </text:span></text:span><text:span text:style-name="T23"><text:line-break/></text:span><text:span text:style-name="Verbatim_20_Char"><text:span text:style-name="T23"> <text:s text:c="24"/>Ireland <text:s text:c="26"/>Israel </text:span></text:span><text:span text:style-name="T23"><text:line-break/></text:span><text:span text:style-name="Verbatim_20_Char"><text:span text:style-name="T23"> <text:s text:c="30"/>1 <text:s text:c="30"/>14 </text:span></text:span><text:span text:style-name="T23"><text:line-break/></text:span><text:span text:style-name="Verbatim_20_Char"><text:span text:style-name="T23"> <text:s text:c="20"/>Ivory Coast <text:s text:c="27"/>Japan </text:span></text:span><text:span text:style-name="T23"><text:line-break/></text:span><text:span text:style-name="Verbatim_20_Char"><text:span text:style-name="T23"> <text:s text:c="30"/>1 <text:s text:c="31"/>2 </text:span></text:span><text:span text:style-name="T23"><text:line-break/></text:span><text:span text:style-name="Verbatim_20_Char"><text:span text:style-name="T23"> <text:s text:c="25"/>Jordan <text:s text:c="25"/>Lebanon </text:span></text:span><text:span text:style-name="T23"><text:line-break/></text:span><text:soft-page-break/><text:span text:style-name="Verbatim_20_Char"><text:span text:style-name="T23"> <text:s text:c="30"/>1 <text:s text:c="31"/>4 </text:span></text:span><text:span text:style-name="T23"><text:line-break/></text:span><text:span text:style-name="Verbatim_20_Char"><text:span text:style-name="T23"> <text:s text:c="24"/>Liberia <text:s text:c="27"/>Libya </text:span></text:span><text:span text:style-name="T23"><text:line-break/></text:span><text:span text:style-name="Verbatim_20_Char"><text:span text:style-name="T23"> <text:s text:c="30"/>1 <text:s text:c="31"/>3 </text:span></text:span><text:span text:style-name="T23"><text:line-break/></text:span><text:span text:style-name="Verbatim_20_Char"><text:span text:style-name="T23"> <text:s text:c="25"/>Malawi <text:s text:c="26"/>Mexico </text:span></text:span><text:span text:style-name="T23"><text:line-break/></text:span><text:span text:style-name="Verbatim_20_Char"><text:span text:style-name="T23"> <text:s text:c="30"/>1 <text:s text:c="30"/>13 </text:span></text:span><text:span text:style-name="T23"><text:line-break/></text:span><text:span text:style-name="Verbatim_20_Char"><text:span text:style-name="T23"> <text:s text:c="20"/>New Zealand <text:s text:c="23"/>Nicaragua </text:span></text:span><text:span text:style-name="T23"><text:line-break/></text:span><text:span text:style-name="Verbatim_20_Char"><text:span text:style-name="T23"> <text:s text:c="30"/>1 <text:s text:c="31"/>2 </text:span></text:span><text:span text:style-name="T23"><text:line-break/></text:span><text:span text:style-name="Verbatim_20_Char"><text:span text:style-name="T23"> <text:s text:c="25"/>Panama <text:s text:c="21"/>Philippines </text:span></text:span><text:span text:style-name="T23"><text:line-break/></text:span><text:span text:style-name="Verbatim_20_Char"><text:span text:style-name="T23"> <text:s text:c="30"/>1 <text:s text:c="31"/>1 </text:span></text:span><text:span text:style-name="T23"><text:line-break/></text:span><text:span text:style-name="Verbatim_20_Char"><text:span text:style-name="T23"> <text:s text:c="25"/>Poland <text:s text:c="24"/>Portugal </text:span></text:span><text:span text:style-name="T23"><text:line-break/></text:span><text:span text:style-name="Verbatim_20_Char"><text:span text:style-name="T23"> <text:s text:c="30"/>1 <text:s text:c="31"/>4 </text:span></text:span><text:span text:style-name="T23"><text:line-break/></text:span><text:span text:style-name="Verbatim_20_Char"><text:span text:style-name="T23"> <text:s text:c="20"/>Puerto Rico <text:s text:c="24"/>Rhodesia </text:span></text:span><text:span text:style-name="T23"><text:line-break/></text:span><text:span text:style-name="Verbatim_20_Char"><text:span text:style-name="T23"> <text:s text:c="29"/>71 <text:s text:c="31"/>1 </text:span></text:span><text:span text:style-name="T23"><text:line-break/></text:span><text:span text:style-name="Verbatim_20_Char"><text:span text:style-name="T23"> <text:s text:c="25"/>Russia <text:s text:c="20"/>Saudi Arabia </text:span></text:span><text:span text:style-name="T23"><text:line-break/></text:span><text:span text:style-name="Verbatim_20_Char"><text:span text:style-name="T23"> <text:s text:c="30"/>2 <text:s text:c="31"/>2 </text:span></text:span><text:span text:style-name="T23"><text:line-break/></text:span><text:span text:style-name="Verbatim_20_Char"><text:span text:style-name="T23"> <text:s text:c="19"/>South Africa <text:s text:c="21"/>South Korea </text:span></text:span><text:span text:style-name="T23"><text:line-break/></text:span><text:span text:style-name="Verbatim_20_Char"><text:span text:style-name="T23"> <text:s text:c="29"/>11 <text:s text:c="31"/>1 </text:span></text:span><text:span text:style-name="T23"><text:line-break/></text:span><text:span text:style-name="Verbatim_20_Char"><text:span text:style-name="T23"> <text:s text:c="19"/>Soviet Union <text:s text:c="27"/>Spain </text:span></text:span><text:span text:style-name="T23"><text:line-break/></text:span><text:span text:style-name="Verbatim_20_Char"><text:span text:style-name="T23"> <text:s text:c="29"/>47 <text:s text:c="31"/>6 </text:span></text:span><text:span text:style-name="T23"><text:line-break/></text:span><text:span text:style-name="Verbatim_20_Char"><text:span text:style-name="T23"> <text:s text:c="20"/>Switzerland <text:s text:c="26"/>Taiwan </text:span></text:span><text:span text:style-name="T23"><text:line-break/></text:span><text:span text:style-name="Verbatim_20_Char"><text:span text:style-name="T23"> <text:s text:c="30"/>5 <text:s text:c="31"/>1 </text:span></text:span><text:span text:style-name="T23"><text:line-break/></text:span><text:span text:style-name="Verbatim_20_Char"><text:span text:style-name="T23"> <text:s text:c="24"/>Tunisia <text:s text:c="26"/>Turkey </text:span></text:span><text:span text:style-name="T23"><text:line-break/></text:span><text:span text:style-name="Verbatim_20_Char"><text:span text:style-name="T23"> <text:s text:c="30"/>1 <text:s text:c="30"/>15 </text:span></text:span><text:span text:style-name="T23"><text:line-break/></text:span><text:span text:style-name="Verbatim_20_Char"><text:span text:style-name="T23"> <text:s text:c="18"/>United States <text:s text:c="25"/>Uruguay </text:span></text:span><text:span text:style-name="T23"><text:line-break/></text:span><text:span text:style-name="Verbatim_20_Char"><text:span text:style-name="T23"> <text:s text:c="27"/>2461 <text:s text:c="31"/>1 </text:span></text:span><text:span text:style-name="T23"><text:line-break/></text:span><text:span text:style-name="Verbatim_20_Char"><text:span text:style-name="T23"> <text:s text:c="22"/>Venezuela <text:s text:c="25"/>Vietnam </text:span></text:span><text:span text:style-name="T23"><text:line-break/></text:span><text:span text:style-name="Verbatim_20_Char"><text:span text:style-name="T23"> <text:s text:c="30"/>8 <text:s text:c="31"/>9 </text:span></text:span><text:span text:style-name="T23"><text:line-break/></text:span><text:span text:style-name="Verbatim_20_Char"><text:span text:style-name="T23"> <text:s text:c="7"/>West Bank and Gaza Strip <text:s text:c="22"/>Yugoslavia </text:span></text:span><text:span text:style-name="T23"><text:line-break/></text:span><text:span text:style-name="Verbatim_20_Char"><text:span text:style-name="T23"> <text:s text:c="30"/>5 <text:s text:c="30"/>11 </text:span></text:span><text:span text:style-name="T23"><text:line-break/></text:span><text:span text:style-name="Verbatim_20_Char"><text:span text:style-name="T23"> <text:s text:c="27"/>NA's </text:span></text:span><text:span text:style-name="T23"><text:line-break/></text:span><text:span text:style-name="Verbatim_20_Char"><text:span text:style-name="T23"> <text:s text:c="29"/>17 </text:span></text:span></text:p>
      <text:list xml:id="list223408536878321" text:continue-numbering="true" text:style-name="RTF_5f_Num_20_2">
        <text:list-item>
          <text:list>
            <text:list-item>
              <text:list>
                <text:list-item>
                  <text:list>
                    <text:list-item>
                      <text:p text:style-name="P52"><text:bookmark text:name="variable-gname"/>Variable gname</text:p>
                    </text:list-item>
                  </text:list>
                </text:list-item>
              </text:list>
            </text:list-item>
          </text:list>
        </text:list-item>
      </text:list>
      <text:p text:style-name="Standard">As we can see there some null values called Unknown. We convert them to Na<text:span text:style-name="T43">N</text:span> because we think that <text:span text:style-name="T43">it </text:span>does<text:span text:style-name="T43">n‘t</text:span> make sense to do any prediction or substitution.</text:p>
      <text:p text:style-name="P37"><text:span text:style-name="NormalTok"><text:span text:style-name="T23">mydata</text:span></text:span><text:span text:style-name="OperatorTok"><text:span text:style-name="T23">$</text:span></text:span><text:span text:style-name="NormalTok"><text:span text:style-name="T23">gnam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gname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gnam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gname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p>
      <text:p text:style-name="P21"><text:span text:style-name="T43">Now we can</text:span> see the result of our preprocess.</text:p>
      <text:p text:style-name="P37"><text:span text:style-name="Verbatim_20_Char"><text:span text:style-name="T23"><text:s text:c="35"/>Anti-Abortion extremists </text:span></text:span><text:span text:style-name="T23"><text:line-break/></text:span><text:span text:style-name="Verbatim_20_Char"><text:span text:style-name="T23"> <text:s text:c="55"/>196 </text:span></text:span><text:span text:style-name="T23"><text:line-break/></text:span><text:span text:style-name="Verbatim_20_Char"><text:span text:style-name="T23"> <text:s text:c="39"/>Left-Wing Militants </text:span></text:span><text:span text:style-name="T23"><text:line-break/></text:span><text:span text:style-name="Verbatim_20_Char"><text:span text:style-name="T23"> <text:s text:c="55"/>169 </text:span></text:span><text:span text:style-name="T23"><text:line-break/></text:span><text:span text:style-name="Verbatim_20_Char"><text:span text:style-name="T23"> <text:s text:c="13"/>Fuerzas Armadas de Liberacion Nacional (FALN) </text:span></text:span><text:span text:style-name="T23"><text:line-break/></text:span><text:span text:style-name="Verbatim_20_Char"><text:span text:style-name="T23"> <text:s text:c="55"/>120 </text:span></text:span><text:span text:style-name="T23"><text:line-break/></text:span><text:span text:style-name="Verbatim_20_Char"><text:span text:style-name="T23"> <text:s text:c="42"/>White extremists </text:span></text:span><text:span text:style-name="T23"><text:line-break/></text:span><text:span text:style-name="Verbatim_20_Char"><text:span text:style-name="T23"> <text:s text:c="56"/>87 </text:span></text:span><text:span text:style-name="T23"><text:line-break/></text:span><text:span text:style-name="Verbatim_20_Char"><text:span text:style-name="T23"> <text:s text:c="25"/>New World Liberation Front (NWLF) </text:span></text:span><text:span text:style-name="T23"><text:line-break/></text:span><text:span text:style-name="Verbatim_20_Char"><text:span text:style-name="T23"> <text:s text:c="56"/>86 </text:span></text:span><text:span text:style-name="T23"><text:line-break/></text:span><text:span text:style-name="Verbatim_20_Char"><text:span text:style-name="T23"> <text:s text:c="40"/>Black Nationalists </text:span></text:span><text:span text:style-name="T23"><text:line-break/></text:span><text:span text:style-name="Verbatim_20_Char"><text:span text:style-name="T23"> <text:s text:c="56"/>83 </text:span></text:span><text:span text:style-name="T23"><text:line-break/></text:span><text:span text:style-name="Verbatim_20_Char"><text:span text:style-name="T23"> <text:s text:c="29"/>Animal Liberation Front (ALF) </text:span></text:span><text:span text:style-name="T23"><text:line-break/></text:span><text:span text:style-name="Verbatim_20_Char"><text:span text:style-name="T23"> <text:s text:c="56"/>76 </text:span></text:span><text:span text:style-name="T23"><text:line-break/></text:span><text:span text:style-name="Verbatim_20_Char"><text:span text:style-name="T23"> <text:s text:c="31"/>Jewish Defense League (JDL) </text:span></text:span><text:span text:style-name="T23"><text:line-break/></text:span><text:soft-page-break/><text:span text:style-name="Verbatim_20_Char"><text:span text:style-name="T23"> <text:s text:c="56"/>74 </text:span></text:span><text:span text:style-name="T23"><text:line-break/></text:span><text:span text:style-name="Verbatim_20_Char"><text:span text:style-name="T23"> <text:s text:c="42"/>Student Radicals </text:span></text:span><text:span text:style-name="T23"><text:line-break/></text:span><text:span text:style-name="Verbatim_20_Char"><text:span text:style-name="T23"> <text:s text:c="56"/>71 </text:span></text:span><text:span text:style-name="T23"><text:line-break/></text:span><text:span text:style-name="Verbatim_20_Char"><text:span text:style-name="T23"> <text:s text:c="30"/>Earth Liberation Front (ELF) </text:span></text:span><text:span text:style-name="T23"><text:line-break/></text:span><text:span text:style-name="Verbatim_20_Char"><text:span text:style-name="T23"> <text:s text:c="56"/>66 </text:span></text:span><text:span text:style-name="T23"><text:line-break/></text:span><text:span text:style-name="Verbatim_20_Char"><text:span text:style-name="T23"> <text:s text:c="51"/>Omega-7 </text:span></text:span><text:span text:style-name="T23"><text:line-break/></text:span><text:span text:style-name="Verbatim_20_Char"><text:span text:style-name="T23"> <text:s text:c="56"/>54 </text:span></text:span><text:span text:style-name="T23"><text:line-break/></text:span><text:span text:style-name="Verbatim_20_Char"><text:span text:style-name="T23"> <text:s text:c="27"/>Weather Underground, Weathermen </text:span></text:span><text:span text:style-name="T23"><text:line-break/></text:span><text:span text:style-name="Verbatim_20_Char"><text:span text:style-name="T23"> <text:s text:c="56"/>45 </text:span></text:span><text:span text:style-name="T23"><text:line-break/></text:span><text:span text:style-name="Verbatim_20_Char"><text:span text:style-name="T23"> <text:s text:c="48"/>Macheteros </text:span></text:span><text:span text:style-name="T23"><text:line-break/></text:span><text:span text:style-name="Verbatim_20_Char"><text:span text:style-name="T23"> <text:s text:c="56"/>37 </text:span></text:span><text:span text:style-name="T23"><text:line-break/></text:span><text:span text:style-name="Verbatim_20_Char"><text:span text:style-name="T23"> <text:s text:c="37"/>Black Liberation Army </text:span></text:span><text:span text:style-name="T23"><text:line-break/></text:span><text:span text:style-name="Verbatim_20_Char"><text:span text:style-name="T23"> <text:s text:c="56"/>36 </text:span></text:span><text:span text:style-name="T23"><text:line-break/></text:span><text:span text:style-name="Verbatim_20_Char"><text:span text:style-name="T23"> <text:s text:c="32"/>Anti-Government extremists </text:span></text:span><text:span text:style-name="T23"><text:line-break/></text:span><text:span text:style-name="Verbatim_20_Char"><text:span text:style-name="T23"> <text:s text:c="56"/>35 </text:span></text:span><text:span text:style-name="T23"><text:line-break/></text:span><text:span text:style-name="Verbatim_20_Char"><text:span text:style-name="T23"> <text:s text:c="34"/>Chicano Liberation Front </text:span></text:span><text:span text:style-name="T23"><text:line-break/></text:span><text:span text:style-name="Verbatim_20_Char"><text:span text:style-name="T23"> <text:s text:c="56"/>31 </text:span></text:span><text:span text:style-name="T23"><text:line-break/></text:span><text:span text:style-name="Verbatim_20_Char"><text:span text:style-name="T23"> <text:s text:c="10"/>Armed Revolutionary Independence Movement (MIRA) </text:span></text:span><text:span text:style-name="T23"><text:line-break/></text:span><text:span text:style-name="Verbatim_20_Char"><text:span text:style-name="T23"> <text:s text:c="56"/>30 </text:span></text:span><text:span text:style-name="T23"><text:line-break/></text:span><text:span text:style-name="Verbatim_20_Char"><text:span text:style-name="T23"> <text:s text:c="32"/>United Freedom Front (UFF) </text:span></text:span><text:span text:style-name="T23"><text:line-break/></text:span><text:span text:style-name="Verbatim_20_Char"><text:span text:style-name="T23"> <text:s text:c="56"/>29 </text:span></text:span><text:span text:style-name="T23"><text:line-break/></text:span><text:span text:style-name="Verbatim_20_Char"><text:span text:style-name="T23"> <text:s text:c="36"/>Anti-Muslim extremists </text:span></text:span><text:span text:style-name="T23"><text:line-break/></text:span><text:span text:style-name="Verbatim_20_Char"><text:span text:style-name="T23"> <text:s text:c="56"/>27 </text:span></text:span><text:span text:style-name="T23"><text:line-break/></text:span><text:span text:style-name="Verbatim_20_Char"><text:span text:style-name="T23"> <text:s text:c="32"/>Jihadi-inspired extremists </text:span></text:span><text:span text:style-name="T23"><text:line-break/></text:span><text:span text:style-name="Verbatim_20_Char"><text:span text:style-name="T23"> <text:s text:c="56"/>27 </text:span></text:span><text:span text:style-name="T23"><text:line-break/></text:span><text:span text:style-name="Verbatim_20_Char"><text:span text:style-name="T23"> <text:s text:c="46"/>Ku Klux Klan </text:span></text:span><text:span text:style-name="T23"><text:line-break/></text:span><text:span text:style-name="Verbatim_20_Char"><text:span text:style-name="T23"> <text:s text:c="56"/>26 </text:span></text:span><text:span text:style-name="T23"><text:line-break/></text:span><text:span text:style-name="Verbatim_20_Char"><text:span text:style-name="T23"> <text:s text:c="33"/>Puerto Rican Nationalists </text:span></text:span><text:span text:style-name="T23"><text:line-break/></text:span><text:span text:style-name="Verbatim_20_Char"><text:span text:style-name="T23"> <text:s text:c="56"/>26 </text:span></text:span><text:span text:style-name="T23"><text:line-break/></text:span><text:span text:style-name="Verbatim_20_Char"><text:span text:style-name="T23"> <text:s text:c="44"/>Black Panthers </text:span></text:span><text:span text:style-name="T23"><text:line-break/></text:span><text:span text:style-name="Verbatim_20_Char"><text:span text:style-name="T23"> <text:s text:c="56"/>24 </text:span></text:span><text:span text:style-name="T23"><text:line-break/></text:span><text:span text:style-name="Verbatim_20_Char"><text:span text:style-name="T23"> <text:s text:c="50"/>Strikers </text:span></text:span><text:span text:style-name="T23"><text:line-break/></text:span><text:span text:style-name="Verbatim_20_Char"><text:span text:style-name="T23"> <text:s text:c="56"/>23 </text:span></text:span><text:span text:style-name="T23"><text:line-break/></text:span><text:span text:style-name="Verbatim_20_Char"><text:span text:style-name="T23"> <text:s text:c="47"/>Army of God </text:span></text:span><text:span text:style-name="T23"><text:line-break/></text:span><text:span text:style-name="Verbatim_20_Char"><text:span text:style-name="T23"> <text:s text:c="56"/>21 </text:span></text:span><text:span text:style-name="T23"><text:line-break/></text:span><text:span text:style-name="Verbatim_20_Char"><text:span text:style-name="T23"> <text:s text:c="46"/>Cuban Exiles </text:span></text:span><text:span text:style-name="T23"><text:line-break/></text:span><text:span text:style-name="Verbatim_20_Char"><text:span text:style-name="T23"> <text:s text:c="56"/>21 </text:span></text:span><text:span text:style-name="T23"><text:line-break/></text:span><text:span text:style-name="Verbatim_20_Char"><text:span text:style-name="T23"> <text:s text:c="36"/>George Jackson Brigade </text:span></text:span><text:span text:style-name="T23"><text:line-break/></text:span><text:span text:style-name="Verbatim_20_Char"><text:span text:style-name="T23"> <text:s text:c="56"/>20 </text:span></text:span><text:span text:style-name="T23"><text:line-break/></text:span><text:span text:style-name="Verbatim_20_Char"><text:span text:style-name="T23"> <text:s text:c="36"/>May 19 Communist Order </text:span></text:span><text:span text:style-name="T23"><text:line-break/></text:span><text:span text:style-name="Verbatim_20_Char"><text:span text:style-name="T23"> <text:s text:c="56"/>20 </text:span></text:span><text:span text:style-name="T23"><text:line-break/></text:span><text:span text:style-name="Verbatim_20_Char"><text:span text:style-name="T23"> <text:s text:c="10"/>Independent Armed Revolutionary Commandos (CRIA) </text:span></text:span><text:span text:style-name="T23"><text:line-break/></text:span><text:span text:style-name="Verbatim_20_Char"><text:span text:style-name="T23"> <text:s text:c="56"/>19 </text:span></text:span><text:span text:style-name="T23"><text:line-break/></text:span><text:span text:style-name="Verbatim_20_Char"><text:span text:style-name="T23"> <text:s text:c="45"/>Zebra killers </text:span></text:span><text:span text:style-name="T23"><text:line-break/></text:span><text:span text:style-name="Verbatim_20_Char"><text:span text:style-name="T23"> <text:s text:c="56"/>19 </text:span></text:span><text:span text:style-name="T23"><text:line-break/></text:span><text:span text:style-name="Verbatim_20_Char"><text:span text:style-name="T23"> <text:s text:c="35"/>Jewish Armed Resistance </text:span></text:span><text:span text:style-name="T23"><text:line-break/></text:span><text:span text:style-name="Verbatim_20_Char"><text:span text:style-name="T23"> <text:s text:c="56"/>17 </text:span></text:span><text:span text:style-name="T23"><text:line-break/></text:span><text:span text:style-name="Verbatim_20_Char"><text:span text:style-name="T23"> <text:s text:c="37"/>Aryan Republican Army </text:span></text:span><text:span text:style-name="T23"><text:line-break/></text:span><text:span text:style-name="Verbatim_20_Char"><text:span text:style-name="T23"> <text:s text:c="56"/>16 </text:span></text:span><text:span text:style-name="T23"><text:line-break/></text:span><text:span text:style-name="Verbatim_20_Char"><text:span text:style-name="T23"> Organization of Volunteers for the Puerto Rican Revolution </text:span></text:span><text:span text:style-name="T23"><text:line-break/></text:span><text:span text:style-name="Verbatim_20_Char"><text:span text:style-name="T23"> <text:s text:c="56"/>15 </text:span></text:span><text:span text:style-name="T23"><text:line-break/></text:span><text:span text:style-name="Verbatim_20_Char"><text:span text:style-name="T23"> <text:s text:c="15"/>Revolutionary Commandos of the People (CRP) </text:span></text:span><text:span text:style-name="T23"><text:line-break/></text:span><text:span text:style-name="Verbatim_20_Char"><text:span text:style-name="T23"> <text:s text:c="56"/>15 </text:span></text:span><text:span text:style-name="T23"><text:line-break/></text:span><text:span text:style-name="Verbatim_20_Char"><text:span text:style-name="T23"> <text:s text:c="32"/>Anti-Technology extremists </text:span></text:span><text:span text:style-name="T23"><text:line-break/></text:span><text:span text:style-name="Verbatim_20_Char"><text:span text:style-name="T23"> <text:s text:c="56"/>14 </text:span></text:span><text:span text:style-name="T23"><text:line-break/></text:span><text:span text:style-name="Verbatim_20_Char"><text:span text:style-name="T23"> <text:s text:c="41"/>Muslim extremists </text:span></text:span><text:span text:style-name="T23"><text:line-break/></text:span><text:soft-page-break/><text:span text:style-name="Verbatim_20_Char"><text:span text:style-name="T23"> <text:s text:c="56"/>14 </text:span></text:span><text:span text:style-name="T23"><text:line-break/></text:span><text:span text:style-name="Verbatim_20_Char"><text:span text:style-name="T23"> <text:s text:c="36"/>The Justice Department </text:span></text:span><text:span text:style-name="T23"><text:line-break/></text:span><text:span text:style-name="Verbatim_20_Char"><text:span text:style-name="T23"> <text:s text:c="56"/>14 </text:span></text:span><text:span text:style-name="T23"><text:line-break/></text:span><text:span text:style-name="Verbatim_20_Char"><text:span text:style-name="T23"> <text:s text:c="29"/>Armed Commandos of Liberation </text:span></text:span><text:span text:style-name="T23"><text:line-break/></text:span><text:span text:style-name="Verbatim_20_Char"><text:span text:style-name="T23"> <text:s text:c="56"/>13 </text:span></text:span><text:span text:style-name="T23"><text:line-break/></text:span><text:span text:style-name="Verbatim_20_Char"><text:span text:style-name="T23"> <text:s text:c="37"/>Croatian Nationalists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46"/>Cuban Action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10"/>National Front for the Liberation of Cuba (FLNC) </text:span></text:span><text:span text:style-name="T23"><text:line-break/></text:span><text:span text:style-name="Verbatim_20_Char"><text:span text:style-name="T23"> <text:s text:c="56"/>12 </text:span></text:span><text:span text:style-name="T23"><text:line-break/></text:span><text:span text:style-name="Verbatim_20_Char"><text:span text:style-name="T23"> <text:s text:c="35"/>Anti-Semitic extremist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43"/>Black September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42"/>Chicano Radical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39"/>Neo-Nazi extremists </text:span></text:span><text:span text:style-name="T23"><text:line-break/></text:span><text:span text:style-name="Verbatim_20_Char"><text:span text:style-name="T23"> <text:s text:c="56"/>10 </text:span></text:span><text:span text:style-name="T23"><text:line-break/></text:span><text:span text:style-name="Verbatim_20_Char"><text:span text:style-name="T23"> <text:s text:c="37"/>Luis Boitel Commandos </text:span></text:span><text:span text:style-name="T23"><text:line-break/></text:span><text:span text:style-name="Verbatim_20_Char"><text:span text:style-name="T23"> <text:s text:c="57"/>9 </text:span></text:span><text:span text:style-name="T23"><text:line-break/></text:span><text:span text:style-name="Verbatim_20_Char"><text:span text:style-name="T23"> <text:s text:c="21"/>Coalition to Save the Preserves (CSP) </text:span></text:span><text:span text:style-name="T23"><text:line-break/></text:span><text:span text:style-name="Verbatim_20_Char"><text:span text:style-name="T23"> <text:s text:c="57"/>8 </text:span></text:span><text:span text:style-name="T23"><text:line-break/></text:span><text:span text:style-name="Verbatim_20_Char"><text:span text:style-name="T23"> <text:s text:c="41"/>Jewish Extremists </text:span></text:span><text:span text:style-name="T23"><text:line-break/></text:span><text:span text:style-name="Verbatim_20_Char"><text:span text:style-name="T23"> <text:s text:c="57"/>8 </text:span></text:span><text:span text:style-name="T23"><text:line-break/></text:span><text:span text:style-name="Verbatim_20_Char"><text:span text:style-name="T23"> <text:s text:c="15"/>Justice Commandos for the Armenian Genocide </text:span></text:span><text:span text:style-name="T23"><text:line-break/></text:span><text:span text:style-name="Verbatim_20_Char"><text:span text:style-name="T23"> <text:s text:c="57"/>8 </text:span></text:span><text:span text:style-name="T23"><text:line-break/></text:span><text:span text:style-name="Verbatim_20_Char"><text:span text:style-name="T23"> <text:s text:c="35"/>Secret Cuban Government </text:span></text:span><text:span text:style-name="T23"><text:line-break/></text:span><text:span text:style-name="Verbatim_20_Char"><text:span text:style-name="T23"> <text:s text:c="57"/>8 </text:span></text:span><text:span text:style-name="T23"><text:line-break/></text:span><text:span text:style-name="Verbatim_20_Char"><text:span text:style-name="T23"> <text:s text:c="28"/>The Order (Silent Brotherhood) </text:span></text:span><text:span text:style-name="T23"><text:line-break/></text:span><text:span text:style-name="Verbatim_20_Char"><text:span text:style-name="T23"> <text:s text:c="57"/>8 </text:span></text:span><text:span text:style-name="T23"><text:line-break/></text:span><text:span text:style-name="Verbatim_20_Char"><text:span text:style-name="T23"> <text:s text:c="43"/>Up the IRS, Inc </text:span></text:span><text:span text:style-name="T23"><text:line-break/></text:span><text:span text:style-name="Verbatim_20_Char"><text:span text:style-name="T23"> <text:s text:c="57"/>8 </text:span></text:span><text:span text:style-name="T23"><text:line-break/></text:span><text:span text:style-name="Verbatim_20_Char"><text:span text:style-name="T23"> <text:s text:c="36"/>Anti-Police extremists </text:span></text:span><text:span text:style-name="T23"><text:line-break/></text:span><text:span text:style-name="Verbatim_20_Char"><text:span text:style-name="T23"> <text:s text:c="57"/>7 </text:span></text:span><text:span text:style-name="T23"><text:line-break/></text:span><text:span text:style-name="Verbatim_20_Char"><text:span text:style-name="T23"> <text:s text:c="8"/>Armenian Secret Army for the Liberation of Armenia </text:span></text:span><text:span text:style-name="T23"><text:line-break/></text:span><text:span text:style-name="Verbatim_20_Char"><text:span text:style-name="T23"> <text:s text:c="57"/>7 </text:span></text:span><text:span text:style-name="T23"><text:line-break/></text:span><text:span text:style-name="Verbatim_20_Char"><text:span text:style-name="T23"> <text:s text:c="27"/>Guerrilla Forces for Liberation </text:span></text:span><text:span text:style-name="T23"><text:line-break/></text:span><text:span text:style-name="Verbatim_20_Char"><text:span text:style-name="T23"> <text:s text:c="57"/>7 </text:span></text:span><text:span text:style-name="T23"><text:line-break/></text:span><text:span text:style-name="Verbatim_20_Char"><text:span text:style-name="T23"> <text:s text:c="18"/>Pedro Albizu Campos Revolutionary Forces </text:span></text:span><text:span text:style-name="T23"><text:line-break/></text:span><text:span text:style-name="Verbatim_20_Char"><text:span text:style-name="T23"> <text:s text:c="57"/>7 </text:span></text:span><text:span text:style-name="T23"><text:line-break/></text:span><text:span text:style-name="Verbatim_20_Char"><text:span text:style-name="T23"> <text:s text:c="26"/>Symbionese Liberation Army (SLA) </text:span></text:span><text:span text:style-name="T23"><text:line-break/></text:span><text:span text:style-name="Verbatim_20_Char"><text:span text:style-name="T23"> <text:s text:c="57"/>7 </text:span></text:span><text:span text:style-name="T23"><text:line-break/></text:span><text:span text:style-name="Verbatim_20_Char"><text:span text:style-name="T23"> <text:s text:c="34"/>American Indian Movement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7"/>Anti-Government Group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7"/>Anti-White extremists </text:span></text:span><text:span text:style-name="T23"><text:line-break/></text:span><text:span text:style-name="Verbatim_20_Char"><text:span text:style-name="T23"> <text:s text:c="57"/>6 </text:span></text:span><text:span text:style-name="T23"><text:line-break/></text:span><text:span text:style-name="Verbatim_20_Char"><text:span text:style-name="T23"> <text:s text:c="46"/>Aryan Nation </text:span></text:span><text:span text:style-name="T23"><text:line-break/></text:span><text:span text:style-name="Verbatim_20_Char"><text:span text:style-name="T23"> <text:s text:c="57"/>6 </text:span></text:span><text:span text:style-name="T23"><text:line-break/></text:span><text:span text:style-name="Verbatim_20_Char"><text:span text:style-name="T23"> <text:s text:c="45"/>Black Muslims </text:span></text:span><text:span text:style-name="T23"><text:line-break/></text:span><text:span text:style-name="Verbatim_20_Char"><text:span text:style-name="T23"> <text:s text:c="57"/>6 </text:span></text:span><text:span text:style-name="T23"><text:line-break/></text:span><text:span text:style-name="Verbatim_20_Char"><text:span text:style-name="T23"> <text:s text:c="31"/>World Church of the Creator </text:span></text:span><text:span text:style-name="T23"><text:line-break/></text:span><text:span text:style-name="Verbatim_20_Char"><text:span text:style-name="T23"> <text:s text:c="57"/>6 </text:span></text:span><text:span text:style-name="T23"><text:line-break/></text:span><text:span text:style-name="Verbatim_20_Char"><text:span text:style-name="T23"> <text:s text:c="9"/>Americans for a Competent Federal Judicial System </text:span></text:span><text:span text:style-name="T23"><text:line-break/></text:span><text:soft-page-break/><text:span text:style-name="Verbatim_20_Char"><text:span text:style-name="T23"> <text:s text:c="57"/>5 </text:span></text:span><text:span text:style-name="T23"><text:line-break/></text:span><text:span text:style-name="Verbatim_20_Char"><text:span text:style-name="T23"> <text:s text:c="33"/>Croatian Freedom Fighters </text:span></text:span><text:span text:style-name="T23"><text:line-break/></text:span><text:span text:style-name="Verbatim_20_Char"><text:span text:style-name="T23"> <text:s text:c="57"/>5 </text:span></text:span><text:span text:style-name="T23"><text:line-break/></text:span><text:span text:style-name="Verbatim_20_Char"><text:span text:style-name="T23"> <text:s text:c="41"/>Environmentalists </text:span></text:span><text:span text:style-name="T23"><text:line-break/></text:span><text:span text:style-name="Verbatim_20_Char"><text:span text:style-name="T23"> <text:s text:c="57"/>5 </text:span></text:span><text:span text:style-name="T23"><text:line-break/></text:span><text:span text:style-name="Verbatim_20_Char"><text:span text:style-name="T23">Evan Mecham Eco-Terrorist International Conspiracy (EMETIC) </text:span></text:span><text:span text:style-name="T23"><text:line-break/></text:span><text:span text:style-name="Verbatim_20_Char"><text:span text:style-name="T23"> <text:s text:c="57"/>5 </text:span></text:span><text:span text:style-name="T23"><text:line-break/></text:span><text:span text:style-name="Verbatim_20_Char"><text:span text:style-name="T23"> <text:s text:c="18"/>Fred Hampton Unit of the People's Forces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0"/>International Committee Against Nazism </text:span></text:span><text:span text:style-name="T23"><text:line-break/></text:span><text:span text:style-name="Verbatim_20_Char"><text:span text:style-name="T23"> <text:s text:c="57"/>5 </text:span></text:span><text:span text:style-name="T23"><text:line-break/></text:span><text:span text:style-name="Verbatim_20_Char"><text:span text:style-name="T23"> <text:s text:c="43"/>Jamaat-al-Fuqra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9"/>Puerto Rican Armed Resistance </text:span></text:span><text:span text:style-name="T23"><text:line-break/></text:span><text:span text:style-name="Verbatim_20_Char"><text:span text:style-name="T23"> <text:s text:c="57"/>5 </text:span></text:span><text:span text:style-name="T23"><text:line-break/></text:span><text:span text:style-name="Verbatim_20_Char"><text:span text:style-name="T23"> <text:s text:c="23"/>Puerto Rican Revolutionary Movement </text:span></text:span><text:span text:style-name="T23"><text:line-break/></text:span><text:span text:style-name="Verbatim_20_Char"><text:span text:style-name="T23"> <text:s text:c="57"/>5 </text:span></text:span><text:span text:style-name="T23"><text:line-break/></text:span><text:span text:style-name="Verbatim_20_Char"><text:span text:style-name="T23"> <text:s text:c="39"/>Red Guerilla Family </text:span></text:span><text:span text:style-name="T23"><text:line-break/></text:span><text:span text:style-name="Verbatim_20_Char"><text:span text:style-name="T23"> <text:s text:c="57"/>5 </text:span></text:span><text:span text:style-name="T23"><text:line-break/></text:span><text:span text:style-name="Verbatim_20_Char"><text:span text:style-name="T23"> <text:s text:c="33"/>Revolutionary Force Seven </text:span></text:span><text:span text:style-name="T23"><text:line-break/></text:span><text:span text:style-name="Verbatim_20_Char"><text:span text:style-name="T23"> <text:s text:c="57"/>5 </text:span></text:span><text:span text:style-name="T23"><text:line-break/></text:span><text:span text:style-name="Verbatim_20_Char"><text:span text:style-name="T23"> <text:s text:c="50"/>Al-Qaid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6"/>Anti-Environmental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8"/>Anti-LGBT extrem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0"/>Black Afro Militant Movement </text:span></text:span><text:span text:style-name="T23"><text:line-break/></text:span><text:span text:style-name="Verbatim_20_Char"><text:span text:style-name="T23"> <text:s text:c="57"/>4 </text:span></text:span><text:span text:style-name="T23"><text:line-break/></text:span><text:span text:style-name="Verbatim_20_Char"><text:span text:style-name="T23"> <text:s text:c="13"/>Covenant, Sword and the Arm of the Lord (CS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4"/>Grupo Estrell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17"/>Latin America Anti-Communist Army (LAACA)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6"/>National Integration Front (FIN)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3"/>New Jewish Defense League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3"/>New Year's Gang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1"/>Popular Liberation Army (Puerto Rico) </text:span></text:span><text:span text:style-name="T23"><text:line-break/></text:span><text:span text:style-name="Verbatim_20_Char"><text:span text:style-name="T23"> <text:s text:c="57"/>4 </text:span></text:span><text:span text:style-name="T23"><text:line-break/></text:span><text:span text:style-name="Verbatim_20_Char"><text:span text:style-name="T23">Provisional Coordinating Committee for the Defense of Labor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7"/>Rajneeshee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37"/>Right-wing extremists </text:span></text:span><text:span text:style-name="T23"><text:line-break/></text:span><text:span text:style-name="Verbatim_20_Char"><text:span text:style-name="T23"> <text:s text:c="57"/>4 </text:span></text:span><text:span text:style-name="T23"><text:line-break/></text:span><text:span text:style-name="Verbatim_20_Char"><text:span text:style-name="T23"> <text:s text:c="41"/>Sovereign Citizen </text:span></text:span><text:span text:style-name="T23"><text:line-break/></text:span><text:span text:style-name="Verbatim_20_Char"><text:span text:style-name="T23"> <text:s text:c="57"/>4 </text:span></text:span><text:span text:style-name="T23"><text:line-break/></text:span><text:span text:style-name="Verbatim_20_Char"><text:span text:style-name="T23"> <text:s text:c="25"/>American Servicemen's Union (ASU) </text:span></text:span><text:span text:style-name="T23"><text:line-break/></text:span><text:span text:style-name="Verbatim_20_Char"><text:span text:style-name="T23"> <text:s text:c="57"/>3 </text:span></text:span><text:span text:style-name="T23"><text:line-break/></text:span><text:span text:style-name="Verbatim_20_Char"><text:span text:style-name="T23"> <text:s text:c="48"/>Anarchists </text:span></text:span><text:span text:style-name="T23"><text:line-break/></text:span><text:span text:style-name="Verbatim_20_Char"><text:span text:style-name="T23"> <text:s text:c="57"/>3 </text:span></text:span><text:span text:style-name="T23"><text:line-break/></text:span><text:span text:style-name="Verbatim_20_Char"><text:span text:style-name="T23"> <text:s text:c="34"/>Animal Rights extremists </text:span></text:span><text:span text:style-name="T23"><text:line-break/></text:span><text:soft-page-break/><text:span text:style-name="Verbatim_20_Char"><text:span text:style-name="T23"> <text:s text:c="57"/>3 </text:span></text:span><text:span text:style-name="T23"><text:line-break/></text:span><text:span text:style-name="Verbatim_20_Char"><text:span text:style-name="T23"> <text:s text:c="41"/>Anti-Castro Group </text:span></text:span><text:span text:style-name="T23"><text:line-break/></text:span><text:span text:style-name="Verbatim_20_Char"><text:span text:style-name="T23"> <text:s text:c="57"/>3 </text:span></text:span><text:span text:style-name="T23"><text:line-break/></text:span><text:span text:style-name="Verbatim_20_Char"><text:span text:style-name="T23"> <text:s text:c="31"/>Anti-Gun Control extremists </text:span></text:span><text:span text:style-name="T23"><text:line-break/></text:span><text:span text:style-name="Verbatim_20_Char"><text:span text:style-name="T23"> <text:s text:c="57"/>3 </text:span></text:span><text:span text:style-name="T23"><text:line-break/></text:span><text:span text:style-name="Verbatim_20_Char"><text:span text:style-name="T23"> <text:s text:c="17"/>Armed Forces of Popular Resistance (FARP) </text:span></text:span><text:span text:style-name="T23"><text:line-break/></text:span><text:span text:style-name="Verbatim_20_Char"><text:span text:style-name="T23"> <text:s text:c="57"/>3 </text:span></text:span><text:span text:style-name="T23"><text:line-break/></text:span><text:span text:style-name="Verbatim_20_Char"><text:span text:style-name="T23"> <text:s text:c="26"/>Black Revolutionary Assault Team </text:span></text:span><text:span text:style-name="T23"><text:line-break/></text:span><text:span text:style-name="Verbatim_20_Char"><text:span text:style-name="T23"> <text:s text:c="57"/>3 </text:span></text:span><text:span text:style-name="T23"><text:line-break/></text:span><text:span text:style-name="Verbatim_20_Char"><text:span text:style-name="T23"> <text:s text:c="46"/>Earth First! </text:span></text:span><text:span text:style-name="T23"><text:line-break/></text:span><text:span text:style-name="Verbatim_20_Char"><text:span text:style-name="T23"> <text:s text:c="57"/>3 </text:span></text:span><text:span text:style-name="T23"><text:line-break/></text:span><text:span text:style-name="Verbatim_20_Char"><text:span text:style-name="T23"> <text:s text:c="10"/>Front for the National Liberation of Puerto Rico </text:span></text:span><text:span text:style-name="T23"><text:line-break/></text:span><text:span text:style-name="Verbatim_20_Char"><text:span text:style-name="T23"> <text:s text:c="57"/>3 </text:span></text:span><text:span text:style-name="T23"><text:line-break/></text:span><text:span text:style-name="Verbatim_20_Char"><text:span text:style-name="T23"> <text:s text:c="51"/>(Other) </text:span></text:span><text:span text:style-name="T23"><text:line-break/></text:span><text:span text:style-name="Verbatim_20_Char"><text:span text:style-name="T23"> <text:s text:c="55"/>193 </text:span></text:span><text:span text:style-name="T23"><text:line-break/></text:span><text:span text:style-name="Verbatim_20_Char"><text:span text:style-name="T23"> <text:s text:c="54"/>NA's </text:span></text:span><text:span text:style-name="T23"><text:line-break/></text:span><text:span text:style-name="Verbatim_20_Char"><text:span text:style-name="T23"> <text:s text:c="55"/>580 </text:span></text:span></text:p>
      <text:list xml:id="list223407589693081" text:continue-numbering="true" text:style-name="RTF_5f_Num_20_2">
        <text:list-item>
          <text:list>
            <text:list-item>
              <text:list>
                <text:list-item>
                  <text:list>
                    <text:list-item>
                      <text:p text:style-name="P52"><text:bookmark text:name="variable-nperps"/>Variable nperps</text:p>
                    </text:list-item>
                  </text:list>
                </text:list-item>
              </text:list>
            </text:list-item>
          </text:list>
        </text:list-item>
      </text:list>
      <text:p text:style-name="P37"><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perps))</text:span></text:span></text:p>
      <text:p text:style-name="P37"><text:span text:style-name="Verbatim_20_Char"><text:span text:style-name="T23"><text:s/>-99 <text:s text:c="3"/>0 <text:s text:c="3"/>1 <text:s text:c="3"/>2 <text:s text:c="3"/>3 <text:s text:c="3"/>4 <text:s text:c="3"/>5 <text:s text:c="3"/>6 <text:s text:c="3"/>7 <text:s text:c="3"/>8 <text:s text:c="3"/>9 <text:s text:c="2"/>10 <text:s text:c="2"/>12 <text:s text:c="2"/>14 <text:s text:c="2"/>16 </text:span></text:span><text:span text:style-name="T23"><text:line-break/></text:span><text:span text:style-name="Verbatim_20_Char"><text:span text:style-name="T23">1028 <text:s text:c="2"/>10 <text:s/>464 <text:s/>133 <text:s text:c="2"/>96 <text:s text:c="2"/>65 <text:s text:c="2"/>25 <text:s text:c="3"/>8 <text:s text:c="3"/>5 <text:s text:c="3"/>5 <text:s text:c="3"/>1 <text:s text:c="3"/>4 <text:s text:c="3"/>4 <text:s text:c="3"/>1 <text:s text:c="3"/>1 </text:span></text:span><text:span text:style-name="T23"><text:line-break/></text:span><text:span text:style-name="Verbatim_20_Char"><text:span text:style-name="T23"> <text:s/>18 <text:s text:c="2"/>24 <text:s/>200 <text:s/>400 NA's </text:span></text:span><text:span text:style-name="T23"><text:line-break/></text:span><text:span text:style-name="Verbatim_20_Char"><text:span text:style-name="T23"> <text:s text:c="2"/>1 <text:s text:c="3"/>1 <text:s text:c="3"/>1 <text:s text:c="3"/>1 <text:s/>981 </text:span></text:span></text:p>
      <text:p text:style-name="Standard">We can see that there are some missing values like -99 and some outliers like 200 <text:span text:style-name="T43">or</text:span> 400. Also we think that value 0 is <text:span text:style-name="T43">probably</text:span> a miss input of this variable, because we can’t have a terrorist attack without perpetrators, so we <text:span text:style-name="T43">also </text:span>consider this values as <text:span text:style-name="T43">U</text:span>nknown.</text:p>
      <text:p text:style-name="Standard">We will change the null values to NA and delete the outliers.</text:p>
      <text:p text:style-name="P37"><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text:span></text:span><text:span text:style-name="DecValTok"><text:span text:style-name="T23">0</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20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perps[mydata</text:span></text:span><text:span text:style-name="OperatorTok"><text:span text:style-name="T23">$</text:span></text:span><text:span text:style-name="NormalTok"><text:span text:style-name="T23">nperps </text:span></text:span><text:span text:style-name="OperatorTok"><text:span text:style-name="T23">==</text:span></text:span><text:span text:style-name="StringTok"><text:span text:style-name="T23"> </text:span></text:span><text:span text:style-name="DecValTok"><text:span text:style-name="T23">400</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43">Now we can</text:span> see the result of the preprocess of this variable.</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text:s/>1.000 <text:s text:c="2"/>1.000 <text:s text:c="2"/>1.000 <text:s text:c="2"/>2.082 <text:s text:c="2"/>3.000 <text:s/>24.000 <text:s text:c="3"/>2021 </text:span></text:span></text:p>
      <text:list xml:id="list223408379499110" text:continue-numbering="true" text:style-name="RTF_5f_Num_20_2">
        <text:list-item>
          <text:list>
            <text:list-item>
              <text:list>
                <text:list-item>
                  <text:list>
                    <text:list-item>
                      <text:p text:style-name="P52"><text:bookmark text:name="variable-nperpcap"/>Variable nperpcap</text:p>
                    </text:list-item>
                  </text:list>
                </text:list-item>
              </text:list>
            </text:list-item>
          </text:list>
        </text:list-item>
      </text:list>
      <text:p text:style-name="P37"><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perpcap))</text:span></text:span></text:p>
      <text:p text:style-name="P37"><text:span text:style-name="Verbatim_20_Char"><text:span text:style-name="T23"><text:s/>-99 <text:s text:c="3"/>0 <text:s text:c="3"/>1 <text:s text:c="3"/>2 <text:s text:c="3"/>3 <text:s text:c="3"/>4 <text:s text:c="3"/>5 <text:s text:c="3"/>6 <text:s text:c="3"/>7 <text:s text:c="3"/>8 <text:s text:c="2"/>10 <text:s text:c="2"/>11 NA's </text:span></text:span><text:span text:style-name="T23"><text:line-break/></text:span><text:span text:style-name="Verbatim_20_Char"><text:span text:style-name="T23"> 963 <text:s/>278 <text:s/>337 <text:s text:c="2"/>78 <text:s text:c="2"/>54 <text:s text:c="2"/>43 <text:s text:c="2"/>16 <text:s text:c="3"/>3 <text:s text:c="3"/>2 <text:s text:c="3"/>5 <text:s text:c="3"/>2 <text:s text:c="3"/>1 1053 </text:span></text:span></text:p>
      <text:p text:style-name="Standard">We can see that there are a lot of -99 that we will need to convert to NA for consistency.</text:p>
      <text:p text:style-name="P37"><text:span text:style-name="NormalTok"><text:span text:style-name="T23">mydata</text:span></text:span><text:span text:style-name="OperatorTok"><text:span text:style-name="T23">$</text:span></text:span><text:span text:style-name="NormalTok"><text:span text:style-name="T23">nperpcap[mydata</text:span></text:span><text:span text:style-name="OperatorTok"><text:span text:style-name="T23">$</text:span></text:span><text:span text:style-name="NormalTok"><text:span text:style-name="T23">nperpcap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43">Now we can</text:span> see the result of the preprocess of this variable.</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text:s/>0.000 <text:s text:c="2"/>0.000 <text:s text:c="2"/>1.000 <text:s text:c="2"/>1.233 <text:s text:c="2"/>1.000 <text:s/>11.000 <text:s text:c="3"/>2016 </text:span></text:span></text:p>
      <text:list xml:id="list223408778807655" text:continue-numbering="true" text:style-name="RTF_5f_Num_20_2">
        <text:list-item>
          <text:list>
            <text:list-item>
              <text:list>
                <text:list-item>
                  <text:list>
                    <text:list-item>
                      <text:p text:style-name="P52"><text:bookmark text:name="variable-claimed"/><text:soft-page-break/>Variable claimed</text:p>
                    </text:list-item>
                  </text:list>
                </text:list-item>
              </text:list>
            </text:list-item>
          </text:list>
        </text:list-item>
      </text:list>
      <text:p text:style-name="P37"><text:span text:style-name="KeywordTok"><text:span text:style-name="T23">summary</text:span></text:span><text:span text:style-name="NormalTok"><text:span text:style-name="T23">(</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laimed))</text:span></text:span></text:p>
      <text:p text:style-name="P37"><text:span text:style-name="Verbatim_20_Char"><text:span text:style-name="T23"><text:s/>-99 <text:s text:c="2"/>-9 <text:s text:c="3"/>0 <text:s text:c="3"/>1 <text:s text:c="3"/>3 <text:s text:c="3"/>4 NA's </text:span></text:span><text:span text:style-name="T23"><text:line-break/></text:span><text:span text:style-name="Verbatim_20_Char"><text:span text:style-name="T23"> <text:s text:c="2"/>1 <text:s text:c="2"/>43 1221 <text:s/>518 <text:s text:c="3"/>2 <text:s text:c="3"/>1 1049 </text:span></text:span></text:p>
      <text:p text:style-name="Standard">We can see that there are some missing values like -9 and -99. There are also strange values like 3 and 4 that make no sense. We will change all of them to NA.</text:p>
      <text:p text:style-name="P37"><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3</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ed[mydata</text:span></text:span><text:span text:style-name="OperatorTok"><text:span text:style-name="T23">$</text:span></text:span><text:span text:style-name="NormalTok"><text:span text:style-name="T23">claimed </text:span></text:span><text:span text:style-name="OperatorTok"><text:span text:style-name="T23">==</text:span></text:span><text:span text:style-name="StringTok"><text:span text:style-name="T23"> </text:span></text:span><text:span text:style-name="DecValTok"><text:span text:style-name="T23">4</text:span></text:span><text:span text:style-name="NormalTok"><text:span text:style-name="T23">] &lt;-</text:span></text:span><text:span text:style-name="StringTok"><text:span text:style-name="T23"> </text:span></text:span><text:span text:style-name="OtherTok"><text:span text:style-name="T23">NA</text:span></text:span></text:p>
      <text:p text:style-name="P20"><text:span text:style-name="T43">Now we can</text:span> see the result of the preprocess of this variable.</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2979 <text:s/>1.0000 <text:s/>1.0000 <text:s text:c="3"/>1096 </text:span></text:span></text:p>
      <text:p text:style-name="Heading_20_4">Variable claimmode_txt</text:p>
      <text:p text:style-name="Standard">We can see that there are some values that make no sense like 0 and 1. We also have some missing values as Unknown and ‘‘. We will now change all these values to NA.</text:p>
      <text:p text:style-name="P37"><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1'</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mydata</text:span></text:span><text:span text:style-name="OperatorTok"><text:span text:style-name="T23">$</text:span></text:span><text:span text:style-name="NormalTok"><text:span text:style-name="T23">claimmode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p>
      <text:p text:style-name="Standard"><text:span text:style-name="T43">Now we can</text:span> see the result of the preprocess of this variable.</text:p>
      <text:p text:style-name="P37"><text:span text:style-name="Verbatim_20_Char"><text:span text:style-name="T23"><text:s text:c="9"/>Call (post-incident) <text:s text:c="10"/>Call (pre-incident) </text:span></text:span><text:span text:style-name="T23"><text:line-break/></text:span><text:span text:style-name="Verbatim_20_Char"><text:span text:style-name="T23"> <text:s text:c="26"/>82 <text:s text:c="27"/>11 </text:span></text:span><text:span text:style-name="T23"><text:line-break/></text:span><text:span text:style-name="Verbatim_20_Char"><text:span text:style-name="T23"> <text:s text:c="22"/>E-mail <text:s text:c="23"/>Letter </text:span></text:span><text:span text:style-name="T23"><text:line-break/></text:span><text:span text:style-name="Verbatim_20_Char"><text:span text:style-name="T23"> <text:s text:c="27"/>9 <text:s text:c="26"/>105 </text:span></text:span><text:span text:style-name="T23"><text:line-break/></text:span><text:span text:style-name="Verbatim_20_Char"><text:span text:style-name="T23"> <text:s text:c="10"/>Note left at scene <text:s text:c="24"/>Other </text:span></text:span><text:span text:style-name="T23"><text:line-break/></text:span><text:span text:style-name="Verbatim_20_Char"><text:span text:style-name="T23"> <text:s text:c="26"/>71 <text:s text:c="27"/>52 </text:span></text:span><text:span text:style-name="T23"><text:line-break/></text:span><text:span text:style-name="Verbatim_20_Char"><text:span text:style-name="T23"> <text:s text:c="14"/>Personal claim Posted to website, blog, etc. </text:span></text:span><text:span text:style-name="T23"><text:line-break/></text:span><text:span text:style-name="Verbatim_20_Char"><text:span text:style-name="T23"> <text:s text:c="25"/>105 <text:s text:c="27"/>32 </text:span></text:span><text:span text:style-name="T23"><text:line-break/></text:span><text:span text:style-name="Verbatim_20_Char"><text:span text:style-name="T23"> <text:s text:c="23"/>Video <text:s text:c="25"/>NA's </text:span></text:span><text:span text:style-name="T23"><text:line-break/></text:span><text:span text:style-name="Verbatim_20_Char"><text:span text:style-name="T23"> <text:s text:c="27"/>4 <text:s text:c="25"/>2364 </text:span></text:span></text:p>
      <text:list xml:id="list223407069293004" text:continue-numbering="true" text:style-name="RTF_5f_Num_20_2">
        <text:list-item>
          <text:list>
            <text:list-item>
              <text:list>
                <text:list-item>
                  <text:list>
                    <text:list-item>
                      <text:p text:style-name="P52"><text:bookmark text:name="variable-weaptype1_txt"/>Variable weaptype1_txt</text:p>
                    </text:list-item>
                  </text:list>
                </text:list-item>
              </text:list>
            </text:list-item>
          </text:list>
        </text:list-item>
      </text:list>
      <text:p text:style-name="Standard">We can see that the value 0 makes no sense. We also have some missing values as ’’. <text:span text:style-name="T44">Now w</text:span>e will change all these values to NA.</text:p>
      <text:p text:style-name="P37"><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Unknown'</text:span></text:span><text:span text:style-name="NormalTok"><text:span text:style-name="T23">] &lt;-</text:span></text:span><text:span text:style-name="StringTok"><text:span text:style-name="T23"> </text:span></text:span><text:span text:style-name="OtherTok"><text:span text:style-name="T23">NA</text:span></text:span></text:p>
      <text:p text:style-name="Standard">We also will simplify one factor.</text:p>
      <text:p text:style-name="P37"><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weaptype1_txt)</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mydata</text:span></text:span><text:span text:style-name="OperatorTok"><text:span text:style-name="T23">$</text:span></text:span><text:span text:style-name="NormalTok"><text:span text:style-name="T23">weaptype1_txt </text:span></text:span><text:span text:style-name="OperatorTok"><text:span text:style-name="T23">==</text:span></text:span><text:span text:style-name="StringTok"><text:span text:style-name="T23"> 'Vehicle (not to include vehicle-borne explosives, i.e., car or truck bombs)'</text:span></text:span><text:span text:style-name="NormalTok"><text:span text:style-name="T23">] &lt;-</text:span></text:span><text:span text:style-name="StringTok"><text:span text:style-name="T23"> 'Vehicle'</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weaptype1_txt)</text:span></text:span></text:p>
      <text:p text:style-name="Standard">Now we can see the result of the preprocess of this variable.</text:p>
      <text:p text:style-name="P37"><text:soft-page-break/><text:span text:style-name="Verbatim_20_Char"><text:span text:style-name="T23"><text:s text:c="8"/>Biological <text:s text:c="10"/>Chemical <text:s text:c="8"/>Explosives </text:span></text:span><text:span text:style-name="T23"><text:line-break/></text:span><text:span text:style-name="Verbatim_20_Char"><text:span text:style-name="T23"> <text:s text:c="15"/>24 <text:s text:c="16"/>21 <text:s text:c="14"/>1402 </text:span></text:span><text:span text:style-name="T23"><text:line-break/></text:span><text:span text:style-name="Verbatim_20_Char"><text:span text:style-name="T23"> <text:s text:c="5"/>Fake Weapons <text:s text:c="10"/>Firearms <text:s text:c="8"/>Incendiary </text:span></text:span><text:span text:style-name="T23"><text:line-break/></text:span><text:span text:style-name="Verbatim_20_Char"><text:span text:style-name="T23"> <text:s text:c="16"/>4 <text:s text:c="15"/>400 <text:s text:c="15"/>844 </text:span></text:span><text:span text:style-name="T23"><text:line-break/></text:span><text:span text:style-name="Verbatim_20_Char"><text:span text:style-name="T23"> <text:s text:c="12"/>Melee <text:s text:c="13"/>Other <text:s text:c="6"/>Radiological </text:span></text:span><text:span text:style-name="T23"><text:line-break/></text:span><text:span text:style-name="Verbatim_20_Char"><text:span text:style-name="T23"> <text:s text:c="15"/>43 <text:s text:c="16"/>16 <text:s text:c="17"/>1 </text:span></text:span><text:span text:style-name="T23"><text:line-break/></text:span><text:span text:style-name="Verbatim_20_Char"><text:span text:style-name="T23">Sabotage Equipment <text:s text:c="11"/>Vehicle <text:s text:c="14"/>NA's </text:span></text:span><text:span text:style-name="T23"><text:line-break/></text:span><text:span text:style-name="Verbatim_20_Char"><text:span text:style-name="T23"> <text:s text:c="15"/>18 <text:s text:c="16"/>10 <text:s text:c="16"/>52 </text:span></text:span></text:p>
      <text:list xml:id="list223407498702476" text:continue-numbering="true" text:style-name="RTF_5f_Num_20_2">
        <text:list-item>
          <text:list>
            <text:list-item>
              <text:list>
                <text:list-item>
                  <text:list>
                    <text:list-item>
                      <text:p text:style-name="P52"><text:bookmark text:name="variable-nkill"/>Variable nkill</text:p>
                    </text:list-item>
                  </text:list>
                </text:list-item>
              </text:list>
            </text:list-item>
          </text:list>
        </text:list-item>
      </text:list>
      <text:p text:style-name="Standard">After looking on the results of the summary command, we can see that <text:span text:style-name="T39">there‘s</text:span> some problems <text:span text:style-name="T39">like</text:span> outliers and miss inputs.</text:p>
      <text:p text:style-name="Standard">We <text:span text:style-name="T39">start by</text:span> analyz<text:span text:style-name="T44">ing</text:span> the two major numbers: 1383 and 1384, our outliers.</text:p>
      <text:p text:style-name="P37"><text:span text:style-name="Verbatim_20_Char"><text:span text:style-name="T23"><text:s text:c="7"/>id provstate <text:s text:c="9"/>city latitude longitude <text:s text:c="5"/>date</text:span></text:span><text:span text:style-name="T23"><text:line-break/></text:span><text:span text:style-name="Verbatim_20_Char"><text:span text:style-name="T23">2416 2415 <text:s/>New York New York City 40.69713 -73.93135 9-11-2001</text:span></text:span></text:p>
      <text:p text:style-name="P37"><text:span text:style-name="Verbatim_20_Char"><text:span text:style-name="T23"><text:s text:c="7"/>id provstate <text:s text:c="9"/>city latitude longitude <text:s text:c="5"/>date</text:span></text:span><text:span text:style-name="T23"><text:line-break/></text:span><text:span text:style-name="Verbatim_20_Char"><text:span text:style-name="T23">2415 2414 <text:s/>New York New York City 40.69713 -73.93135 9-11-2001</text:span></text:span></text:p>
      <text:p text:style-name="Standard">Thanks to the date we assume that these attacks correspond to the 9/11 <text:span text:style-name="T44">incident</text:span>. We consider these values as outliers because we want to analyse the usual terrorist attacks, <text:span text:style-name="T44">the most common ones and not a big-scale incident like that one</text:span>. So we will delete these rows.</text:p>
      <text:p text:style-name="P37"><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kill</text:span></text:span><text:span text:style-name="OperatorTok"><text:span text:style-name="T23">==</text:span></text:span><text:span text:style-name="DecValTok"><text:span text:style-name="T23">1383</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kill</text:span></text:span><text:span text:style-name="OperatorTok"><text:span text:style-name="T23">==</text:span></text:span><text:span text:style-name="DecValTok"><text:span text:style-name="T23">1384</text:span></text:span><text:span text:style-name="NormalTok"><text:span text:style-name="T23">),]</text:span></text:span></text:p>
      <text:p text:style-name="Standard"><text:span text:style-name="T39">W</text:span>e can <text:span text:style-name="T44">also </text:span>see that there are a lot <text:span text:style-name="T44">of </text:span>wrongly introduced values, <text:span text:style-name="T44">so </text:span>we will change them all to NA.</text:p>
      <text:p text:style-name="P37"><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knife and a vehicle were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rental pickup truck and replica firearms were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 strobe light GIF sent via Twitter was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An SKS semi-automatic rifle'</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four containers of a diesel and gasoline mixture, placed at two locations in the office, ignited via timed ignition device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Gasoline was used in the attack.'</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incendiarie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knives, machetes, meat cleavers, metal cutters'</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ruger .22 caliber semi-automatic pistol'</text:span></text:span><text:span text:style-name="NormalTok"><text:span text:style-name="T23"> ]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nkill[mydata</text:span></text:span><text:span text:style-name="OperatorTok"><text:span text:style-name="T23">$</text:span></text:span><text:span text:style-name="NormalTok"><text:span text:style-name="T23">nkill </text:span></text:span><text:span text:style-name="OperatorTok"><text:span text:style-name="T23">==</text:span></text:span><text:span text:style-name="StringTok"><text:span text:style-name="T23"> 'Shotgun; revolver; pipe bomb'</text:span></text:span><text:span text:style-name="NormalTok"><text:span text:style-name="T23"> ] &lt;-</text:span></text:span><text:span text:style-name="StringTok"><text:span text:style-name="T23"> </text:span></text:span><text:span text:style-name="OtherTok"><text:span text:style-name="T23">NA</text:span></text:span></text:p>
      <text:p text:style-name="Standard">Since the number of null values is small <text:span text:style-name="T39">in comparison</text:span> to the total number of attacks, we will change these values <text:span text:style-name="T44">with</text:span> the median.</text:p>
      <text:p text:style-name="P37"><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nkill)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xt:span></text:span><text:span text:style-name="T23"><text:line-break/></text:span><text:span text:style-name="NormalTok"><text:span text:style-name="T23">nkill_without_nulls &lt;-</text:span></text:span><text:span text:style-name="StringTok"><text:span text:style-name="T23"> </text:span></text:span><text:span text:style-name="KeywordTok"><text:span text:style-name="T23">subset</text:span></text:span><text:span text:style-name="NormalTok"><text:span text:style-name="T23">(mydata, </text:span></text:span><text:span text:style-name="OperatorTok"><text:span text:style-name="T23">!</text:span></text:span><text:span text:style-name="KeywordTok"><text:span text:style-name="T23">is.na</text:span></text:span><text:span text:style-name="NormalTok"><text:span text:style-name="T23">(nkill))</text:span></text:span><text:span text:style-name="T23"><text:line-break/></text:span><text:span text:style-name="NormalTok"><text:span text:style-name="T23">median_nkill &lt;-</text:span></text:span><text:span text:style-name="StringTok"><text:span text:style-name="T23"> </text:span></text:span><text:span text:style-name="KeywordTok"><text:span text:style-name="T23">median</text:span></text:span><text:span text:style-name="NormalTok"><text:span text:style-name="T23">(nkill_without_nulls</text:span></text:span><text:span text:style-name="OperatorTok"><text:span text:style-name="T23">$</text:span></text:span><text:span text:style-name="NormalTok"><text:span text:style-name="T23">nkill)</text:span></text:span><text:span text:style-name="T23"><text:line-break/></text:span><text:span text:style-name="NormalTok"><text:span text:style-name="T23">mydata</text:span></text:span><text:span text:style-name="OperatorTok"><text:span text:style-name="T23">$</text:span></text:span><text:span text:style-name="NormalTok"><text:span text:style-name="T23">nkill[</text:span></text:span><text:span text:style-name="KeywordTok"><text:span text:style-name="T23">which</text:span></text:span><text:span text:style-name="NormalTok"><text:span text:style-name="T23">(</text:span></text:span><text:span text:style-name="KeywordTok"><text:span text:style-name="T23">is.na</text:span></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NormalTok"><text:span text:style-name="T23">median_nkill</text:span></text:span></text:p>
      <text:p text:style-name="Standard"><text:soft-page-break/>Now we can see the result of the preprocess of this variable.</text:p>
      <text:p text:style-name="P37"><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0.0000 <text:s text:c="2"/>0.0000 <text:s text:c="2"/>0.0000 <text:s text:c="2"/>0.3491 <text:s text:c="2"/>0.0000 190.0000 </text:span></text:span></text:p>
      <text:p text:style-name="Heading_20_4">Variable nkillus</text:p>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killus)</text:span></text:span></text:p>
      <text:p text:style-name="P37"><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4309 <text:s text:c="2"/>0.0000 182.0000 <text:s text:c="5"/>953 </text:span></text:span></text:p>
      <text:p text:style-name="Standard"><text:span text:style-name="T39">Like </text:span>before, we substitute the <text:span text:style-name="T44">N</text:span>a<text:span text:style-name="T44">N</text:span> values with the median.</text:p>
      <text:p text:style-name="P37"><text:span text:style-name="NormalTok"><text:span text:style-name="T23">nkillus_without_nulls &lt;-</text:span></text:span><text:span text:style-name="StringTok"><text:span text:style-name="T23"> </text:span></text:span><text:span text:style-name="KeywordTok"><text:span text:style-name="T23">subset</text:span></text:span><text:span text:style-name="NormalTok"><text:span text:style-name="T23">(mydata, </text:span></text:span><text:span text:style-name="OperatorTok"><text:span text:style-name="T23">!</text:span></text:span><text:span text:style-name="KeywordTok"><text:span text:style-name="T23">is.na</text:span></text:span><text:span text:style-name="NormalTok"><text:span text:style-name="T23">(nkillus))</text:span></text:span><text:span text:style-name="T23"><text:line-break/></text:span><text:span text:style-name="NormalTok"><text:span text:style-name="T23">median_nkillus &lt;-</text:span></text:span><text:span text:style-name="StringTok"><text:span text:style-name="T23"> </text:span></text:span><text:span text:style-name="KeywordTok"><text:span text:style-name="T23">median</text:span></text:span><text:span text:style-name="NormalTok"><text:span text:style-name="T23">(nkillus_without_nulls</text:span></text:span><text:span text:style-name="OperatorTok"><text:span text:style-name="T23">$</text:span></text:span><text:span text:style-name="NormalTok"><text:span text:style-name="T23">nkillus)</text:span></text:span><text:span text:style-name="T23"><text:line-break/></text:span><text:span text:style-name="NormalTok"><text:span text:style-name="T23">mydata</text:span></text:span><text:span text:style-name="OperatorTok"><text:span text:style-name="T23">$</text:span></text:span><text:span text:style-name="NormalTok"><text:span text:style-name="T23">nkillus[</text:span></text:span><text:span text:style-name="KeywordTok"><text:span text:style-name="T23">which</text:span></text:span><text:span text:style-name="NormalTok"><text:span text:style-name="T23">(</text:span></text:span><text:span text:style-name="KeywordTok"><text:span text:style-name="T23">is.na</text:span></text:span><text:span text:style-name="NormalTok"><text:span text:style-name="T23">(mydata</text:span></text:span><text:span text:style-name="OperatorTok"><text:span text:style-name="T23">$</text:span></text:span><text:span text:style-name="NormalTok"><text:span text:style-name="T23">nkillus))] &lt;-</text:span></text:span><text:span text:style-name="StringTok"><text:span text:style-name="T23"> </text:span></text:span><text:span text:style-name="NormalTok"><text:span text:style-name="T23">median_nkillus</text:span></text:span></text:p>
      <text:p text:style-name="P21"><text:span text:style-name="T43">Now we can</text:span> see the result of the preprocess of this variable.</text:p>
      <text:p text:style-name="P37"><text:span text:style-name="Verbatim_20_Char"><text:span text:style-name="T23"><text:s text:c="4"/>Min. <text:s/>1st Qu. <text:s text:c="2"/>Median <text:s text:c="4"/>Mean <text:s/>3rd Qu. <text:s text:c="4"/>Max. </text:span></text:span><text:span text:style-name="T23"><text:line-break/></text:span><text:span text:style-name="Verbatim_20_Char"><text:span text:style-name="T23"> <text:s/>0.0000 <text:s text:c="2"/>0.0000 <text:s text:c="2"/>0.0000 <text:s text:c="2"/>0.2859 <text:s text:c="2"/>0.0000 182.0000 </text:span></text:span></text:p>
      <text:list xml:id="list223408281349631" text:continue-numbering="true" text:style-name="RTF_5f_Num_20_2">
        <text:list-item>
          <text:list>
            <text:list-item>
              <text:list>
                <text:list-item>
                  <text:list>
                    <text:list-item>
                      <text:p text:style-name="P52"><text:bookmark text:name="variable-nkillter"/>Variable nkillter</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killter)</text:span></text:span></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0361 <text:s/>0.0000 <text:s/>5.0000 <text:s text:c="3"/>1003 </text:span></text:span></text:p>
      <text:p text:style-name="Standard">There is nothing to change in this variable because the <text:span text:style-name="T39">amount</text:span> of null values is too huge and we don’t want to ris<text:span text:style-name="T44">k</text:span> <text:span text:style-name="T40">altering too much our results</text:span> by replac<text:span text:style-name="T44">ing</text:span> the<text:span text:style-name="T44">m</text:span> with median value, <text:span text:style-name="T45">since we already did that with the previous variable</text:span>.</text:p>
      <text:list xml:id="list223407457092394" text:continue-numbering="true" text:style-name="RTF_5f_Num_20_2">
        <text:list-item>
          <text:list>
            <text:list-item>
              <text:list>
                <text:list-item>
                  <text:list>
                    <text:list-item>
                      <text:p text:style-name="P52"><text:bookmark text:name="variable-nwound"/>Variable nwound</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text:span></text:span></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text:s/>0.000 <text:s text:c="2"/>0.000 <text:s text:c="2"/>0.000 <text:s text:c="2"/>1.555 <text:s text:c="2"/>0.000 851.000 <text:s text:c="5"/>93 </text:span></text:span></text:p>
      <text:p text:style-name="Standard">In this variable we decided not to change the NA values, because we do not have the reliable criteria to replace this values.</text:p>
      <text:p text:style-name="Standard"><text:span text:style-name="T40">However,</text:span> after analyzing the summary we were able to detect some outliers, so we will delete the outliers rows.</text:p>
      <text:p text:style-name="P37"><text:span text:style-name="NormalTok"><text:span text:style-name="T23">mydata &lt;-</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650</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751</text:span></text:span><text:span text:style-name="NormalTok"><text:span text:style-name="T23"> </text:span></text:span><text:span text:style-name="OperatorTok"><text:span text:style-name="T23">|</text:span></text:span><text:span text:style-name="StringTok"><text:span text:style-name="T23"> </text:span></text:span><text:span text:style-name="NormalTok"><text:span text:style-name="T23">mydata</text:span></text:span><text:span text:style-name="OperatorTok"><text:span text:style-name="T23">$</text:span></text:span><text:span text:style-name="NormalTok"><text:span text:style-name="T23">nwound</text:span></text:span><text:span text:style-name="OperatorTok"><text:span text:style-name="T23">==</text:span></text:span><text:span text:style-name="DecValTok"><text:span text:style-name="T23">851</text:span></text:span><text:span text:style-name="NormalTok"><text:span text:style-name="T23">),]</text:span></text:span></text:p>
      <text:p text:style-name="Standard">Now we can see the result of the preprocess of this variable.</text:p>
      <text:p text:style-name="P37"><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7337 <text:s text:c="2"/>0.0000 151.0000 <text:s text:c="6"/>93 </text:span></text:span></text:p>
      <text:list xml:id="list223407298785449" text:continue-numbering="true" text:style-name="RTF_5f_Num_20_2">
        <text:list-item>
          <text:list>
            <text:list-item>
              <text:list>
                <text:list-item>
                  <text:list>
                    <text:list-item>
                      <text:p text:style-name="P52"><text:bookmark text:name="variable-nwoundus"/>Variable nwoundus</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us)</text:span></text:span></text:p>
      <text:p text:style-name="P37"><text:span text:style-name="Verbatim_20_Char"><text:span text:style-name="T23"><text:s text:c="4"/>Min. <text:s/>1st Qu. <text:s text:c="2"/>Median <text:s text:c="4"/>Mean <text:s/>3rd Qu. <text:s text:c="4"/>Max. <text:s text:c="4"/>NA's </text:span></text:span><text:span text:style-name="T23"><text:line-break/></text:span><text:span text:style-name="Verbatim_20_Char"><text:span text:style-name="T23"> <text:s/>0.0000 <text:s text:c="2"/>0.0000 <text:s text:c="2"/>0.0000 <text:s text:c="2"/>0.6659 <text:s text:c="2"/>0.0000 151.0000 <text:s text:c="5"/>974 </text:span></text:span></text:p>
      <text:p text:style-name="Standard">There is nothing to do with the number of null values because there‘<text:span text:style-name="T45">s</text:span> a lot of them, <text:span text:style-name="T45">so</text:span> we decided <text:soft-page-break/>to leave this variable as it is now and treat the NA’s later i<text:span text:style-name="T40">f it ends up being necessary</text:span>.</text:p>
      <text:list xml:id="list223407733975199" text:continue-numbering="true" text:style-name="RTF_5f_Num_20_2">
        <text:list-item>
          <text:list>
            <text:list-item>
              <text:list>
                <text:list-item>
                  <text:list>
                    <text:list-item>
                      <text:p text:style-name="P52"><text:bookmark text:name="variable-nwoundte"/>Variable nwoundte</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nwoundte)</text:span></text:span></text:p>
      <text:p text:style-name="P37"><text:span text:style-name="Verbatim_20_Char"><text:span text:style-name="T23"><text:s text:c="3"/>Min. 1st Qu. <text:s/>Median <text:s text:c="3"/>Mean 3rd Qu. <text:s text:c="3"/>Max. <text:s text:c="3"/>NA's </text:span></text:span><text:span text:style-name="T23"><text:line-break/></text:span><text:span text:style-name="Verbatim_20_Char"><text:span text:style-name="T23"> 0.0000 <text:s/>0.0000 <text:s/>0.0000 <text:s/>0.0465 <text:s/>0.0000 36.0000 <text:s text:c="3"/>1025 </text:span></text:span></text:p>
      <text:p text:style-name="Standard">In this case it is the same as in the previous variable, so there is nothing to change in this variable because there are <text:span text:style-name="T45">too </text:span>many null values.</text:p>
      <text:list xml:id="list223409035761165" text:continue-numbering="true" text:style-name="RTF_5f_Num_20_2">
        <text:list-item>
          <text:list>
            <text:list-item>
              <text:list>
                <text:list-item>
                  <text:list>
                    <text:list-item>
                      <text:p text:style-name="P52"><text:bookmark text:name="variable-propvalue"/>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40">like</text:span> -99 and ’’. We will now change all these values to NA.</text:p>
      <text:p text:style-name="P37"><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Minor (likely &lt; $1 millio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propvalue[mydata</text:span></text:span><text:span text:style-name="OperatorTok"><text:span text:style-name="T23">$</text:span></text:span><text:span text:style-name="NormalTok"><text:span text:style-name="T23">propvalue </text:span></text:span><text:span text:style-name="OperatorTok"><text:span text:style-name="T23">==</text:span></text:span><text:span text:style-name="StringTok"><text:span text:style-name="T23"> 'Major (likely &gt;= $1 million but &lt; $1 billion)'</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 We will not substitu<text:span text:style-name="T45">t</text:span>e <text:span text:style-name="T40">t</text:span>he null values because there‘<text:span text:style-name="T45">s</text:span> a lot of them <text:span text:style-name="T41">respect</text:span> the total number of attacks.</text:p>
      <text:p text:style-name="P37"><text:span text:style-name="Verbatim_20_Char"><text:span text:style-name="T23"><text:s text:c="5"/>1000 <text:s text:c="5"/>5000 <text:s text:c="3"/>100000 <text:s text:c="5"/>2000 <text:s text:c="4"/>10000 <text:s text:c="5"/>3000 <text:s text:c="4"/>50000 </text:span></text:span><text:span text:style-name="T23"><text:line-break/></text:span><text:span text:style-name="Verbatim_20_Char"><text:span text:style-name="T23"> <text:s text:c="6"/>42 <text:s text:c="7"/>37 <text:s text:c="7"/>35 <text:s text:c="7"/>33 <text:s text:c="7"/>27 <text:s text:c="7"/>25 <text:s text:c="7"/>22 </text:span></text:span><text:span text:style-name="T23"><text:line-break/></text:span><text:span text:style-name="Verbatim_20_Char"><text:span text:style-name="T23"> <text:s text:c="4"/>2500 <text:s text:c="4"/>20000 <text:s text:c="4"/>25000 <text:s text:c="4"/>75000 <text:s text:c="3"/>500000 <text:s text:c="3"/>200000 <text:s text:c="4"/>30000 </text:span></text:span><text:span text:style-name="T23"><text:line-break/></text:span><text:span text:style-name="Verbatim_20_Char"><text:span text:style-name="T23"> <text:s text:c="6"/>19 <text:s text:c="7"/>18 <text:s text:c="7"/>18 <text:s text:c="7"/>18 <text:s text:c="7"/>17 <text:s text:c="7"/>15 <text:s text:c="7"/>15 </text:span></text:span><text:span text:style-name="T23"><text:line-break/></text:span><text:span text:style-name="Verbatim_20_Char"><text:span text:style-name="T23"> <text:s text:c="2"/>250000 <text:s text:c="6"/>500 <text:s text:c="4"/>15000 <text:s text:c="5"/>1500 <text:s text:c="4"/>40000 <text:s text:c="8"/>0 <text:s text:c="2"/>1000000 </text:span></text:span><text:span text:style-name="T23"><text:line-break/></text:span><text:span text:style-name="Verbatim_20_Char"><text:span text:style-name="T23"> <text:s text:c="6"/>12 <text:s text:c="7"/>12 <text:s text:c="7"/>11 <text:s text:c="8"/>9 <text:s text:c="8"/>9 <text:s text:c="8"/>8 <text:s text:c="8"/>8 </text:span></text:span><text:span text:style-name="T23"><text:line-break/></text:span><text:span text:style-name="Verbatim_20_Char"><text:span text:style-name="T23"> <text:s text:c="2"/>300000 <text:s text:c="4"/>60000 <text:s text:c="2"/>1500000 <text:s text:c="6"/>400 <text:s text:c="5"/>4000 <text:s text:c="4"/>70000 <text:s text:c="3"/>150000 </text:span></text:span><text:span text:style-name="T23"><text:line-break/></text:span><text:span text:style-name="Verbatim_20_Char"><text:span text:style-name="T23"> <text:s text:c="7"/>8 <text:s text:c="8"/>7 <text:s text:c="8"/>6 <text:s text:c="8"/>6 <text:s text:c="8"/>6 <text:s text:c="8"/>6 <text:s text:c="8"/>5 </text:span></text:span><text:span text:style-name="T23"><text:line-break/></text:span><text:span text:style-name="Verbatim_20_Char"><text:span text:style-name="T23"> <text:s text:c="5"/>200 <text:s text:c="4"/>90000 <text:s text:c="6"/>100 <text:s text:c="4"/>17000 <text:s text:c="2"/>2000000 <text:s text:c="2"/>2500000 <text:s text:c="4"/>35000 </text:span></text:span><text:span text:style-name="T23"><text:line-break/></text:span><text:span text:style-name="Verbatim_20_Char"><text:span text:style-name="T23"> <text:s text:c="7"/>5 <text:s text:c="8"/>5 <text:s text:c="8"/>4 <text:s text:c="8"/>4 <text:s text:c="8"/>4 <text:s text:c="8"/>4 <text:s text:c="8"/>4 </text:span></text:span><text:span text:style-name="T23"><text:line-break/></text:span><text:span text:style-name="Verbatim_20_Char"><text:span text:style-name="T23"> <text:s text:c="4"/>6000 <text:s text:c="5"/>8000 <text:s text:c="6"/>300 <text:s text:c="6"/>333 <text:s text:c="3"/>333333 <text:s text:c="3"/>400000 <text:s text:c="7"/>50 </text:span></text:span><text:span text:style-name="T23"><text:line-break/></text:span><text:span text:style-name="Verbatim_20_Char"><text:span text:style-name="T23"> <text:s text:c="7"/>4 <text:s text:c="8"/>4 <text:s text:c="8"/>3 <text:s text:c="8"/>3 <text:s text:c="8"/>3 <text:s text:c="8"/>3 <text:s text:c="8"/>3 </text:span></text:span><text:span text:style-name="T23"><text:line-break/></text:span><text:span text:style-name="Verbatim_20_Char"><text:span text:style-name="T23"> <text:s text:c="2"/>600000 <text:s text:c="6"/>700 <text:s text:c="5"/>7000 <text:s text:c="3"/>700000 <text:s text:c="4"/>80000 <text:s text:c="5"/>9000 <text:s text:c="3"/>105000 </text:span></text:span><text:span text:style-name="T23"><text:line-break/></text:span><text:span text:style-name="Verbatim_20_Char"><text:span text:style-name="T23"> <text:s text:c="7"/>3 <text:s text:c="8"/>3 <text:s text:c="8"/>3 <text:s text:c="8"/>3 <text:s text:c="8"/>3 <text:s text:c="8"/>3 <text:s text:c="8"/>2 </text:span></text:span><text:span text:style-name="T23"><text:line-break/></text:span><text:span text:style-name="Verbatim_20_Char"><text:span text:style-name="T23"> <text:s text:c="3"/>11000 <text:s text:c="4"/>12000 <text:s text:c="3"/>125000 <text:s text:c="3"/>135000 <text:s text:c="6"/>150 <text:s text:c="5"/>1600 <text:s text:c="3"/>175000 </text:span></text:span><text:span text:style-name="T23"><text:line-break/></text:span><text:span text:style-name="Verbatim_20_Char"><text:span text:style-name="T23"> <text:s text:c="7"/>2 <text:s text:c="8"/>2 <text:s text:c="8"/>2 <text:s text:c="8"/>2 <text:s text:c="8"/>2 <text:s text:c="8"/>2 <text:s text:c="8"/>2 </text:span></text:span><text:span text:style-name="T23"><text:line-break/></text:span><text:span text:style-name="Verbatim_20_Char"><text:span text:style-name="T23"> <text:s text:c="3"/>18000 <text:s text:c="6"/>250 <text:s text:c="4"/>26000 <text:s text:c="4"/>29000 <text:s text:c="2"/>3000000 <text:s text:c="3"/>350000 <text:s text:c="3"/>450000 </text:span></text:span><text:span text:style-name="T23"><text:line-break/></text:span><text:span text:style-name="Verbatim_20_Char"><text:span text:style-name="T23"> <text:s text:c="7"/>2 <text:s text:c="8"/>2 <text:s text:c="8"/>2 <text:s text:c="8"/>2 <text:s text:c="8"/>2 <text:s text:c="8"/>2 <text:s text:c="8"/>2 </text:span></text:span><text:span text:style-name="T23"><text:line-break/></text:span><text:span text:style-name="Verbatim_20_Char"><text:span text:style-name="T23"> <text:s/>5000000 <text:s text:c="5"/>5500 <text:s text:c="4"/>65000 <text:s text:c="5"/>7500 <text:s text:c="4"/>82000 100000000 <text:s text:c="2"/>1041696 </text:span></text:span><text:span text:style-name="T23"><text:line-break/></text:span><text:span text:style-name="Verbatim_20_Char"><text:span text:style-name="T23"> <text:s text:c="7"/>2 <text:s text:c="8"/>2 <text:s text:c="8"/>2 <text:s text:c="8"/>2 <text:s text:c="8"/>2 <text:s text:c="8"/>1 <text:s text:c="8"/>1 </text:span></text:span><text:span text:style-name="T23"><text:line-break/></text:span><text:span text:style-name="Verbatim_20_Char"><text:span text:style-name="T23"> <text:s text:c="2"/>110000 <text:s text:c="3"/>118000 <text:s text:c="4"/>11890 <text:s text:c="2"/>1200000 <text:s text:c="2"/>1211388 <text:s text:c="3"/>122000 <text:s text:c="3"/>126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4"/>1300 <text:s text:c="4"/>13000 <text:s/>13000000 <text:s text:c="6"/>135 <text:s text:c="4"/>13500 <text:s text:c="4"/>13800 <text:s text:c="3"/>153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2"/>162500 <text:s text:c="4"/>16606 <text:s text:c="2"/>1689593 <text:s text:c="5"/>1750 <text:s text:c="5"/>1800 <text:s text:c="3"/>180000 <text:s text:c="2"/>18300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 text:c="2"/>187500 <text:s text:c="5"/>1900 <text:s/>20000000 <text:s text:c="3"/>207497 <text:s text:c="3"/>210000 <text:s text:c="4"/>21500 <text:s text:c="5"/>2200 </text:span></text:span><text:span text:style-name="T23"><text:line-break/></text:span><text:span text:style-name="Verbatim_20_Char"><text:span text:style-name="T23"> <text:s text:c="7"/>1 <text:s text:c="8"/>1 <text:s text:c="8"/>1 <text:s text:c="8"/>1 <text:s text:c="8"/>1 <text:s text:c="8"/>1 <text:s text:c="8"/>1 </text:span></text:span><text:span text:style-name="T23"><text:line-break/></text:span><text:span text:style-name="Verbatim_20_Char"><text:span text:style-name="T23"> <text:s/>(Other) <text:s text:c="5"/>NA's </text:span></text:span><text:span text:style-name="T23"><text:line-break/></text:span><text:soft-page-break/><text:span text:style-name="Verbatim_20_Char"><text:span text:style-name="T23"> <text:s text:c="6"/>65 <text:s text:c="5"/>2170 </text:span></text:span></text:p>
      <text:list xml:id="list223408459748024" text:continue-numbering="true" text:style-name="RTF_5f_Num_20_2">
        <text:list-item>
          <text:list>
            <text:list-item>
              <text:list>
                <text:list-item>
                  <text:list>
                    <text:list-item>
                      <text:p text:style-name="P52"><text:bookmark text:name="variable-int_ideo"/>Variable INT_IDEO</text:p>
                    </text:list-item>
                  </text:list>
                </text:list-item>
              </text:list>
            </text:list-item>
          </text:list>
        </text:list-item>
      </text:list>
      <text:p text:style-name="Standard">We can see that there are some values that make no sense, <text:span text:style-name="T46">like</text:span> <text:span text:style-name="T46">all </text:span>the different sentences. We also have some missing values <text:span text:style-name="T46">like</text:span> -9. We will now change all these values to NA.</text:p>
      <text:p text:style-name="P37"><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 revolutionary cells says it left the device at Shaklee in Pleasanton and threatens more violence,</text:span></text:span><text:span text:style-name="CharTok"><text:span text:style-name="T23">\\</text:span></text:span><text:span text:style-name="StringTok"><text:span text:style-name="T23">" Contra Costa Times October, 1 2003."'</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Anti-Abortion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Brent L. Smith and Kelly R. Damphousse, </text:span></text:span><text:span text:style-name="CharTok"><text:span text:style-name="T23">\\</text:span></text:span><text:span text:style-name="StringTok"><text:span text:style-name="T23"> Patterns of precursor behaviors in the life span of a U.S. environmental terrorist group,</text:span></text:span><text:span text:style-name="CharTok"><text:span text:style-name="T23">\\</text:span></text:span><text:span text:style-name="StringTok"><text:span text:style-name="T23">" Criminology &amp; Public Policy, Volume 8, Issue 3, 200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CETI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Eco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FBI, </text:span></text:span><text:span text:style-name="CharTok"><text:span text:style-name="T23">\\</text:span></text:span><text:span text:style-name="StringTok"><text:span text:style-name="T23">Terrorism in the United States: 1999,</text:span></text:span><text:span text:style-name="CharTok"><text:span text:style-name="T23">\\</text:span></text:span><text:span text:style-name="StringTok"><text:span text:style-name="T23">" Counterterrosism Threat Assessment and Warning Unit, Counterterrorism Division, FBI, DOJ, 1998."'</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FBI, </text:span></text:span><text:span text:style-name="CharTok"><text:span text:style-name="T23">\\</text:span></text:span><text:span text:style-name="StringTok"><text:span text:style-name="T23">Terrorism in the United States: 1999,</text:span></text:span><text:span text:style-name="CharTok"><text:span text:style-name="T23">\\</text:span></text:span><text:span text:style-name="StringTok"><text:span text:style-name="T23">" Counterterrosism Threat Assessment and Warning Unit, Counterterrorism Division, FBI, DOJ, 19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Hewitt Project'</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START Primary Collectio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text:span></text:span><text:span text:style-name="OperatorTok"><text:span text:style-name="T23">==</text:span></text:span><text:span text:style-name="StringTok"><text:span text:style-name="T23"> 'UMD Miscellaneous'</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text:p>
      <text:p text:style-name="P37"><text:span text:style-name="Verbatim_20_Char"><text:span text:style-name="T23"><text:s text:c="3"/>0 <text:s text:c="3"/>1 NA's </text:span></text:span><text:span text:style-name="T23"><text:line-break/></text:span><text:span text:style-name="Verbatim_20_Char"><text:span text:style-name="T23"> 888 <text:s/>433 1509 </text:span></text:span></text:p>
      <text:list xml:id="list223407951842007" text:continue-numbering="true" text:style-name="RTF_5f_Num_20_2">
        <text:list-item>
          <text:list>
            <text:list-item>
              <text:list>
                <text:list-item>
                  <text:list>
                    <text:list-item>
                      <text:p text:style-name="P52"><text:bookmark text:name="variable-int_misc"/>Variable INT_MISC</text:p>
                    </text:list-item>
                  </text:list>
                </text:list-item>
              </text:list>
            </text:list-item>
          </text:list>
        </text:list-item>
      </text:list>
      <text:p text:style-name="P22"><text:span text:style-name="T46">Again, w</text:span>e can see that there are some values that make no sense, <text:span text:style-name="T46">like</text:span> <text:span text:style-name="T46">all </text:span>the different sentences. We also have some missing values <text:span text:style-name="T41">like</text:span> -9. We will now change all these values to NA.</text:p>
      <text:p text:style-name="P37"><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CETIS'</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Eco Project 2010'</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Eric Collins, </text:span></text:span><text:span text:style-name="CharTok"><text:span text:style-name="T23">\\</text:span></text:span><text:span text:style-name="StringTok"><text:span text:style-name="T23">Animal Rights Group Says It Started Fire at Oregon Meat Plant,</text:span></text:span><text:span text:style-name="CharTok"><text:span text:style-name="T23">\\</text:span></text:span><text:span text:style-name="StringTok"><text:span text:style-name="T23">" The Register Guard, June 1, 1999."'</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INT_MISC[mydata</text:span></text:span><text:span text:style-name="OperatorTok"><text:span text:style-name="T23">$</text:span></text:span><text:span text:style-name="NormalTok"><text:span text:style-name="T23">INT_MISC </text:span></text:span><text:span text:style-name="OperatorTok"><text:span text:style-name="T23">==</text:span></text:span><text:span text:style-name="StringTok"><text:span text:style-name="T23"> 'Legal Affairs Editors, </text:span></text:span><text:span text:style-name="CharTok"><text:span text:style-name="T23">\\</text:span></text:span><text:span text:style-name="StringTok"><text:span text:style-name="T23">Animal Liberation Front and Earth Liberation Front Members Sentenced in Oregon for Acts of Eco-Terrorism in Five Western States,</text:span></text:span><text:span text:style-name="CharTok"><text:span text:style-name="T23">\\</text:span></text:span><text:span text:style-name="StringTok"><text:span text:style-name="T23">" PR Newswire Association LLC, <text:s/>Public Interest Services, June 5, 2007."'</text:span></text:span><text:span text:style-name="NormalTok"><text:span text:style-name="T23">] &lt;-</text:span></text:span><text:span text:style-name="StringTok"><text:span text:style-name="T23"> </text:span></text:span><text:span text:style-name="OtherTok"><text:span text:style-name="T23">NA</text:span></text:span></text:p>
      <text:p text:style-name="Standard">Now we can see the result of the preprocess of this variable.</text:p>
      <text:p text:style-name="P37"><text:span text:style-name="Verbatim_20_Char"><text:span text:style-name="T23"><text:s text:c="3"/>0 <text:s text:c="3"/>1 NA's </text:span></text:span><text:span text:style-name="T23"><text:line-break/></text:span><text:span text:style-name="Verbatim_20_Char"><text:span text:style-name="T23">2306 <text:s/>320 <text:s/>204 </text:span></text:span></text:p>
      <text:list xml:id="list223408335322189" text:continue-numbering="true" text:style-name="RTF_5f_Num_20_2">
        <text:list-item>
          <text:list>
            <text:list-item>
              <text:list>
                <text:list-item>
                  <text:list>
                    <text:list-item>
                      <text:p text:style-name="P52"><text:bookmark text:name="variable-president_party"/>Variable president_party</text:p>
                    </text:list-item>
                  </text:list>
                </text:list-item>
              </text:list>
            </text:list-item>
          </text:list>
        </text:list-item>
      </text:list>
      <text:p text:style-name="P37"><text:span text:style-name="KeywordTok"><text:span text:style-name="T23">summary</text:span></text:span><text:span text:style-name="NormalTok"><text:span text:style-name="T23">(mydata</text:span></text:span><text:span text:style-name="OperatorTok"><text:span text:style-name="T23">$</text:span></text:span><text:span text:style-name="NormalTok"><text:span text:style-name="T23">president_party)</text:span></text:span></text:p>
      <text:p text:style-name="P37"><text:span text:style-name="Verbatim_20_Char"><text:span text:style-name="T23">Democratic Republican <text:s text:c="6"/>NA's </text:span></text:span><text:span text:style-name="T23"><text:line-break/></text:span><text:span text:style-name="Verbatim_20_Char"><text:span text:style-name="T23"> <text:s text:c="6"/>842 <text:s text:c="6"/>1895 <text:s text:c="8"/>93 </text:span></text:span></text:p>
      <text:p text:style-name="Standard"><text:soft-page-break/>In this case <text:span text:style-name="T41">this is</text:span> a<text:span text:style-name="T46">n additional</text:span> variable that we add<text:span text:style-name="T46">ed</text:span> to the dataset, so we consider <text:span text:style-name="T46">that </text:span>there is nothing <text:span text:style-name="T46">wrong that we should fix with</text:span> this variable.</text:p>
      <text:list xml:id="list223407579900941" text:continue-numbering="true" text:style-name="RTF_5f_Num_20_2">
        <text:list-item>
          <text:list>
            <text:list-item>
              <text:list>
                <text:list-item>
                  <text:list>
                    <text:list-item>
                      <text:p text:style-name="P52"><text:bookmark text:name="variable-state_governor_party"/>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text:span text:style-name="T46">like</text:span> Na<text:span text:style-name="T46">N</text:span> that we will change into NA.</text:p>
      <text:p text:style-name="P37"><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Nan'</text:span></text:span><text:span text:style-name="NormalTok"><text:span text:style-name="T23">] &lt;-</text:span></text:span><text:span text:style-name="StringTok"><text:span text:style-name="T23"> </text:span></text:span><text:span text:style-name="OtherTok"><text:span text:style-name="T23">NA</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Democratic'</text:span></text:span><text:span text:style-name="NormalTok"><text:span text:style-name="T23">] &lt;-</text:span></text:span><text:span text:style-name="StringTok"><text:span text:style-name="T23"> 'Democrat'</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mydata</text:span></text:span><text:span text:style-name="OperatorTok"><text:span text:style-name="T23">$</text:span></text:span><text:span text:style-name="NormalTok"><text:span text:style-name="T23">state_governor_party </text:span></text:span><text:span text:style-name="OperatorTok"><text:span text:style-name="T23">==</text:span></text:span><text:span text:style-name="StringTok"><text:span text:style-name="T23"> 'Domecratic-Farmer-Labor'</text:span></text:span><text:span text:style-name="NormalTok"><text:span text:style-name="T23">] &lt;-</text:span></text:span><text:span text:style-name="StringTok"><text:span text:style-name="T23"> 'Democratic-Farmer-Labor'</text:span></text:span></text:p>
      <text:p text:style-name="Standard">Now we can see the result of the preprocess of this variable.</text:p>
      <text:p text:style-name="P37"><text:span text:style-name="Verbatim_20_Char"><text:span text:style-name="T23"><text:s text:c="34"/>Democrat </text:span></text:span><text:span text:style-name="T23"><text:line-break/></text:span><text:span text:style-name="Verbatim_20_Char"><text:span text:style-name="T23"> <text:s text:c="37"/>1019 </text:span></text:span><text:span text:style-name="T23"><text:line-break/></text:span><text:span text:style-name="Verbatim_20_Char"><text:span text:style-name="T23"> <text:s text:c="20"/>Democrat, Independent </text:span></text:span><text:span text:style-name="T23"><text:line-break/></text:span><text:span text:style-name="Verbatim_20_Char"><text:span text:style-name="T23"> <text:s text:c="40"/>1 </text:span></text:span><text:span text:style-name="T23"><text:line-break/></text:span><text:span text:style-name="Verbatim_20_Char"><text:span text:style-name="T23"> <text:s text:c="21"/>Democrat, Republican </text:span></text:span><text:span text:style-name="T23"><text:line-break/></text:span><text:span text:style-name="Verbatim_20_Char"><text:span text:style-name="T23"> <text:s text:c="38"/>302 </text:span></text:span><text:span text:style-name="T23"><text:line-break/></text:span><text:span text:style-name="Verbatim_20_Char"><text:span text:style-name="T23"> <text:s text:c="18"/>Democratic-Farmer-Labor </text:span></text:span><text:span text:style-name="T23"><text:line-break/></text:span><text:span text:style-name="Verbatim_20_Char"><text:span text:style-name="T23"> <text:s text:c="40"/>8 </text:span></text:span><text:span text:style-name="T23"><text:line-break/></text:span><text:span text:style-name="Verbatim_20_Char"><text:span text:style-name="T23"> <text:s text:c="13"/>Minnesota Independence Party </text:span></text:span><text:span text:style-name="T23"><text:line-break/></text:span><text:span text:style-name="Verbatim_20_Char"><text:span text:style-name="T23"> <text:s text:c="40"/>3 </text:span></text:span><text:span text:style-name="T23"><text:line-break/></text:span><text:span text:style-name="Verbatim_20_Char"><text:span text:style-name="T23"> <text:s text:c="20"/>New Progressive Party </text:span></text:span><text:span text:style-name="T23"><text:line-break/></text:span><text:span text:style-name="Verbatim_20_Char"><text:span text:style-name="T23"> <text:s text:c="38"/>147 </text:span></text:span><text:span text:style-name="T23"><text:line-break/></text:span><text:span text:style-name="Verbatim_20_Char"><text:span text:style-name="T23">New Progressive Party of Puerto Rico (PNP) </text:span></text:span><text:span text:style-name="T23"><text:line-break/></text:span><text:span text:style-name="Verbatim_20_Char"><text:span text:style-name="T23"> <text:s text:c="40"/>1 </text:span></text:span><text:span text:style-name="T23"><text:line-break/></text:span><text:span text:style-name="Verbatim_20_Char"><text:span text:style-name="T23"> <text:s text:c="17"/>Popular Democratic Party </text:span></text:span><text:span text:style-name="T23"><text:line-break/></text:span><text:span text:style-name="Verbatim_20_Char"><text:span text:style-name="T23"> <text:s text:c="39"/>78 </text:span></text:span><text:span text:style-name="T23"><text:line-break/></text:span><text:span text:style-name="Verbatim_20_Char"><text:span text:style-name="T23"> <text:s text:c="31"/>Republican </text:span></text:span><text:span text:style-name="T23"><text:line-break/></text:span><text:span text:style-name="Verbatim_20_Char"><text:span text:style-name="T23"> <text:s text:c="38"/>959 </text:span></text:span><text:span text:style-name="T23"><text:line-break/></text:span><text:span text:style-name="Verbatim_20_Char"><text:span text:style-name="T23"> <text:s text:c="37"/>NA's </text:span></text:span><text:span text:style-name="T23"><text:line-break/></text:span><text:span text:style-name="Verbatim_20_Char"><text:span text:style-name="T23"> <text:s text:c="38"/>312 </text:span></text:span></text:p>
      <text:list xml:id="list223408097973377" text:continue-numbering="true" text:style-name="RTF_5f_Num_20_2">
        <text:list-item>
          <text:list>
            <text:list-item>
              <text:list>
                <text:list-item>
                  <text:list>
                    <text:list-item>
                      <text:p text:style-name="P52"><text:bookmark text:name="variable-date"/>Variable date</text:p>
                    </text:list-item>
                  </text:list>
                </text:list-item>
              </text:list>
            </text:list-item>
          </text:list>
        </text:list-item>
      </text:list>
      <text:p text:style-name="Standard">We create a sorted subset to see <text:span text:style-name="T46">more </text:span>clearly if all the date values are correct <text:span text:style-name="T46">or not</text:span>.</text:p>
      <text:p text:style-name="P37"><text:span text:style-name="NormalTok"><text:span text:style-name="T23">dateSubset &lt;-</text:span></text:span><text:span text:style-name="StringTok"><text:span text:style-name="T23"> </text:span></text:span><text:span text:style-name="NormalTok"><text:span text:style-name="T23">mydata[</text:span></text:span><text:span text:style-name="KeywordTok"><text:span text:style-name="T23">c</text:span></text:span><text:span text:style-name="NormalTok"><text:span text:style-name="T23">(</text:span></text:span><text:span text:style-name="StringTok"><text:span text:style-name="T23">'id'</text:span></text:span><text:span text:style-name="NormalTok"><text:span text:style-name="T23">,</text:span></text:span><text:span text:style-name="StringTok"><text:span text:style-name="T23">'date'</text:span></text:span><text:span text:style-name="NormalTok"><text:span text:style-name="T23">)]</text:span></text:span><text:span text:style-name="T23"><text:line-break/></text:span><text:span text:style-name="NormalTok"><text:span text:style-name="T23">dateSubset[</text:span></text:span><text:span text:style-name="KeywordTok"><text:span text:style-name="T23">order</text:span></text:span><text:span text:style-name="NormalTok"><text:span text:style-name="T23">(dateSubset</text:span></text:span><text:span text:style-name="OperatorTok"><text:span text:style-name="T23">$</text:span></text:span><text:span text:style-name="NormalTok"><text:span text:style-name="T23">date),]</text:span></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37"><text:span text:style-name="NormalTok"><text:span text:style-name="T23">mydata</text:span></text:span><text:span text:style-name="OperatorTok"><text:span text:style-name="T23">$</text:span></text:span><text:span text:style-name="NormalTok"><text:span text:style-name="T23">date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date)</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81'</text:span></text:span><text:span text:style-name="NormalTok"><text:span text:style-name="T23">)] &lt;-</text:span></text:span><text:span text:style-name="StringTok"><text:span text:style-name="T23"> '1-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89'</text:span></text:span><text:span text:style-name="NormalTok"><text:span text:style-name="T23">)] &lt;-</text:span></text:span><text:span text:style-name="StringTok"><text:span text:style-name="T23"> '1-1-198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94'</text:span></text:span><text:span text:style-name="NormalTok"><text:span text:style-name="T23">)] &lt;-</text:span></text:span><text:span text:style-name="StringTok"><text:span text:style-name="T23"> '1-1-1994'</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1995'</text:span></text:span><text:span text:style-name="NormalTok"><text:span text:style-name="T23">)] &lt;-</text:span></text:span><text:span text:style-name="StringTok"><text:span text:style-name="T23"> '1-1-1995'</text:span></text:span><text:span text:style-name="T23"><text:line-break/></text:span><text:soft-page-break/><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2-0-1978'</text:span></text:span><text:span text:style-name="NormalTok"><text:span text:style-name="T23">)] &lt;-</text:span></text:span><text:span text:style-name="StringTok"><text:span text:style-name="T23"> '2-1-1978'</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3-0-1972'</text:span></text:span><text:span text:style-name="NormalTok"><text:span text:style-name="T23">)] &lt;-</text:span></text:span><text:span text:style-name="StringTok"><text:span text:style-name="T23"> '3-1-1972'</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3-0-1974'</text:span></text:span><text:span text:style-name="NormalTok"><text:span text:style-name="T23">)] &lt;-</text:span></text:span><text:span text:style-name="StringTok"><text:span text:style-name="T23"> '3-1-1974'</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70'</text:span></text:span><text:span text:style-name="NormalTok"><text:span text:style-name="T23">)] &lt;-</text:span></text:span><text:span text:style-name="StringTok"><text:span text:style-name="T23"> '5-1-197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80'</text:span></text:span><text:span text:style-name="NormalTok"><text:span text:style-name="T23">)] &lt;-</text:span></text:span><text:span text:style-name="StringTok"><text:span text:style-name="T23"> '5-1-198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5-0-1999'</text:span></text:span><text:span text:style-name="NormalTok"><text:span text:style-name="T23">)] &lt;-</text:span></text:span><text:span text:style-name="StringTok"><text:span text:style-name="T23"> '5-1-199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6-0-1998'</text:span></text:span><text:span text:style-name="NormalTok"><text:span text:style-name="T23">)] &lt;-</text:span></text:span><text:span text:style-name="StringTok"><text:span text:style-name="T23"> '6-1-1998'</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7-0-1970'</text:span></text:span><text:span text:style-name="NormalTok"><text:span text:style-name="T23">)] &lt;-</text:span></text:span><text:span text:style-name="StringTok"><text:span text:style-name="T23"> '7-1-197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7-0-1971'</text:span></text:span><text:span text:style-name="NormalTok"><text:span text:style-name="T23">)] &lt;-</text:span></text:span><text:span text:style-name="StringTok"><text:span text:style-name="T23"> '7-1-197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8-0-1987'</text:span></text:span><text:span text:style-name="NormalTok"><text:span text:style-name="T23">)] &lt;-</text:span></text:span><text:span text:style-name="StringTok"><text:span text:style-name="T23"> '8-1-1987'</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8-0-1999'</text:span></text:span><text:span text:style-name="NormalTok"><text:span text:style-name="T23">)] &lt;-</text:span></text:span><text:span text:style-name="StringTok"><text:span text:style-name="T23"> '8-1-1999'</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9-0-1981'</text:span></text:span><text:span text:style-name="NormalTok"><text:span text:style-name="T23">)] &lt;-</text:span></text:span><text:span text:style-name="StringTok"><text:span text:style-name="T23"> '9-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9-0-2005'</text:span></text:span><text:span text:style-name="NormalTok"><text:span text:style-name="T23">)] &lt;-</text:span></text:span><text:span text:style-name="StringTok"><text:span text:style-name="T23"> '9-1-2005'</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0-1981'</text:span></text:span><text:span text:style-name="NormalTok"><text:span text:style-name="T23">)] &lt;-</text:span></text:span><text:span text:style-name="StringTok"><text:span text:style-name="T23"> '10-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0-0-2010'</text:span></text:span><text:span text:style-name="NormalTok"><text:span text:style-name="T23">)] &lt;-</text:span></text:span><text:span text:style-name="StringTok"><text:span text:style-name="T23"> '10-1-201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1977'</text:span></text:span><text:span text:style-name="NormalTok"><text:span text:style-name="T23">)] &lt;-</text:span></text:span><text:span text:style-name="StringTok"><text:span text:style-name="T23"> '11-1-1977'</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1990'</text:span></text:span><text:span text:style-name="NormalTok"><text:span text:style-name="T23">)] &lt;-</text:span></text:span><text:span text:style-name="StringTok"><text:span text:style-name="T23"> '11-1-199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1-0-2010'</text:span></text:span><text:span text:style-name="NormalTok"><text:span text:style-name="T23">)] &lt;-</text:span></text:span><text:span text:style-name="StringTok"><text:span text:style-name="T23"> '11-1-2010'</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2-0-1981'</text:span></text:span><text:span text:style-name="NormalTok"><text:span text:style-name="T23">)] &lt;-</text:span></text:span><text:span text:style-name="StringTok"><text:span text:style-name="T23"> '12-1-1981'</text:span></text:span><text:span text:style-name="T23"><text:line-break/></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which</text:span></text:span><text:span text:style-name="NormalTok"><text:span text:style-name="T23">(mydata</text:span></text:span><text:span text:style-name="OperatorTok"><text:span text:style-name="T23">$</text:span></text:span><text:span text:style-name="NormalTok"><text:span text:style-name="T23">date </text:span></text:span><text:span text:style-name="OperatorTok"><text:span text:style-name="T23">==</text:span></text:span><text:span text:style-name="StringTok"><text:span text:style-name="T23"> '12-0-1992'</text:span></text:span><text:span text:style-name="NormalTok"><text:span text:style-name="T23">)] &lt;-</text:span></text:span><text:span text:style-name="StringTok"><text:span text:style-name="T23"> '12-1-1992'</text:span></text:span></text:p>
      <text:h text:style-name="Heading_20_3" text:outline-level="3"><text:bookmark text:name="delete-rows-with-lots-of-null-values"/>Delet<text:span text:style-name="T48">ing</text:span> rows with lots of null values</text:h>
      <text:p text:style-name="Standard">After doing all these preprocessing steps for each variable, we have decided that we might be interested in deleting the rows that have a number of nulls per columns that exceed a <text:span text:style-name="T46">certain </text:span>limit, <text:span text:style-name="T46">established by ourselves</text:span>. <text:span text:style-name="T41">We did</text:span> th<text:span text:style-name="T46">at</text:span> <text:span text:style-name="T41">by applying the steps we explain in this section</text:span>, but <text:span text:style-name="T41">after</text:span> trying to establish different limits we <text:span text:style-name="T46">ended up seeing </text:span>that the dataset was reduced considerably, <text:span text:style-name="T46">losing many more rows than we expected</text:span>, therefore we have decided to neutralize this step <text:span text:style-name="T47">and only delete the rows that have all their columns equal to NaN.</text:span></text:p>
      <text:p text:style-name="Standard">We have done <text:span text:style-name="T42">it</text:span> this way, because it is always possible to delete things later, but it would be difficult to recover them if necessary.</text:p>
      <text:p text:style-name="Standard">So first, we count the number of nulls in each row.</text:p>
      <text:p text:style-name="P37"><text:span text:style-name="NormalTok"><text:span text:style-name="T23">na_count &lt;-</text:span></text:span><text:span text:style-name="StringTok"><text:span text:style-name="T23"> </text:span></text:span><text:span text:style-name="KeywordTok"><text:span text:style-name="T23">apply</text:span></text:span><text:span text:style-name="NormalTok"><text:span text:style-name="T23">(mydata, </text:span></text:span><text:span text:style-name="DecValTok"><text:span text:style-name="T23">1</text:span></text:span><text:span text:style-name="NormalTok"><text:span text:style-name="T23">, </text:span></text:span><text:span text:style-name="ControlFlowTok"><text:span text:style-name="T23">function</text:span></text:span><text:span text:style-name="NormalTok"><text:span text:style-name="T23">(x) </text:span></text:span><text:span text:style-name="KeywordTok"><text:span text:style-name="T23">sum</text:span></text:span><text:span text:style-name="NormalTok"><text:span text:style-name="T23">(</text:span></text:span><text:span text:style-name="KeywordTok"><text:span text:style-name="T23">is.na</text:span></text:span><text:span text:style-name="NormalTok"><text:span text:style-name="T23">(x)))</text:span></text:span><text:span text:style-name="T23"><text:line-break/></text:span><text:span text:style-name="KeywordTok"><text:span text:style-name="T23">summary</text:span></text:span><text:span text:style-name="NormalTok"><text:span text:style-name="T23">(na_count)</text:span></text:span></text:p>
      <text:p text:style-name="P37"><text:span text:style-name="Verbatim_20_Char"><text:span text:style-name="T23"><text:s text:c="3"/>Min. 1st Qu. <text:s/>Median <text:s text:c="3"/>Mean 3rd Qu. <text:s text:c="3"/>Max. </text:span></text:span><text:span text:style-name="T23"><text:line-break/></text:span><text:span text:style-name="Verbatim_20_Char"><text:span text:style-name="T23"> <text:s/>0.000 <text:s text:c="2"/>3.000 <text:s text:c="2"/>5.000 <text:s text:c="2"/>6.033 <text:s text:c="2"/>8.000 <text:s/>28.000 </text:span></text:span></text:p>
      <text:p text:style-name="Standard">We delete all rows with all the columns equal to Na<text:span text:style-name="T47">N</text:span>.</text:p>
      <text:p text:style-name="P37"><text:span text:style-name="NormalTok"><text:span text:style-name="T23">mydata</text:span></text:span><text:span text:style-name="OperatorTok"><text:span text:style-name="T23">$</text:span></text:span><text:span text:style-name="NormalTok"><text:span text:style-name="T23">na_count =</text:span></text:span><text:span text:style-name="StringTok"><text:span text:style-name="T23"> </text:span></text:span><text:span text:style-name="NormalTok"><text:span text:style-name="T23">na_count</text:span></text:span><text:span text:style-name="T23"><text:line-break/></text:span><text:span text:style-name="NormalTok"><text:span text:style-name="T23">mydata&lt;-mydata[</text:span></text:span><text:span text:style-name="OperatorTok"><text:span text:style-name="T23">!</text:span></text:span><text:span text:style-name="NormalTok"><text:span text:style-name="T23">(mydata</text:span></text:span><text:span text:style-name="OperatorTok"><text:span text:style-name="T23">$</text:span></text:span><text:span text:style-name="NormalTok"><text:span text:style-name="T23">na_count</text:span></text:span><text:span text:style-name="OperatorTok"><text:span text:style-name="T23">&gt;</text:span></text:span><text:span text:style-name="DecValTok"><text:span text:style-name="T23">27</text:span></text:span><text:span text:style-name="NormalTok"><text:span text:style-name="T23">),]</text:span></text:span></text:p>
      <text:p text:style-name="P21"><text:span text:style-name="T43">Now we can</text:span> see the result of our preprocess. The final dataset ha<text:span text:style-name="T47">s</text:span> the following rows:</text:p>
      <text:p text:style-name="P36"><text:span text:style-name="Verbatim_20_Char"><text:span text:style-name="T23">[1] 2737</text:span></text:span></text:p>
      <text:h text:style-name="Heading_20_3" text:outline-level="3"><text:bookmark text:name="Xa72d6f008fe104d01e1bae5710f42d17fa52393"/>Assigning the right type to each variable</text:h>
      <text:p text:style-name="Standard"><text:span text:style-name="T42">The last step</text:span> of our preprocessing <text:span text:style-name="T47">consists</text:span> <text:span text:style-name="T47">of</text:span> change the types to the right ones, <text:span text:style-name="T47">as we stated </text:span><text:soft-page-break/><text:span text:style-name="T47">earlier</text:span>.</text:p>
      <text:p text:style-name="P37"><text:span text:style-name="NormalTok"><text:span text:style-name="T23">mydata</text:span></text:span><text:span text:style-name="OperatorTok"><text:span text:style-name="T23">$</text:span></text:span><text:span text:style-name="NormalTok"><text:span text:style-name="T23">i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d)</text:span></text:span><text:span text:style-name="T23"><text:line-break/></text:span><text:span text:style-name="NormalTok"><text:span text:style-name="T23">mydata</text:span></text:span><text:span text:style-name="OperatorTok"><text:span text:style-name="T23">$</text:span></text:span><text:span text:style-name="NormalTok"><text:span text:style-name="T23">provstate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provstate)</text:span></text:span><text:span text:style-name="T23"><text:line-break/></text:span><text:span text:style-name="NormalTok"><text:span text:style-name="T23">mydata</text:span></text:span><text:span text:style-name="OperatorTok"><text:span text:style-name="T23">$</text:span></text:span><text:span text:style-name="NormalTok"><text:span text:style-name="T23">ci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ity)</text:span></text:span><text:span text:style-name="T23"><text:line-break/></text:span><text:span text:style-name="NormalTok"><text:span text:style-name="T23">mydata</text:span></text:span><text:span text:style-name="OperatorTok"><text:span text:style-name="T23">$</text:span></text:span><text:span text:style-name="NormalTok"><text:span text:style-name="T23">latitud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latitude)</text:span></text:span><text:span text:style-name="T23"><text:line-break/></text:span><text:span text:style-name="NormalTok"><text:span text:style-name="T23">mydata</text:span></text:span><text:span text:style-name="OperatorTok"><text:span text:style-name="T23">$</text:span></text:span><text:span text:style-name="NormalTok"><text:span text:style-name="T23">longitud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longitude)</text:span></text:span><text:span text:style-name="T23"><text:line-break/></text:span><text:span text:style-name="NormalTok"><text:span text:style-name="T23">mydata</text:span></text:span><text:span text:style-name="OperatorTok"><text:span text:style-name="T23">$</text:span></text:span><text:span text:style-name="NormalTok"><text:span text:style-name="T23">doubtterr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doubtterr)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doubtterr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doubtterr)</text:span></text:span><text:span text:style-name="T23"><text:line-break/></text:span><text:span text:style-name="NormalTok"><text:span text:style-name="T23">mydata</text:span></text:span><text:span text:style-name="OperatorTok"><text:span text:style-name="T23">$</text:span></text:span><text:span text:style-name="NormalTok"><text:span text:style-name="T23">succes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success)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success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success)</text:span></text:span><text:span text:style-name="T23"><text:line-break/></text:span><text:span text:style-name="NormalTok"><text:span text:style-name="T23">mydata</text:span></text:span><text:span text:style-name="OperatorTok"><text:span text:style-name="T23">$</text:span></text:span><text:span text:style-name="NormalTok"><text:span text:style-name="T23">attack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attacktype1_txt)</text:span></text:span><text:span text:style-name="T23"><text:line-break/></text:span><text:span text:style-name="NormalTok"><text:span text:style-name="T23">mydata</text:span></text:span><text:span text:style-name="OperatorTok"><text:span text:style-name="T23">$</text:span></text:span><text:span text:style-name="NormalTok"><text:span text:style-name="T23">targ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targtype1_txt)</text:span></text:span><text:span text:style-name="T23"><text:line-break/></text:span><text:span text:style-name="NormalTok"><text:span text:style-name="T23">mydata</text:span></text:span><text:span text:style-name="OperatorTok"><text:span text:style-name="T23">$</text:span></text:span><text:span text:style-name="NormalTok"><text:span text:style-name="T23">natlty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natlty1_txt)</text:span></text:span><text:span text:style-name="T23"><text:line-break/></text:span><text:span text:style-name="NormalTok"><text:span text:style-name="T23">mydata</text:span></text:span><text:span text:style-name="OperatorTok"><text:span text:style-name="T23">$</text:span></text:span><text:span text:style-name="NormalTok"><text:span text:style-name="T23">gname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gname)</text:span></text:span><text:span text:style-name="T23"><text:line-break/></text:span><text:span text:style-name="NormalTok"><text:span text:style-name="T23">mydata</text:span></text:span><text:span text:style-name="OperatorTok"><text:span text:style-name="T23">$</text:span></text:span><text:span text:style-name="NormalTok"><text:span text:style-name="T23">nperp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perps)</text:span></text:span><text:span text:style-name="T23"><text:line-break/></text:span><text:span text:style-name="NormalTok"><text:span text:style-name="T23">mydata</text:span></text:span><text:span text:style-name="OperatorTok"><text:span text:style-name="T23">$</text:span></text:span><text:span text:style-name="NormalTok"><text:span text:style-name="T23">nperpcap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perpcap)</text:span></text:span><text:span text:style-name="T23"><text:line-break/></text:span><text:span text:style-name="NormalTok"><text:span text:style-name="T23">mydata</text:span></text:span><text:span text:style-name="OperatorTok"><text:span text:style-name="T23">$</text:span></text:span><text:span text:style-name="NormalTok"><text:span text:style-name="T23">claime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claimed)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claimed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claimed)</text:span></text:span><text:span text:style-name="T23"><text:line-break/></text:span><text:span text:style-name="NormalTok"><text:span text:style-name="T23">mydata</text:span></text:span><text:span text:style-name="OperatorTok"><text:span text:style-name="T23">$</text:span></text:span><text:span text:style-name="NormalTok"><text:span text:style-name="T23">claimmode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claimmode_txt)</text:span></text:span><text:span text:style-name="T23"><text:line-break/></text:span><text:span text:style-name="NormalTok"><text:span text:style-name="T23">mydata</text:span></text:span><text:span text:style-name="OperatorTok"><text:span text:style-name="T23">$</text:span></text:span><text:span text:style-name="NormalTok"><text:span text:style-name="T23">weaptype1_txt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weaptype1_txt)</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nkill)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nkill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xt:span></text:span><text:span text:style-name="T23"><text:line-break/></text:span><text:span text:style-name="NormalTok"><text:span text:style-name="T23">mydata</text:span></text:span><text:span text:style-name="OperatorTok"><text:span text:style-name="T23">$</text:span></text:span><text:span text:style-name="NormalTok"><text:span text:style-name="T23">nkillu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us)</text:span></text:span><text:span text:style-name="T23"><text:line-break/></text:span><text:span text:style-name="NormalTok"><text:span text:style-name="T23">mydata</text:span></text:span><text:span text:style-name="OperatorTok"><text:span text:style-name="T23">$</text:span></text:span><text:span text:style-name="NormalTok"><text:span text:style-name="T23">nkillter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killter)</text:span></text:span><text:span text:style-name="T23"><text:line-break/></text:span><text:span text:style-name="NormalTok"><text:span text:style-name="T23">mydata</text:span></text:span><text:span text:style-name="OperatorTok"><text:span text:style-name="T23">$</text:span></text:span><text:span text:style-name="NormalTok"><text:span text:style-name="T23">nwound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text:span></text:span><text:span text:style-name="T23"><text:line-break/></text:span><text:span text:style-name="NormalTok"><text:span text:style-name="T23">mydata</text:span></text:span><text:span text:style-name="OperatorTok"><text:span text:style-name="T23">$</text:span></text:span><text:span text:style-name="NormalTok"><text:span text:style-name="T23">nwoundus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us)</text:span></text:span><text:span text:style-name="T23"><text:line-break/></text:span><text:span text:style-name="NormalTok"><text:span text:style-name="T23">mydata</text:span></text:span><text:span text:style-name="OperatorTok"><text:span text:style-name="T23">$</text:span></text:span><text:span text:style-name="NormalTok"><text:span text:style-name="T23">nwoundt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nwoundte)</text:span></text:span><text:span text:style-name="T23"><text:line-break/></text:span><text:span text:style-name="NormalTok"><text:span text:style-name="T23">mydata</text:span></text:span><text:span text:style-name="OperatorTok"><text:span text:style-name="T23">$</text:span></text:span><text:span text:style-name="NormalTok"><text:span text:style-name="T23">propvalue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propvalue)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propvalue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propvalue) </text:span></text:span><text:span text:style-name="T23"><text:line-break/></text:span><text:span text:style-name="NormalTok"><text:span text:style-name="T23">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INT_IDEO);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NT_IDEO) <text:s/></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INT_IDEO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INT_IDEO)</text:span></text:span><text:span text:style-name="T23"><text:line-break/></text:span><text:span text:style-name="NormalTok"><text:span text:style-name="T23">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character</text:span></text:span><text:span text:style-name="NormalTok"><text:span text:style-name="T23">(mydata</text:span></text:span><text:span text:style-name="OperatorTok"><text:span text:style-name="T23">$</text:span></text:span><text:span text:style-name="NormalTok"><text:span text:style-name="T23">INT_MISC); 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numeric</text:span></text:span><text:span text:style-name="NormalTok"><text:span text:style-name="T23">(mydata</text:span></text:span><text:span text:style-name="OperatorTok"><text:span text:style-name="T23">$</text:span></text:span><text:span text:style-name="NormalTok"><text:span text:style-name="T23">INT_MISC) </text:span></text:span><text:span text:style-name="CommentTok"><text:span text:style-name="T23"># avoid unforeseen results</text:span></text:span><text:span text:style-name="T23"><text:line-break/></text:span><text:span text:style-name="NormalTok"><text:span text:style-name="T23">mydata</text:span></text:span><text:span text:style-name="OperatorTok"><text:span text:style-name="T23">$</text:span></text:span><text:span text:style-name="NormalTok"><text:span text:style-name="T23">INT_MISC &lt;-</text:span></text:span><text:span text:style-name="StringTok"><text:span text:style-name="T23"> </text:span></text:span><text:span text:style-name="KeywordTok"><text:span text:style-name="T23">as.logical</text:span></text:span><text:span text:style-name="NormalTok"><text:span text:style-name="T23">(mydata</text:span></text:span><text:span text:style-name="OperatorTok"><text:span text:style-name="T23">$</text:span></text:span><text:span text:style-name="NormalTok"><text:span text:style-name="T23">INT_MISC)</text:span></text:span><text:span text:style-name="T23"><text:line-break/></text:span><text:span text:style-name="NormalTok"><text:span text:style-name="T23">mydata</text:span></text:span><text:span text:style-name="OperatorTok"><text:span text:style-name="T23">$</text:span></text:span><text:span text:style-name="NormalTok"><text:span text:style-name="T23">president_par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president_party)</text:span></text:span><text:span text:style-name="T23"><text:line-break/></text:span><text:span text:style-name="NormalTok"><text:span text:style-name="T23">mydata</text:span></text:span><text:span text:style-name="OperatorTok"><text:span text:style-name="T23">$</text:span></text:span><text:span text:style-name="NormalTok"><text:span text:style-name="T23">state_governor_party &lt;-</text:span></text:span><text:span text:style-name="StringTok"><text:span text:style-name="T23"> </text:span></text:span><text:span text:style-name="KeywordTok"><text:span text:style-name="T23">as.factor</text:span></text:span><text:span text:style-name="NormalTok"><text:span text:style-name="T23">(mydata</text:span></text:span><text:span text:style-name="OperatorTok"><text:span text:style-name="T23">$</text:span></text:span><text:span text:style-name="NormalTok"><text:span text:style-name="T23">state_governor_party)</text:span></text:span><text:span text:style-name="T23"><text:line-break/></text:span><text:span text:style-name="NormalTok"><text:span text:style-name="T23">mydata</text:span></text:span><text:span text:style-name="OperatorTok"><text:span text:style-name="T23">$</text:span></text:span><text:span text:style-name="NormalTok"><text:span text:style-name="T23">date &lt;-</text:span></text:span><text:span text:style-name="StringTok"><text:span text:style-name="T23"> </text:span></text:span><text:span text:style-name="KeywordTok"><text:span text:style-name="T23">as.Date</text:span></text:span><text:span text:style-name="NormalTok"><text:span text:style-name="T23">(mydata</text:span></text:span><text:span text:style-name="OperatorTok"><text:span text:style-name="T23">$</text:span></text:span><text:span text:style-name="NormalTok"><text:span text:style-name="T23">date,</text:span></text:span><text:span text:style-name="KeywordTok"><text:span text:style-name="T23">format</text:span></text:span><text:span text:style-name="NormalTok"><text:span text:style-name="T23">(</text:span></text:span><text:span text:style-name="StringTok"><text:span text:style-name="T23">"%m-%d-%Y"</text:span></text:span><text:span text:style-name="NormalTok"><text:span text:style-name="T23">))</text:span></text:span></text:p>
      <text:p text:style-name="Standard">Now we can check that all variables have the right type assigned.</text:p>
      <text:p text:style-name="P37"><text:span text:style-name="Verbatim_20_Char"><text:span text:style-name="T23"><text:s text:c="18"/>id <text:s text:c="11"/>provstate <text:s text:c="16"/>city </text:span></text:span><text:span text:style-name="T23"><text:line-break/></text:span><text:span text:style-name="Verbatim_20_Char"><text:span text:style-name="T23"> <text:s text:c="10"/>"numeric" <text:s text:c="12"/>"factor" <text:s text:c="12"/>"factor" </text:span></text:span><text:span text:style-name="T23"><text:line-break/></text:span><text:span text:style-name="Verbatim_20_Char"><text:span text:style-name="T23"> <text:s text:c="11"/>latitude <text:s text:c="11"/>longitude <text:s text:c="11"/>doubtterr </text:span></text:span><text:span text:style-name="T23"><text:line-break/></text:span><text:span text:style-name="Verbatim_20_Char"><text:span text:style-name="T23"> <text:s text:c="10"/>"numeric" <text:s text:c="11"/>"numeric" <text:s text:c="11"/>"logical" </text:span></text:span><text:span text:style-name="T23"><text:line-break/></text:span><text:span text:style-name="Verbatim_20_Char"><text:span text:style-name="T23"> <text:s text:c="12"/>success <text:s text:c="5"/>attacktype1_txt <text:s text:c="7"/>targtype1_txt </text:span></text:span><text:span text:style-name="T23"><text:line-break/></text:span><text:span text:style-name="Verbatim_20_Char"><text:span text:style-name="T23"> <text:s text:c="10"/>"logical" <text:s text:c="12"/>"factor" <text:s text:c="12"/>"factor" </text:span></text:span><text:span text:style-name="T23"><text:line-break/></text:span><text:span text:style-name="Verbatim_20_Char"><text:span text:style-name="T23"> <text:s text:c="8"/>natlty1_txt <text:s text:c="15"/>gname <text:s text:c="14"/>nperps </text:span></text:span><text:span text:style-name="T23"><text:line-break/></text:span><text:span text:style-name="Verbatim_20_Char"><text:span text:style-name="T23"> <text:s text:c="11"/>"factor" <text:s text:c="12"/>"factor" <text:s text:c="11"/>"numeric" </text:span></text:span><text:span text:style-name="T23"><text:line-break/></text:span><text:span text:style-name="Verbatim_20_Char"><text:span text:style-name="T23"> <text:s text:c="11"/>nperpcap <text:s text:c="13"/>claimed <text:s text:c="7"/>claimmode_txt </text:span></text:span><text:span text:style-name="T23"><text:line-break/></text:span><text:span text:style-name="Verbatim_20_Char"><text:span text:style-name="T23"> <text:s text:c="10"/>"numeric" <text:s text:c="11"/>"logical" <text:s text:c="12"/>"factor" </text:span></text:span><text:span text:style-name="T23"><text:line-break/></text:span><text:span text:style-name="Verbatim_20_Char"><text:span text:style-name="T23"> <text:s text:c="6"/>weaptype1_txt <text:s text:c="15"/>nkill <text:s text:c="13"/>nkillus </text:span></text:span><text:span text:style-name="T23"><text:line-break/></text:span><text:span text:style-name="Verbatim_20_Char"><text:span text:style-name="T23"> <text:s text:c="11"/>"factor" <text:s text:c="11"/>"numeric" <text:s text:c="11"/>"numeric" </text:span></text:span><text:span text:style-name="T23"><text:line-break/></text:span><text:span text:style-name="Verbatim_20_Char"><text:span text:style-name="T23"> <text:s text:c="11"/>nkillter <text:s text:c="14"/>nwound <text:s text:c="12"/>nwoundus </text:span></text:span><text:span text:style-name="T23"><text:line-break/></text:span><text:span text:style-name="Verbatim_20_Char"><text:span text:style-name="T23"> <text:s text:c="10"/>"numeric" <text:s text:c="11"/>"numeric" <text:s text:c="11"/>"numeric" </text:span></text:span><text:span text:style-name="T23"><text:line-break/></text:span><text:span text:style-name="Verbatim_20_Char"><text:span text:style-name="T23"> <text:s text:c="11"/>nwoundte <text:s text:c="11"/>propvalue <text:s text:c="12"/>INT_IDEO </text:span></text:span><text:span text:style-name="T23"><text:line-break/></text:span><text:soft-page-break/><text:span text:style-name="Verbatim_20_Char"><text:span text:style-name="T23"> <text:s text:c="10"/>"numeric" <text:s text:c="11"/>"numeric" <text:s text:c="11"/>"logical" </text:span></text:span><text:span text:style-name="T23"><text:line-break/></text:span><text:span text:style-name="Verbatim_20_Char"><text:span text:style-name="T23"> <text:s text:c="11"/>INT_MISC <text:s text:c="5"/>president_party state_governor_party </text:span></text:span><text:span text:style-name="T23"><text:line-break/></text:span><text:span text:style-name="Verbatim_20_Char"><text:span text:style-name="T23"> <text:s text:c="10"/>"logical" <text:s text:c="12"/>"factor" <text:s text:c="12"/>"factor" </text:span></text:span><text:span text:style-name="T23"><text:line-break/></text:span><text:span text:style-name="Verbatim_20_Char"><text:span text:style-name="T23"> <text:s text:c="15"/>date </text:span></text:span><text:span text:style-name="T23"><text:line-break/></text:span><text:span text:style-name="Verbatim_20_Char"><text:span text:style-name="T23"> <text:s text:c="13"/>"Date" </text:span></text:span></text:p>
      <text:h text:style-name="Heading_20_3" text:outline-level="3"><text:bookmark text:name="saving-the-preprocessed-dataset"/>Saving the preprocessed dataset</text:h>
      <text:p text:style-name="Standard">Finally we save our preprocessed dataset in a csv.</text:p>
      <text:p text:style-name="P37"><text:span text:style-name="KeywordTok"><text:span text:style-name="T23">write.csv</text:span></text:span><text:span text:style-name="NormalTok"><text:span text:style-name="T23">(mydata, </text:span></text:span><text:span text:style-name="DataTypeTok"><text:span text:style-name="T23">file =</text:span></text:span><text:span text:style-name="NormalTok"><text:span text:style-name="T23"> </text:span></text:span><text:span text:style-name="StringTok"><text:span text:style-name="T23">"preprocessed_dataset.csv"</text:span></text:span><text:span text:style-name="NormalTok"><text:span text:style-name="T23">)</text:span></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49cm" fo:margin-bottom="0cm" loext:contextual-spacing="false" fo:line-height="150%" fo:text-align="justify" style:justify-single-word="false" fo:hyphenation-ladder-count="no-limit"/>
      <style:text-properties style:font-name="Arial"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cm" loext:contextual-spacing="false" fo:line-height="10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line-height="100%" fo:hyphenation-ladder-count="no-limit"/>
      <style:text-properties fo:font-size="22pt" fo:font-weight="bold" style:font-size-asian="22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2cm" fo:margin-bottom="0cm" loext:contextual-spacing="false"/>
      <style:text-properties fo:font-size="12pt" fo:language="en" fo:country="US"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fo:language="es"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style:style>
    <style:style style:name="Source_20_Code" style:display-name="Source Code" style:family="paragraph" style:parent-style-name="_3f__3f__3f__3f__3f__3f__3f_">
      <style:paragraph-properties fo:hyphenation-ladder-count="no-limit"/>
      <style:text-properties fo:font-size="12pt" fo:language="de" fo:country="DE" style:font-size-asian="12pt" style:font-size-complex="12pt" fo:hyphenate="true"/>
    </style:style>
    <style:style style:name="Îñíîâíîé_20_òåêñò" style:display-name="Îñíîâíîé òåêñò" style:family="paragraph" style:parent-style-name="_3f__3f__3f__3f__3f__3f__3f_">
      <style:paragraph-properties fo:margin-top="0.318cm" fo:margin-bottom="0.318cm" loext:contextual-spacing="false" fo:hyphenation-ladder-count="no-limit"/>
      <style:text-properties fo:font-size="12pt" fo:language="de" fo:country="DE" style:font-size-asian="12pt" style:font-size-complex="12pt" fo:hyphenate="true"/>
    </style:style>
    <style:style style:name="First_20_Paragraph" style:display-name="First Paragraph" style:family="paragraph" style:parent-style-name="Îñíîâíîé_20_òåêñò"/>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style>
    <style:style style:name="KeywordTok" style:family="text" style:parent-style-name="Verbatim_20_Char">
      <style:text-properties fo:color="#204a87" fo:font-weight="bold" style:font-weight-asian="bold" style:font-weight-complex="bold"/>
    </style:style>
    <style:style style:name="NormalTok" style:family="text" style:parent-style-name="Verbatim_20_Char"/>
    <style:style style:name="DataTypeTok" style:family="text" style:parent-style-name="Verbatim_20_Char">
      <style:text-properties fo:color="#204a87"/>
    </style:style>
    <style:style style:name="StringTok" style:family="text" style:parent-style-name="Verbatim_20_Char">
      <style:text-properties fo:color="#4e9a06"/>
    </style:style>
    <style:style style:name="OperatorTok" style:family="text" style:parent-style-name="Verbatim_20_Char">
      <style:text-properties fo:color="#ce5c00" fo:font-weight="bold" style:font-weight-asian="bold" style:font-weight-complex="bold"/>
    </style:style>
    <style:style style:name="DecValTok" style:family="text" style:parent-style-name="Verbatim_20_Char">
      <style:text-properties fo:color="#0000cf"/>
    </style:style>
    <style:style style:name="FloatTok" style:family="text" style:parent-style-name="Verbatim_20_Char">
      <style:text-properties fo:color="#0000cf"/>
    </style:style>
    <style:style style:name="OtherTok" style:family="text" style:parent-style-name="Verbatim_20_Char">
      <style:text-properties fo:color="#8f5902"/>
    </style:style>
    <style:style style:name="ControlFlowTok" style:family="text" style:parent-style-name="Verbatim_20_Char">
      <style:text-properties fo:color="#204a87" fo:font-weight="bold" style:font-weight-asian="bold" style:font-weight-complex="bold"/>
    </style:style>
    <style:style style:name="CommentTok" style:family="text" style:parent-style-name="Verbatim_20_Char">
      <style:text-properties fo:color="#8f5902" fo:font-style="italic" style:font-style-asian="italic" style:font-style-complex="italic"/>
    </style:style>
    <style:style style:name="CharTok" style:family="text" style:parent-style-name="Verbatim_20_Char">
      <style:text-properties fo:color="#4e9a06"/>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09-04-16T11:32:00Z</meta:creation-date>
    <dc:date>2019-11-03T22:34:06.069000000</dc:date>
    <meta:editing-cycles>18</meta:editing-cycles>
    <meta:editing-duration>PT13H12M48S</meta:editing-duration>
    <meta:document-statistic meta:table-count="12" meta:image-count="5" meta:object-count="0" meta:page-count="59" meta:paragraph-count="1259" meta:word-count="10979" meta:character-count="89472" meta:non-whitespace-character-count="59629"/>
    <meta:user-defined meta:name="Info 1"/>
    <meta:user-defined meta:name="Info 2"/>
    <meta:user-defined meta:name="Info 3"/>
    <meta:user-defined meta:name="Info 4"/>
    <meta:template xlink:type="simple" xlink:actuate="onRequest" xlink:title="" xlink:href="Normal.dotm"/>
  </office:meta>
</office:document-meta>
</file>